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origHost</text:p>
          </table:table-cell>
          <table:table-cell office:value-type="string" calcext:value-type="string">
            <text:p>id.orig_p</text:p>
          </table:table-cell>
          <table:table-cell office:value-type="string" calcext:value-type="string">
            <text:p>respHost</text:p>
          </table:table-cell>
          <table:table-cell office:value-type="string" calcext:value-type="string">
            <text:p>id.resp_p</text:p>
          </table:table-cell>
          <table:table-cell office:value-type="string" calcext:value-type="string">
            <text:p>info_code</text:p>
          </table:table-cell>
          <table:table-cell office:value-type="string" calcext:value-type="string">
            <text:p>info_msg</text:p>
          </table:table-cell>
          <table:table-cell office:value-type="string" calcext:value-type="string">
            <text:p>httpMethod</text:p>
          </table:table-cell>
          <table:table-cell office:value-type="string" calcext:value-type="string">
            <text:p>orig_fuids</text:p>
          </table:table-cell>
          <table:table-cell office:value-type="string" calcext:value-type="string">
            <text:p>mimeTyp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proxied</text:p>
          </table:table-cell>
          <table:table-cell office:value-type="string" calcext:value-type="string">
            <text:p>referrer</text:p>
          </table:table-cell>
          <table:table-cell office:value-type="string" calcext:value-type="string">
            <text:p>request_body_len</text:p>
          </table:table-cell>
          <table:table-cell office:value-type="string" calcext:value-type="string">
            <text:p>resp_fuids</text:p>
          </table:table-cell>
          <table:table-cell office:value-type="string" calcext:value-type="string">
            <text:p>resp_mime_types</text:p>
          </table:table-cell>
          <table:table-cell office:value-type="string" calcext:value-type="string">
            <text:p>response_body_len</text:p>
          </table:table-cell>
          <table:table-cell office:value-type="string" calcext:value-type="string">
            <text:p>statusCode</text:p>
          </table:table-cell>
          <table:table-cell office:value-type="string" calcext:value-type="string">
            <text:p>status_msg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trans_depth</text:p>
          </table:table-cell>
          <table:table-cell table:style-name="Default" office:value-type="string" calcext:value-type="string">
            <text:p>epochTime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userAgen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full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37</text:p>
          </table:table-cell>
          <table:table-cell office:value-type="float" office:value="60917" calcext:value-type="float">
            <text:p>6091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fXmV2zIWhNoIhsA5</text:p>
          </table:table-cell>
          <table:table-cell office:value-type="string" calcext:value-type="string">
            <text:p>text/html</text:p>
          </table:table-cell>
          <table:table-cell office:value-type="float" office:value="10569" calcext:value-type="float">
            <text:p>1056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4:02.50756" calcext:value-type="date">
            <text:p>10/22/15 04:44 PM</text:p>
          </table:table-cell>
          <table:table-cell office:value-type="string" calcext:value-type="string">
            <text:p>Cufmcl2QXDidz6SQD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4</text:p>
          </table:table-cell>
          <table:table-cell office:value-type="float" office:value="53314" calcext:value-type="float">
            <text:p>53314</text:p>
          </table:table-cell>
          <table:table-cell office:value-type="string" calcext:value-type="string">
            <text:p>199.19.250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zV6O728hGAusGJwdg</text:p>
          </table:table-cell>
          <table:table-cell office:value-type="string" calcext:value-type="string">
            <text:p>text/html</text:p>
          </table:table-cell>
          <table:table-cell office:value-type="float" office:value="13402" calcext:value-type="float">
            <text:p>1340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emporary Redirect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4:10.541156" calcext:value-type="date">
            <text:p>10/22/15 04:44 PM</text:p>
          </table:table-cell>
          <table:table-cell office:value-type="string" calcext:value-type="string">
            <text:p>CpJtdq1JL39gzegZH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ed.theplatform.com</text:p>
          </table:table-cell>
          <table:table-cell office:value-type="string" calcext:value-type="string">
            <text:p>192.168.4.23</text:p>
          </table:table-cell>
          <table:table-cell office:value-type="float" office:value="55881" calcext:value-type="float">
            <text:p>5588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msnbc/clinton-alabama-living-through-blast-the-jim-crow-p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pZc51fxw6s5HA9ui</text:p>
          </table:table-cell>
          <table:table-cell office:value-type="string" calcext:value-type="string">
            <text:p>text/html</text:p>
          </table:table-cell>
          <table:table-cell office:value-type="float" office:value="3689" calcext:value-type="float">
            <text:p>368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13.328486" calcext:value-type="date">
            <text:p>10/22/15 04:44 PM</text:p>
          </table:table-cell>
          <table:table-cell office:value-type="string" calcext:value-type="string">
            <text:p>CApf2e3cnck0DuF0s4</text:p>
          </table:table-cell>
          <table:table-cell office:value-type="string" calcext:value-type="string">
            <text:p>http://feed.theplatform.com/f/7wvmTC/2JXKcQKnljTh?callback=angular.callbacks._70y&amp;context=1445546658&amp;form=json</text:p>
          </table:table-cell>
          <table:table-cell office:value-type="string" calcext:value-type="string">
            <text:p>Mozilla/5.0 (Windows NT 6.3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feed.theplatform.comhttp://feed.theplatform.com/f/7wvmTC/2JXKcQKnljTh?callback=angular.callbacks._70y&amp;context=1445546658&amp;form=js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ed.entertainment.tv.theplatform.com</text:p>
          </table:table-cell>
          <table:table-cell office:value-type="string" calcext:value-type="string">
            <text:p>192.168.4.23</text:p>
          </table:table-cell>
          <table:table-cell office:value-type="float" office:value="55879" calcext:value-type="float">
            <text:p>5587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msnbc/clinton-alabama-living-through-blast-the-jim-crow-pa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12.663457" calcext:value-type="date">
            <text:p>10/22/15 04:44 PM</text:p>
          </table:table-cell>
          <table:table-cell office:value-type="string" calcext:value-type="string">
            <text:p>CCVRQ746WREKFZauG3</text:p>
          </table:table-cell>
          <table:table-cell office:value-type="string" calcext:value-type="string">
            <text:p>http://feed.entertainment.tv.theplatform.com/f/HNK2IC/prod_msnbc_listing?byEndTime=2015-10-22T16:44:00-04:00~2015-10-23T16:44:00-04:00&amp;callback=angular.callbacks._70x&amp;fields=pllisting:startTime,pllisting$program.pl$title,pllisting$program.pl$description,pllisting$program.plprogram$runtime&amp;form=json&amp;sort=pllisting:startTime</text:p>
          </table:table-cell>
          <table:table-cell office:value-type="string" calcext:value-type="string">
            <text:p>Mozilla/5.0 (Windows NT 6.3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feed.entertainment.tv.theplatform.comhttp://feed.entertainment.tv.theplatform.com/f/HNK2IC/prod_msnbc_listing?byEndTime=2015-10-22T16:44:00-04:00~2015-10-23T16:44:00-04:00&amp;callback=angular.callbacks._70x&amp;fields=pllisting:startTime,pllisting$program.pl$title,pllisting$program.pl$description,pllisting$program.plprogram$runtime&amp;form=json&amp;sort=pllisting:startTi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23</text:p>
          </table:table-cell>
          <table:table-cell office:value-type="float" office:value="55880" calcext:value-type="float">
            <text:p>5588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12.78886" calcext:value-type="date">
            <text:p>10/22/15 04:44 PM</text:p>
          </table:table-cell>
          <table:table-cell office:value-type="string" calcext:value-type="string">
            <text:p>Cg7w02cxTVJE9q3bb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3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23</text:p>
          </table:table-cell>
          <table:table-cell office:value-type="float" office:value="55882" calcext:value-type="float">
            <text:p>5588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13.496732" calcext:value-type="date">
            <text:p>10/22/15 04:44 PM</text:p>
          </table:table-cell>
          <table:table-cell office:value-type="string" calcext:value-type="string">
            <text:p>CP7w0y4uSLsUKgrSBa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3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4</text:p>
          </table:table-cell>
          <table:table-cell office:value-type="float" office:value="53315" calcext:value-type="float">
            <text:p>53315</text:p>
          </table:table-cell>
          <table:table-cell office:value-type="string" calcext:value-type="string">
            <text:p>199.19.250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15.108829" calcext:value-type="date">
            <text:p>10/22/15 04:44 PM</text:p>
          </table:table-cell>
          <table:table-cell office:value-type="string" calcext:value-type="string">
            <text:p>Cgp1KY1EDMh5oPA7Bk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3; WOW64; Trident/7.0; rv:11.0) like Geck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38</text:p>
          </table:table-cell>
          <table:table-cell office:value-type="float" office:value="59646" calcext:value-type="float">
            <text:p>59646</text:p>
          </table:table-cell>
          <table:table-cell office:value-type="string" calcext:value-type="string">
            <text:p>96.16.12.138</text:p>
          </table:table-cell>
          <table:table-cell office:value-type="float" office:value="80" calcext:value-type="float">
            <text:p>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IyKjLM6eyKJ7Wr5</text:p>
          </table:table-cell>
          <table:table-cell office:value-type="string" calcext:value-type="string">
            <text:p>text/html</text:p>
          </table:table-cell>
          <table:table-cell office:value-type="float" office:value="228" calcext:value-type="float">
            <text:p>2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4:20.885102" calcext:value-type="date">
            <text:p>10/22/15 04:44 PM</text:p>
          </table:table-cell>
          <table:table-cell office:value-type="string" calcext:value-type="string">
            <text:p>C8QpzO3g2Hj8bBMob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4</text:p>
          </table:table-cell>
          <table:table-cell office:value-type="float" office:value="53317" calcext:value-type="float">
            <text:p>53317</text:p>
          </table:table-cell>
          <table:table-cell office:value-type="string" calcext:value-type="string">
            <text:p>199.19.250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20.337928" calcext:value-type="date">
            <text:p>10/22/15 04:44 PM</text:p>
          </table:table-cell>
          <table:table-cell office:value-type="string" calcext:value-type="string">
            <text:p>CiAnoTAufmjWTd1n3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3; WOW64; Trident/7.0; rv:11.0) like Geck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chiark.greenend.org.uk</text:p>
          </table:table-cell>
          <table:table-cell office:value-type="string" calcext:value-type="string">
            <text:p>192.168.4.15</text:p>
          </table:table-cell>
          <table:table-cell office:value-type="float" office:value="64767" calcext:value-type="float">
            <text:p>6476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s://www.google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Q8a9k3XKDvi8OGOl2</text:p>
          </table:table-cell>
          <table:table-cell office:value-type="string" calcext:value-type="string">
            <text:p>text/html</text:p>
          </table:table-cell>
          <table:table-cell office:value-type="float" office:value="3753" calcext:value-type="float">
            <text:p>375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34.607383" calcext:value-type="date">
            <text:p>10/22/15 04:44 PM</text:p>
          </table:table-cell>
          <table:table-cell office:value-type="string" calcext:value-type="string">
            <text:p>CcDe5B2n8dxul3emd1</text:p>
          </table:table-cell>
          <table:table-cell office:value-type="string" calcext:value-type="string">
            <text:p>http://www.chiark.greenend.org.uk/~sgtatham/putty/download.html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chiark.greenend.org.ukhttp://www.chiark.greenend.org.uk/~sgtatham/putty/download.htm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gstatic.com</text:p>
          </table:table-cell>
          <table:table-cell office:value-type="string" calcext:value-type="string">
            <text:p>192.168.4.15</text:p>
          </table:table-cell>
          <table:table-cell office:value-type="float" office:value="64771" calcext:value-type="float">
            <text:p>6477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Ndst133OyLL17FWc</text:p>
          </table:table-cell>
          <table:table-cell office:value-type="string" calcext:value-type="string">
            <text:p>text/html</text:p>
          </table:table-cell>
          <table:table-cell office:value-type="float" office:value="6509" calcext:value-type="float">
            <text:p>650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35.964491" calcext:value-type="date">
            <text:p>10/22/15 04:44 PM</text:p>
          </table:table-cell>
          <table:table-cell office:value-type="string" calcext:value-type="string">
            <text:p>C4fCZO2ofpDJm8QTd2</text:p>
          </table:table-cell>
          <table:table-cell office:value-type="string" calcext:value-type="string">
            <text:p>http://www.gstatic.com/generate_204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gstatic.comhttp://www.gstatic.com/generate_2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766" calcext:value-type="float">
            <text:p>6476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33.337546" calcext:value-type="date">
            <text:p>10/22/15 04:44 PM</text:p>
          </table:table-cell>
          <table:table-cell office:value-type="string" calcext:value-type="string">
            <text:p>C2IbKV1H82nnXRGLke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770" calcext:value-type="float">
            <text:p>6477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34.932103" calcext:value-type="date">
            <text:p>10/22/15 04:44 PM</text:p>
          </table:table-cell>
          <table:table-cell office:value-type="string" calcext:value-type="string">
            <text:p>C5VxJk1zcTqMfvJohb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772" calcext:value-type="float">
            <text:p>6477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36.070398" calcext:value-type="date">
            <text:p>10/22/15 04:44 PM</text:p>
          </table:table-cell>
          <table:table-cell office:value-type="string" calcext:value-type="string">
            <text:p>CvZINQ3GoRj0wNFB07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774" calcext:value-type="float">
            <text:p>6477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36.088421" calcext:value-type="date">
            <text:p>10/22/15 04:44 PM</text:p>
          </table:table-cell>
          <table:table-cell office:value-type="string" calcext:value-type="string">
            <text:p>ColTEh1EhDnjSTSgZg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773" calcext:value-type="float">
            <text:p>6477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36.082115" calcext:value-type="date">
            <text:p>10/22/15 04:44 PM</text:p>
          </table:table-cell>
          <table:table-cell office:value-type="string" calcext:value-type="string">
            <text:p>C134kn4qcfAy6OtXpl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776" calcext:value-type="float">
            <text:p>6477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37.854952" calcext:value-type="date">
            <text:p>10/22/15 04:44 PM</text:p>
          </table:table-cell>
          <table:table-cell office:value-type="string" calcext:value-type="string">
            <text:p>CkCDyT2JzdGGkQaLy2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775" calcext:value-type="float">
            <text:p>6477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37.78834" calcext:value-type="date">
            <text:p>10/22/15 04:44 PM</text:p>
          </table:table-cell>
          <table:table-cell office:value-type="string" calcext:value-type="string">
            <text:p>CV8rq015NJ33Xhe7S2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microsoft.com</text:p>
          </table:table-cell>
          <table:table-cell office:value-type="string" calcext:value-type="string">
            <text:p>192.168.4.15</text:p>
          </table:table-cell>
          <table:table-cell office:value-type="float" office:value="64779" calcext:value-type="float">
            <text:p>6477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en-us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Gvx3nQ51qS1dRg4</text:p>
          </table:table-cell>
          <table:table-cell office:value-type="string" calcext:value-type="string">
            <text:p>text/html</text:p>
          </table:table-cell>
          <table:table-cell office:value-type="float" office:value="13468" calcext:value-type="float">
            <text:p>1346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50.741545" calcext:value-type="date">
            <text:p>10/22/15 04:44 PM</text:p>
          </table:table-cell>
          <table:table-cell office:value-type="string" calcext:value-type="string">
            <text:p>CAXd3DjPFjPZr53Sd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soft.comhttp://www.microsoft.com/surface/en-us?ocid=OCTEVENT_MSCO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778" calcext:value-type="float">
            <text:p>6477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45.655354" calcext:value-type="date">
            <text:p>10/22/15 04:44 PM</text:p>
          </table:table-cell>
          <table:table-cell office:value-type="string" calcext:value-type="string">
            <text:p>C3u8j64mNQYb7T2ZT7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4784" calcext:value-type="float">
            <text:p>6478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Yght2VkLFWeu8I81</text:p>
          </table:table-cell>
          <table:table-cell office:value-type="string" calcext:value-type="string">
            <text:p>text/html</text:p>
          </table:table-cell>
          <table:table-cell office:value-type="float" office:value="11841" calcext:value-type="float">
            <text:p>1184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55.465513" calcext:value-type="date">
            <text:p>10/22/15 04:44 PM</text:p>
          </table:table-cell>
          <table:table-cell office:value-type="string" calcext:value-type="string">
            <text:p>C6nw280H9pmAJrRKa</text:p>
          </table:table-cell>
          <table:table-cell office:value-type="string" calcext:value-type="string">
            <text:p>http://compass.surface.com/assets/3a/a5/3aa57017-06c1-46bd-aba0-17909af8f35d.jpg?n=Surface_Homepage_RTB_1920_img2.jp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3a/a5/3aa57017-06c1-46bd-aba0-17909af8f35d.jpg?n=Surface_Homepage_RTB_1920_img2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782" calcext:value-type="float">
            <text:p>6478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52.875456" calcext:value-type="date">
            <text:p>10/22/15 04:44 PM</text:p>
          </table:table-cell>
          <table:table-cell office:value-type="string" calcext:value-type="string">
            <text:p>Cvb6Bd3yG2xYEK8tN3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.com</text:p>
          </table:table-cell>
          <table:table-cell office:value-type="string" calcext:value-type="string">
            <text:p>192.168.4.15</text:p>
          </table:table-cell>
          <table:table-cell office:value-type="float" office:value="64789" calcext:value-type="float">
            <text:p>6478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y3BWe2Nx4L4ApKNlk</text:p>
          </table:table-cell>
          <table:table-cell office:value-type="string" calcext:value-type="string">
            <text:p>text/html</text:p>
          </table:table-cell>
          <table:table-cell office:value-type="float" office:value="8595" calcext:value-type="float">
            <text:p>859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00.618765" calcext:value-type="date">
            <text:p>10/22/15 04:45 PM</text:p>
          </table:table-cell>
          <table:table-cell office:value-type="string" calcext:value-type="string">
            <text:p>Cs0qKJ6miT3RbjaKe</text:p>
          </table:table-cell>
          <table:table-cell office:value-type="string" calcext:value-type="string">
            <text:p>http://www.oracle.com/index.html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.comhttp://www.oracle.com/index.htm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785" calcext:value-type="float">
            <text:p>6478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4:56.847246" calcext:value-type="date">
            <text:p>10/22/15 04:44 PM</text:p>
          </table:table-cell>
          <table:table-cell office:value-type="string" calcext:value-type="string">
            <text:p>CFbfDtrMmODANIndd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794" calcext:value-type="float">
            <text:p>6479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00.913873" calcext:value-type="date">
            <text:p>10/22/15 04:45 PM</text:p>
          </table:table-cell>
          <table:table-cell office:value-type="string" calcext:value-type="string">
            <text:p>CsMa0h10J2H8L7D02h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793" calcext:value-type="float">
            <text:p>6479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00.914168" calcext:value-type="date">
            <text:p>10/22/15 04:45 PM</text:p>
          </table:table-cell>
          <table:table-cell office:value-type="string" calcext:value-type="string">
            <text:p>CBkuql4wXgvuwB1Swl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gstatic.com</text:p>
          </table:table-cell>
          <table:table-cell office:value-type="string" calcext:value-type="string">
            <text:p>192.168.4.37</text:p>
          </table:table-cell>
          <table:table-cell office:value-type="float" office:value="60922" calcext:value-type="float">
            <text:p>6092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uU0B3no3SqDJfZYe</text:p>
          </table:table-cell>
          <table:table-cell office:value-type="string" calcext:value-type="string">
            <text:p>text/html</text:p>
          </table:table-cell>
          <table:table-cell office:value-type="float" office:value="3729" calcext:value-type="float">
            <text:p>372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07.119879" calcext:value-type="date">
            <text:p>10/22/15 04:45 PM</text:p>
          </table:table-cell>
          <table:table-cell office:value-type="string" calcext:value-type="string">
            <text:p>CTYcl74GdNtFG0SKI3</text:p>
          </table:table-cell>
          <table:table-cell office:value-type="string" calcext:value-type="string">
            <text:p>http://www.gstatic.com/chrome/crlset/2578/crl-set-13030434137088605039.crx.data</text:p>
          </table:table-cell>
          <table:table-cell office:value-type="string" calcext:value-type="string">
            <text:p>Mozilla/5.0 (Windows NT 6.1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gstatic.comhttp://www.gstatic.com/chrome/crlset/2578/crl-set-13030434137088605039.crx.dat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37</text:p>
          </table:table-cell>
          <table:table-cell office:value-type="float" office:value="60924" calcext:value-type="float">
            <text:p>6092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VVBn72OkSz6MDENj3</text:p>
          </table:table-cell>
          <table:table-cell office:value-type="string" calcext:value-type="string">
            <text:p>text/html</text:p>
          </table:table-cell>
          <table:table-cell office:value-type="float" office:value="6489" calcext:value-type="float">
            <text:p>648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5:10.113476" calcext:value-type="date">
            <text:p>10/22/15 04:45 PM</text:p>
          </table:table-cell>
          <table:table-cell office:value-type="string" calcext:value-type="string">
            <text:p>CrM5rj269ltoCZw6M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msftncsi.com</text:p>
          </table:table-cell>
          <table:table-cell office:value-type="string" calcext:value-type="string">
            <text:p>192.168.4.7</text:p>
          </table:table-cell>
          <table:table-cell office:value-type="float" office:value="49442" calcext:value-type="float">
            <text:p>4944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juune12aGO97QjXn6</text:p>
          </table:table-cell>
          <table:table-cell office:value-type="string" calcext:value-type="string">
            <text:p>text/plain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12.789387" calcext:value-type="date">
            <text:p>10/22/15 04:45 PM</text:p>
          </table:table-cell>
          <table:table-cell office:value-type="string" calcext:value-type="string">
            <text:p>CFxGbmMeQlppVa7pc</text:p>
          </table:table-cell>
          <table:table-cell office:value-type="string" calcext:value-type="string">
            <text:p>http://www.msftncsi.com/ncsi.txt</text:p>
          </table:table-cell>
          <table:table-cell office:value-type="string" calcext:value-type="string">
            <text:p>Microsoft NCS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sftncsi.comhttp://www.msftncsi.com/ncsi.tx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37</text:p>
          </table:table-cell>
          <table:table-cell office:value-type="float" office:value="60923" calcext:value-type="float">
            <text:p>6092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07.295293" calcext:value-type="date">
            <text:p>10/22/15 04:45 PM</text:p>
          </table:table-cell>
          <table:table-cell office:value-type="string" calcext:value-type="string">
            <text:p>CGDow53DZtulrRvfR8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4</text:p>
          </table:table-cell>
          <table:table-cell office:value-type="float" office:value="53320" calcext:value-type="float">
            <text:p>53320</text:p>
          </table:table-cell>
          <table:table-cell office:value-type="string" calcext:value-type="string">
            <text:p>199.19.250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K41r334RVrONS4oPi</text:p>
          </table:table-cell>
          <table:table-cell office:value-type="string" calcext:value-type="string">
            <text:p>text/html</text:p>
          </table:table-cell>
          <table:table-cell office:value-type="float" office:value="13402" calcext:value-type="float">
            <text:p>1340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emporary Redirect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5:14.574008" calcext:value-type="date">
            <text:p>10/22/15 04:45 PM</text:p>
          </table:table-cell>
          <table:table-cell office:value-type="string" calcext:value-type="string">
            <text:p>CVqW0s4fjKpumwWzc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pv6.msftncsi.com</text:p>
          </table:table-cell>
          <table:table-cell office:value-type="string" calcext:value-type="string">
            <text:p>192.168.4.7</text:p>
          </table:table-cell>
          <table:table-cell office:value-type="float" office:value="49441" calcext:value-type="float">
            <text:p>4944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12.792156" calcext:value-type="date">
            <text:p>10/22/15 04:45 PM</text:p>
          </table:table-cell>
          <table:table-cell office:value-type="string" calcext:value-type="string">
            <text:p>C9CHzRA0cm8YN6tR4</text:p>
          </table:table-cell>
          <table:table-cell office:value-type="string" calcext:value-type="string">
            <text:p>http://ipv6.msftncsi.com/ncsi.txt</text:p>
          </table:table-cell>
          <table:table-cell office:value-type="string" calcext:value-type="string">
            <text:p>Microsoft NCS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ipv6.msftncsi.comhttp://ipv6.msftncsi.com/ncsi.tx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795" calcext:value-type="float">
            <text:p>6479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15.409407" calcext:value-type="date">
            <text:p>10/22/15 04:45 PM</text:p>
          </table:table-cell>
          <table:table-cell office:value-type="string" calcext:value-type="string">
            <text:p>CrAtBw498PWSUZzYhj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4</text:p>
          </table:table-cell>
          <table:table-cell office:value-type="float" office:value="53322" calcext:value-type="float">
            <text:p>5332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vCegb3XpzN7eNKgY3</text:p>
          </table:table-cell>
          <table:table-cell office:value-type="string" calcext:value-type="string">
            <text:p>text/html</text:p>
          </table:table-cell>
          <table:table-cell office:value-type="float" office:value="5157" calcext:value-type="float">
            <text:p>515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5:21.653613" calcext:value-type="date">
            <text:p>10/22/15 04:45 PM</text:p>
          </table:table-cell>
          <table:table-cell office:value-type="string" calcext:value-type="string">
            <text:p>CaG8VU39l3Bq8TBgf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4</text:p>
          </table:table-cell>
          <table:table-cell office:value-type="float" office:value="53321" calcext:value-type="float">
            <text:p>53321</text:p>
          </table:table-cell>
          <table:table-cell office:value-type="string" calcext:value-type="string">
            <text:p>199.19.250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20.512004" calcext:value-type="date">
            <text:p>10/22/15 04:45 PM</text:p>
          </table:table-cell>
          <table:table-cell office:value-type="string" calcext:value-type="string">
            <text:p>CzBVTqrPhJYNx4gJc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3; WOW64; Trident/7.0; rv:11.0) like Geck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4</text:p>
          </table:table-cell>
          <table:table-cell office:value-type="float" office:value="53323" calcext:value-type="float">
            <text:p>5332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21.903814" calcext:value-type="date">
            <text:p>10/22/15 04:45 PM</text:p>
          </table:table-cell>
          <table:table-cell office:value-type="string" calcext:value-type="string">
            <text:p>C2dMugdGcAbL7uTVg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3; WOW64) AppleWebKit/537.36 (KHTML, like Gecko) Chrome/45.0.2454.10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4</text:p>
          </table:table-cell>
          <table:table-cell office:value-type="float" office:value="53324" calcext:value-type="float">
            <text:p>53324</text:p>
          </table:table-cell>
          <table:table-cell office:value-type="string" calcext:value-type="string">
            <text:p>199.19.250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31.921403" calcext:value-type="date">
            <text:p>10/22/15 04:45 PM</text:p>
          </table:table-cell>
          <table:table-cell office:value-type="string" calcext:value-type="string">
            <text:p>CDg95k4dNdFXDCLKB9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3; WOW64; Trident/7.0; rv:11.0) like Geck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ed.theplatform.com</text:p>
          </table:table-cell>
          <table:table-cell office:value-type="string" calcext:value-type="string">
            <text:p>192.168.4.23</text:p>
          </table:table-cell>
          <table:table-cell office:value-type="float" office:value="55885" calcext:value-type="float">
            <text:p>5588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msnbc/clinton-alabama-living-through-blast-the-jim-crow-p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ha5x4LZ4GanKYjP8</text:p>
          </table:table-cell>
          <table:table-cell office:value-type="string" calcext:value-type="string">
            <text:p>text/html</text:p>
          </table:table-cell>
          <table:table-cell office:value-type="float" office:value="3689" calcext:value-type="float">
            <text:p>368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3.364873" calcext:value-type="date">
            <text:p>10/22/15 04:45 PM</text:p>
          </table:table-cell>
          <table:table-cell office:value-type="string" calcext:value-type="string">
            <text:p>CHCt9R1q4vQZ4yKx0f</text:p>
          </table:table-cell>
          <table:table-cell office:value-type="string" calcext:value-type="string">
            <text:p>http://feed.theplatform.com/f/7wvmTC/2JXKcQKnljTh?callback=angular.callbacks._710&amp;context=1445546748&amp;form=json</text:p>
          </table:table-cell>
          <table:table-cell office:value-type="string" calcext:value-type="string">
            <text:p>Mozilla/5.0 (Windows NT 6.3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feed.theplatform.comhttp://feed.theplatform.com/f/7wvmTC/2JXKcQKnljTh?callback=angular.callbacks._710&amp;context=1445546748&amp;form=js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.com</text:p>
          </table:table-cell>
          <table:table-cell office:value-type="string" calcext:value-type="string">
            <text:p>192.168.4.15</text:p>
          </table:table-cell>
          <table:table-cell office:value-type="float" office:value="64802" calcext:value-type="float">
            <text:p>6480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3wmpp1NxXqPCFVvBj</text:p>
          </table:table-cell>
          <table:table-cell office:value-type="string" calcext:value-type="string">
            <text:p>text/html</text:p>
          </table:table-cell>
          <table:table-cell office:value-type="float" office:value="3509" calcext:value-type="float">
            <text:p>350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4.699799" calcext:value-type="date">
            <text:p>10/22/15 04:45 PM</text:p>
          </table:table-cell>
          <table:table-cell office:value-type="string" calcext:value-type="string">
            <text:p>CwKrgPQj6FeFIfyv7</text:p>
          </table:table-cell>
          <table:table-cell office:value-type="string" calcext:value-type="string">
            <text:p>http://www.oracle.com/index.html?bcsi-ac-e97e3baae166e65d=253E4EE600000206rxt71rgyzusXufX62xm+Rj0Yt1MCAAAABgIAACD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.comhttp://www.oracle.com/index.html?bcsi-ac-e97e3baae166e65d=253E4EE600000206rxt71rgyzusXufX62xm+Rj0Yt1MCAAAABgIAACDYAwCAUQEAAgAAAElFAgA=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img.com</text:p>
          </table:table-cell>
          <table:table-cell office:value-type="string" calcext:value-type="string">
            <text:p>192.168.4.15</text:p>
          </table:table-cell>
          <table:table-cell office:value-type="float" office:value="64804" calcext:value-type="float">
            <text:p>6480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8Gyos1bGTPKNxD6Hl</text:p>
          </table:table-cell>
          <table:table-cell office:value-type="string" calcext:value-type="string">
            <text:p>text/html</text:p>
          </table:table-cell>
          <table:table-cell office:value-type="float" office:value="13463" calcext:value-type="float">
            <text:p>1346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5.047395" calcext:value-type="date">
            <text:p>10/22/15 04:45 PM</text:p>
          </table:table-cell>
          <table:table-cell office:value-type="string" calcext:value-type="string">
            <text:p>CBk27XYvumVi4vVMf</text:p>
          </table:table-cell>
          <table:table-cell office:value-type="string" calcext:value-type="string">
            <text:p>http://www.oracleimg.com/us/assets/metrics/ora_ocom_hp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img.comhttp://www.oracleimg.com/us/assets/metrics/ora_ocom_hp.j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img.com</text:p>
          </table:table-cell>
          <table:table-cell office:value-type="string" calcext:value-type="string">
            <text:p>192.168.4.15</text:p>
          </table:table-cell>
          <table:table-cell office:value-type="float" office:value="64806" calcext:value-type="float">
            <text:p>6480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us/assets/compass-homestyle.c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OWIH22BSGWlKhtD1</text:p>
          </table:table-cell>
          <table:table-cell office:value-type="string" calcext:value-type="string">
            <text:p>text/html</text:p>
          </table:table-cell>
          <table:table-cell office:value-type="float" office:value="3749" calcext:value-type="float">
            <text:p>374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5.531521" calcext:value-type="date">
            <text:p>10/22/15 04:45 PM</text:p>
          </table:table-cell>
          <table:table-cell office:value-type="string" calcext:value-type="string">
            <text:p>C4DMch2qAhYIjNDTWl</text:p>
          </table:table-cell>
          <table:table-cell office:value-type="string" calcext:value-type="string">
            <text:p>http://www.oracleimg.com/us/assets/u01-u06-f01-min-sprite.png?v=2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img.comhttp://www.oracleimg.com/us/assets/u01-u06-f01-min-sprite.png?v=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img.com</text:p>
          </table:table-cell>
          <table:table-cell office:value-type="string" calcext:value-type="string">
            <text:p>192.168.4.15</text:p>
          </table:table-cell>
          <table:table-cell office:value-type="float" office:value="64807" calcext:value-type="float">
            <text:p>6480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us/assets/compass-homestyle.c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zPuM3O5LOwtpfrNh</text:p>
          </table:table-cell>
          <table:table-cell office:value-type="string" calcext:value-type="string">
            <text:p>text/html</text:p>
          </table:table-cell>
          <table:table-cell office:value-type="float" office:value="6481" calcext:value-type="float">
            <text:p>648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5.532476" calcext:value-type="date">
            <text:p>10/22/15 04:45 PM</text:p>
          </table:table-cell>
          <table:table-cell office:value-type="string" calcext:value-type="string">
            <text:p>CkeMLb1tPg63EyBMgi</text:p>
          </table:table-cell>
          <table:table-cell office:value-type="string" calcext:value-type="string">
            <text:p>http://www.oracleimg.com/us/assets/u01-tagline-sprite.pn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img.comhttp://www.oracleimg.com/us/assets/u01-tagline-sprite.pn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img.com</text:p>
          </table:table-cell>
          <table:table-cell office:value-type="string" calcext:value-type="string">
            <text:p>192.168.4.15</text:p>
          </table:table-cell>
          <table:table-cell office:value-type="float" office:value="64808" calcext:value-type="float">
            <text:p>6480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us/assets/compass-homestyle.c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JEzjQ1L9swXr4rnlj</text:p>
          </table:table-cell>
          <table:table-cell office:value-type="string" calcext:value-type="string">
            <text:p>text/html</text:p>
          </table:table-cell>
          <table:table-cell office:value-type="float" office:value="7841" calcext:value-type="float">
            <text:p>784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5.543822" calcext:value-type="date">
            <text:p>10/22/15 04:45 PM</text:p>
          </table:table-cell>
          <table:table-cell office:value-type="string" calcext:value-type="string">
            <text:p>CaSGbY1Bj7bR0Vp8Xj</text:p>
          </table:table-cell>
          <table:table-cell office:value-type="string" calcext:value-type="string">
            <text:p>http://www.oracleimg.com/us/assets/compass-hp-sprite.pn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img.comhttp://www.oracleimg.com/us/assets/compass-hp-sprite.pn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ed.entertainment.tv.theplatform.com</text:p>
          </table:table-cell>
          <table:table-cell office:value-type="string" calcext:value-type="string">
            <text:p>192.168.4.23</text:p>
          </table:table-cell>
          <table:table-cell office:value-type="float" office:value="55883" calcext:value-type="float">
            <text:p>5588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msnbc/clinton-alabama-living-through-blast-the-jim-crow-pa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2.576445" calcext:value-type="date">
            <text:p>10/22/15 04:45 PM</text:p>
          </table:table-cell>
          <table:table-cell office:value-type="string" calcext:value-type="string">
            <text:p>CTlb7s24hNKGxpifw</text:p>
          </table:table-cell>
          <table:table-cell office:value-type="string" calcext:value-type="string">
            <text:p>http://feed.entertainment.tv.theplatform.com/f/HNK2IC/prod_msnbc_listing?byEndTime=2015-10-22T16:45:00-04:00~2015-10-23T16:45:00-04:00&amp;callback=angular.callbacks._70z&amp;fields=pllisting:startTime,pllisting$program.pl$title,pllisting$program.pl$description,pllisting$program.plprogram$runtime&amp;form=json&amp;sort=pllisting:startTime</text:p>
          </table:table-cell>
          <table:table-cell office:value-type="string" calcext:value-type="string">
            <text:p>Mozilla/5.0 (Windows NT 6.3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feed.entertainment.tv.theplatform.comhttp://feed.entertainment.tv.theplatform.com/f/HNK2IC/prod_msnbc_listing?byEndTime=2015-10-22T16:45:00-04:00~2015-10-23T16:45:00-04:00&amp;callback=angular.callbacks._70z&amp;fields=pllisting:startTime,pllisting$program.pl$title,pllisting$program.pl$description,pllisting$program.plprogram$runtime&amp;form=json&amp;sort=pllisting:startTim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img.com</text:p>
          </table:table-cell>
          <table:table-cell office:value-type="string" calcext:value-type="string">
            <text:p>192.168.4.15</text:p>
          </table:table-cell>
          <table:table-cell office:value-type="float" office:value="64820" calcext:value-type="float">
            <text:p>6482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us/assets/compass-homestyle.c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YSI2sddmRR9Ncfd</text:p>
          </table:table-cell>
          <table:table-cell office:value-type="string" calcext:value-type="string">
            <text:p>text/html</text:p>
          </table:table-cell>
          <table:table-cell office:value-type="float" office:value="3478" calcext:value-type="float">
            <text:p>347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7.594545" calcext:value-type="date">
            <text:p>10/22/15 04:45 PM</text:p>
          </table:table-cell>
          <table:table-cell office:value-type="string" calcext:value-type="string">
            <text:p>C3KWfm1maQUvil5Yjh</text:p>
          </table:table-cell>
          <table:table-cell office:value-type="string" calcext:value-type="string">
            <text:p>http://www.oracleimg.com/us/assets/u01-tagline-sprite.png?bcsi-ac-e97e3baae166e65d=253E4EE600000206rxt71rgyzusXufX62xm+Rj0Yt1MCAAAABgIAACD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img.comhttp://www.oracleimg.com/us/assets/u01-tagline-sprite.png?bcsi-ac-e97e3baae166e65d=253E4EE600000206rxt71rgyzusXufX62xm+Rj0Yt1MCAAAABgIAACDYAwCAUQEAAgAAAElFAgA=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img.com</text:p>
          </table:table-cell>
          <table:table-cell office:value-type="string" calcext:value-type="string">
            <text:p>192.168.4.15</text:p>
          </table:table-cell>
          <table:table-cell office:value-type="float" office:value="64821" calcext:value-type="float">
            <text:p>6482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us/assets/compass-homestyle.c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y1orO7xuvhffJCh</text:p>
          </table:table-cell>
          <table:table-cell office:value-type="string" calcext:value-type="string">
            <text:p>image/png</text:p>
          </table:table-cell>
          <table:table-cell office:value-type="float" office:value="2746" calcext:value-type="float">
            <text:p>27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7.653226" calcext:value-type="date">
            <text:p>10/22/15 04:45 PM</text:p>
          </table:table-cell>
          <table:table-cell office:value-type="string" calcext:value-type="string">
            <text:p>CLvgCa2me9jePN1W51</text:p>
          </table:table-cell>
          <table:table-cell office:value-type="string" calcext:value-type="string">
            <text:p>http://www.oracleimg.com/us/assets/u01-tagline-sprite.pn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img.comhttp://www.oracleimg.com/us/assets/u01-tagline-sprite.pn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23</text:p>
          </table:table-cell>
          <table:table-cell office:value-type="float" office:value="55884" calcext:value-type="float">
            <text:p>5588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2.698952" calcext:value-type="date">
            <text:p>10/22/15 04:45 PM</text:p>
          </table:table-cell>
          <table:table-cell office:value-type="string" calcext:value-type="string">
            <text:p>CTqtso3Qh6DeiBOBR9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3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23</text:p>
          </table:table-cell>
          <table:table-cell office:value-type="float" office:value="55886" calcext:value-type="float">
            <text:p>5588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3.489228" calcext:value-type="date">
            <text:p>10/22/15 04:45 PM</text:p>
          </table:table-cell>
          <table:table-cell office:value-type="string" calcext:value-type="string">
            <text:p>C2KYSjWelZLlvFzzc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3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797" calcext:value-type="float">
            <text:p>6479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28.520791" calcext:value-type="date">
            <text:p>10/22/15 04:45 PM</text:p>
          </table:table-cell>
          <table:table-cell office:value-type="string" calcext:value-type="string">
            <text:p>CR1qni1Zt3Cn3WzIjc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acle.112.2o7.net</text:p>
          </table:table-cell>
          <table:table-cell office:value-type="string" calcext:value-type="string">
            <text:p>192.168.4.15</text:p>
          </table:table-cell>
          <table:table-cell office:value-type="float" office:value="64834" calcext:value-type="float">
            <text:p>6483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DyAl10WSE1Zm6NJ8</text:p>
          </table:table-cell>
          <table:table-cell office:value-type="string" calcext:value-type="string">
            <text:p>text/html</text:p>
          </table:table-cell>
          <table:table-cell office:value-type="float" office:value="4225" calcext:value-type="float">
            <text:p>422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0.975228" calcext:value-type="date">
            <text:p>10/22/15 04:45 PM</text:p>
          </table:table-cell>
          <table:table-cell office:value-type="string" calcext:value-type="string">
            <text:p>C5ugKQ2E0LVTZH5H52</text:p>
          </table:table-cell>
          <table:table-cell office:value-type="string" calcext:value-type="string">
            <text:p>http://oracle.112.2o7.net/b/ss/oraclecom,oracleglobal/1/H.24.4/s61086272397078?AQB=1&amp;ndh=1&amp;t=22/9/2015 16:45:52 4 240&amp;ce=UTF-8&amp;ns=oracle&amp;pageName=ocom:en-us:/&amp;g=http://www.oracle.com/index.html&amp;cc=USD&amp;ch=ocom:en-us:/&amp;c20=D=v20&amp;v20=Repeat&amp;c24=D=v24&amp;v24=no value&amp;c26=D=v26&amp;v26=ocom:en&amp;c38=D=pageName&amp;c39=D=pageName&amp;c50=D=s_vi&amp;v50=D=s_vi&amp;c51=ora_code:1.65:H24.4:ocom:3.28&amp;v51=D=pageName&amp;v52=http://www.oracle.com/index.html&amp;c54=D=v54&amp;v54=not logged in&amp;c55=A&amp;c67=-1~NoTRUSTe~NoCookie&amp;h3=D=pageName&amp;s=1024x768&amp;c=24&amp;j=1.6&amp;v=Y&amp;k=Y&amp;bw=994&amp;bh=579&amp;p=Widevine Content Decryption Module;Chrome PDF Viewer;Shockwave Flash;Native Client;&amp;AQE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racle.112.2o7.nethttp://oracle.112.2o7.net/b/ss/oraclecom,oracleglobal/1/H.24.4/s61086272397078?AQB=1&amp;ndh=1&amp;t=22/9/2015 16:45:52 4 240&amp;ce=UTF-8&amp;ns=oracle&amp;pageName=ocom:en-us:/&amp;g=http://www.oracle.com/index.html&amp;cc=USD&amp;ch=ocom:en-us:/&amp;c20=D=v20&amp;v20=Repeat&amp;c24=D=v24&amp;v24=no value&amp;c26=D=v26&amp;v26=ocom:en&amp;c38=D=pageName&amp;c39=D=pageName&amp;c50=D=s_vi&amp;v50=D=s_vi&amp;c51=ora_code:1.65:H24.4:ocom:3.28&amp;v51=D=pageName&amp;v52=http://www.oracle.com/index.html&amp;c54=D=v54&amp;v54=not logged in&amp;c55=A&amp;c67=-1~NoTRUSTe~NoCookie&amp;h3=D=pageName&amp;s=1024x768&amp;c=24&amp;j=1.6&amp;v=Y&amp;k=Y&amp;bw=994&amp;bh=579&amp;p=Widevine Content Decryption Module;Chrome PDF Viewer;Shockwave Flash;Native Client;&amp;AQE=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.com</text:p>
          </table:table-cell>
          <table:table-cell office:value-type="string" calcext:value-type="string">
            <text:p>192.168.4.15</text:p>
          </table:table-cell>
          <table:table-cell office:value-type="float" office:value="64829" calcext:value-type="float">
            <text:p>6482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Dfsk2zyf9jR5tHP5</text:p>
          </table:table-cell>
          <table:table-cell office:value-type="string" calcext:value-type="string">
            <text:p>image/jpeg</text:p>
          </table:table-cell>
          <table:table-cell office:value-type="float" office:value="50497" calcext:value-type="float">
            <text:p>504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0.719755" calcext:value-type="date">
            <text:p>10/22/15 04:45 PM</text:p>
          </table:table-cell>
          <table:table-cell office:value-type="string" calcext:value-type="string">
            <text:p>Cyr2xdtyzN8oY8wGb</text:p>
          </table:table-cell>
          <table:table-cell office:value-type="string" calcext:value-type="string">
            <text:p>http://www.oracle.com/us/hp07-bgecedeb-modern-finance-exp-2623011.jp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.comhttp://www.oracle.com/us/hp07-bgecedeb-modern-finance-exp-2623011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05" calcext:value-type="float">
            <text:p>6480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5.509162" calcext:value-type="date">
            <text:p>10/22/15 04:45 PM</text:p>
          </table:table-cell>
          <table:table-cell office:value-type="string" calcext:value-type="string">
            <text:p>CpfYS9Q3XTVy4wiKg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.com</text:p>
          </table:table-cell>
          <table:table-cell office:value-type="string" calcext:value-type="string">
            <text:p>192.168.4.15</text:p>
          </table:table-cell>
          <table:table-cell office:value-type="float" office:value="64831" calcext:value-type="float">
            <text:p>6483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04EC4tC4Ndc818I6</text:p>
          </table:table-cell>
          <table:table-cell office:value-type="string" calcext:value-type="string">
            <text:p>image/jpeg</text:p>
          </table:table-cell>
          <table:table-cell office:value-type="float" office:value="62333" calcext:value-type="float">
            <text:p>6233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0.749585" calcext:value-type="date">
            <text:p>10/22/15 04:45 PM</text:p>
          </table:table-cell>
          <table:table-cell office:value-type="string" calcext:value-type="string">
            <text:p>ClMqjj1OhQgactzvRg</text:p>
          </table:table-cell>
          <table:table-cell office:value-type="string" calcext:value-type="string">
            <text:p>http://www.oracle.com/us/hp07-bgdcdad0-erp-cloud-2412214.jp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.comhttp://www.oracle.com/us/hp07-bgdcdad0-erp-cloud-2412214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09" calcext:value-type="float">
            <text:p>6480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5.675749" calcext:value-type="date">
            <text:p>10/22/15 04:45 PM</text:p>
          </table:table-cell>
          <table:table-cell office:value-type="string" calcext:value-type="string">
            <text:p>CHT8FE5lyqatLgvKd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g03.en25.com</text:p>
          </table:table-cell>
          <table:table-cell office:value-type="string" calcext:value-type="string">
            <text:p>192.168.4.15</text:p>
          </table:table-cell>
          <table:table-cell office:value-type="float" office:value="64838" calcext:value-type="float">
            <text:p>6483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LFLL3jeLOaCauWX5</text:p>
          </table:table-cell>
          <table:table-cell office:value-type="string" calcext:value-type="string">
            <text:p>text/html</text:p>
          </table:table-cell>
          <table:table-cell office:value-type="float" office:value="5145" calcext:value-type="float">
            <text:p>514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1.639782" calcext:value-type="date">
            <text:p>10/22/15 04:45 PM</text:p>
          </table:table-cell>
          <table:table-cell office:value-type="string" calcext:value-type="string">
            <text:p>CeFmio2DHMSsZhOFW1</text:p>
          </table:table-cell>
          <table:table-cell office:value-type="string" calcext:value-type="string">
            <text:p>http://img03.en25.com/i/elqCfg.min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img03.en25.comhttp://img03.en25.com/i/elqCfg.min.j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10" calcext:value-type="float">
            <text:p>6481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5.706992" calcext:value-type="date">
            <text:p>10/22/15 04:45 PM</text:p>
          </table:table-cell>
          <table:table-cell office:value-type="string" calcext:value-type="string">
            <text:p>CJ3rIz3SRq25iUJL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gs.bluekai.com</text:p>
          </table:table-cell>
          <table:table-cell office:value-type="string" calcext:value-type="string">
            <text:p>192.168.4.15</text:p>
          </table:table-cell>
          <table:table-cell office:value-type="float" office:value="64839" calcext:value-type="float">
            <text:p>6483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UYcI3sfoVIh4RzTb</text:p>
          </table:table-cell>
          <table:table-cell office:value-type="string" calcext:value-type="string">
            <text:p>text/html</text:p>
          </table:table-cell>
          <table:table-cell office:value-type="float" office:value="3189" calcext:value-type="float">
            <text:p>318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1.646777" calcext:value-type="date">
            <text:p>10/22/15 04:45 PM</text:p>
          </table:table-cell>
          <table:table-cell office:value-type="string" calcext:value-type="string">
            <text:p>CWMqZ63THxC3Ac3SB3</text:p>
          </table:table-cell>
          <table:table-cell office:value-type="string" calcext:value-type="string">
            <text:p>http://tags.bluekai.com/site/25867?ret=html&amp;phint=__bk_t=Oracle | Integrated Cloud Applications and Platform Services&amp;phint=__bk_k=enterprise, applications, software, database, middleware, fusions, business, hardware, Oracle&amp;phint=__bk_l=http://www.oracle.com/index.html&amp;limit=1&amp;r=5288872;bcsi-ac-e97e3baae166e65d=253E4EE600000206rxt71rgyzusXufX62xm+Rj0Yt1MCAAAABgIAACD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ags.bluekai.comhttp://tags.bluekai.com/site/25867?ret=html&amp;phint=__bk_t=Oracle | Integrated Cloud Applications and Platform Services&amp;phint=__bk_k=enterprise, applications, software, database, middleware, fusions, business, hardware, Oracle&amp;phint=__bk_l=http://www.oracle.com/index.html&amp;limit=1&amp;r=5288872;bcsi-ac-e97e3baae166e65d=253E4EE600000206rxt71rgyzusXufX62xm+Rj0Yt1MCAAAABgIAACDYAwCAUQEAAgAAAElFAgA=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11" calcext:value-type="float">
            <text:p>6481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5.707308" calcext:value-type="date">
            <text:p>10/22/15 04:45 PM</text:p>
          </table:table-cell>
          <table:table-cell office:value-type="string" calcext:value-type="string">
            <text:p>CEplxm3RV9hoVjFJu4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gs.bluekai.com</text:p>
          </table:table-cell>
          <table:table-cell office:value-type="string" calcext:value-type="string">
            <text:p>192.168.4.15</text:p>
          </table:table-cell>
          <table:table-cell office:value-type="float" office:value="64841" calcext:value-type="float">
            <text:p>6484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YTarY3O3SpSy4JXci</text:p>
          </table:table-cell>
          <table:table-cell office:value-type="string" calcext:value-type="string">
            <text:p>text/html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1.756279" calcext:value-type="date">
            <text:p>10/22/15 04:45 PM</text:p>
          </table:table-cell>
          <table:table-cell office:value-type="string" calcext:value-type="string">
            <text:p>CpuFg84PLy11ClV2r8</text:p>
          </table:table-cell>
          <table:table-cell office:value-type="string" calcext:value-type="string">
            <text:p>http://tags.bluekai.com/site/25867?ret=html&amp;phint=__bk_t=Oracle | Integrated Cloud Applications and Platform Services&amp;phint=__bk_k=enterprise, applications, software, database, middleware, fusions, business, hardware, Oracle&amp;phint=__bk_l=http://www.oracle.com/index.html&amp;limit=1&amp;r=5288872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ags.bluekai.comhttp://tags.bluekai.com/site/25867?ret=html&amp;phint=__bk_t=Oracle | Integrated Cloud Applications and Platform Services&amp;phint=__bk_k=enterprise, applications, software, database, middleware, fusions, business, hardware, Oracle&amp;phint=__bk_l=http://www.oracle.com/index.html&amp;limit=1&amp;r=52888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12" calcext:value-type="float">
            <text:p>6481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6.36411" calcext:value-type="date">
            <text:p>10/22/15 04:45 PM</text:p>
          </table:table-cell>
          <table:table-cell office:value-type="string" calcext:value-type="string">
            <text:p>C68477HQFDNxhGHtb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ent.truste.com</text:p>
          </table:table-cell>
          <table:table-cell office:value-type="string" calcext:value-type="string">
            <text:p>192.168.4.15</text:p>
          </table:table-cell>
          <table:table-cell office:value-type="float" office:value="64816" calcext:value-type="float">
            <text:p>6481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6.966048" calcext:value-type="date">
            <text:p>10/22/15 04:45 PM</text:p>
          </table:table-cell>
          <table:table-cell office:value-type="string" calcext:value-type="string">
            <text:p>CbaTjK2GS40q6kjTS1</text:p>
          </table:table-cell>
          <table:table-cell office:value-type="string" calcext:value-type="string">
            <text:p>http://consent.truste.com/notice?domain=oracle.com&amp;c=teconsent&amp;language=en&amp;text=true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nsent.truste.comhttp://consent.truste.com/notice?domain=oracle.com&amp;c=teconsent&amp;language=en&amp;text=tru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img.com</text:p>
          </table:table-cell>
          <table:table-cell office:value-type="string" calcext:value-type="string">
            <text:p>192.168.4.15</text:p>
          </table:table-cell>
          <table:table-cell office:value-type="float" office:value="64817" calcext:value-type="float">
            <text:p>6481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7.017739" calcext:value-type="date">
            <text:p>10/22/15 04:45 PM</text:p>
          </table:table-cell>
          <table:table-cell office:value-type="string" calcext:value-type="string">
            <text:p>C7VgL734rO6Ey5lVeg</text:p>
          </table:table-cell>
          <table:table-cell office:value-type="string" calcext:value-type="string">
            <text:p>http://www.oracleimg.com/us/assets/metrics/ora_ocom_hp.js?bcsi-ac-e97e3baae166e65d=253E4EE600000206rxt71rgyzusXufX62xm+Rj0Yt1MCAAAABgIAACD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img.comhttp://www.oracleimg.com/us/assets/metrics/ora_ocom_hp.js?bcsi-ac-e97e3baae166e65d=253E4EE600000206rxt71rgyzusXufX62xm+Rj0Yt1MCAAAABgIAACDYAwCAUQEAAgAAAElFAgA=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13" calcext:value-type="float">
            <text:p>6481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6.612023" calcext:value-type="date">
            <text:p>10/22/15 04:45 PM</text:p>
          </table:table-cell>
          <table:table-cell office:value-type="string" calcext:value-type="string">
            <text:p>CmFlS41fcLlbW2LLIk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14" calcext:value-type="float">
            <text:p>6481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6.731411" calcext:value-type="date">
            <text:p>10/22/15 04:45 PM</text:p>
          </table:table-cell>
          <table:table-cell office:value-type="string" calcext:value-type="string">
            <text:p>Cmch204XQmFFoMftG7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15" calcext:value-type="float">
            <text:p>6481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6.751192" calcext:value-type="date">
            <text:p>10/22/15 04:45 PM</text:p>
          </table:table-cell>
          <table:table-cell office:value-type="string" calcext:value-type="string">
            <text:p>CFRKfc3IhQY9Y9MVk8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g03.en25.com</text:p>
          </table:table-cell>
          <table:table-cell office:value-type="string" calcext:value-type="string">
            <text:p>192.168.4.15</text:p>
          </table:table-cell>
          <table:table-cell office:value-type="float" office:value="64843" calcext:value-type="float">
            <text:p>6484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iVew2bh44dqCIKFa</text:p>
          </table:table-cell>
          <table:table-cell office:value-type="string" calcext:value-type="string">
            <text:p>text/html</text:p>
          </table:table-cell>
          <table:table-cell office:value-type="float" office:value="3508" calcext:value-type="float">
            <text:p>350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2.482316" calcext:value-type="date">
            <text:p>10/22/15 04:45 PM</text:p>
          </table:table-cell>
          <table:table-cell office:value-type="string" calcext:value-type="string">
            <text:p>CbYFKe3JuA0Q3YRjme</text:p>
          </table:table-cell>
          <table:table-cell office:value-type="string" calcext:value-type="string">
            <text:p>http://img03.en25.com/i/elqCfg.min.js?bcsi-ac-e97e3baae166e65d=253E4EE600000206rxt71rgyzusXufX62xm+Rj0Yt1MCAAAABgIAACD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img03.en25.comhttp://img03.en25.com/i/elqCfg.min.js?bcsi-ac-e97e3baae166e65d=253E4EE600000206rxt71rgyzusXufX62xm+Rj0Yt1MCAAAABgIAACDYAwCAUQEAAgAAAElFAgA=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.ubertags.com</text:p>
          </table:table-cell>
          <table:table-cell office:value-type="string" calcext:value-type="string">
            <text:p>192.168.4.15</text:p>
          </table:table-cell>
          <table:table-cell office:value-type="float" office:value="64846" calcext:value-type="float">
            <text:p>6484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6R83y1yXkfmxl4Tk7</text:p>
          </table:table-cell>
          <table:table-cell office:value-type="string" calcext:value-type="string">
            <text:p>text/html</text:p>
          </table:table-cell>
          <table:table-cell office:value-type="float" office:value="7553" calcext:value-type="float">
            <text:p>755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2.871146" calcext:value-type="date">
            <text:p>10/22/15 04:45 PM</text:p>
          </table:table-cell>
          <table:table-cell office:value-type="string" calcext:value-type="string">
            <text:p>CM3QXACjBNLy1TYbk</text:p>
          </table:table-cell>
          <table:table-cell office:value-type="string" calcext:value-type="string">
            <text:p>http://app.ubertags.com/get_tags/UT-330371730?optIn=false&amp;611992;bcsi-ac-e97e3baae166e65d=253E4EE600000206rxt71rgyzusXufX62xm+Rj0Yt1MCAAAABgIAACD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pp.ubertags.comhttp://app.ubertags.com/get_tags/UT-330371730?optIn=false&amp;611992;bcsi-ac-e97e3baae166e65d=253E4EE600000206rxt71rgyzusXufX62xm+Rj0Yt1MCAAAABgIAACDYAwCAUQEAAgAAAElFAgA=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.ubertags.com</text:p>
          </table:table-cell>
          <table:table-cell office:value-type="string" calcext:value-type="string">
            <text:p>192.168.4.15</text:p>
          </table:table-cell>
          <table:table-cell office:value-type="float" office:value="64847" calcext:value-type="float">
            <text:p>6484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QWWI1ji2OB7Bbxh</text:p>
          </table:table-cell>
          <table:table-cell office:value-type="string" calcext:value-type="string">
            <text:p>text/html</text:p>
          </table:table-cell>
          <table:table-cell office:value-type="float" office:value="451" calcext:value-type="float">
            <text:p>4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3.141734" calcext:value-type="date">
            <text:p>10/22/15 04:45 PM</text:p>
          </table:table-cell>
          <table:table-cell office:value-type="string" calcext:value-type="string">
            <text:p>C1kcO500Dk0r5fPA1</text:p>
          </table:table-cell>
          <table:table-cell office:value-type="string" calcext:value-type="string">
            <text:p>http://app.ubertags.com/get_tags/UT-330371730?optIn=false&amp;611992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pp.ubertags.comhttp://app.ubertags.com/get_tags/UT-330371730?optIn=false&amp;6119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acle.112.2o7.net</text:p>
          </table:table-cell>
          <table:table-cell office:value-type="string" calcext:value-type="string">
            <text:p>192.168.4.15</text:p>
          </table:table-cell>
          <table:table-cell office:value-type="float" office:value="64849" calcext:value-type="float">
            <text:p>6484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5RWy4awPLG6hX8Gb</text:p>
          </table:table-cell>
          <table:table-cell office:value-type="string" calcext:value-type="string">
            <text:p>text/html</text:p>
          </table:table-cell>
          <table:table-cell office:value-type="float" office:value="2818" calcext:value-type="float">
            <text:p>281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3.718373" calcext:value-type="date">
            <text:p>10/22/15 04:45 PM</text:p>
          </table:table-cell>
          <table:table-cell office:value-type="string" calcext:value-type="string">
            <text:p>C87L5F2MWqdsvvpFN7</text:p>
          </table:table-cell>
          <table:table-cell office:value-type="string" calcext:value-type="string">
            <text:p>http://oracle.112.2o7.net/b/ss/oraclecom,oracleglobal/1/H.24.4/s61086272397078?AQB=1&amp;ndh=1&amp;t=22/9/2015 16:45:52 4 240&amp;ce=UTF-8&amp;ns=oracle&amp;pageName=ocom:en-us:/&amp;g=http://www.oracle.com/index.html&amp;cc=USD&amp;ch=ocom:en-us:/&amp;c20=D=v20&amp;v20=Repeat&amp;c24=D=v24&amp;v24=no value&amp;c26=D=v26&amp;v26=ocom:en&amp;c38=D=pageName&amp;c39=D=pageName&amp;c50=D=s_vi&amp;v50=D=s_vi&amp;c51=ora_code:1.65:H24.4:ocom:3.28&amp;v51=D=pageName&amp;v52=http://www.oracle.com/index.html&amp;c54=D=v54&amp;v54=not logged in&amp;c55=A&amp;c67=-1~NoTRUSTe~NoCookie&amp;h3=D=pageName&amp;s=1024x768&amp;c=24&amp;j=1.6&amp;v=Y&amp;k=Y&amp;bw=994&amp;bh=579&amp;p=Widevine Content Decryption Module;Chrome PDF Viewer;Shockwave Flash;Native Client;&amp;AQE=1;bcsi-ac-e97e3baae166e65d=253E4EE600000206rxt71rgyzusXufX62xm+Rj0Yt1MCAAAABgIAACD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oracle.112.2o7.nethttp://oracle.112.2o7.net/b/ss/oraclecom,oracleglobal/1/H.24.4/s61086272397078?AQB=1&amp;ndh=1&amp;t=22/9/2015 16:45:52 4 240&amp;ce=UTF-8&amp;ns=oracle&amp;pageName=ocom:en-us:/&amp;g=http://www.oracle.com/index.html&amp;cc=USD&amp;ch=ocom:en-us:/&amp;c20=D=v20&amp;v20=Repeat&amp;c24=D=v24&amp;v24=no value&amp;c26=D=v26&amp;v26=ocom:en&amp;c38=D=pageName&amp;c39=D=pageName&amp;c50=D=s_vi&amp;v50=D=s_vi&amp;c51=ora_code:1.65:H24.4:ocom:3.28&amp;v51=D=pageName&amp;v52=http://www.oracle.com/index.html&amp;c54=D=v54&amp;v54=not logged in&amp;c55=A&amp;c67=-1~NoTRUSTe~NoCookie&amp;h3=D=pageName&amp;s=1024x768&amp;c=24&amp;j=1.6&amp;v=Y&amp;k=Y&amp;bw=994&amp;bh=579&amp;p=Widevine Content Decryption Module;Chrome PDF Viewer;Shockwave Flash;Native Client;&amp;AQE=1;bcsi-ac-e97e3baae166e65d=253E4EE600000206rxt71rgyzusXufX62xm+Rj0Yt1MCAAAABgIAACDYAwCAUQEAAgAAAElFAgA=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850" calcext:value-type="float">
            <text:p>6485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jwUG1TFDC3eoXBk5</text:p>
          </table:table-cell>
          <table:table-cell office:value-type="string" calcext:value-type="string">
            <text:p>image/gif</text:p>
          </table:table-cell>
          <table:table-cell office:value-type="float" office:value="43" calcext:value-type="float">
            <text:p>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5:53.922714" calcext:value-type="date">
            <text:p>10/22/15 04:45 PM</text:p>
          </table:table-cell>
          <table:table-cell office:value-type="string" calcext:value-type="string">
            <text:p>CVP8Ec4YEj6lTAErN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rtal.threatpulse.com</text:p>
          </table:table-cell>
          <table:table-cell office:value-type="string" calcext:value-type="string">
            <text:p>192.168.4.15</text:p>
          </table:table-cell>
          <table:table-cell office:value-type="float" office:value="64798" calcext:value-type="float">
            <text:p>6479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29.311333" calcext:value-type="date">
            <text:p>10/22/15 04:45 PM</text:p>
          </table:table-cell>
          <table:table-cell office:value-type="string" calcext:value-type="string">
            <text:p>CPuOGSpPgHFLMUorf</text:p>
          </table:table-cell>
          <table:table-cell office:value-type="string" calcext:value-type="string">
            <text:p>portal.threatpulse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ortal.threatpulse.comportal.threatpulse.com:4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p.ubertags.com</text:p>
          </table:table-cell>
          <table:table-cell office:value-type="string" calcext:value-type="string">
            <text:p>192.168.4.15</text:p>
          </table:table-cell>
          <table:table-cell office:value-type="float" office:value="64823" calcext:value-type="float">
            <text:p>6482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9.699134" calcext:value-type="date">
            <text:p>10/22/15 04:45 PM</text:p>
          </table:table-cell>
          <table:table-cell office:value-type="string" calcext:value-type="string">
            <text:p>CeEdPE1bni8HQaEoO2</text:p>
          </table:table-cell>
          <table:table-cell office:value-type="string" calcext:value-type="string">
            <text:p>http://app.ubertags.com/get_tags/UT-330371730?optIn=false&amp;611992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pp.ubertags.comhttp://app.ubertags.com/get_tags/UT-330371730?optIn=false&amp;6119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gs.bluekai.com</text:p>
          </table:table-cell>
          <table:table-cell office:value-type="string" calcext:value-type="string">
            <text:p>192.168.4.15</text:p>
          </table:table-cell>
          <table:table-cell office:value-type="float" office:value="64825" calcext:value-type="float">
            <text:p>6482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9.964106" calcext:value-type="date">
            <text:p>10/22/15 04:45 PM</text:p>
          </table:table-cell>
          <table:table-cell office:value-type="string" calcext:value-type="string">
            <text:p>Cv4oOe1RGbklnAxHvg</text:p>
          </table:table-cell>
          <table:table-cell office:value-type="string" calcext:value-type="string">
            <text:p>http://tags.bluekai.com/site/25867?ret=html&amp;phint=__bk_t=Oracle | Integrated Cloud Applications and Platform Services&amp;phint=__bk_k=enterprise, applications, software, database, middleware, fusions, business, hardware, Oracle&amp;phint=__bk_l=http://www.oracle.com/index.html&amp;limit=1&amp;r=5288872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tags.bluekai.comhttp://tags.bluekai.com/site/25867?ret=html&amp;phint=__bk_t=Oracle | Integrated Cloud Applications and Platform Services&amp;phint=__bk_k=enterprise, applications, software, database, middleware, fusions, business, hardware, Oracle&amp;phint=__bk_l=http://www.oracle.com/index.html&amp;limit=1&amp;r=52888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973398186.t.eloqua.com</text:p>
          </table:table-cell>
          <table:table-cell office:value-type="string" calcext:value-type="string">
            <text:p>192.168.4.15</text:p>
          </table:table-cell>
          <table:table-cell office:value-type="float" office:value="64851" calcext:value-type="float">
            <text:p>6485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NE1yJ1NkRfKQpH0D8</text:p>
          </table:table-cell>
          <table:table-cell office:value-type="string" calcext:value-type="string">
            <text:p>text/html</text:p>
          </table:table-cell>
          <table:table-cell office:value-type="float" office:value="7761" calcext:value-type="float">
            <text:p>776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4.948135" calcext:value-type="date">
            <text:p>10/22/15 04:45 PM</text:p>
          </table:table-cell>
          <table:table-cell office:value-type="string" calcext:value-type="string">
            <text:p>Cynsu84blTpcA9AuD3</text:p>
          </table:table-cell>
          <table:table-cell office:value-type="string" calcext:value-type="string">
            <text:p>http://s1973398186.t.eloqua.com/visitor/v200/svrGP?pps=3&amp;siteid=1973398186&amp;ref2=elqNone&amp;tzo=300&amp;ms=272&amp;optin=disabled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1973398186.t.eloqua.comhttp://s1973398186.t.eloqua.com/visitor/v200/svrGP?pps=3&amp;siteid=1973398186&amp;ref2=elqNone&amp;tzo=300&amp;ms=272&amp;optin=disable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30554202.t.eloqua.com</text:p>
          </table:table-cell>
          <table:table-cell office:value-type="string" calcext:value-type="string">
            <text:p>192.168.4.15</text:p>
          </table:table-cell>
          <table:table-cell office:value-type="float" office:value="64852" calcext:value-type="float">
            <text:p>6485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84FA32aWzTv4fE9el</text:p>
          </table:table-cell>
          <table:table-cell office:value-type="string" calcext:value-type="string">
            <text:p>text/html</text:p>
          </table:table-cell>
          <table:table-cell office:value-type="float" office:value="7765" calcext:value-type="float">
            <text:p>776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4.948869" calcext:value-type="date">
            <text:p>10/22/15 04:45 PM</text:p>
          </table:table-cell>
          <table:table-cell office:value-type="string" calcext:value-type="string">
            <text:p>CfpTeJ2jReOujWEiY1</text:p>
          </table:table-cell>
          <table:table-cell office:value-type="string" calcext:value-type="string">
            <text:p>http://s30554202.t.eloqua.com/visitor/v200/svrGP?pps=3&amp;siteid=30554202&amp;ref2=elqNone&amp;tzo=300&amp;ms=272&amp;optin=disabled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30554202.t.eloqua.comhttp://s30554202.t.eloqua.com/visitor/v200/svrGP?pps=3&amp;siteid=30554202&amp;ref2=elqNone&amp;tzo=300&amp;ms=272&amp;optin=disable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24" calcext:value-type="float">
            <text:p>6482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9.929029" calcext:value-type="date">
            <text:p>10/22/15 04:45 PM</text:p>
          </table:table-cell>
          <table:table-cell office:value-type="string" calcext:value-type="string">
            <text:p>CYrgmj4zJQe5QxZsIl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27" calcext:value-type="float">
            <text:p>6482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0.141086" calcext:value-type="date">
            <text:p>10/22/15 04:45 PM</text:p>
          </table:table-cell>
          <table:table-cell office:value-type="string" calcext:value-type="string">
            <text:p>CHLbdk2LL6aEZt70wf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858" calcext:value-type="float">
            <text:p>6485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vr7333nd9QSYvW9rf</text:p>
          </table:table-cell>
          <table:table-cell office:value-type="string" calcext:value-type="string">
            <text:p>text/html</text:p>
          </table:table-cell>
          <table:table-cell office:value-type="float" office:value="7825" calcext:value-type="float">
            <text:p>782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5:56.528046" calcext:value-type="date">
            <text:p>10/22/15 04:45 PM</text:p>
          </table:table-cell>
          <table:table-cell office:value-type="string" calcext:value-type="string">
            <text:p>Cw4fJU1SvB8sdmO1d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.xp1.ru4.com</text:p>
          </table:table-cell>
          <table:table-cell office:value-type="string" calcext:value-type="string">
            <text:p>192.168.4.15</text:p>
          </table:table-cell>
          <table:table-cell office:value-type="float" office:value="64857" calcext:value-type="float">
            <text:p>6485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H1cq27SxvcLIUwA8</text:p>
          </table:table-cell>
          <table:table-cell office:value-type="string" calcext:value-type="string">
            <text:p>text/html</text:p>
          </table:table-cell>
          <table:table-cell office:value-type="float" office:value="7789" calcext:value-type="float">
            <text:p>778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6.460108" calcext:value-type="date">
            <text:p>10/22/15 04:45 PM</text:p>
          </table:table-cell>
          <table:table-cell office:value-type="string" calcext:value-type="string">
            <text:p>Crzolw36tvGDP1Kuwi</text:p>
          </table:table-cell>
          <table:table-cell office:value-type="string" calcext:value-type="string">
            <text:p>http://d.xp1.ru4.com/activity?_o=55914384&amp;_t=dc&amp;ssv_loc=http://www.oracle.com/index.html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.xp1.ru4.comhttp://d.xp1.ru4.com/activity?_o=55914384&amp;_t=dc&amp;ssv_loc=http://www.oracle.com/index.htm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33" calcext:value-type="float">
            <text:p>6483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0.930575" calcext:value-type="date">
            <text:p>10/22/15 04:45 PM</text:p>
          </table:table-cell>
          <table:table-cell office:value-type="string" calcext:value-type="string">
            <text:p>C0UmqWcqgUvKuJMa3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35" calcext:value-type="float">
            <text:p>6483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1.296185" calcext:value-type="date">
            <text:p>10/22/15 04:45 PM</text:p>
          </table:table-cell>
          <table:table-cell office:value-type="string" calcext:value-type="string">
            <text:p>CELFkN1se5p0i5fRoj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973398186.t.eloqua.com</text:p>
          </table:table-cell>
          <table:table-cell office:value-type="string" calcext:value-type="string">
            <text:p>192.168.4.15</text:p>
          </table:table-cell>
          <table:table-cell office:value-type="float" office:value="64863" calcext:value-type="float">
            <text:p>6486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BimL302S6BIGdtDl</text:p>
          </table:table-cell>
          <table:table-cell office:value-type="string" calcext:value-type="string">
            <text:p>text/html</text:p>
          </table:table-cell>
          <table:table-cell office:value-type="float" office:value="3424" calcext:value-type="float">
            <text:p>342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6.992879" calcext:value-type="date">
            <text:p>10/22/15 04:45 PM</text:p>
          </table:table-cell>
          <table:table-cell office:value-type="string" calcext:value-type="string">
            <text:p>Ce55VY3AeFEwbFU2M7</text:p>
          </table:table-cell>
          <table:table-cell office:value-type="string" calcext:value-type="string">
            <text:p>http://s1973398186.t.eloqua.com/visitor/v200/svrGP?pps=3&amp;siteid=1973398186&amp;ref2=elqNone&amp;tzo=300&amp;ms=272&amp;optin=disabled;bcsi-ac-e97e3baae166e65d=253E4EE600000206rxt71rgyzusXufX62xm+Rj0Yt1MCAAAABgIAACD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1973398186.t.eloqua.comhttp://s1973398186.t.eloqua.com/visitor/v200/svrGP?pps=3&amp;siteid=1973398186&amp;ref2=elqNone&amp;tzo=300&amp;ms=272&amp;optin=disabled;bcsi-ac-e97e3baae166e65d=253E4EE600000206rxt71rgyzusXufX62xm+Rj0Yt1MCAAAABgIAACDYAwCAUQEAAgAAAElFAgA=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973398186.t.eloqua.com</text:p>
          </table:table-cell>
          <table:table-cell office:value-type="string" calcext:value-type="string">
            <text:p>192.168.4.15</text:p>
          </table:table-cell>
          <table:table-cell office:value-type="float" office:value="64864" calcext:value-type="float">
            <text:p>6486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qUBcp38ZIGVSadwm5</text:p>
          </table:table-cell>
          <table:table-cell office:value-type="string" calcext:value-type="string">
            <text:p>image/gif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7.100853" calcext:value-type="date">
            <text:p>10/22/15 04:45 PM</text:p>
          </table:table-cell>
          <table:table-cell office:value-type="string" calcext:value-type="string">
            <text:p>CKM9L316p8GaC4PPNk</text:p>
          </table:table-cell>
          <table:table-cell office:value-type="string" calcext:value-type="string">
            <text:p>http://s1973398186.t.eloqua.com/visitor/v200/svrGP?pps=3&amp;siteid=1973398186&amp;ref2=elqNone&amp;tzo=300&amp;ms=272&amp;optin=disabled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1973398186.t.eloqua.comhttp://s1973398186.t.eloqua.com/visitor/v200/svrGP?pps=3&amp;siteid=1973398186&amp;ref2=elqNone&amp;tzo=300&amp;ms=272&amp;optin=disable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37" calcext:value-type="float">
            <text:p>6483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1.424085" calcext:value-type="date">
            <text:p>10/22/15 04:45 PM</text:p>
          </table:table-cell>
          <table:table-cell office:value-type="string" calcext:value-type="string">
            <text:p>CbeChI3My4HCaeCy7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.xp1.ru4.com</text:p>
          </table:table-cell>
          <table:table-cell office:value-type="string" calcext:value-type="string">
            <text:p>192.168.4.15</text:p>
          </table:table-cell>
          <table:table-cell office:value-type="float" office:value="64867" calcext:value-type="float">
            <text:p>6486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9xAb1X94gvhP30n2</text:p>
          </table:table-cell>
          <table:table-cell office:value-type="string" calcext:value-type="string">
            <text:p>text/html</text:p>
          </table:table-cell>
          <table:table-cell office:value-type="float" office:value="7531" calcext:value-type="float">
            <text:p>753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7.475237" calcext:value-type="date">
            <text:p>10/22/15 04:45 PM</text:p>
          </table:table-cell>
          <table:table-cell office:value-type="string" calcext:value-type="string">
            <text:p>CjvFgS15ycEPnwGtVe</text:p>
          </table:table-cell>
          <table:table-cell office:value-type="string" calcext:value-type="string">
            <text:p>http://d.xp1.ru4.com/activity?_o=55914384&amp;_t=dc&amp;ssv_loc=http://www.oracle.com/index.html;bcsi-ac-e97e3baae166e65d=253E4EE600000206rxt71rgyzusXufX62xm+Rj0Yt1MCAAAABgIAACD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.xp1.ru4.comhttp://d.xp1.ru4.com/activity?_o=55914384&amp;_t=dc&amp;ssv_loc=http://www.oracle.com/index.html;bcsi-ac-e97e3baae166e65d=253E4EE600000206rxt71rgyzusXufX62xm+Rj0Yt1MCAAAABgIAACDYAwCAUQEAAgAAAElFAgA=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.xp1.ru4.com</text:p>
          </table:table-cell>
          <table:table-cell office:value-type="string" calcext:value-type="string">
            <text:p>192.168.4.15</text:p>
          </table:table-cell>
          <table:table-cell office:value-type="float" office:value="64868" calcext:value-type="float">
            <text:p>6486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kBh73xt8LYziS4A4</text:p>
          </table:table-cell>
          <table:table-cell office:value-type="string" calcext:value-type="string">
            <text:p>image/gif</text:p>
          </table:table-cell>
          <table:table-cell office:value-type="float" office:value="43" calcext:value-type="float">
            <text:p>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7.584562" calcext:value-type="date">
            <text:p>10/22/15 04:45 PM</text:p>
          </table:table-cell>
          <table:table-cell office:value-type="string" calcext:value-type="string">
            <text:p>CGND4l1aoFgZHikuc</text:p>
          </table:table-cell>
          <table:table-cell office:value-type="string" calcext:value-type="string">
            <text:p>http://d.xp1.ru4.com/activity?_o=55914384&amp;_t=dc&amp;ssv_loc=http://www.oracle.com/index.html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d.xp1.ru4.comhttp://d.xp1.ru4.com/activity?_o=55914384&amp;_t=dc&amp;ssv_loc=http://www.oracle.com/index.htm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40" calcext:value-type="float">
            <text:p>6484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1.74777" calcext:value-type="date">
            <text:p>10/22/15 04:45 PM</text:p>
          </table:table-cell>
          <table:table-cell office:value-type="string" calcext:value-type="string">
            <text:p>CocfAJ23J6gKNNr998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42" calcext:value-type="float">
            <text:p>6484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1.872621" calcext:value-type="date">
            <text:p>10/22/15 04:45 PM</text:p>
          </table:table-cell>
          <table:table-cell office:value-type="string" calcext:value-type="string">
            <text:p>CPqi0341KCquJS6voh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45" calcext:value-type="float">
            <text:p>6484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FsgcnU2pS261NT3ex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2.706813" calcext:value-type="date">
            <text:p>10/22/15 04:45 PM</text:p>
          </table:table-cell>
          <table:table-cell office:value-type="string" calcext:value-type="string">
            <text:p>CMEVYvEYozq8WoWId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30554202.t.eloqua.com</text:p>
          </table:table-cell>
          <table:table-cell office:value-type="string" calcext:value-type="string">
            <text:p>192.168.4.15</text:p>
          </table:table-cell>
          <table:table-cell office:value-type="float" office:value="64870" calcext:value-type="float">
            <text:p>6487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qZ5PP72JKC4WVgj</text:p>
          </table:table-cell>
          <table:table-cell office:value-type="string" calcext:value-type="string">
            <text:p>image/gif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8.700756" calcext:value-type="date">
            <text:p>10/22/15 04:45 PM</text:p>
          </table:table-cell>
          <table:table-cell office:value-type="string" calcext:value-type="string">
            <text:p>C8siIM3PHLWmVJewD6</text:p>
          </table:table-cell>
          <table:table-cell office:value-type="string" calcext:value-type="string">
            <text:p>http://s30554202.t.eloqua.com/visitor/v200/svrGP?pps=3&amp;siteid=30554202&amp;ref2=elqNone&amp;tzo=300&amp;ms=272&amp;optin=disabled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30554202.t.eloqua.comhttp://s30554202.t.eloqua.com/visitor/v200/svrGP?pps=3&amp;siteid=30554202&amp;ref2=elqNone&amp;tzo=300&amp;ms=272&amp;optin=disable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872" calcext:value-type="float">
            <text:p>6487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5:59.274157" calcext:value-type="date">
            <text:p>10/22/15 04:45 PM</text:p>
          </table:table-cell>
          <table:table-cell office:value-type="string" calcext:value-type="string">
            <text:p>Cf8uz01dGKBO2D62xf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53" calcext:value-type="float">
            <text:p>6485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5.437056" calcext:value-type="date">
            <text:p>10/22/15 04:45 PM</text:p>
          </table:table-cell>
          <table:table-cell office:value-type="string" calcext:value-type="string">
            <text:p>CkU1Us1H13sOD0UPmd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874" calcext:value-type="float">
            <text:p>6487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3hANlpC9LBhgdv</text:p>
          </table:table-cell>
          <table:table-cell office:value-type="string" calcext:value-type="string">
            <text:p>text/html</text:p>
          </table:table-cell>
          <table:table-cell office:value-type="float" office:value="6533" calcext:value-type="float">
            <text:p>653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01.463294" calcext:value-type="date">
            <text:p>10/22/15 04:46 PM</text:p>
          </table:table-cell>
          <table:table-cell office:value-type="string" calcext:value-type="string">
            <text:p>C7T7KW3FaHIKDq38q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54" calcext:value-type="float">
            <text:p>6485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5.502186" calcext:value-type="date">
            <text:p>10/22/15 04:45 PM</text:p>
          </table:table-cell>
          <table:table-cell office:value-type="string" calcext:value-type="string">
            <text:p>CzNPTFn5zrfEKXhle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876" calcext:value-type="float">
            <text:p>6487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HQ86A3yEF7EsRkPv9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01.794928" calcext:value-type="date">
            <text:p>10/22/15 04:46 PM</text:p>
          </table:table-cell>
          <table:table-cell office:value-type="string" calcext:value-type="string">
            <text:p>CeuLoV2mrLqFnK8eT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55" calcext:value-type="float">
            <text:p>6485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6.215333" calcext:value-type="date">
            <text:p>10/22/15 04:45 PM</text:p>
          </table:table-cell>
          <table:table-cell office:value-type="string" calcext:value-type="string">
            <text:p>CrcGxrlisfN4Up9m1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60" calcext:value-type="float">
            <text:p>6486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6.646354" calcext:value-type="date">
            <text:p>10/22/15 04:45 PM</text:p>
          </table:table-cell>
          <table:table-cell office:value-type="string" calcext:value-type="string">
            <text:p>C3A9jByxJzNLbky0e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61" calcext:value-type="float">
            <text:p>6486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6.653326" calcext:value-type="date">
            <text:p>10/22/15 04:45 PM</text:p>
          </table:table-cell>
          <table:table-cell office:value-type="string" calcext:value-type="string">
            <text:p>C5UrkwMw4h5bAPOL8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59" calcext:value-type="float">
            <text:p>6485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6.607437" calcext:value-type="date">
            <text:p>10/22/15 04:45 PM</text:p>
          </table:table-cell>
          <table:table-cell office:value-type="string" calcext:value-type="string">
            <text:p>CKSIBx1SvcyNBj1kHd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877" calcext:value-type="float">
            <text:p>6487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oved Temporarily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02.446773" calcext:value-type="date">
            <text:p>10/22/15 04:46 PM</text:p>
          </table:table-cell>
          <table:table-cell office:value-type="string" calcext:value-type="string">
            <text:p>CUzQ143UMkmMLoya9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66" calcext:value-type="float">
            <text:p>6486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7.406539" calcext:value-type="date">
            <text:p>10/22/15 04:45 PM</text:p>
          </table:table-cell>
          <table:table-cell office:value-type="string" calcext:value-type="string">
            <text:p>C1b33F1HzSPG93JcEi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30554202.t.eloqua.com</text:p>
          </table:table-cell>
          <table:table-cell office:value-type="string" calcext:value-type="string">
            <text:p>192.168.4.15</text:p>
          </table:table-cell>
          <table:table-cell office:value-type="float" office:value="64869" calcext:value-type="float">
            <text:p>6486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8.550348" calcext:value-type="date">
            <text:p>10/22/15 04:45 PM</text:p>
          </table:table-cell>
          <table:table-cell office:value-type="string" calcext:value-type="string">
            <text:p>C1IFxp3LXLp4MctmM9</text:p>
          </table:table-cell>
          <table:table-cell office:value-type="string" calcext:value-type="string">
            <text:p>http://s30554202.t.eloqua.com/visitor/v200/svrGP?pps=3&amp;siteid=30554202&amp;ref2=elqNone&amp;tzo=300&amp;ms=272&amp;optin=disabled;bcsi-ac-e97e3baae166e65d=253E4EE600000206rxt71rgyzusXufX62xm+Rj0Yt1MCAAAABgIAACD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30554202.t.eloqua.comhttp://s30554202.t.eloqua.com/visitor/v200/svrGP?pps=3&amp;siteid=30554202&amp;ref2=elqNone&amp;tzo=300&amp;ms=272&amp;optin=disabled;bcsi-ac-e97e3baae166e65d=253E4EE600000206rxt71rgyzusXufX62xm+Rj0Yt1MCAAAABgIAACDYAwCAUQEAAgAAAElFAgA=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37</text:p>
          </table:table-cell>
          <table:table-cell office:value-type="float" office:value="60925" calcext:value-type="float">
            <text:p>6092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HmAal3Lpw1Z6aamq2</text:p>
          </table:table-cell>
          <table:table-cell office:value-type="string" calcext:value-type="string">
            <text:p>text/html</text:p>
          </table:table-cell>
          <table:table-cell office:value-type="float" office:value="13440" calcext:value-type="float">
            <text:p>1344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03.540113" calcext:value-type="date">
            <text:p>10/22/15 04:46 PM</text:p>
          </table:table-cell>
          <table:table-cell office:value-type="string" calcext:value-type="string">
            <text:p>C7X8wo22vi7AIkMw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65" calcext:value-type="float">
            <text:p>6486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7.376518" calcext:value-type="date">
            <text:p>10/22/15 04:45 PM</text:p>
          </table:table-cell>
          <table:table-cell office:value-type="string" calcext:value-type="string">
            <text:p>CTzE2525iEUCtobYHj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878" calcext:value-type="float">
            <text:p>6487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yTHL2eCsz5tx0M3c</text:p>
          </table:table-cell>
          <table:table-cell office:value-type="string" calcext:value-type="string">
            <text:p>text/html</text:p>
          </table:table-cell>
          <table:table-cell office:value-type="float" office:value="2733" calcext:value-type="float">
            <text:p>273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04.674043" calcext:value-type="date">
            <text:p>10/22/15 04:46 PM</text:p>
          </table:table-cell>
          <table:table-cell office:value-type="string" calcext:value-type="string">
            <text:p>C2k4WH3M41vWA2vZi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881" calcext:value-type="float">
            <text:p>6488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7tm8X1fDyEOBaMqZ1</text:p>
          </table:table-cell>
          <table:table-cell office:value-type="string" calcext:value-type="string">
            <text:p>text/html</text:p>
          </table:table-cell>
          <table:table-cell office:value-type="float" office:value="2698" calcext:value-type="float">
            <text:p>269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06.099466" calcext:value-type="date">
            <text:p>10/22/15 04:46 PM</text:p>
          </table:table-cell>
          <table:table-cell office:value-type="string" calcext:value-type="string">
            <text:p>CU2KkG4Bphn97PL6t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73" calcext:value-type="float">
            <text:p>6487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FMFeac2VYa2oXin20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00.671829" calcext:value-type="date">
            <text:p>10/22/15 04:46 PM</text:p>
          </table:table-cell>
          <table:table-cell office:value-type="string" calcext:value-type="string">
            <text:p>CJtQ0j4t671u6Wrb09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882" calcext:value-type="float">
            <text:p>6488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tEHk38LT4GWZKOxi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06.700027" calcext:value-type="date">
            <text:p>10/22/15 04:46 PM</text:p>
          </table:table-cell>
          <table:table-cell office:value-type="string" calcext:value-type="string">
            <text:p>CrSKSm3rcORQToD7M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75" calcext:value-type="float">
            <text:p>6487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01.57031" calcext:value-type="date">
            <text:p>10/22/15 04:46 PM</text:p>
          </table:table-cell>
          <table:table-cell office:value-type="string" calcext:value-type="string">
            <text:p>CKtFwZ2ztXMZfbTlN2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ogin.live.com</text:p>
          </table:table-cell>
          <table:table-cell office:value-type="string" calcext:value-type="string">
            <text:p>192.168.4.7</text:p>
          </table:table-cell>
          <table:table-cell office:value-type="float" office:value="49451" calcext:value-type="float">
            <text:p>49451</text:p>
          </table:table-cell>
          <table:table-cell office:value-type="string" calcext:value-type="string">
            <text:p>131.253.61.9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yzjF3Mxe1HJHqBN4</text:p>
          </table:table-cell>
          <table:table-cell office:value-type="string" calcext:value-type="string">
            <text:p>text/plain</text:p>
          </table:table-cell>
          <table:table-cell office:value-type="float" office:value="113" calcext:value-type="float">
            <text:p>1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09.67631" calcext:value-type="date">
            <text:p>10/22/15 04:46 PM</text:p>
          </table:table-cell>
          <table:table-cell office:value-type="string" calcext:value-type="string">
            <text:p>CNRUGZ3Xiwp8kqEMEh</text:p>
          </table:table-cell>
          <table:table-cell office:value-type="string" calcext:value-type="string">
            <text:p>/ppcrlcheck.srf</text:p>
          </table:table-cell>
          <table:table-cell office:value-type="string" calcext:value-type="string">
            <text:p>Mozilla/4.0 (compatible; MSIE 6.0; Windows NT 10.0; .NET4.0C; .NET4.0E; IDCRL 11.10.0.10011.16485; IDCRL-cfg 16.0.25551.0; App svchost.exe, 10.0.10240.16384, {DF60E2DF-88AD-4526-AE21-83D130EF0F68}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login.live.com/ppcrlcheck.srf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79" calcext:value-type="float">
            <text:p>6487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04.735906" calcext:value-type="date">
            <text:p>10/22/15 04:46 PM</text:p>
          </table:table-cell>
          <table:table-cell office:value-type="string" calcext:value-type="string">
            <text:p>CkWZtv4YY2ITOPbfnj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886" calcext:value-type="float">
            <text:p>6488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W4l9I2w2oNpCAeAh</text:p>
          </table:table-cell>
          <table:table-cell office:value-type="string" calcext:value-type="string">
            <text:p>text/html</text:p>
          </table:table-cell>
          <table:table-cell office:value-type="float" office:value="4274" calcext:value-type="float">
            <text:p>427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10.567716" calcext:value-type="date">
            <text:p>10/22/15 04:46 PM</text:p>
          </table:table-cell>
          <table:table-cell office:value-type="string" calcext:value-type="string">
            <text:p>CDUbT6i6BdozdrVih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887" calcext:value-type="float">
            <text:p>6488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XW4m33PEsoScQOMka</text:p>
          </table:table-cell>
          <table:table-cell office:value-type="string" calcext:value-type="string">
            <text:p>text/html</text:p>
          </table:table-cell>
          <table:table-cell office:value-type="float" office:value="792" calcext:value-type="float">
            <text:p>79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10.726161" calcext:value-type="date">
            <text:p>10/22/15 04:46 PM</text:p>
          </table:table-cell>
          <table:table-cell office:value-type="string" calcext:value-type="string">
            <text:p>CSyCtm14tiIIxSDg9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80" calcext:value-type="float">
            <text:p>6488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Fffu4L24VB6GBk9s2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05.387198" calcext:value-type="date">
            <text:p>10/22/15 04:46 PM</text:p>
          </table:table-cell>
          <table:table-cell office:value-type="string" calcext:value-type="string">
            <text:p>CArxtz37wDjwcNauz5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84" calcext:value-type="float">
            <text:p>6488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08.896351" calcext:value-type="date">
            <text:p>10/22/15 04:46 PM</text:p>
          </table:table-cell>
          <table:table-cell office:value-type="string" calcext:value-type="string">
            <text:p>Cchytc3P6uT2qAKJS3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890" calcext:value-type="float">
            <text:p>6489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IfGl3ZbQUL8hX8j8</text:p>
          </table:table-cell>
          <table:table-cell office:value-type="string" calcext:value-type="string">
            <text:p>text/html</text:p>
          </table:table-cell>
          <table:table-cell office:value-type="float" office:value="3281" calcext:value-type="float">
            <text:p>328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15.241485" calcext:value-type="date">
            <text:p>10/22/15 04:46 PM</text:p>
          </table:table-cell>
          <table:table-cell office:value-type="string" calcext:value-type="string">
            <text:p>CJpWjN2Hoo1qPodpl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85" calcext:value-type="float">
            <text:p>6488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Fetm831vURIsuRTUA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09.919635" calcext:value-type="date">
            <text:p>10/22/15 04:46 PM</text:p>
          </table:table-cell>
          <table:table-cell office:value-type="string" calcext:value-type="string">
            <text:p>CukCx62T4HE1spF8Hk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chiark.greenend.org.uk</text:p>
          </table:table-cell>
          <table:table-cell office:value-type="string" calcext:value-type="string">
            <text:p>192.168.4.15</text:p>
          </table:table-cell>
          <table:table-cell office:value-type="float" office:value="64894" calcext:value-type="float">
            <text:p>6489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lJKo0BTMmF2Ftg</text:p>
          </table:table-cell>
          <table:table-cell office:value-type="string" calcext:value-type="string">
            <text:p>text/html</text:p>
          </table:table-cell>
          <table:table-cell office:value-type="float" office:value="3468" calcext:value-type="float">
            <text:p>346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16.18744" calcext:value-type="date">
            <text:p>10/22/15 04:46 PM</text:p>
          </table:table-cell>
          <table:table-cell office:value-type="string" calcext:value-type="string">
            <text:p>CCFgBe5pB5IU2O5ic</text:p>
          </table:table-cell>
          <table:table-cell office:value-type="string" calcext:value-type="string">
            <text:p>http://www.chiark.greenend.org.uk/~sgtatham/putty/download.html?bcsi-ac-e97e3baae166e65d=253E4EE600000206SySkQutQQ2L/tkMQeMvHVtlfjF4CAAAABgIAAED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chiark.greenend.org.ukhttp://www.chiark.greenend.org.uk/~sgtatham/putty/download.html?bcsi-ac-e97e3baae166e65d=253E4EE600000206SySkQutQQ2L/tkMQeMvHVtlfjF4CAAAABgIAAEDYAwCAUQEAAgAAAElFAgA=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896" calcext:value-type="float">
            <text:p>6489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IPBPhnbCmIkJW77</text:p>
          </table:table-cell>
          <table:table-cell office:value-type="string" calcext:value-type="string">
            <text:p>text/html</text:p>
          </table:table-cell>
          <table:table-cell office:value-type="float" office:value="3120" calcext:value-type="float">
            <text:p>312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16.523679" calcext:value-type="date">
            <text:p>10/22/15 04:46 PM</text:p>
          </table:table-cell>
          <table:table-cell office:value-type="string" calcext:value-type="string">
            <text:p>CFh9Iu4BPShR8jI5b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chiark.greenend.org.uk</text:p>
          </table:table-cell>
          <table:table-cell office:value-type="string" calcext:value-type="string">
            <text:p>192.168.4.15</text:p>
          </table:table-cell>
          <table:table-cell office:value-type="float" office:value="64895" calcext:value-type="float">
            <text:p>6489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Wpxf4cV4J9Uc3iPh</text:p>
          </table:table-cell>
          <table:table-cell office:value-type="string" calcext:value-type="string">
            <text:p>text/html</text:p>
          </table:table-cell>
          <table:table-cell office:value-type="float" office:value="4756" calcext:value-type="float">
            <text:p>47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16.227604" calcext:value-type="date">
            <text:p>10/22/15 04:46 PM</text:p>
          </table:table-cell>
          <table:table-cell office:value-type="string" calcext:value-type="string">
            <text:p>Cc9o2TDkT677xhMm6</text:p>
          </table:table-cell>
          <table:table-cell office:value-type="string" calcext:value-type="string">
            <text:p>http://www.chiark.greenend.org.uk/~sgtatham/putty/download.html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chiark.greenend.org.ukhttp://www.chiark.greenend.org.uk/~sgtatham/putty/download.html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chiark.greenend.org.uk</text:p>
          </table:table-cell>
          <table:table-cell office:value-type="string" calcext:value-type="string">
            <text:p>192.168.4.15</text:p>
          </table:table-cell>
          <table:table-cell office:value-type="float" office:value="64895" calcext:value-type="float">
            <text:p>6489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chiark.greenend.org.uk/~sgtatham/putty/download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bmBD1m7Iz62AHErk</text:p>
          </table:table-cell>
          <table:table-cell office:value-type="string" calcext:value-type="string">
            <text:p>text/plain</text:p>
          </table:table-cell>
          <table:table-cell office:value-type="float" office:value="342" calcext:value-type="float">
            <text:p>3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2T16:46:16.605136" calcext:value-type="date">
            <text:p>10/22/15 04:46 PM</text:p>
          </table:table-cell>
          <table:table-cell office:value-type="string" calcext:value-type="string">
            <text:p>Cc9o2TDkT677xhMm6</text:p>
          </table:table-cell>
          <table:table-cell office:value-type="string" calcext:value-type="string">
            <text:p>http://www.chiark.greenend.org.uk/~sgtatham/putty/sitestyle.cs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chiark.greenend.org.ukhttp://www.chiark.greenend.org.uk/~sgtatham/putty/sitestyle.cs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chiark.greenend.org.uk</text:p>
          </table:table-cell>
          <table:table-cell office:value-type="string" calcext:value-type="string">
            <text:p>192.168.4.15</text:p>
          </table:table-cell>
          <table:table-cell office:value-type="float" office:value="64895" calcext:value-type="float">
            <text:p>6489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chiark.greenend.org.uk/~sgtatham/putty/download.htm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1dMie4McxGpA5gFf5</text:p>
          </table:table-cell>
          <table:table-cell office:value-type="string" calcext:value-type="string">
            <text:p>image/x-icon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3" calcext:value-type="float">
            <text:p>3</text:p>
          </table:table-cell>
          <table:table-cell office:value-type="date" office:date-value="2015-10-22T16:46:16.811874" calcext:value-type="date">
            <text:p>10/22/15 04:46 PM</text:p>
          </table:table-cell>
          <table:table-cell office:value-type="string" calcext:value-type="string">
            <text:p>Cc9o2TDkT677xhMm6</text:p>
          </table:table-cell>
          <table:table-cell office:value-type="string" calcext:value-type="string">
            <text:p>http://www.chiark.greenend.org.uk/~sgtatham/putty/putty.ico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chiark.greenend.org.ukhttp://www.chiark.greenend.org.uk/~sgtatham/putty/putty.ico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4</text:p>
          </table:table-cell>
          <table:table-cell office:value-type="float" office:value="53326" calcext:value-type="float">
            <text:p>53326</text:p>
          </table:table-cell>
          <table:table-cell office:value-type="string" calcext:value-type="string">
            <text:p>199.19.250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iY0EB7w60aRQewl</text:p>
          </table:table-cell>
          <table:table-cell office:value-type="string" calcext:value-type="string">
            <text:p>text/html</text:p>
          </table:table-cell>
          <table:table-cell office:value-type="float" office:value="13402" calcext:value-type="float">
            <text:p>1340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emporary Redirect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18.470845" calcext:value-type="date">
            <text:p>10/22/15 04:46 PM</text:p>
          </table:table-cell>
          <table:table-cell office:value-type="string" calcext:value-type="string">
            <text:p>CoBLkI1qIKYNTpGWx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.com</text:p>
          </table:table-cell>
          <table:table-cell office:value-type="string" calcext:value-type="string">
            <text:p>192.168.4.15</text:p>
          </table:table-cell>
          <table:table-cell office:value-type="float" office:value="64831" calcext:value-type="float">
            <text:p>6483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2T16:46:18.86137" calcext:value-type="date">
            <text:p>10/22/15 04:46 PM</text:p>
          </table:table-cell>
          <table:table-cell office:value-type="string" calcext:value-type="string">
            <text:p>ClMqjj1OhQgactzvRg</text:p>
          </table:table-cell>
          <table:table-cell office:value-type="string" calcext:value-type="string">
            <text:p>http://www.oracle.com/favicon.ico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.comhttp://www.oracle.com/favicon.ico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tldl.windowsupdate.com</text:p>
          </table:table-cell>
          <table:table-cell office:value-type="string" calcext:value-type="string">
            <text:p>192.168.4.7</text:p>
          </table:table-cell>
          <table:table-cell office:value-type="float" office:value="49453" calcext:value-type="float">
            <text:p>49453</text:p>
          </table:table-cell>
          <table:table-cell office:value-type="string" calcext:value-type="string">
            <text:p>96.16.12.14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19.791125" calcext:value-type="date">
            <text:p>10/22/15 04:46 PM</text:p>
          </table:table-cell>
          <table:table-cell office:value-type="string" calcext:value-type="string">
            <text:p>CXgxML3Uv9HCaEARx</text:p>
          </table:table-cell>
          <table:table-cell office:value-type="string" calcext:value-type="string">
            <text:p>/msdownload/update/v3/static/trustedr/en/disallowedcertstl.cab?b7805569c3005787</text:p>
          </table:table-cell>
          <table:table-cell office:value-type="string" calcext:value-type="string">
            <text:p>Microsoft-CryptoAPI/10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tldl.windowsupdate.com/msdownload/update/v3/static/trustedr/en/disallowedcertstl.cab?b7805569c300578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tldl.windowsupdate.com</text:p>
          </table:table-cell>
          <table:table-cell office:value-type="string" calcext:value-type="string">
            <text:p>192.168.4.7</text:p>
          </table:table-cell>
          <table:table-cell office:value-type="float" office:value="49453" calcext:value-type="float">
            <text:p>49453</text:p>
          </table:table-cell>
          <table:table-cell office:value-type="string" calcext:value-type="string">
            <text:p>96.16.12.14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2T16:46:20.200579" calcext:value-type="date">
            <text:p>10/22/15 04:46 PM</text:p>
          </table:table-cell>
          <table:table-cell office:value-type="string" calcext:value-type="string">
            <text:p>CXgxML3Uv9HCaEARx</text:p>
          </table:table-cell>
          <table:table-cell office:value-type="string" calcext:value-type="string">
            <text:p>/msdownload/update/v3/static/trustedr/en/pinrulesstl.cab?becdf0abf6375220</text:p>
          </table:table-cell>
          <table:table-cell office:value-type="string" calcext:value-type="string">
            <text:p>Microsoft-CryptoAPI/10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tldl.windowsupdate.com/msdownload/update/v3/static/trustedr/en/pinrulesstl.cab?becdf0abf637522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89" calcext:value-type="float">
            <text:p>6488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14.483601" calcext:value-type="date">
            <text:p>10/22/15 04:46 PM</text:p>
          </table:table-cell>
          <table:table-cell office:value-type="string" calcext:value-type="string">
            <text:p>CVDKOC22eIaHLrvT41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91" calcext:value-type="float">
            <text:p>6489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15.297519" calcext:value-type="date">
            <text:p>10/22/15 04:46 PM</text:p>
          </table:table-cell>
          <table:table-cell office:value-type="string" calcext:value-type="string">
            <text:p>ChYTd03BVp4U463IA9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92" calcext:value-type="float">
            <text:p>6489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15.598642" calcext:value-type="date">
            <text:p>10/22/15 04:46 PM</text:p>
          </table:table-cell>
          <table:table-cell office:value-type="string" calcext:value-type="string">
            <text:p>Cqx0dP33ePiNZI8p87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93" calcext:value-type="float">
            <text:p>6489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15.851894" calcext:value-type="date">
            <text:p>10/22/15 04:46 PM</text:p>
          </table:table-cell>
          <table:table-cell office:value-type="string" calcext:value-type="string">
            <text:p>CiaOik451iw9GfE7Cl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rtal.threatpulse.com</text:p>
          </table:table-cell>
          <table:table-cell office:value-type="string" calcext:value-type="string">
            <text:p>192.168.4.15</text:p>
          </table:table-cell>
          <table:table-cell office:value-type="float" office:value="64856" calcext:value-type="float">
            <text:p>6485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5.600489" calcext:value-type="date">
            <text:p>10/22/15 04:45 PM</text:p>
          </table:table-cell>
          <table:table-cell office:value-type="string" calcext:value-type="string">
            <text:p>C8H2xe3T3nAHcmfGp4</text:p>
          </table:table-cell>
          <table:table-cell office:value-type="string" calcext:value-type="string">
            <text:p>portal.threatpulse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ortal.threatpulse.comportal.threatpulse.com:4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4</text:p>
          </table:table-cell>
          <table:table-cell office:value-type="float" office:value="53327" calcext:value-type="float">
            <text:p>53327</text:p>
          </table:table-cell>
          <table:table-cell office:value-type="string" calcext:value-type="string">
            <text:p>199.19.250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23.338568" calcext:value-type="date">
            <text:p>10/22/15 04:46 PM</text:p>
          </table:table-cell>
          <table:table-cell office:value-type="string" calcext:value-type="string">
            <text:p>CuI5DT3Q1BdtHp4Vt7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3; WOW64; Trident/7.0; rv:11.0) like Geck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2" calcext:value-type="float">
            <text:p>6492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Ylv2E2Lhq654bDgl9</text:p>
          </table:table-cell>
          <table:table-cell office:value-type="string" calcext:value-type="string">
            <text:p>text/html</text:p>
          </table:table-cell>
          <table:table-cell office:value-type="float" office:value="3522" calcext:value-type="float">
            <text:p>352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0.713415" calcext:value-type="date">
            <text:p>10/22/15 04:46 PM</text:p>
          </table:table-cell>
          <table:table-cell office:value-type="string" calcext:value-type="string">
            <text:p>Cgo1Xy1tIxFftCacqi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899" calcext:value-type="float">
            <text:p>6489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25.133052" calcext:value-type="date">
            <text:p>10/22/15 04:46 PM</text:p>
          </table:table-cell>
          <table:table-cell office:value-type="string" calcext:value-type="string">
            <text:p>CdSJei48gecNV8lJNl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3" calcext:value-type="float">
            <text:p>6492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0.98877" calcext:value-type="date">
            <text:p>10/22/15 04:46 PM</text:p>
          </table:table-cell>
          <table:table-cell office:value-type="string" calcext:value-type="string">
            <text:p>CkHb6W1RcLShzYNgQ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1" calcext:value-type="float">
            <text:p>6492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0.988838" calcext:value-type="date">
            <text:p>10/22/15 04:46 PM</text:p>
          </table:table-cell>
          <table:table-cell office:value-type="string" calcext:value-type="string">
            <text:p>Cfni5CRo6xKkOwB6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5" calcext:value-type="float">
            <text:p>6492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0.988841" calcext:value-type="date">
            <text:p>10/22/15 04:46 PM</text:p>
          </table:table-cell>
          <table:table-cell office:value-type="string" calcext:value-type="string">
            <text:p>CLVS5E47jY9JWCazD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0" calcext:value-type="float">
            <text:p>6492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JfYL2hQz1dpW9ENf</text:p>
          </table:table-cell>
          <table:table-cell office:value-type="string" calcext:value-type="string">
            <text:p>text/html</text:p>
          </table:table-cell>
          <table:table-cell office:value-type="float" office:value="15736" calcext:value-type="float">
            <text:p>157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0.837337" calcext:value-type="date">
            <text:p>10/22/15 04:46 PM</text:p>
          </table:table-cell>
          <table:table-cell office:value-type="string" calcext:value-type="string">
            <text:p>CNjf8xxWta8YuCyD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3" calcext:value-type="float">
            <text:p>6492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1.059214" calcext:value-type="date">
            <text:p>10/22/15 04:46 PM</text:p>
          </table:table-cell>
          <table:table-cell office:value-type="string" calcext:value-type="string">
            <text:p>CkHb6W1RcLShzYNgQ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32" calcext:value-type="float">
            <text:p>6493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EI9Z3rKiX92Ezjah</text:p>
          </table:table-cell>
          <table:table-cell office:value-type="string" calcext:value-type="string">
            <text:p>text/html</text:p>
          </table:table-cell>
          <table:table-cell office:value-type="float" office:value="3765" calcext:value-type="float">
            <text:p>376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0.994412" calcext:value-type="date">
            <text:p>10/22/15 04:46 PM</text:p>
          </table:table-cell>
          <table:table-cell office:value-type="string" calcext:value-type="string">
            <text:p>C3PGft4S8cMNM4isec</text:p>
          </table:table-cell>
          <table:table-cell office:value-type="string" calcext:value-type="string">
            <text:p>http://cdn.dynamicyield.com/api/8765952/api_dynamic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dynamicyield.comhttp://cdn.dynamicyield.com/api/8765952/api_dynamic.j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5" calcext:value-type="float">
            <text:p>6492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1.071497" calcext:value-type="date">
            <text:p>10/22/15 04:46 PM</text:p>
          </table:table-cell>
          <table:table-cell office:value-type="string" calcext:value-type="string">
            <text:p>CLVS5E47jY9JWCazD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1" calcext:value-type="float">
            <text:p>6492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1.071623" calcext:value-type="date">
            <text:p>10/22/15 04:46 PM</text:p>
          </table:table-cell>
          <table:table-cell office:value-type="string" calcext:value-type="string">
            <text:p>Cfni5CRo6xKkOwB6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33" calcext:value-type="float">
            <text:p>6493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zIzP3sEIUX3TFlu3</text:p>
          </table:table-cell>
          <table:table-cell office:value-type="string" calcext:value-type="string">
            <text:p>text/html</text:p>
          </table:table-cell>
          <table:table-cell office:value-type="float" office:value="5125" calcext:value-type="float">
            <text:p>512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0.997349" calcext:value-type="date">
            <text:p>10/22/15 04:46 PM</text:p>
          </table:table-cell>
          <table:table-cell office:value-type="string" calcext:value-type="string">
            <text:p>CiX8QT244nLYAe1mf</text:p>
          </table:table-cell>
          <table:table-cell office:value-type="string" calcext:value-type="string">
            <text:p>http://cdn.dynamicyield.com/api/8765952/api_static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dynamicyield.comhttp://cdn.dynamicyield.com/api/8765952/api_static.j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0" calcext:value-type="float">
            <text:p>6492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1.100277" calcext:value-type="date">
            <text:p>10/22/15 04:46 PM</text:p>
          </table:table-cell>
          <table:table-cell office:value-type="string" calcext:value-type="string">
            <text:p>CNjf8xxWta8YuCyD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3" calcext:value-type="float">
            <text:p>6492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1.13374" calcext:value-type="date">
            <text:p>10/22/15 04:46 PM</text:p>
          </table:table-cell>
          <table:table-cell office:value-type="string" calcext:value-type="string">
            <text:p>CkHb6W1RcLShzYNgQ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1" calcext:value-type="float">
            <text:p>6492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1.138501" calcext:value-type="date">
            <text:p>10/22/15 04:46 PM</text:p>
          </table:table-cell>
          <table:table-cell office:value-type="string" calcext:value-type="string">
            <text:p>Cfni5CRo6xKkOwB6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5" calcext:value-type="float">
            <text:p>6492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1.143182" calcext:value-type="date">
            <text:p>10/22/15 04:46 PM</text:p>
          </table:table-cell>
          <table:table-cell office:value-type="string" calcext:value-type="string">
            <text:p>CLVS5E47jY9JWCazD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3" calcext:value-type="float">
            <text:p>6492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1.199697" calcext:value-type="date">
            <text:p>10/22/15 04:46 PM</text:p>
          </table:table-cell>
          <table:table-cell office:value-type="string" calcext:value-type="string">
            <text:p>CkHb6W1RcLShzYNgQ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35" calcext:value-type="float">
            <text:p>6493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oved Temporarily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1.203864" calcext:value-type="date">
            <text:p>10/22/15 04:46 PM</text:p>
          </table:table-cell>
          <table:table-cell office:value-type="string" calcext:value-type="string">
            <text:p>C4ABcl4GGKi1j1quw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1" calcext:value-type="float">
            <text:p>6492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1.221207" calcext:value-type="date">
            <text:p>10/22/15 04:46 PM</text:p>
          </table:table-cell>
          <table:table-cell office:value-type="string" calcext:value-type="string">
            <text:p>Cfni5CRo6xKkOwB6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31" calcext:value-type="float">
            <text:p>6493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vZAvL2NXwbercrXf4</text:p>
          </table:table-cell>
          <table:table-cell office:value-type="string" calcext:value-type="string">
            <text:p>text/plain</text:p>
          </table:table-cell>
          <table:table-cell office:value-type="float" office:value="7959" calcext:value-type="float">
            <text:p>795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1.046814" calcext:value-type="date">
            <text:p>10/22/15 04:46 PM</text:p>
          </table:table-cell>
          <table:table-cell office:value-type="string" calcext:value-type="string">
            <text:p>CD4dHF36a8y2qHbPt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0" calcext:value-type="float">
            <text:p>6492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JfYL2hQz1dpW9ENf</text:p>
          </table:table-cell>
          <table:table-cell office:value-type="string" calcext:value-type="string">
            <text:p>text/plain</text:p>
          </table:table-cell>
          <table:table-cell office:value-type="float" office:value="9227" calcext:value-type="float">
            <text:p>92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31.166183" calcext:value-type="date">
            <text:p>10/22/15 04:46 PM</text:p>
          </table:table-cell>
          <table:table-cell office:value-type="string" calcext:value-type="string">
            <text:p>CNjf8xxWta8YuCyD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00" calcext:value-type="float">
            <text:p>6490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25.946743" calcext:value-type="date">
            <text:p>10/22/15 04:46 PM</text:p>
          </table:table-cell>
          <table:table-cell office:value-type="string" calcext:value-type="string">
            <text:p>CesJ5j2sARrkhHtnBf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sets.adobedtm.com</text:p>
          </table:table-cell>
          <table:table-cell office:value-type="string" calcext:value-type="string">
            <text:p>192.168.4.15</text:p>
          </table:table-cell>
          <table:table-cell office:value-type="float" office:value="64944" calcext:value-type="float">
            <text:p>6494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n87Cu4yn6q3q4OkEb</text:p>
          </table:table-cell>
          <table:table-cell office:value-type="string" calcext:value-type="string">
            <text:p>text/html</text:p>
          </table:table-cell>
          <table:table-cell office:value-type="float" office:value="3413" calcext:value-type="float">
            <text:p>34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2.16486" calcext:value-type="date">
            <text:p>10/22/15 04:46 PM</text:p>
          </table:table-cell>
          <table:table-cell office:value-type="string" calcext:value-type="string">
            <text:p>CSj20bdtcpMsNPREg</text:p>
          </table:table-cell>
          <table:table-cell office:value-type="string" calcext:value-type="string">
            <text:p>http://assets.adobedtm.com/cd771b0aa897f931a306d7ab6af0d448836b5fd1/satelliteLib-b4a012ca1ff96bd960a7a5db112455f1ce62a52e.js?bcsi-ac-e97e3baae166e65d=253E4EE600000206asIOEvwtglhmzpl1etO1yhB0c5oCAAAABgIAAEr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ssets.adobedtm.comhttp://assets.adobedtm.com/cd771b0aa897f931a306d7ab6af0d448836b5fd1/satelliteLib-b4a012ca1ff96bd960a7a5db112455f1ce62a52e.js?bcsi-ac-e97e3baae166e65d=253E4EE600000206asIOEvwtglhmzpl1etO1yhB0c5oCAAAABgIAAErYAwCAUQEAAgAAAElFAgA=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43" calcext:value-type="float">
            <text:p>6494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a3bUpT4zfjX0Qd2</text:p>
          </table:table-cell>
          <table:table-cell office:value-type="string" calcext:value-type="string">
            <text:p>text/html</text:p>
          </table:table-cell>
          <table:table-cell office:value-type="float" office:value="4836" calcext:value-type="float">
            <text:p>483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2.155077" calcext:value-type="date">
            <text:p>10/22/15 04:46 PM</text:p>
          </table:table-cell>
          <table:table-cell office:value-type="string" calcext:value-type="string">
            <text:p>CGmMgYDSNs4o3BuHf</text:p>
          </table:table-cell>
          <table:table-cell office:value-type="string" calcext:value-type="string">
            <text:p>http://cdn.dynamicyield.com/api/8765952/api_static.js?bcsi-ac-e97e3baae166e65d=253E4EE600000206asIOEvwtglhmzpl1etO1yhB0c5oCAAAABgIAAEr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dynamicyield.comhttp://cdn.dynamicyield.com/api/8765952/api_static.js?bcsi-ac-e97e3baae166e65d=253E4EE600000206asIOEvwtglhmzpl1etO1yhB0c5oCAAAABgIAAErYAwCAUQEAAgAAAElFAgA=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googletagservices.com</text:p>
          </table:table-cell>
          <table:table-cell office:value-type="string" calcext:value-type="string">
            <text:p>192.168.4.15</text:p>
          </table:table-cell>
          <table:table-cell office:value-type="float" office:value="64948" calcext:value-type="float">
            <text:p>6494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WOzkyXlsYMEvJN56</text:p>
          </table:table-cell>
          <table:table-cell office:value-type="string" calcext:value-type="string">
            <text:p>text/plain</text:p>
          </table:table-cell>
          <table:table-cell office:value-type="float" office:value="4506" calcext:value-type="float">
            <text:p>45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2.339486" calcext:value-type="date">
            <text:p>10/22/15 04:46 PM</text:p>
          </table:table-cell>
          <table:table-cell office:value-type="string" calcext:value-type="string">
            <text:p>CI3KOC1TEZzx6HPZOi</text:p>
          </table:table-cell>
          <table:table-cell office:value-type="string" calcext:value-type="string">
            <text:p>http://www.googletagservices.com/tag/js/gpt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googletagservices.comhttp://www.googletagservices.com/tag/js/gpt.j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01" calcext:value-type="float">
            <text:p>6490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26.518737" calcext:value-type="date">
            <text:p>10/22/15 04:46 PM</text:p>
          </table:table-cell>
          <table:table-cell office:value-type="string" calcext:value-type="string">
            <text:p>CwUCes4EawaX4eu6G9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49" calcext:value-type="float">
            <text:p>6494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pXgi1iUk7DpMthR9</text:p>
          </table:table-cell>
          <table:table-cell office:value-type="string" calcext:value-type="string">
            <text:p>text/html</text:p>
          </table:table-cell>
          <table:table-cell office:value-type="float" office:value="3475" calcext:value-type="float">
            <text:p>347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2.446438" calcext:value-type="date">
            <text:p>10/22/15 04:46 PM</text:p>
          </table:table-cell>
          <table:table-cell office:value-type="string" calcext:value-type="string">
            <text:p>Cb21061QLn0eXDpnDk</text:p>
          </table:table-cell>
          <table:table-cell office:value-type="string" calcext:value-type="string">
            <text:p>http://cdn.dynamicyield.com/api/8765952/api_dynamic.js?bcsi-ac-e97e3baae166e65d=253E4EE600000206asIOEvwtglhmzpl1etO1yhB0c5oCAAAABgIAAEr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dynamicyield.comhttp://cdn.dynamicyield.com/api/8765952/api_dynamic.js?bcsi-ac-e97e3baae166e65d=253E4EE600000206asIOEvwtglhmzpl1etO1yhB0c5oCAAAABgIAAErYAwCAUQEAAgAAAElFAgA=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sets.adobedtm.com</text:p>
          </table:table-cell>
          <table:table-cell office:value-type="string" calcext:value-type="string">
            <text:p>192.168.4.15</text:p>
          </table:table-cell>
          <table:table-cell office:value-type="float" office:value="64946" calcext:value-type="float">
            <text:p>6494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J175xad4CptbtU8</text:p>
          </table:table-cell>
          <table:table-cell office:value-type="string" calcext:value-type="string">
            <text:p>text/plain</text:p>
          </table:table-cell>
          <table:table-cell office:value-type="float" office:value="18183" calcext:value-type="float">
            <text:p>181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2.27888" calcext:value-type="date">
            <text:p>10/22/15 04:46 PM</text:p>
          </table:table-cell>
          <table:table-cell office:value-type="string" calcext:value-type="string">
            <text:p>CxEApK3RXAs3ZjJYN6</text:p>
          </table:table-cell>
          <table:table-cell office:value-type="string" calcext:value-type="string">
            <text:p>http://assets.adobedtm.com/cd771b0aa897f931a306d7ab6af0d448836b5fd1/satelliteLib-b4a012ca1ff96bd960a7a5db112455f1ce62a52e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ssets.adobedtm.comhttp://assets.adobedtm.com/cd771b0aa897f931a306d7ab6af0d448836b5fd1/satelliteLib-b4a012ca1ff96bd960a7a5db112455f1ce62a52e.j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03" calcext:value-type="float">
            <text:p>6490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26.53007" calcext:value-type="date">
            <text:p>10/22/15 04:46 PM</text:p>
          </table:table-cell>
          <table:table-cell office:value-type="string" calcext:value-type="string">
            <text:p>CMZ5xmePhAnurCOzi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02" calcext:value-type="float">
            <text:p>6490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26.527419" calcext:value-type="date">
            <text:p>10/22/15 04:46 PM</text:p>
          </table:table-cell>
          <table:table-cell office:value-type="string" calcext:value-type="string">
            <text:p>CT41mq36xU8bDON5T4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4</text:p>
          </table:table-cell>
          <table:table-cell office:value-type="float" office:value="53329" calcext:value-type="float">
            <text:p>53329</text:p>
          </table:table-cell>
          <table:table-cell office:value-type="string" calcext:value-type="string">
            <text:p>199.19.250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27.344073" calcext:value-type="date">
            <text:p>10/22/15 04:46 PM</text:p>
          </table:table-cell>
          <table:table-cell office:value-type="string" calcext:value-type="string">
            <text:p>CJ85ZF11apGIXVRdIc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3; WOW64; Trident/7.0; rv:11.0) like Geck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47" calcext:value-type="float">
            <text:p>6494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ZyNavI1ZEIjvjdi</text:p>
          </table:table-cell>
          <table:table-cell office:value-type="string" calcext:value-type="string">
            <text:p>text/plain</text:p>
          </table:table-cell>
          <table:table-cell office:value-type="float" office:value="101444" calcext:value-type="float">
            <text:p>1014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2.283534" calcext:value-type="date">
            <text:p>10/22/15 04:46 PM</text:p>
          </table:table-cell>
          <table:table-cell office:value-type="string" calcext:value-type="string">
            <text:p>CPuCAo4bGyDl93SNSj</text:p>
          </table:table-cell>
          <table:table-cell office:value-type="string" calcext:value-type="string">
            <text:p>http://cdn.dynamicyield.com/api/8765952/api_static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dynamicyield.comhttp://cdn.dynamicyield.com/api/8765952/api_static.j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jax.googleapis.com</text:p>
          </table:table-cell>
          <table:table-cell office:value-type="string" calcext:value-type="string">
            <text:p>192.168.4.15</text:p>
          </table:table-cell>
          <table:table-cell office:value-type="float" office:value="64951" calcext:value-type="float">
            <text:p>6495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mx6nhvi8pOy332</text:p>
          </table:table-cell>
          <table:table-cell office:value-type="string" calcext:value-type="string">
            <text:p>text/html</text:p>
          </table:table-cell>
          <table:table-cell office:value-type="float" office:value="5113" calcext:value-type="float">
            <text:p>51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3.018984" calcext:value-type="date">
            <text:p>10/22/15 04:46 PM</text:p>
          </table:table-cell>
          <table:table-cell office:value-type="string" calcext:value-type="string">
            <text:p>C5QW1X1qy5oFZVjz2k</text:p>
          </table:table-cell>
          <table:table-cell office:value-type="string" calcext:value-type="string">
            <text:p>http://ajax.googleapis.com/ajax/libs/jquery/1.8.2/jquery.min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jax.googleapis.comhttp://ajax.googleapis.com/ajax/libs/jquery/1.8.2/jquery.min.j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jax.googleapis.com</text:p>
          </table:table-cell>
          <table:table-cell office:value-type="string" calcext:value-type="string">
            <text:p>192.168.4.15</text:p>
          </table:table-cell>
          <table:table-cell office:value-type="float" office:value="64952" calcext:value-type="float">
            <text:p>6495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WEOii4zPhyFcl9mVd</text:p>
          </table:table-cell>
          <table:table-cell office:value-type="string" calcext:value-type="string">
            <text:p>text/html</text:p>
          </table:table-cell>
          <table:table-cell office:value-type="float" office:value="3745" calcext:value-type="float">
            <text:p>374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3.020009" calcext:value-type="date">
            <text:p>10/22/15 04:46 PM</text:p>
          </table:table-cell>
          <table:table-cell office:value-type="string" calcext:value-type="string">
            <text:p>CrMYUz1CQqJSbFZwwd</text:p>
          </table:table-cell>
          <table:table-cell office:value-type="string" calcext:value-type="string">
            <text:p>http://ajax.googleapis.com/ajax/libs/jqueryui/1.8.24/jquery-ui.min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jax.googleapis.comhttp://ajax.googleapis.com/ajax/libs/jqueryui/1.8.24/jquery-ui.min.j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lib.newsvine.com</text:p>
          </table:table-cell>
          <table:table-cell office:value-type="string" calcext:value-type="string">
            <text:p>192.168.4.15</text:p>
          </table:table-cell>
          <table:table-cell office:value-type="float" office:value="64954" calcext:value-type="float">
            <text:p>6495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Hdn9n1TWa0syyNqU9</text:p>
          </table:table-cell>
          <table:table-cell office:value-type="string" calcext:value-type="string">
            <text:p>text/html</text:p>
          </table:table-cell>
          <table:table-cell office:value-type="float" office:value="3717" calcext:value-type="float">
            <text:p>371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3.076237" calcext:value-type="date">
            <text:p>10/22/15 04:46 PM</text:p>
          </table:table-cell>
          <table:table-cell office:value-type="string" calcext:value-type="string">
            <text:p>Cq5Myy2aVKhPxUaR</text:p>
          </table:table-cell>
          <table:table-cell office:value-type="string" calcext:value-type="string">
            <text:p>http://cdn.lib.newsvine.com/_static/js/ebd3b4bfb35fb3568bbb3c5fdd9366f7de7a3e84.js?v=34749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lib.newsvine.comhttp://cdn.lib.newsvine.com/_static/js/ebd3b4bfb35fb3568bbb3c5fdd9366f7de7a3e84.js?v=3474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jax.googleapis.com</text:p>
          </table:table-cell>
          <table:table-cell office:value-type="string" calcext:value-type="string">
            <text:p>192.168.4.15</text:p>
          </table:table-cell>
          <table:table-cell office:value-type="float" office:value="64959" calcext:value-type="float">
            <text:p>6495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4hw2EORgP0QHEY2</text:p>
          </table:table-cell>
          <table:table-cell office:value-type="string" calcext:value-type="string">
            <text:p>text/html</text:p>
          </table:table-cell>
          <table:table-cell office:value-type="float" office:value="3460" calcext:value-type="float">
            <text:p>346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3.280615" calcext:value-type="date">
            <text:p>10/22/15 04:46 PM</text:p>
          </table:table-cell>
          <table:table-cell office:value-type="string" calcext:value-type="string">
            <text:p>CvSmLg3rsm6aWHdTe4</text:p>
          </table:table-cell>
          <table:table-cell office:value-type="string" calcext:value-type="string">
            <text:p>http://ajax.googleapis.com/ajax/libs/jquery/1.8.2/jquery.min.js?bcsi-ac-e97e3baae166e65d=253E4EE600000206asIOEvwtglhmzpl1etO1yhB0c5oCAAAABgIAAEr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jax.googleapis.comhttp://ajax.googleapis.com/ajax/libs/jquery/1.8.2/jquery.min.js?bcsi-ac-e97e3baae166e65d=253E4EE600000206asIOEvwtglhmzpl1etO1yhB0c5oCAAAABgIAAErYAwCAUQEAAgAAAElFAgA=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jax.googleapis.com</text:p>
          </table:table-cell>
          <table:table-cell office:value-type="string" calcext:value-type="string">
            <text:p>192.168.4.15</text:p>
          </table:table-cell>
          <table:table-cell office:value-type="float" office:value="64960" calcext:value-type="float">
            <text:p>6496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9g7a13RvMFpbs4Wl</text:p>
          </table:table-cell>
          <table:table-cell office:value-type="string" calcext:value-type="string">
            <text:p>text/plain</text:p>
          </table:table-cell>
          <table:table-cell office:value-type="float" office:value="71577" calcext:value-type="float">
            <text:p>715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3.36122" calcext:value-type="date">
            <text:p>10/22/15 04:46 PM</text:p>
          </table:table-cell>
          <table:table-cell office:value-type="string" calcext:value-type="string">
            <text:p>CBKNrB2zeysy2O6cY5</text:p>
          </table:table-cell>
          <table:table-cell office:value-type="string" calcext:value-type="string">
            <text:p>http://ajax.googleapis.com/ajax/libs/jquery/1.8.2/jquery.min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jax.googleapis.comhttp://ajax.googleapis.com/ajax/libs/jquery/1.8.2/jquery.min.j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lib.newsvine.com</text:p>
          </table:table-cell>
          <table:table-cell office:value-type="string" calcext:value-type="string">
            <text:p>192.168.4.15</text:p>
          </table:table-cell>
          <table:table-cell office:value-type="float" office:value="64965" calcext:value-type="float">
            <text:p>6496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oved Temporarily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5.0694" calcext:value-type="date">
            <text:p>10/22/15 04:46 PM</text:p>
          </table:table-cell>
          <table:table-cell office:value-type="string" calcext:value-type="string">
            <text:p>C7MYgZCDdczRmwVP6</text:p>
          </table:table-cell>
          <table:table-cell office:value-type="string" calcext:value-type="string">
            <text:p>http://cdn.lib.newsvine.com/jenga/jengacss.css?widgets=core,zinger2,content,fb,troff,speakout,group,follow,msnbc,watch,open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lib.newsvine.comhttp://cdn.lib.newsvine.com/jenga/jengacss.css?widgets=core,zinger2,content,fb,troff,speakout,group,follow,msnbc,watch,ope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lib.newsvine.com</text:p>
          </table:table-cell>
          <table:table-cell office:value-type="string" calcext:value-type="string">
            <text:p>192.168.4.15</text:p>
          </table:table-cell>
          <table:table-cell office:value-type="float" office:value="64966" calcext:value-type="float">
            <text:p>6496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KDKPt3De88R8OgqL8</text:p>
          </table:table-cell>
          <table:table-cell office:value-type="string" calcext:value-type="string">
            <text:p>text/html</text:p>
          </table:table-cell>
          <table:table-cell office:value-type="float" office:value="3447" calcext:value-type="float">
            <text:p>344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5.116353" calcext:value-type="date">
            <text:p>10/22/15 04:46 PM</text:p>
          </table:table-cell>
          <table:table-cell office:value-type="string" calcext:value-type="string">
            <text:p>CuIMAp4oU4M2AYJaS9</text:p>
          </table:table-cell>
          <table:table-cell office:value-type="string" calcext:value-type="string">
            <text:p>http://cdn.lib.newsvine.com/_static/js/ebd3b4bfb35fb3568bbb3c5fdd9366f7de7a3e84.js?v=34749;bcsi-ac-e97e3baae166e65d=253E4EE600000206asIOEvwtglhmzpl1etO1yhB0c5oCAAAABgIAAEr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lib.newsvine.comhttp://cdn.lib.newsvine.com/_static/js/ebd3b4bfb35fb3568bbb3c5fdd9366f7de7a3e84.js?v=34749;bcsi-ac-e97e3baae166e65d=253E4EE600000206asIOEvwtglhmzpl1etO1yhB0c5oCAAAABgIAAErYAwCAUQEAAgAAAElFAgA=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lib.newsvine.com</text:p>
          </table:table-cell>
          <table:table-cell office:value-type="string" calcext:value-type="string">
            <text:p>192.168.4.15</text:p>
          </table:table-cell>
          <table:table-cell office:value-type="float" office:value="64965" calcext:value-type="float">
            <text:p>6496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cBRy4ElBIhlaBXee</text:p>
          </table:table-cell>
          <table:table-cell office:value-type="string" calcext:value-type="string">
            <text:p>text/plain</text:p>
          </table:table-cell>
          <table:table-cell office:value-type="float" office:value="191306" calcext:value-type="float">
            <text:p>1913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2T16:46:35.126153" calcext:value-type="date">
            <text:p>10/22/15 04:46 PM</text:p>
          </table:table-cell>
          <table:table-cell office:value-type="string" calcext:value-type="string">
            <text:p>C7MYgZCDdczRmwVP6</text:p>
          </table:table-cell>
          <table:table-cell office:value-type="string" calcext:value-type="string">
            <text:p>http://cdn.lib.newsvine.com/_static/css/5123a41730e7f8301f822ad8825ddcbf0da24122.css?v=3474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lib.newsvine.comhttp://cdn.lib.newsvine.com/_static/css/5123a41730e7f8301f822ad8825ddcbf0da24122.css?v=3474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g03.en25.com</text:p>
          </table:table-cell>
          <table:table-cell office:value-type="string" calcext:value-type="string">
            <text:p>192.168.4.15</text:p>
          </table:table-cell>
          <table:table-cell office:value-type="float" office:value="64844" calcext:value-type="float">
            <text:p>6484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2.569182" calcext:value-type="date">
            <text:p>10/22/15 04:45 PM</text:p>
          </table:table-cell>
          <table:table-cell office:value-type="string" calcext:value-type="string">
            <text:p>CSr4GFdUv3UHnDvwk</text:p>
          </table:table-cell>
          <table:table-cell office:value-type="string" calcext:value-type="string">
            <text:p>http://img03.en25.com/i/elqCfg.min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img03.en25.comhttp://img03.en25.com/i/elqCfg.min.j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googletagservices.com</text:p>
          </table:table-cell>
          <table:table-cell office:value-type="string" calcext:value-type="string">
            <text:p>192.168.4.15</text:p>
          </table:table-cell>
          <table:table-cell office:value-type="float" office:value="64918" calcext:value-type="float">
            <text:p>6491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0.906863" calcext:value-type="date">
            <text:p>10/22/15 04:46 PM</text:p>
          </table:table-cell>
          <table:table-cell office:value-type="string" calcext:value-type="string">
            <text:p>CpnQaa3vXgZd7oec34</text:p>
          </table:table-cell>
          <table:table-cell office:value-type="string" calcext:value-type="string">
            <text:p>http://www.googletagservices.com/tag/js/gpt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googletagservices.comhttp://www.googletagservices.com/tag/js/gpt.j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sets.adobedtm.com</text:p>
          </table:table-cell>
          <table:table-cell office:value-type="string" calcext:value-type="string">
            <text:p>192.168.4.15</text:p>
          </table:table-cell>
          <table:table-cell office:value-type="float" office:value="64934" calcext:value-type="float">
            <text:p>6493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0.996621" calcext:value-type="date">
            <text:p>10/22/15 04:46 PM</text:p>
          </table:table-cell>
          <table:table-cell office:value-type="string" calcext:value-type="string">
            <text:p>CHCgPd2oB3l9AZWOvl</text:p>
          </table:table-cell>
          <table:table-cell office:value-type="string" calcext:value-type="string">
            <text:p>http://assets.adobedtm.com/cd771b0aa897f931a306d7ab6af0d448836b5fd1/satelliteLib-b4a012ca1ff96bd960a7a5db112455f1ce62a52e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ssets.adobedtm.comhttp://assets.adobedtm.com/cd771b0aa897f931a306d7ab6af0d448836b5fd1/satelliteLib-b4a012ca1ff96bd960a7a5db112455f1ce62a52e.j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14" calcext:value-type="float">
            <text:p>6491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DFVG2go1iNDsGwMj</text:p>
          </table:table-cell>
          <table:table-cell office:value-type="string" calcext:value-type="string">
            <text:p>text/plain</text:p>
          </table:table-cell>
          <table:table-cell office:value-type="float" office:value="9976" calcext:value-type="float">
            <text:p>99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6.038638" calcext:value-type="date">
            <text:p>10/22/15 04:46 PM</text:p>
          </table:table-cell>
          <table:table-cell office:value-type="string" calcext:value-type="string">
            <text:p>ChqItsmz3gtzcMrid</text:p>
          </table:table-cell>
          <table:table-cell office:value-type="string" calcext:value-type="string">
            <text:p>http://st.dynamicyield.com/st?sec=8765952&amp;inHead=true&amp;id=-2639109332950054073&amp;ref=&amp;sr=1024x768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t.dynamicyield.comhttp://st.dynamicyield.com/st?sec=8765952&amp;inHead=true&amp;id=-2639109332950054073&amp;ref=&amp;sr=1024x76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30" calcext:value-type="float">
            <text:p>6493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0.79268" calcext:value-type="date">
            <text:p>10/22/15 04:46 PM</text:p>
          </table:table-cell>
          <table:table-cell office:value-type="string" calcext:value-type="string">
            <text:p>Cu7qdm2YtqlKkLbZg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29" calcext:value-type="float">
            <text:p>6492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0.793157" calcext:value-type="date">
            <text:p>10/22/15 04:46 PM</text:p>
          </table:table-cell>
          <table:table-cell office:value-type="string" calcext:value-type="string">
            <text:p>CvRzwJcz0YGMposs5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gstatic.com</text:p>
          </table:table-cell>
          <table:table-cell office:value-type="string" calcext:value-type="string">
            <text:p>192.168.4.15</text:p>
          </table:table-cell>
          <table:table-cell office:value-type="float" office:value="64968" calcext:value-type="float">
            <text:p>6496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Tt5t1F2lQ1cPWmXe</text:p>
          </table:table-cell>
          <table:table-cell office:value-type="string" calcext:value-type="string">
            <text:p>text/html</text:p>
          </table:table-cell>
          <table:table-cell office:value-type="float" office:value="3789" calcext:value-type="float">
            <text:p>378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6.646112" calcext:value-type="date">
            <text:p>10/22/15 04:46 PM</text:p>
          </table:table-cell>
          <table:table-cell office:value-type="string" calcext:value-type="string">
            <text:p>CipOwKZikkovJnvGe</text:p>
          </table:table-cell>
          <table:table-cell office:value-type="string" calcext:value-type="string">
            <text:p>http://www.gstatic.com/generate_204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gstatic.comhttp://www.gstatic.com/generate_20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36" calcext:value-type="float">
            <text:p>6493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1.144552" calcext:value-type="date">
            <text:p>10/22/15 04:46 PM</text:p>
          </table:table-cell>
          <table:table-cell office:value-type="string" calcext:value-type="string">
            <text:p>Cwts8Q3COKoNqnrwe2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37" calcext:value-type="float">
            <text:p>6493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1.185319" calcext:value-type="date">
            <text:p>10/22/15 04:46 PM</text:p>
          </table:table-cell>
          <table:table-cell office:value-type="string" calcext:value-type="string">
            <text:p>CfGAI13OaMAhZPCFj3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38" calcext:value-type="float">
            <text:p>6493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1.428558" calcext:value-type="date">
            <text:p>10/22/15 04:46 PM</text:p>
          </table:table-cell>
          <table:table-cell office:value-type="string" calcext:value-type="string">
            <text:p>CJaZMO2hH3GGOsf7q7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39" calcext:value-type="float">
            <text:p>6493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1.447901" calcext:value-type="date">
            <text:p>10/22/15 04:46 PM</text:p>
          </table:table-cell>
          <table:table-cell office:value-type="string" calcext:value-type="string">
            <text:p>C2yzHg4bYyJYEdrGa9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40" calcext:value-type="float">
            <text:p>6494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1.546567" calcext:value-type="date">
            <text:p>10/22/15 04:46 PM</text:p>
          </table:table-cell>
          <table:table-cell office:value-type="string" calcext:value-type="string">
            <text:p>Cq1prU3droQ6PVJXA2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googletagservices.com</text:p>
          </table:table-cell>
          <table:table-cell office:value-type="string" calcext:value-type="string">
            <text:p>192.168.4.15</text:p>
          </table:table-cell>
          <table:table-cell office:value-type="float" office:value="64919" calcext:value-type="float">
            <text:p>6491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2.183989" calcext:value-type="date">
            <text:p>10/22/15 04:46 PM</text:p>
          </table:table-cell>
          <table:table-cell office:value-type="string" calcext:value-type="string">
            <text:p>CRSXVD2t84DhVf6TS7</text:p>
          </table:table-cell>
          <table:table-cell office:value-type="string" calcext:value-type="string">
            <text:p>http://www.googletagservices.com/tag/js/gpt.js?bcsi-ac-e97e3baae166e65d=253E4EE600000206asIOEvwtglhmzpl1etO1yhB0c5oCAAAABgIAAEr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googletagservices.comhttp://www.googletagservices.com/tag/js/gpt.js?bcsi-ac-e97e3baae166e65d=253E4EE600000206asIOEvwtglhmzpl1etO1yhB0c5oCAAAABgIAAErYAwCAUQEAAgAAAElFAgA=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42" calcext:value-type="float">
            <text:p>6494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1.777676" calcext:value-type="date">
            <text:p>10/22/15 04:46 PM</text:p>
          </table:table-cell>
          <table:table-cell office:value-type="string" calcext:value-type="string">
            <text:p>CTgU9T2RdyP9bVa4Sb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77" calcext:value-type="float">
            <text:p>6497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Y0OHz1qHPWfanobr1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45383" calcext:value-type="date">
            <text:p>10/22/15 04:46 PM</text:p>
          </table:table-cell>
          <table:table-cell office:value-type="string" calcext:value-type="string">
            <text:p>CMfxXd2X9ikVlxiJif</text:p>
          </table:table-cell>
          <table:table-cell office:value-type="string" calcext:value-type="string">
            <text:p>http://px.dynamicyield.com/dps?_=908412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908412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78" calcext:value-type="float">
            <text:p>6497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qCRKS3yR1XtaxZ9F2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456109" calcext:value-type="date">
            <text:p>10/22/15 04:46 PM</text:p>
          </table:table-cell>
          <table:table-cell office:value-type="string" calcext:value-type="string">
            <text:p>Cja9efBM42ai7dafc</text:p>
          </table:table-cell>
          <table:table-cell office:value-type="string" calcext:value-type="string">
            <text:p>http://px.dynamicyield.com/var?_=177709&amp;uid=-2639109332950054073&amp;sec=8765952&amp;t=ri&amp;e=18290&amp;p=99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177709&amp;uid=-2639109332950054073&amp;sec=8765952&amp;t=ri&amp;e=18290&amp;p=99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81" calcext:value-type="float">
            <text:p>6498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WCRxJZ0heA4FQ1b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493446" calcext:value-type="date">
            <text:p>10/22/15 04:46 PM</text:p>
          </table:table-cell>
          <table:table-cell office:value-type="string" calcext:value-type="string">
            <text:p>C8ru923RYMSOgw8Nr9</text:p>
          </table:table-cell>
          <table:table-cell office:value-type="string" calcext:value-type="string">
            <text:p>http://px.dynamicyield.com/dps?_=595032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595032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79" calcext:value-type="float">
            <text:p>6497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wsM72FI9yDO2vPM7</text:p>
          </table:table-cell>
          <table:table-cell office:value-type="string" calcext:value-type="string">
            <text:p>text/html</text:p>
          </table:table-cell>
          <table:table-cell office:value-type="float" office:value="4869" calcext:value-type="float">
            <text:p>486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472292" calcext:value-type="date">
            <text:p>10/22/15 04:46 PM</text:p>
          </table:table-cell>
          <table:table-cell office:value-type="string" calcext:value-type="string">
            <text:p>CxwvxUnzLUIDuSCh3</text:p>
          </table:table-cell>
          <table:table-cell office:value-type="string" calcext:value-type="string">
            <text:p>http://px.dynamicyield.com/var?_=177127&amp;uid=-2639109332950054073&amp;sec=8765952&amp;t=ri&amp;e=21397&amp;p=105&amp;ve=276473&amp;va=[794941]&amp;ses=85619380968c1092d1381859de9235e2&amp;expSes=5107&amp;aud=12397.16320.16321&amp;expVisitId=-445769902663044168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177127&amp;uid=-2639109332950054073&amp;sec=8765952&amp;t=ri&amp;e=21397&amp;p=105&amp;ve=276473&amp;va=[794941]&amp;ses=85619380968c1092d1381859de9235e2&amp;expSes=5107&amp;aud=12397.16320.16321&amp;expVisitId=-445769902663044168&amp;mech=2&amp;smech=3&amp;eri=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82" calcext:value-type="float">
            <text:p>6498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jtJSk1ZtALsuPHX2b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562861" calcext:value-type="date">
            <text:p>10/22/15 04:46 PM</text:p>
          </table:table-cell>
          <table:table-cell office:value-type="string" calcext:value-type="string">
            <text:p>CRrwIP310oRRyqH067</text:p>
          </table:table-cell>
          <table:table-cell office:value-type="string" calcext:value-type="string">
            <text:p>http://px.dynamicyield.com/var?_=618011&amp;uid=-2639109332950054073&amp;sec=8765952&amp;t=ri&amp;e=18290&amp;p=94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618011&amp;uid=-2639109332950054073&amp;sec=8765952&amp;t=ri&amp;e=18290&amp;p=94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85" calcext:value-type="float">
            <text:p>6498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l4Or4mdkSdaKf6ck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591575" calcext:value-type="date">
            <text:p>10/22/15 04:46 PM</text:p>
          </table:table-cell>
          <table:table-cell office:value-type="string" calcext:value-type="string">
            <text:p>CDlb7A4AWyeMv1Pvf4</text:p>
          </table:table-cell>
          <table:table-cell office:value-type="string" calcext:value-type="string">
            <text:p>http://px.dynamicyield.com/var?_=876463&amp;uid=-2639109332950054073&amp;sec=8765952&amp;t=ri&amp;e=21397&amp;p=91&amp;ve=276473&amp;va=[794941]&amp;ses=85619380968c1092d1381859de9235e2&amp;expSes=5107&amp;aud=16320.16321.12397&amp;expVisitId=-445769901173794262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876463&amp;uid=-2639109332950054073&amp;sec=8765952&amp;t=ri&amp;e=21397&amp;p=91&amp;ve=276473&amp;va=[794941]&amp;ses=85619380968c1092d1381859de9235e2&amp;expSes=5107&amp;aud=16320.16321.12397&amp;expVisitId=-445769901173794262&amp;mech=2&amp;smech=3&amp;eri=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84" calcext:value-type="float">
            <text:p>6498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OLh13KgfjR59D0fc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592169" calcext:value-type="date">
            <text:p>10/22/15 04:46 PM</text:p>
          </table:table-cell>
          <table:table-cell office:value-type="string" calcext:value-type="string">
            <text:p>CL4OvD3kcOT2DxHtX5</text:p>
          </table:table-cell>
          <table:table-cell office:value-type="string" calcext:value-type="string">
            <text:p>http://px.dynamicyield.com/var?_=466951&amp;uid=-2639109332950054073&amp;sec=8765952&amp;t=ri&amp;e=18290&amp;p=85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466951&amp;uid=-2639109332950054073&amp;sec=8765952&amp;t=ri&amp;e=18290&amp;p=85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83" calcext:value-type="float">
            <text:p>6498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4rdHI20jQpChInbRa</text:p>
          </table:table-cell>
          <table:table-cell office:value-type="string" calcext:value-type="string">
            <text:p>text/html</text:p>
          </table:table-cell>
          <table:table-cell office:value-type="float" office:value="2153" calcext:value-type="float">
            <text:p>215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591966" calcext:value-type="date">
            <text:p>10/22/15 04:46 PM</text:p>
          </table:table-cell>
          <table:table-cell office:value-type="string" calcext:value-type="string">
            <text:p>CpcScm4UibzuX86lsa</text:p>
          </table:table-cell>
          <table:table-cell office:value-type="string" calcext:value-type="string">
            <text:p>http://px.dynamicyield.com/var?_=556040&amp;uid=-2639109332950054073&amp;sec=8765952&amp;t=ri&amp;e=21397&amp;p=83&amp;ve=276473&amp;va=[794941]&amp;ses=85619380968c1092d1381859de9235e2&amp;expSes=5107&amp;aud=16320.16321.12397&amp;expVisitId=-445769903294112824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556040&amp;uid=-2639109332950054073&amp;sec=8765952&amp;t=ri&amp;e=21397&amp;p=83&amp;ve=276473&amp;va=[794941]&amp;ses=85619380968c1092d1381859de9235e2&amp;expSes=5107&amp;aud=16320.16321.12397&amp;expVisitId=-445769903294112824&amp;mech=2&amp;smech=3&amp;eri=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86" calcext:value-type="float">
            <text:p>6498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nfHa53qA1Kr0dtFAl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605796" calcext:value-type="date">
            <text:p>10/22/15 04:46 PM</text:p>
          </table:table-cell>
          <table:table-cell office:value-type="string" calcext:value-type="string">
            <text:p>CQaraC26NygshqcX71</text:p>
          </table:table-cell>
          <table:table-cell office:value-type="string" calcext:value-type="string">
            <text:p>http://px.dynamicyield.com/var?_=251798&amp;uid=-2639109332950054073&amp;sec=8765952&amp;t=ri&amp;e=21397&amp;p=74&amp;ve=276473&amp;va=[794941]&amp;ses=85619380968c1092d1381859de9235e2&amp;expSes=5107&amp;aud=16320.16321.12397&amp;expVisitId=-445769903294112824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251798&amp;uid=-2639109332950054073&amp;sec=8765952&amp;t=ri&amp;e=21397&amp;p=74&amp;ve=276473&amp;va=[794941]&amp;ses=85619380968c1092d1381859de9235e2&amp;expSes=5107&amp;aud=16320.16321.12397&amp;expVisitId=-445769903294112824&amp;mech=2&amp;smech=3&amp;eri=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87" calcext:value-type="float">
            <text:p>6498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vSvwx2ztYxyPVjwp8</text:p>
          </table:table-cell>
          <table:table-cell office:value-type="string" calcext:value-type="string">
            <text:p>text/html</text:p>
          </table:table-cell>
          <table:table-cell office:value-type="float" office:value="4873" calcext:value-type="float">
            <text:p>487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626126" calcext:value-type="date">
            <text:p>10/22/15 04:46 PM</text:p>
          </table:table-cell>
          <table:table-cell office:value-type="string" calcext:value-type="string">
            <text:p>CCMZCg3kmzg35klwfe</text:p>
          </table:table-cell>
          <table:table-cell office:value-type="string" calcext:value-type="string">
            <text:p>http://px.dynamicyield.com/var?_=817036&amp;uid=-2639109332950054073&amp;sec=8765952&amp;t=ri&amp;e=21397&amp;p=97&amp;ve=276473&amp;va=[794941]&amp;ses=85619380968c1092d1381859de9235e2&amp;expSes=5107&amp;aud=16320.16321.12397&amp;expVisitId=-445769901173794262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817036&amp;uid=-2639109332950054073&amp;sec=8765952&amp;t=ri&amp;e=21397&amp;p=97&amp;ve=276473&amp;va=[794941]&amp;ses=85619380968c1092d1381859de9235e2&amp;expSes=5107&amp;aud=16320.16321.12397&amp;expVisitId=-445769901173794262&amp;mech=2&amp;smech=3&amp;eri=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LHQh6XqKaRJMV05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677218" calcext:value-type="date">
            <text:p>10/22/15 04:46 PM</text:p>
          </table:table-cell>
          <table:table-cell office:value-type="string" calcext:value-type="string">
            <text:p>CXnocHyPc7leIRkpk</text:p>
          </table:table-cell>
          <table:table-cell office:value-type="string" calcext:value-type="string">
            <text:p>http://px.dynamicyield.com/var?_=467925&amp;uid=-2639109332950054073&amp;sec=8765952&amp;t=ri&amp;e=18290&amp;p=83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467925&amp;uid=-2639109332950054073&amp;sec=8765952&amp;t=ri&amp;e=18290&amp;p=83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91" calcext:value-type="float">
            <text:p>6499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xITfJzwWjWQmWUi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697493" calcext:value-type="date">
            <text:p>10/22/15 04:46 PM</text:p>
          </table:table-cell>
          <table:table-cell office:value-type="string" calcext:value-type="string">
            <text:p>CcrCb12oAFKiCSwQI1</text:p>
          </table:table-cell>
          <table:table-cell office:value-type="string" calcext:value-type="string">
            <text:p>http://px.dynamicyield.com/var?_=473417&amp;uid=-2639109332950054073&amp;sec=8765952&amp;t=ri&amp;e=21397&amp;p=88&amp;ve=276473&amp;va=[794941]&amp;ses=85619380968c1092d1381859de9235e2&amp;expSes=5107&amp;aud=16320.16321.12397&amp;expVisitId=-445769901173794262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473417&amp;uid=-2639109332950054073&amp;sec=8765952&amp;t=ri&amp;e=21397&amp;p=88&amp;ve=276473&amp;va=[794941]&amp;ses=85619380968c1092d1381859de9235e2&amp;expSes=5107&amp;aud=16320.16321.12397&amp;expVisitId=-445769901173794262&amp;mech=2&amp;smech=3&amp;eri=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90" calcext:value-type="float">
            <text:p>6499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jcU631b7bGjZfUm8</text:p>
          </table:table-cell>
          <table:table-cell office:value-type="string" calcext:value-type="string">
            <text:p>text/html</text:p>
          </table:table-cell>
          <table:table-cell office:value-type="float" office:value="3509" calcext:value-type="float">
            <text:p>350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705936" calcext:value-type="date">
            <text:p>10/22/15 04:46 PM</text:p>
          </table:table-cell>
          <table:table-cell office:value-type="string" calcext:value-type="string">
            <text:p>CIyg7w1QU1Zed2STWh</text:p>
          </table:table-cell>
          <table:table-cell office:value-type="string" calcext:value-type="string">
            <text:p>http://px.dynamicyield.com/var?_=601601&amp;uid=-2639109332950054073&amp;sec=8765952&amp;t=ri&amp;e=18290&amp;p=102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601601&amp;uid=-2639109332950054073&amp;sec=8765952&amp;t=ri&amp;e=18290&amp;p=102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93" calcext:value-type="float">
            <text:p>6499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IPzkN1nTdI94SU7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722664" calcext:value-type="date">
            <text:p>10/22/15 04:46 PM</text:p>
          </table:table-cell>
          <table:table-cell office:value-type="string" calcext:value-type="string">
            <text:p>CrlIsM2gKkgspJkHV7</text:p>
          </table:table-cell>
          <table:table-cell office:value-type="string" calcext:value-type="string">
            <text:p>http://px.dynamicyield.com/var?_=868291&amp;uid=-2639109332950054073&amp;sec=8765952&amp;t=ri&amp;e=21397&amp;p=98&amp;ve=276473&amp;va=[794941]&amp;ses=85619380968c1092d1381859de9235e2&amp;expSes=5107&amp;aud=16320.16321.12397&amp;expVisitId=-445769902663044168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868291&amp;uid=-2639109332950054073&amp;sec=8765952&amp;t=ri&amp;e=21397&amp;p=98&amp;ve=276473&amp;va=[794941]&amp;ses=85619380968c1092d1381859de9235e2&amp;expSes=5107&amp;aud=16320.16321.12397&amp;expVisitId=-445769902663044168&amp;mech=2&amp;smech=3&amp;eri=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92" calcext:value-type="float">
            <text:p>6499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zVor8oPIJ9RqtLj</text:p>
          </table:table-cell>
          <table:table-cell office:value-type="string" calcext:value-type="string">
            <text:p>text/html</text:p>
          </table:table-cell>
          <table:table-cell office:value-type="float" office:value="6233" calcext:value-type="float">
            <text:p>623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713752" calcext:value-type="date">
            <text:p>10/22/15 04:46 PM</text:p>
          </table:table-cell>
          <table:table-cell office:value-type="string" calcext:value-type="string">
            <text:p>CbUlr83g4uGv5TTJu3</text:p>
          </table:table-cell>
          <table:table-cell office:value-type="string" calcext:value-type="string">
            <text:p>http://px.dynamicyield.com/var?_=852352&amp;uid=-2639109332950054073&amp;sec=8765952&amp;t=ri&amp;e=21397&amp;p=78&amp;ve=276473&amp;va=[794941]&amp;ses=85619380968c1092d1381859de9235e2&amp;expSes=5107&amp;aud=16320.16321.12397&amp;expVisitId=-445769903294112824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852352&amp;uid=-2639109332950054073&amp;sec=8765952&amp;t=ri&amp;e=21397&amp;p=78&amp;ve=276473&amp;va=[794941]&amp;ses=85619380968c1092d1381859de9235e2&amp;expSes=5107&amp;aud=16320.16321.12397&amp;expVisitId=-445769903294112824&amp;mech=2&amp;smech=3&amp;eri=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94" calcext:value-type="float">
            <text:p>6499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3bV1DFhsktoQR3v9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768602" calcext:value-type="date">
            <text:p>10/22/15 04:46 PM</text:p>
          </table:table-cell>
          <table:table-cell office:value-type="string" calcext:value-type="string">
            <text:p>CuZwN94yjNC3ElMck8</text:p>
          </table:table-cell>
          <table:table-cell office:value-type="string" calcext:value-type="string">
            <text:p>http://px.dynamicyield.com/var?_=433459&amp;uid=-2639109332950054073&amp;sec=8765952&amp;t=ri&amp;e=21397&amp;p=95&amp;ve=276473&amp;va=[794941]&amp;ses=85619380968c1092d1381859de9235e2&amp;expSes=5107&amp;aud=16320.16321.12397&amp;expVisitId=-445769901173794262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433459&amp;uid=-2639109332950054073&amp;sec=8765952&amp;t=ri&amp;e=21397&amp;p=95&amp;ve=276473&amp;va=[794941]&amp;ses=85619380968c1092d1381859de9235e2&amp;expSes=5107&amp;aud=16320.16321.12397&amp;expVisitId=-445769901173794262&amp;mech=2&amp;smech=3&amp;eri=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95" calcext:value-type="float">
            <text:p>6499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F3UA2H3kQpARtunj</text:p>
          </table:table-cell>
          <table:table-cell office:value-type="string" calcext:value-type="string">
            <text:p>text/html</text:p>
          </table:table-cell>
          <table:table-cell office:value-type="float" office:value="4873" calcext:value-type="float">
            <text:p>487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778873" calcext:value-type="date">
            <text:p>10/22/15 04:46 PM</text:p>
          </table:table-cell>
          <table:table-cell office:value-type="string" calcext:value-type="string">
            <text:p>CsHBW54YqwAMPvCnbh</text:p>
          </table:table-cell>
          <table:table-cell office:value-type="string" calcext:value-type="string">
            <text:p>http://px.dynamicyield.com/var?_=458159&amp;uid=-2639109332950054073&amp;sec=8765952&amp;t=ri&amp;e=21397&amp;p=89&amp;ve=276473&amp;va=[794941]&amp;ses=85619380968c1092d1381859de9235e2&amp;expSes=5107&amp;aud=16320.16321.12397&amp;expVisitId=-445769901173794262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458159&amp;uid=-2639109332950054073&amp;sec=8765952&amp;t=ri&amp;e=21397&amp;p=89&amp;ve=276473&amp;va=[794941]&amp;ses=85619380968c1092d1381859de9235e2&amp;expSes=5107&amp;aud=16320.16321.12397&amp;expVisitId=-445769901173794262&amp;mech=2&amp;smech=3&amp;eri=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97" calcext:value-type="float">
            <text:p>6499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nr9cw3hO7GHE7Io4f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823278" calcext:value-type="date">
            <text:p>10/22/15 04:46 PM</text:p>
          </table:table-cell>
          <table:table-cell office:value-type="string" calcext:value-type="string">
            <text:p>Cfvx5o1eTAtwCOjv1b</text:p>
          </table:table-cell>
          <table:table-cell office:value-type="string" calcext:value-type="string">
            <text:p>http://px.dynamicyield.com/var?_=119789&amp;uid=-2639109332950054073&amp;sec=8765952&amp;t=ri&amp;e=18290&amp;p=80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119789&amp;uid=-2639109332950054073&amp;sec=8765952&amp;t=ri&amp;e=18290&amp;p=80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96" calcext:value-type="float">
            <text:p>6499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9xDv9nihtXqiTf7</text:p>
          </table:table-cell>
          <table:table-cell office:value-type="string" calcext:value-type="string">
            <text:p>text/html</text:p>
          </table:table-cell>
          <table:table-cell office:value-type="float" office:value="4873" calcext:value-type="float">
            <text:p>487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793881" calcext:value-type="date">
            <text:p>10/22/15 04:46 PM</text:p>
          </table:table-cell>
          <table:table-cell office:value-type="string" calcext:value-type="string">
            <text:p>CNrODb2YSnedLHRtZk</text:p>
          </table:table-cell>
          <table:table-cell office:value-type="string" calcext:value-type="string">
            <text:p>http://px.dynamicyield.com/var?_=476160&amp;uid=-2639109332950054073&amp;sec=8765952&amp;t=ri&amp;e=18290&amp;p=69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476160&amp;uid=-2639109332950054073&amp;sec=8765952&amp;t=ri&amp;e=18290&amp;p=69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99" calcext:value-type="float">
            <text:p>6499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1LOR32NYd31LQ517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847315" calcext:value-type="date">
            <text:p>10/22/15 04:46 PM</text:p>
          </table:table-cell>
          <table:table-cell office:value-type="string" calcext:value-type="string">
            <text:p>CKq574ZI2zIWZnwwh</text:p>
          </table:table-cell>
          <table:table-cell office:value-type="string" calcext:value-type="string">
            <text:p>http://px.dynamicyield.com/var?_=822108&amp;uid=-2639109332950054073&amp;sec=8765952&amp;t=ri&amp;e=18290&amp;p=96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822108&amp;uid=-2639109332950054073&amp;sec=8765952&amp;t=ri&amp;e=18290&amp;p=96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01" calcext:value-type="float">
            <text:p>6500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kuEcY3SwNh89LgTl8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882295" calcext:value-type="date">
            <text:p>10/22/15 04:46 PM</text:p>
          </table:table-cell>
          <table:table-cell office:value-type="string" calcext:value-type="string">
            <text:p>CXEnJs1RyHvXIrEmmb</text:p>
          </table:table-cell>
          <table:table-cell office:value-type="string" calcext:value-type="string">
            <text:p>http://px.dynamicyield.com/dps?_=640640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640640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fvsr3VT5tgY54GHb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887303" calcext:value-type="date">
            <text:p>10/22/15 04:46 PM</text:p>
          </table:table-cell>
          <table:table-cell office:value-type="string" calcext:value-type="string">
            <text:p>CdItU62vra6V2laqFk</text:p>
          </table:table-cell>
          <table:table-cell office:value-type="string" calcext:value-type="string">
            <text:p>http://px.dynamicyield.com/dps?_=970038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970038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02" calcext:value-type="float">
            <text:p>6500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10ju1OIUI2PoSFDk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89754" calcext:value-type="date">
            <text:p>10/22/15 04:46 PM</text:p>
          </table:table-cell>
          <table:table-cell office:value-type="string" calcext:value-type="string">
            <text:p>CemKZ41hOntV4eUxSf</text:p>
          </table:table-cell>
          <table:table-cell office:value-type="string" calcext:value-type="string">
            <text:p>http://px.dynamicyield.com/var?_=848495&amp;uid=-2639109332950054073&amp;sec=8765952&amp;t=ri&amp;e=18290&amp;p=74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848495&amp;uid=-2639109332950054073&amp;sec=8765952&amp;t=ri&amp;e=18290&amp;p=74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03" calcext:value-type="float">
            <text:p>6500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dZ0m1ZNpjgsJhg3b</text:p>
          </table:table-cell>
          <table:table-cell office:value-type="string" calcext:value-type="string">
            <text:p>text/html</text:p>
          </table:table-cell>
          <table:table-cell office:value-type="float" office:value="2153" calcext:value-type="float">
            <text:p>215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924872" calcext:value-type="date">
            <text:p>10/22/15 04:46 PM</text:p>
          </table:table-cell>
          <table:table-cell office:value-type="string" calcext:value-type="string">
            <text:p>C2P6G8dYnDsCun2o1</text:p>
          </table:table-cell>
          <table:table-cell office:value-type="string" calcext:value-type="string">
            <text:p>http://px.dynamicyield.com/var?_=365320&amp;uid=-2639109332950054073&amp;sec=8765952&amp;t=ri&amp;e=21397&amp;p=71&amp;ve=276473&amp;va=[794941]&amp;ses=85619380968c1092d1381859de9235e2&amp;expSes=5107&amp;aud=16320.16321.12397&amp;expVisitId=-445769905201324665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365320&amp;uid=-2639109332950054073&amp;sec=8765952&amp;t=ri&amp;e=21397&amp;p=71&amp;ve=276473&amp;va=[794941]&amp;ses=85619380968c1092d1381859de9235e2&amp;expSes=5107&amp;aud=16320.16321.12397&amp;expVisitId=-445769905201324665&amp;mech=2&amp;smech=3&amp;eri=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05" calcext:value-type="float">
            <text:p>6500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clSH2Tggem8i5cNd</text:p>
          </table:table-cell>
          <table:table-cell office:value-type="string" calcext:value-type="string">
            <text:p>text/html</text:p>
          </table:table-cell>
          <table:table-cell office:value-type="float" office:value="6233" calcext:value-type="float">
            <text:p>623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969196" calcext:value-type="date">
            <text:p>10/22/15 04:46 PM</text:p>
          </table:table-cell>
          <table:table-cell office:value-type="string" calcext:value-type="string">
            <text:p>CBRgTH23nBe6vQnvA7</text:p>
          </table:table-cell>
          <table:table-cell office:value-type="string" calcext:value-type="string">
            <text:p>http://px.dynamicyield.com/var?_=864902&amp;uid=-2639109332950054073&amp;sec=8765952&amp;t=ri&amp;e=18290&amp;p=87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864902&amp;uid=-2639109332950054073&amp;sec=8765952&amp;t=ri&amp;e=18290&amp;p=87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04" calcext:value-type="float">
            <text:p>6500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wx4wO3dxxxpgjBKwh</text:p>
          </table:table-cell>
          <table:table-cell office:value-type="string" calcext:value-type="string">
            <text:p>text/html</text:p>
          </table:table-cell>
          <table:table-cell office:value-type="float" office:value="6229" calcext:value-type="float">
            <text:p>622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952571" calcext:value-type="date">
            <text:p>10/22/15 04:46 PM</text:p>
          </table:table-cell>
          <table:table-cell office:value-type="string" calcext:value-type="string">
            <text:p>Cpg5fd3VaYHg3Bd8P3</text:p>
          </table:table-cell>
          <table:table-cell office:value-type="string" calcext:value-type="string">
            <text:p>http://px.dynamicyield.com/var?_=784796&amp;uid=-2639109332950054073&amp;sec=8765952&amp;t=ri&amp;e=18290&amp;p=101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784796&amp;uid=-2639109332950054073&amp;sec=8765952&amp;t=ri&amp;e=18290&amp;p=101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06" calcext:value-type="float">
            <text:p>6500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NHcO2aQrEw2cYnVc</text:p>
          </table:table-cell>
          <table:table-cell office:value-type="string" calcext:value-type="string">
            <text:p>text/html</text:p>
          </table:table-cell>
          <table:table-cell office:value-type="float" office:value="7677" calcext:value-type="float">
            <text:p>767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977083" calcext:value-type="date">
            <text:p>10/22/15 04:46 PM</text:p>
          </table:table-cell>
          <table:table-cell office:value-type="string" calcext:value-type="string">
            <text:p>CwFswe4rP2EqS6KjE8</text:p>
          </table:table-cell>
          <table:table-cell office:value-type="string" calcext:value-type="string">
            <text:p>http://px.dynamicyield.com/dps?_=339134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339134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07" calcext:value-type="float">
            <text:p>6500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nVloH3o9P3iPZdXsi</text:p>
          </table:table-cell>
          <table:table-cell office:value-type="string" calcext:value-type="string">
            <text:p>text/html</text:p>
          </table:table-cell>
          <table:table-cell office:value-type="float" office:value="4957" calcext:value-type="float">
            <text:p>495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015344" calcext:value-type="date">
            <text:p>10/22/15 04:46 PM</text:p>
          </table:table-cell>
          <table:table-cell office:value-type="string" calcext:value-type="string">
            <text:p>CmFbj14RqAHUXAu0Td</text:p>
          </table:table-cell>
          <table:table-cell office:value-type="string" calcext:value-type="string">
            <text:p>http://px.dynamicyield.com/dps?_=690319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690319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09" calcext:value-type="float">
            <text:p>6500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XDeW2iYBnonBW2ze</text:p>
          </table:table-cell>
          <table:table-cell office:value-type="string" calcext:value-type="string">
            <text:p>text/html</text:p>
          </table:table-cell>
          <table:table-cell office:value-type="float" office:value="3509" calcext:value-type="float">
            <text:p>350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055401" calcext:value-type="date">
            <text:p>10/22/15 04:46 PM</text:p>
          </table:table-cell>
          <table:table-cell office:value-type="string" calcext:value-type="string">
            <text:p>CrsHQCvphjmPyBb3k</text:p>
          </table:table-cell>
          <table:table-cell office:value-type="string" calcext:value-type="string">
            <text:p>http://px.dynamicyield.com/var?_=721110&amp;uid=-2639109332950054073&amp;sec=8765952&amp;t=ri&amp;e=18290&amp;p=103&amp;ve=212042&amp;va=[482728]&amp;ses=85619380968c1092d1381859de9235e2&amp;expSes=5107&amp;aud=12397.16320.16321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721110&amp;uid=-2639109332950054073&amp;sec=8765952&amp;t=ri&amp;e=18290&amp;p=103&amp;ve=212042&amp;va=[482728]&amp;ses=85619380968c1092d1381859de9235e2&amp;expSes=5107&amp;aud=12397.16320.16321&amp;expVisitId=-445769902933243336&amp;mech=2&amp;smech=3&amp;eri=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08" calcext:value-type="float">
            <text:p>6500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R8Pu2kjMelZCdrkc</text:p>
          </table:table-cell>
          <table:table-cell office:value-type="string" calcext:value-type="string">
            <text:p>text/html</text:p>
          </table:table-cell>
          <table:table-cell office:value-type="float" office:value="4869" calcext:value-type="float">
            <text:p>486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016061" calcext:value-type="date">
            <text:p>10/22/15 04:46 PM</text:p>
          </table:table-cell>
          <table:table-cell office:value-type="string" calcext:value-type="string">
            <text:p>CVA2IyFKupAoDUOvd</text:p>
          </table:table-cell>
          <table:table-cell office:value-type="string" calcext:value-type="string">
            <text:p>http://px.dynamicyield.com/var?_=339644&amp;uid=-2639109332950054073&amp;sec=8765952&amp;t=ri&amp;e=21397&amp;p=107&amp;ve=276473&amp;va=[794941]&amp;ses=85619380968c1092d1381859de9235e2&amp;expSes=5107&amp;aud=16320.16321.12397&amp;expVisitId=-445769902663044168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339644&amp;uid=-2639109332950054073&amp;sec=8765952&amp;t=ri&amp;e=21397&amp;p=107&amp;ve=276473&amp;va=[794941]&amp;ses=85619380968c1092d1381859de9235e2&amp;expSes=5107&amp;aud=16320.16321.12397&amp;expVisitId=-445769902663044168&amp;mech=2&amp;smech=3&amp;eri=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lib.newsvine.com</text:p>
          </table:table-cell>
          <table:table-cell office:value-type="string" calcext:value-type="string">
            <text:p>192.168.4.15</text:p>
          </table:table-cell>
          <table:table-cell office:value-type="float" office:value="64953" calcext:value-type="float">
            <text:p>6495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3.072984" calcext:value-type="date">
            <text:p>10/22/15 04:46 PM</text:p>
          </table:table-cell>
          <table:table-cell office:value-type="string" calcext:value-type="string">
            <text:p>CwT1yD03Yg1DwIIPd</text:p>
          </table:table-cell>
          <table:table-cell office:value-type="string" calcext:value-type="string">
            <text:p>http://cdn.lib.newsvine.com/jenga/jengacss.css?widgets=core,zinger2,content,fb,troff,speakout,group,follow,msnbc,watch,open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lib.newsvine.comhttp://cdn.lib.newsvine.com/jenga/jengacss.css?widgets=core,zinger2,content,fb,troff,speakout,group,follow,msnbc,watch,open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13" calcext:value-type="float">
            <text:p>6501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6PY93juVHn3unN5l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126862" calcext:value-type="date">
            <text:p>10/22/15 04:46 PM</text:p>
          </table:table-cell>
          <table:table-cell office:value-type="string" calcext:value-type="string">
            <text:p>CpBtoE4nz3nrjrHZB4</text:p>
          </table:table-cell>
          <table:table-cell office:value-type="string" calcext:value-type="string">
            <text:p>http://px.dynamicyield.com/var?_=420814&amp;uid=-2639109332950054073&amp;sec=8765952&amp;t=ri&amp;e=21397&amp;p=67&amp;ve=276473&amp;va=[794941]&amp;ses=85619380968c1092d1381859de9235e2&amp;expSes=5107&amp;aud=16320.16321.12397&amp;expVisitId=-445769905201324665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420814&amp;uid=-2639109332950054073&amp;sec=8765952&amp;t=ri&amp;e=21397&amp;p=67&amp;ve=276473&amp;va=[794941]&amp;ses=85619380968c1092d1381859de9235e2&amp;expSes=5107&amp;aud=16320.16321.12397&amp;expVisitId=-445769905201324665&amp;mech=2&amp;smech=3&amp;eri=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11" calcext:value-type="float">
            <text:p>6501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3KOro3SEP3cS581j</text:p>
          </table:table-cell>
          <table:table-cell office:value-type="string" calcext:value-type="string">
            <text:p>text/html</text:p>
          </table:table-cell>
          <table:table-cell office:value-type="float" office:value="4873" calcext:value-type="float">
            <text:p>487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085585" calcext:value-type="date">
            <text:p>10/22/15 04:46 PM</text:p>
          </table:table-cell>
          <table:table-cell office:value-type="string" calcext:value-type="string">
            <text:p>CQ4ETW1FWWXhlLkwOa</text:p>
          </table:table-cell>
          <table:table-cell office:value-type="string" calcext:value-type="string">
            <text:p>http://px.dynamicyield.com/var?_=104172&amp;uid=-2639109332950054073&amp;sec=8765952&amp;t=ri&amp;e=21397&amp;p=79&amp;ve=276473&amp;va=[794941]&amp;ses=85619380968c1092d1381859de9235e2&amp;expSes=5107&amp;aud=16320.16321.12397&amp;expVisitId=-445769903294112824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104172&amp;uid=-2639109332950054073&amp;sec=8765952&amp;t=ri&amp;e=21397&amp;p=79&amp;ve=276473&amp;va=[794941]&amp;ses=85619380968c1092d1381859de9235e2&amp;expSes=5107&amp;aud=16320.16321.12397&amp;expVisitId=-445769903294112824&amp;mech=2&amp;smech=3&amp;eri=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15" calcext:value-type="float">
            <text:p>6501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vr19p1oKI1lNMGRef</text:p>
          </table:table-cell>
          <table:table-cell office:value-type="string" calcext:value-type="string">
            <text:p>text/html</text:p>
          </table:table-cell>
          <table:table-cell office:value-type="float" office:value="3509" calcext:value-type="float">
            <text:p>350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16054" calcext:value-type="date">
            <text:p>10/22/15 04:46 PM</text:p>
          </table:table-cell>
          <table:table-cell office:value-type="string" calcext:value-type="string">
            <text:p>CEMmZk3KaHOvr3WYej</text:p>
          </table:table-cell>
          <table:table-cell office:value-type="string" calcext:value-type="string">
            <text:p>http://px.dynamicyield.com/var?_=570946&amp;uid=-2639109332950054073&amp;sec=8765952&amp;t=ri&amp;e=21397&amp;p=100&amp;ve=276473&amp;va=[794941]&amp;ses=85619380968c1092d1381859de9235e2&amp;expSes=5107&amp;aud=16320.16321.12397&amp;expVisitId=-445769902663044168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570946&amp;uid=-2639109332950054073&amp;sec=8765952&amp;t=ri&amp;e=21397&amp;p=100&amp;ve=276473&amp;va=[794941]&amp;ses=85619380968c1092d1381859de9235e2&amp;expSes=5107&amp;aud=16320.16321.12397&amp;expVisitId=-445769902663044168&amp;mech=2&amp;smech=3&amp;eri=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12" calcext:value-type="float">
            <text:p>6501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zmlJ93rDHCs63HIG4</text:p>
          </table:table-cell>
          <table:table-cell office:value-type="string" calcext:value-type="string">
            <text:p>text/html</text:p>
          </table:table-cell>
          <table:table-cell office:value-type="float" office:value="4957" calcext:value-type="float">
            <text:p>495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124498" calcext:value-type="date">
            <text:p>10/22/15 04:46 PM</text:p>
          </table:table-cell>
          <table:table-cell office:value-type="string" calcext:value-type="string">
            <text:p>CBWd0z3793g1mBiIB5</text:p>
          </table:table-cell>
          <table:table-cell office:value-type="string" calcext:value-type="string">
            <text:p>http://px.dynamicyield.com/dps?_=360820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360820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14" calcext:value-type="float">
            <text:p>6501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IADG3IdO2cxh3K61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158698" calcext:value-type="date">
            <text:p>10/22/15 04:46 PM</text:p>
          </table:table-cell>
          <table:table-cell office:value-type="string" calcext:value-type="string">
            <text:p>CSwyIx2F6LNse8jyM</text:p>
          </table:table-cell>
          <table:table-cell office:value-type="string" calcext:value-type="string">
            <text:p>http://px.dynamicyield.com/var?_=247405&amp;uid=-2639109332950054073&amp;sec=8765952&amp;t=ri&amp;e=18290&amp;p=67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247405&amp;uid=-2639109332950054073&amp;sec=8765952&amp;t=ri&amp;e=18290&amp;p=67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41" calcext:value-type="float">
            <text:p>6494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1.725488" calcext:value-type="date">
            <text:p>10/22/15 04:46 PM</text:p>
          </table:table-cell>
          <table:table-cell office:value-type="string" calcext:value-type="string">
            <text:p>CpkmiX2lzdaE4ZZ8Y2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17" calcext:value-type="float">
            <text:p>6501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yraP3hMvgYqSpcI9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223665" calcext:value-type="date">
            <text:p>10/22/15 04:46 PM</text:p>
          </table:table-cell>
          <table:table-cell office:value-type="string" calcext:value-type="string">
            <text:p>CwqgrP1w798HlRuZre</text:p>
          </table:table-cell>
          <table:table-cell office:value-type="string" calcext:value-type="string">
            <text:p>http://px.dynamicyield.com/dps?_=931682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931682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16" calcext:value-type="float">
            <text:p>6501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kBBm2xdnVHhyXDn4</text:p>
          </table:table-cell>
          <table:table-cell office:value-type="string" calcext:value-type="string">
            <text:p>text/html</text:p>
          </table:table-cell>
          <table:table-cell office:value-type="float" office:value="4873" calcext:value-type="float">
            <text:p>487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21112" calcext:value-type="date">
            <text:p>10/22/15 04:46 PM</text:p>
          </table:table-cell>
          <table:table-cell office:value-type="string" calcext:value-type="string">
            <text:p>CqSxcK1GmhW3YUHXWi</text:p>
          </table:table-cell>
          <table:table-cell office:value-type="string" calcext:value-type="string">
            <text:p>http://px.dynamicyield.com/var?_=82190&amp;uid=-2639109332950054073&amp;sec=8765952&amp;t=ri&amp;e=21397&amp;p=87&amp;ve=276473&amp;va=[794941]&amp;ses=85619380968c1092d1381859de9235e2&amp;expSes=5107&amp;aud=16320.16321.12397&amp;expVisitId=-445769901173794262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82190&amp;uid=-2639109332950054073&amp;sec=8765952&amp;t=ri&amp;e=21397&amp;p=87&amp;ve=276473&amp;va=[794941]&amp;ses=85619380968c1092d1381859de9235e2&amp;expSes=5107&amp;aud=16320.16321.12397&amp;expVisitId=-445769901173794262&amp;mech=2&amp;smech=3&amp;eri=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18" calcext:value-type="float">
            <text:p>6501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hl73m1p1TCuvuh13e</text:p>
          </table:table-cell>
          <table:table-cell office:value-type="string" calcext:value-type="string">
            <text:p>text/html</text:p>
          </table:table-cell>
          <table:table-cell office:value-type="float" office:value="6233" calcext:value-type="float">
            <text:p>623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237127" calcext:value-type="date">
            <text:p>10/22/15 04:46 PM</text:p>
          </table:table-cell>
          <table:table-cell office:value-type="string" calcext:value-type="string">
            <text:p>C5kx7qMXILf2bYUMc</text:p>
          </table:table-cell>
          <table:table-cell office:value-type="string" calcext:value-type="string">
            <text:p>http://px.dynamicyield.com/var?_=53305&amp;uid=-2639109332950054073&amp;sec=8765952&amp;t=ri&amp;e=21397&amp;p=86&amp;ve=276473&amp;va=[794941]&amp;ses=85619380968c1092d1381859de9235e2&amp;expSes=5107&amp;aud=16320.16321.12397&amp;expVisitId=-445769901173794262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53305&amp;uid=-2639109332950054073&amp;sec=8765952&amp;t=ri&amp;e=21397&amp;p=86&amp;ve=276473&amp;va=[794941]&amp;ses=85619380968c1092d1381859de9235e2&amp;expSes=5107&amp;aud=16320.16321.12397&amp;expVisitId=-445769901173794262&amp;mech=2&amp;smech=3&amp;eri=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19" calcext:value-type="float">
            <text:p>6501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XSuqFya7svWuvFu8</text:p>
          </table:table-cell>
          <table:table-cell office:value-type="string" calcext:value-type="string">
            <text:p>text/html</text:p>
          </table:table-cell>
          <table:table-cell office:value-type="float" office:value="6233" calcext:value-type="float">
            <text:p>623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23741" calcext:value-type="date">
            <text:p>10/22/15 04:46 PM</text:p>
          </table:table-cell>
          <table:table-cell office:value-type="string" calcext:value-type="string">
            <text:p>CpVmyNeOOxEMJAfa5</text:p>
          </table:table-cell>
          <table:table-cell office:value-type="string" calcext:value-type="string">
            <text:p>http://px.dynamicyield.com/var?_=236397&amp;uid=-2639109332950054073&amp;sec=8765952&amp;t=ri&amp;e=21397&amp;p=76&amp;ve=276473&amp;va=[794941]&amp;ses=85619380968c1092d1381859de9235e2&amp;expSes=5107&amp;aud=16320.16321.12397&amp;expVisitId=-445769903294112824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236397&amp;uid=-2639109332950054073&amp;sec=8765952&amp;t=ri&amp;e=21397&amp;p=76&amp;ve=276473&amp;va=[794941]&amp;ses=85619380968c1092d1381859de9235e2&amp;expSes=5107&amp;aud=16320.16321.12397&amp;expVisitId=-445769903294112824&amp;mech=2&amp;smech=3&amp;eri=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20" calcext:value-type="float">
            <text:p>6502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4SRD2C0Ko0jjSuA6</text:p>
          </table:table-cell>
          <table:table-cell office:value-type="string" calcext:value-type="string">
            <text:p>text/html</text:p>
          </table:table-cell>
          <table:table-cell office:value-type="float" office:value="4873" calcext:value-type="float">
            <text:p>487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278026" calcext:value-type="date">
            <text:p>10/22/15 04:46 PM</text:p>
          </table:table-cell>
          <table:table-cell office:value-type="string" calcext:value-type="string">
            <text:p>CS4Ghp2mQ2BGtWfV2</text:p>
          </table:table-cell>
          <table:table-cell office:value-type="string" calcext:value-type="string">
            <text:p>http://px.dynamicyield.com/var?_=111235&amp;uid=-2639109332950054073&amp;sec=8765952&amp;t=ri&amp;e=18290&amp;p=98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111235&amp;uid=-2639109332950054073&amp;sec=8765952&amp;t=ri&amp;e=18290&amp;p=98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21" calcext:value-type="float">
            <text:p>6502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eAe1gCsDG7ngaDj</text:p>
          </table:table-cell>
          <table:table-cell office:value-type="string" calcext:value-type="string">
            <text:p>text/html</text:p>
          </table:table-cell>
          <table:table-cell office:value-type="float" office:value="6317" calcext:value-type="float">
            <text:p>631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278261" calcext:value-type="date">
            <text:p>10/22/15 04:46 PM</text:p>
          </table:table-cell>
          <table:table-cell office:value-type="string" calcext:value-type="string">
            <text:p>Cy7FQv3UN7Xf5qXxZ9</text:p>
          </table:table-cell>
          <table:table-cell office:value-type="string" calcext:value-type="string">
            <text:p>http://px.dynamicyield.com/dps?_=385316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385316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22" calcext:value-type="float">
            <text:p>6502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8RGMA2YuqIo0gjjbg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346156" calcext:value-type="date">
            <text:p>10/22/15 04:46 PM</text:p>
          </table:table-cell>
          <table:table-cell office:value-type="string" calcext:value-type="string">
            <text:p>CT6r1i1KKxWgVamj27</text:p>
          </table:table-cell>
          <table:table-cell office:value-type="string" calcext:value-type="string">
            <text:p>http://px.dynamicyield.com/var?_=649319&amp;uid=-2639109332950054073&amp;sec=8765952&amp;t=ri&amp;e=21397&amp;p=93&amp;ve=276473&amp;va=[794941]&amp;ses=85619380968c1092d1381859de9235e2&amp;expSes=5107&amp;aud=16320.16321.12397&amp;expVisitId=-445769901173794262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649319&amp;uid=-2639109332950054073&amp;sec=8765952&amp;t=ri&amp;e=21397&amp;p=93&amp;ve=276473&amp;va=[794941]&amp;ses=85619380968c1092d1381859de9235e2&amp;expSes=5107&amp;aud=16320.16321.12397&amp;expVisitId=-445769901173794262&amp;mech=2&amp;smech=3&amp;eri=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23" calcext:value-type="float">
            <text:p>6502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fyEv32BnmTQzYsnh</text:p>
          </table:table-cell>
          <table:table-cell office:value-type="string" calcext:value-type="string">
            <text:p>text/html</text:p>
          </table:table-cell>
          <table:table-cell office:value-type="float" office:value="4957" calcext:value-type="float">
            <text:p>495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34547" calcext:value-type="date">
            <text:p>10/22/15 04:46 PM</text:p>
          </table:table-cell>
          <table:table-cell office:value-type="string" calcext:value-type="string">
            <text:p>Cu8CXm4icwxBMwvVn9</text:p>
          </table:table-cell>
          <table:table-cell office:value-type="string" calcext:value-type="string">
            <text:p>http://px.dynamicyield.com/dps?_=258989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258989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24" calcext:value-type="float">
            <text:p>6502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E83G4bkKRXRFykVf</text:p>
          </table:table-cell>
          <table:table-cell office:value-type="string" calcext:value-type="string">
            <text:p>text/html</text:p>
          </table:table-cell>
          <table:table-cell office:value-type="float" office:value="4873" calcext:value-type="float">
            <text:p>487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363333" calcext:value-type="date">
            <text:p>10/22/15 04:46 PM</text:p>
          </table:table-cell>
          <table:table-cell office:value-type="string" calcext:value-type="string">
            <text:p>Cqd4rQ3onXK6ZcTWc2</text:p>
          </table:table-cell>
          <table:table-cell office:value-type="string" calcext:value-type="string">
            <text:p>http://px.dynamicyield.com/var?_=80988&amp;uid=-2639109332950054073&amp;sec=8765952&amp;t=ri&amp;e=18290&amp;p=100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80988&amp;uid=-2639109332950054073&amp;sec=8765952&amp;t=ri&amp;e=18290&amp;p=100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26" calcext:value-type="float">
            <text:p>6502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bZjA3KF0pcPzPdn2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388733" calcext:value-type="date">
            <text:p>10/22/15 04:46 PM</text:p>
          </table:table-cell>
          <table:table-cell office:value-type="string" calcext:value-type="string">
            <text:p>CzYicP2TKC7ubokIm7</text:p>
          </table:table-cell>
          <table:table-cell office:value-type="string" calcext:value-type="string">
            <text:p>http://px.dynamicyield.com/dps?_=862216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862216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25" calcext:value-type="float">
            <text:p>6502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EY7S3wfFHqFDBE06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378863" calcext:value-type="date">
            <text:p>10/22/15 04:46 PM</text:p>
          </table:table-cell>
          <table:table-cell office:value-type="string" calcext:value-type="string">
            <text:p>C3xDv33mkf9ey1TAb3</text:p>
          </table:table-cell>
          <table:table-cell office:value-type="string" calcext:value-type="string">
            <text:p>http://px.dynamicyield.com/var?_=219074&amp;uid=-2639109332950054073&amp;sec=8765952&amp;t=ri&amp;e=21397&amp;p=82&amp;ve=276473&amp;va=[794941]&amp;ses=85619380968c1092d1381859de9235e2&amp;expSes=5107&amp;aud=16320.16321.12397&amp;expVisitId=-445769903294112824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219074&amp;uid=-2639109332950054073&amp;sec=8765952&amp;t=ri&amp;e=21397&amp;p=82&amp;ve=276473&amp;va=[794941]&amp;ses=85619380968c1092d1381859de9235e2&amp;expSes=5107&amp;aud=16320.16321.12397&amp;expVisitId=-445769903294112824&amp;mech=2&amp;smech=3&amp;eri=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27" calcext:value-type="float">
            <text:p>6502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hKvNf340nrC3tQSC6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411247" calcext:value-type="date">
            <text:p>10/22/15 04:46 PM</text:p>
          </table:table-cell>
          <table:table-cell office:value-type="string" calcext:value-type="string">
            <text:p>CN06VT2bYZ0F25HtQb</text:p>
          </table:table-cell>
          <table:table-cell office:value-type="string" calcext:value-type="string">
            <text:p>http://px.dynamicyield.com/dps?_=763076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763076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28" calcext:value-type="float">
            <text:p>6502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hnbP32pARimcshEK8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442418" calcext:value-type="date">
            <text:p>10/22/15 04:46 PM</text:p>
          </table:table-cell>
          <table:table-cell office:value-type="string" calcext:value-type="string">
            <text:p>CyXT301TSQ1umURqzf</text:p>
          </table:table-cell>
          <table:table-cell office:value-type="string" calcext:value-type="string">
            <text:p>http://px.dynamicyield.com/var?_=511587&amp;uid=-2639109332950054073&amp;sec=8765952&amp;t=ri&amp;e=21397&amp;p=84&amp;ve=276473&amp;va=[794941]&amp;ses=85619380968c1092d1381859de9235e2&amp;expSes=5107&amp;aud=16320.16321.12397&amp;expVisitId=-445769903294112824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511587&amp;uid=-2639109332950054073&amp;sec=8765952&amp;t=ri&amp;e=21397&amp;p=84&amp;ve=276473&amp;va=[794941]&amp;ses=85619380968c1092d1381859de9235e2&amp;expSes=5107&amp;aud=16320.16321.12397&amp;expVisitId=-445769903294112824&amp;mech=2&amp;smech=3&amp;eri=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29" calcext:value-type="float">
            <text:p>6502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b5rQWWVXpiQS60k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448925" calcext:value-type="date">
            <text:p>10/22/15 04:46 PM</text:p>
          </table:table-cell>
          <table:table-cell office:value-type="string" calcext:value-type="string">
            <text:p>CIripbVpOJnw8J7Dg</text:p>
          </table:table-cell>
          <table:table-cell office:value-type="string" calcext:value-type="string">
            <text:p>http://px.dynamicyield.com/var?_=22964&amp;uid=-2639109332950054073&amp;sec=8765952&amp;t=ri&amp;e=21397&amp;p=94&amp;ve=276473&amp;va=[794941]&amp;ses=85619380968c1092d1381859de9235e2&amp;expSes=5107&amp;aud=16320.16321.12397&amp;expVisitId=-445769901173794262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22964&amp;uid=-2639109332950054073&amp;sec=8765952&amp;t=ri&amp;e=21397&amp;p=94&amp;ve=276473&amp;va=[794941]&amp;ses=85619380968c1092d1381859de9235e2&amp;expSes=5107&amp;aud=16320.16321.12397&amp;expVisitId=-445769901173794262&amp;mech=2&amp;smech=3&amp;eri=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30" calcext:value-type="float">
            <text:p>6503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L4324GRSnFQ498o6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460268" calcext:value-type="date">
            <text:p>10/22/15 04:46 PM</text:p>
          </table:table-cell>
          <table:table-cell office:value-type="string" calcext:value-type="string">
            <text:p>CLSG4k2BFIWSlYU6Jl</text:p>
          </table:table-cell>
          <table:table-cell office:value-type="string" calcext:value-type="string">
            <text:p>http://px.dynamicyield.com/dps?_=915174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915174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32" calcext:value-type="float">
            <text:p>6503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62sT2v8UeFKMZI8</text:p>
          </table:table-cell>
          <table:table-cell office:value-type="string" calcext:value-type="string">
            <text:p>text/html</text:p>
          </table:table-cell>
          <table:table-cell office:value-type="float" office:value="4957" calcext:value-type="float">
            <text:p>495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474571" calcext:value-type="date">
            <text:p>10/22/15 04:46 PM</text:p>
          </table:table-cell>
          <table:table-cell office:value-type="string" calcext:value-type="string">
            <text:p>CSJ6zt23GpgMkP77p</text:p>
          </table:table-cell>
          <table:table-cell office:value-type="string" calcext:value-type="string">
            <text:p>http://px.dynamicyield.com/dps?_=574381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574381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33" calcext:value-type="float">
            <text:p>6503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rLW12FRNz5g7dRy5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501774" calcext:value-type="date">
            <text:p>10/22/15 04:46 PM</text:p>
          </table:table-cell>
          <table:table-cell office:value-type="string" calcext:value-type="string">
            <text:p>CEjWkr3Ztf7jCNI9E9</text:p>
          </table:table-cell>
          <table:table-cell office:value-type="string" calcext:value-type="string">
            <text:p>http://px.dynamicyield.com/dps?_=14683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14683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37" calcext:value-type="float">
            <text:p>6503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CKeY3NPgdkLdqM15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569516" calcext:value-type="date">
            <text:p>10/22/15 04:46 PM</text:p>
          </table:table-cell>
          <table:table-cell office:value-type="string" calcext:value-type="string">
            <text:p>CcjAST1Pqf4Mu4nINe</text:p>
          </table:table-cell>
          <table:table-cell office:value-type="string" calcext:value-type="string">
            <text:p>http://px.dynamicyield.com/var?_=974336&amp;uid=-2639109332950054073&amp;sec=8765952&amp;t=ri&amp;e=18290&amp;p=78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974336&amp;uid=-2639109332950054073&amp;sec=8765952&amp;t=ri&amp;e=18290&amp;p=78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34" calcext:value-type="float">
            <text:p>6503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fxNf2PClClTYdzC9</text:p>
          </table:table-cell>
          <table:table-cell office:value-type="string" calcext:value-type="string">
            <text:p>text/html</text:p>
          </table:table-cell>
          <table:table-cell office:value-type="float" office:value="4869" calcext:value-type="float">
            <text:p>486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530171" calcext:value-type="date">
            <text:p>10/22/15 04:46 PM</text:p>
          </table:table-cell>
          <table:table-cell office:value-type="string" calcext:value-type="string">
            <text:p>CRhD5N3veMaghW9KB6</text:p>
          </table:table-cell>
          <table:table-cell office:value-type="string" calcext:value-type="string">
            <text:p>http://px.dynamicyield.com/var?_=819594&amp;uid=-2639109332950054073&amp;sec=8765952&amp;t=ri&amp;e=21397&amp;p=106&amp;ve=276473&amp;va=[794941]&amp;ses=85619380968c1092d1381859de9235e2&amp;expSes=5107&amp;aud=16320.16321.12397&amp;expVisitId=-445769902663044168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819594&amp;uid=-2639109332950054073&amp;sec=8765952&amp;t=ri&amp;e=21397&amp;p=106&amp;ve=276473&amp;va=[794941]&amp;ses=85619380968c1092d1381859de9235e2&amp;expSes=5107&amp;aud=16320.16321.12397&amp;expVisitId=-445769902663044168&amp;mech=2&amp;smech=3&amp;eri=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36" calcext:value-type="float">
            <text:p>6503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hU1QL2r25wOp8use3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560957" calcext:value-type="date">
            <text:p>10/22/15 04:46 PM</text:p>
          </table:table-cell>
          <table:table-cell office:value-type="string" calcext:value-type="string">
            <text:p>C6jIQF1tDk4oSwcrAi</text:p>
          </table:table-cell>
          <table:table-cell office:value-type="string" calcext:value-type="string">
            <text:p>http://px.dynamicyield.com/var?_=275040&amp;uid=-2639109332950054073&amp;sec=8765952&amp;t=ri&amp;e=21397&amp;p=75&amp;ve=276473&amp;va=[794941]&amp;ses=85619380968c1092d1381859de9235e2&amp;expSes=5107&amp;aud=16320.16321.12397&amp;expVisitId=-445769903294112824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275040&amp;uid=-2639109332950054073&amp;sec=8765952&amp;t=ri&amp;e=21397&amp;p=75&amp;ve=276473&amp;va=[794941]&amp;ses=85619380968c1092d1381859de9235e2&amp;expSes=5107&amp;aud=16320.16321.12397&amp;expVisitId=-445769903294112824&amp;mech=2&amp;smech=3&amp;eri=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39" calcext:value-type="float">
            <text:p>6503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vq92kouBqw5jCW7</text:p>
          </table:table-cell>
          <table:table-cell office:value-type="string" calcext:value-type="string">
            <text:p>text/html</text:p>
          </table:table-cell>
          <table:table-cell office:value-type="float" office:value="2237" calcext:value-type="float">
            <text:p>223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588696" calcext:value-type="date">
            <text:p>10/22/15 04:46 PM</text:p>
          </table:table-cell>
          <table:table-cell office:value-type="string" calcext:value-type="string">
            <text:p>CROv4SOw5ZsULoT6g</text:p>
          </table:table-cell>
          <table:table-cell office:value-type="string" calcext:value-type="string">
            <text:p>http://px.dynamicyield.com/dps?_=930591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930591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35" calcext:value-type="float">
            <text:p>6503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zvEiqAYkky6a0Oz6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541597" calcext:value-type="date">
            <text:p>10/22/15 04:46 PM</text:p>
          </table:table-cell>
          <table:table-cell office:value-type="string" calcext:value-type="string">
            <text:p>CbBwEs4rOnDSH4mqAj</text:p>
          </table:table-cell>
          <table:table-cell office:value-type="string" calcext:value-type="string">
            <text:p>http://px.dynamicyield.com/var?_=32841&amp;uid=-2639109332950054073&amp;sec=8765952&amp;t=ri&amp;e=18290&amp;p=68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32841&amp;uid=-2639109332950054073&amp;sec=8765952&amp;t=ri&amp;e=18290&amp;p=68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38" calcext:value-type="float">
            <text:p>6503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Q8wTP3TwttZGM82Md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572203" calcext:value-type="date">
            <text:p>10/22/15 04:46 PM</text:p>
          </table:table-cell>
          <table:table-cell office:value-type="string" calcext:value-type="string">
            <text:p>CBDHPlpvBMp0xmMqc</text:p>
          </table:table-cell>
          <table:table-cell office:value-type="string" calcext:value-type="string">
            <text:p>http://px.dynamicyield.com/var?_=330607&amp;uid=-2639109332950054073&amp;sec=8765952&amp;t=ri&amp;e=21397&amp;p=66&amp;ve=276473&amp;va=[794941]&amp;ses=85619380968c1092d1381859de9235e2&amp;expSes=5107&amp;aud=16320.16321.12397&amp;expVisitId=-445769905201324665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330607&amp;uid=-2639109332950054073&amp;sec=8765952&amp;t=ri&amp;e=21397&amp;p=66&amp;ve=276473&amp;va=[794941]&amp;ses=85619380968c1092d1381859de9235e2&amp;expSes=5107&amp;aud=16320.16321.12397&amp;expVisitId=-445769905201324665&amp;mech=2&amp;smech=3&amp;eri=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41" calcext:value-type="float">
            <text:p>6504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xjeg2ENz7ab0IH4f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639942" calcext:value-type="date">
            <text:p>10/22/15 04:46 PM</text:p>
          </table:table-cell>
          <table:table-cell office:value-type="string" calcext:value-type="string">
            <text:p>CHpr0216Wt1QNcogWk</text:p>
          </table:table-cell>
          <table:table-cell office:value-type="string" calcext:value-type="string">
            <text:p>http://px.dynamicyield.com/dps?_=277925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277925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44" calcext:value-type="float">
            <text:p>6504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Siup1Fji9QsU26u1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675124" calcext:value-type="date">
            <text:p>10/22/15 04:46 PM</text:p>
          </table:table-cell>
          <table:table-cell office:value-type="string" calcext:value-type="string">
            <text:p>Cafe4E2QxJEbuM9DF1</text:p>
          </table:table-cell>
          <table:table-cell office:value-type="string" calcext:value-type="string">
            <text:p>http://px.dynamicyield.com/var?_=28257&amp;uid=-2639109332950054073&amp;sec=8765952&amp;t=ri&amp;e=18290&amp;p=86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28257&amp;uid=-2639109332950054073&amp;sec=8765952&amp;t=ri&amp;e=18290&amp;p=86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43" calcext:value-type="float">
            <text:p>6504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tSeq2wKTbWaJndDb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658686" calcext:value-type="date">
            <text:p>10/22/15 04:46 PM</text:p>
          </table:table-cell>
          <table:table-cell office:value-type="string" calcext:value-type="string">
            <text:p>CdU1lb4M7ajKNeFy64</text:p>
          </table:table-cell>
          <table:table-cell office:value-type="string" calcext:value-type="string">
            <text:p>http://px.dynamicyield.com/dps?_=124104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124104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42" calcext:value-type="float">
            <text:p>6504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z3bcW1VAXa097kSB1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667287" calcext:value-type="date">
            <text:p>10/22/15 04:46 PM</text:p>
          </table:table-cell>
          <table:table-cell office:value-type="string" calcext:value-type="string">
            <text:p>CF7X9Y3yU9YstqbBP7</text:p>
          </table:table-cell>
          <table:table-cell office:value-type="string" calcext:value-type="string">
            <text:p>http://px.dynamicyield.com/var?_=594630&amp;uid=-2639109332950054073&amp;sec=8765952&amp;t=ri&amp;e=21397&amp;p=96&amp;ve=276473&amp;va=[794941]&amp;ses=85619380968c1092d1381859de9235e2&amp;expSes=5107&amp;aud=16320.16321.12397&amp;expVisitId=-445769901173794262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594630&amp;uid=-2639109332950054073&amp;sec=8765952&amp;t=ri&amp;e=21397&amp;p=96&amp;ve=276473&amp;va=[794941]&amp;ses=85619380968c1092d1381859de9235e2&amp;expSes=5107&amp;aud=16320.16321.12397&amp;expVisitId=-445769901173794262&amp;mech=2&amp;smech=3&amp;eri=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45" calcext:value-type="float">
            <text:p>6504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rEYo2EkWCs850yDc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68773" calcext:value-type="date">
            <text:p>10/22/15 04:46 PM</text:p>
          </table:table-cell>
          <table:table-cell office:value-type="string" calcext:value-type="string">
            <text:p>Cqqfs93oRVindxUzpi</text:p>
          </table:table-cell>
          <table:table-cell office:value-type="string" calcext:value-type="string">
            <text:p>http://px.dynamicyield.com/var?_=403247&amp;uid=-2639109332950054073&amp;sec=8765952&amp;t=ri&amp;e=18290&amp;p=97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403247&amp;uid=-2639109332950054073&amp;sec=8765952&amp;t=ri&amp;e=18290&amp;p=97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47" calcext:value-type="float">
            <text:p>6504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FmIu3zlWqhVTr8g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738361" calcext:value-type="date">
            <text:p>10/22/15 04:46 PM</text:p>
          </table:table-cell>
          <table:table-cell office:value-type="string" calcext:value-type="string">
            <text:p>CnXj5z1eWc3KUnRgAd</text:p>
          </table:table-cell>
          <table:table-cell office:value-type="string" calcext:value-type="string">
            <text:p>http://px.dynamicyield.com/var?_=497430&amp;uid=-2639109332950054073&amp;sec=8765952&amp;t=ri&amp;e=21397&amp;p=70&amp;ve=276473&amp;va=[794941]&amp;ses=85619380968c1092d1381859de9235e2&amp;expSes=5107&amp;aud=16320.16321.12397&amp;expVisitId=-445769905201324665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497430&amp;uid=-2639109332950054073&amp;sec=8765952&amp;t=ri&amp;e=21397&amp;p=70&amp;ve=276473&amp;va=[794941]&amp;ses=85619380968c1092d1381859de9235e2&amp;expSes=5107&amp;aud=16320.16321.12397&amp;expVisitId=-445769905201324665&amp;mech=2&amp;smech=3&amp;eri=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49" calcext:value-type="float">
            <text:p>6504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KktVUG3ohcUZan5</text:p>
          </table:table-cell>
          <table:table-cell office:value-type="string" calcext:value-type="string">
            <text:p>text/html</text:p>
          </table:table-cell>
          <table:table-cell office:value-type="float" office:value="4873" calcext:value-type="float">
            <text:p>487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75871" calcext:value-type="date">
            <text:p>10/22/15 04:46 PM</text:p>
          </table:table-cell>
          <table:table-cell office:value-type="string" calcext:value-type="string">
            <text:p>CRaqmw2YvESVKacAF5</text:p>
          </table:table-cell>
          <table:table-cell office:value-type="string" calcext:value-type="string">
            <text:p>http://px.dynamicyield.com/var?_=620985&amp;uid=-2639109332950054073&amp;sec=8765952&amp;t=ri&amp;e=18290&amp;p=95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620985&amp;uid=-2639109332950054073&amp;sec=8765952&amp;t=ri&amp;e=18290&amp;p=95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50" calcext:value-type="float">
            <text:p>6505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zjnF741NUPcgzSDWf</text:p>
          </table:table-cell>
          <table:table-cell office:value-type="string" calcext:value-type="string">
            <text:p>text/html</text:p>
          </table:table-cell>
          <table:table-cell office:value-type="float" office:value="4869" calcext:value-type="float">
            <text:p>486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771249" calcext:value-type="date">
            <text:p>10/22/15 04:46 PM</text:p>
          </table:table-cell>
          <table:table-cell office:value-type="string" calcext:value-type="string">
            <text:p>CAYUFD403qXn5pTdSa</text:p>
          </table:table-cell>
          <table:table-cell office:value-type="string" calcext:value-type="string">
            <text:p>http://px.dynamicyield.com/var?_=288950&amp;uid=-2639109332950054073&amp;sec=8765952&amp;t=ri&amp;e=21397&amp;p=103&amp;ve=276473&amp;va=[794941]&amp;ses=85619380968c1092d1381859de9235e2&amp;expSes=5107&amp;aud=12397.16320.16321&amp;expVisitId=-445769902663044168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288950&amp;uid=-2639109332950054073&amp;sec=8765952&amp;t=ri&amp;e=21397&amp;p=103&amp;ve=276473&amp;va=[794941]&amp;ses=85619380968c1092d1381859de9235e2&amp;expSes=5107&amp;aud=12397.16320.16321&amp;expVisitId=-445769902663044168&amp;mech=2&amp;smech=3&amp;eri=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52" calcext:value-type="float">
            <text:p>6505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KuPGB3xhur0VhhFpc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79606" calcext:value-type="date">
            <text:p>10/22/15 04:46 PM</text:p>
          </table:table-cell>
          <table:table-cell office:value-type="string" calcext:value-type="string">
            <text:p>CvT99f3Do8G84vSMm4</text:p>
          </table:table-cell>
          <table:table-cell office:value-type="string" calcext:value-type="string">
            <text:p>http://px.dynamicyield.com/dps?_=207050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207050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51" calcext:value-type="float">
            <text:p>6505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HnqhZ3rk19QswacLb</text:p>
          </table:table-cell>
          <table:table-cell office:value-type="string" calcext:value-type="string">
            <text:p>text/html</text:p>
          </table:table-cell>
          <table:table-cell office:value-type="float" office:value="6229" calcext:value-type="float">
            <text:p>622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789536" calcext:value-type="date">
            <text:p>10/22/15 04:46 PM</text:p>
          </table:table-cell>
          <table:table-cell office:value-type="string" calcext:value-type="string">
            <text:p>CAJsfy3JNc1R3wX3f1</text:p>
          </table:table-cell>
          <table:table-cell office:value-type="string" calcext:value-type="string">
            <text:p>http://px.dynamicyield.com/var?_=766797&amp;uid=-2639109332950054073&amp;sec=8765952&amp;t=ri&amp;e=21397&amp;p=101&amp;ve=276473&amp;va=[794941]&amp;ses=85619380968c1092d1381859de9235e2&amp;expSes=5107&amp;aud=16320.16321.12397&amp;expVisitId=-445769902663044168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766797&amp;uid=-2639109332950054073&amp;sec=8765952&amp;t=ri&amp;e=21397&amp;p=101&amp;ve=276473&amp;va=[794941]&amp;ses=85619380968c1092d1381859de9235e2&amp;expSes=5107&amp;aud=16320.16321.12397&amp;expVisitId=-445769902663044168&amp;mech=2&amp;smech=3&amp;eri=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55" calcext:value-type="float">
            <text:p>6505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Kq7xd7sG21hPVRH1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873619" calcext:value-type="date">
            <text:p>10/22/15 04:46 PM</text:p>
          </table:table-cell>
          <table:table-cell office:value-type="string" calcext:value-type="string">
            <text:p>CASKwC3pBOh4OXEq3i</text:p>
          </table:table-cell>
          <table:table-cell office:value-type="string" calcext:value-type="string">
            <text:p>http://px.dynamicyield.com/var?_=954218&amp;uid=-2639109332950054073&amp;sec=8765952&amp;t=ri&amp;e=18290&amp;p=91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954218&amp;uid=-2639109332950054073&amp;sec=8765952&amp;t=ri&amp;e=18290&amp;p=91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57" calcext:value-type="float">
            <text:p>6505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67Is3YXmLgIaFxYb</text:p>
          </table:table-cell>
          <table:table-cell office:value-type="string" calcext:value-type="string">
            <text:p>text/html</text:p>
          </table:table-cell>
          <table:table-cell office:value-type="float" office:value="3509" calcext:value-type="float">
            <text:p>350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883226" calcext:value-type="date">
            <text:p>10/22/15 04:46 PM</text:p>
          </table:table-cell>
          <table:table-cell office:value-type="string" calcext:value-type="string">
            <text:p>CRJlNu1DeXJ48VZKdd</text:p>
          </table:table-cell>
          <table:table-cell office:value-type="string" calcext:value-type="string">
            <text:p>http://px.dynamicyield.com/var?_=448377&amp;uid=-2639109332950054073&amp;sec=8765952&amp;t=ri&amp;e=21397&amp;p=102&amp;ve=276473&amp;va=[794941]&amp;ses=85619380968c1092d1381859de9235e2&amp;expSes=5107&amp;aud=16320.16321.12397&amp;expVisitId=-445769902663044168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448377&amp;uid=-2639109332950054073&amp;sec=8765952&amp;t=ri&amp;e=21397&amp;p=102&amp;ve=276473&amp;va=[794941]&amp;ses=85619380968c1092d1381859de9235e2&amp;expSes=5107&amp;aud=16320.16321.12397&amp;expVisitId=-445769902663044168&amp;mech=2&amp;smech=3&amp;eri=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54" calcext:value-type="float">
            <text:p>6505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YcVd13GtjykTbR56</text:p>
          </table:table-cell>
          <table:table-cell office:value-type="string" calcext:value-type="string">
            <text:p>text/html</text:p>
          </table:table-cell>
          <table:table-cell office:value-type="float" office:value="4873" calcext:value-type="float">
            <text:p>487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85792" calcext:value-type="date">
            <text:p>10/22/15 04:46 PM</text:p>
          </table:table-cell>
          <table:table-cell office:value-type="string" calcext:value-type="string">
            <text:p>CGGkaz4tJ9ki3Xtswa</text:p>
          </table:table-cell>
          <table:table-cell office:value-type="string" calcext:value-type="string">
            <text:p>http://px.dynamicyield.com/var?_=259510&amp;uid=-2639109332950054073&amp;sec=8765952&amp;t=ri&amp;e=18290&amp;p=90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259510&amp;uid=-2639109332950054073&amp;sec=8765952&amp;t=ri&amp;e=18290&amp;p=90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56" calcext:value-type="float">
            <text:p>6505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hQWP14UPnNJSnkBHd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889557" calcext:value-type="date">
            <text:p>10/22/15 04:46 PM</text:p>
          </table:table-cell>
          <table:table-cell office:value-type="string" calcext:value-type="string">
            <text:p>CleUTZ1vkHf6hxjHvk</text:p>
          </table:table-cell>
          <table:table-cell office:value-type="string" calcext:value-type="string">
            <text:p>http://px.dynamicyield.com/var?_=270093&amp;uid=-2639109332950054073&amp;sec=8765952&amp;t=ri&amp;e=21397&amp;p=92&amp;ve=276473&amp;va=[794941]&amp;ses=85619380968c1092d1381859de9235e2&amp;expSes=5107&amp;aud=16320.16321.12397&amp;expVisitId=-445769901173794262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270093&amp;uid=-2639109332950054073&amp;sec=8765952&amp;t=ri&amp;e=21397&amp;p=92&amp;ve=276473&amp;va=[794941]&amp;ses=85619380968c1092d1381859de9235e2&amp;expSes=5107&amp;aud=16320.16321.12397&amp;expVisitId=-445769901173794262&amp;mech=2&amp;smech=3&amp;eri=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58" calcext:value-type="float">
            <text:p>6505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NGKDH3s8KGRQkQXsf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896223" calcext:value-type="date">
            <text:p>10/22/15 04:46 PM</text:p>
          </table:table-cell>
          <table:table-cell office:value-type="string" calcext:value-type="string">
            <text:p>COydnGv8hHVBXv3je</text:p>
          </table:table-cell>
          <table:table-cell office:value-type="string" calcext:value-type="string">
            <text:p>http://px.dynamicyield.com/var?_=675976&amp;uid=-2639109332950054073&amp;sec=8765952&amp;t=ri&amp;e=21397&amp;p=80&amp;ve=276473&amp;va=[794941]&amp;ses=85619380968c1092d1381859de9235e2&amp;expSes=5107&amp;aud=16320.16321.12397&amp;expVisitId=-445769903294112824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675976&amp;uid=-2639109332950054073&amp;sec=8765952&amp;t=ri&amp;e=21397&amp;p=80&amp;ve=276473&amp;va=[794941]&amp;ses=85619380968c1092d1381859de9235e2&amp;expSes=5107&amp;aud=16320.16321.12397&amp;expVisitId=-445769903294112824&amp;mech=2&amp;smech=3&amp;eri=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61" calcext:value-type="float">
            <text:p>6506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iZF72ULJSMglIP75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974399" calcext:value-type="date">
            <text:p>10/22/15 04:46 PM</text:p>
          </table:table-cell>
          <table:table-cell office:value-type="string" calcext:value-type="string">
            <text:p>CpJBH649t4Q55BwKL3</text:p>
          </table:table-cell>
          <table:table-cell office:value-type="string" calcext:value-type="string">
            <text:p>http://px.dynamicyield.com/var?_=717476&amp;uid=-2639109332950054073&amp;sec=8765952&amp;t=ri&amp;e=18290&amp;p=89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717476&amp;uid=-2639109332950054073&amp;sec=8765952&amp;t=ri&amp;e=18290&amp;p=89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62" calcext:value-type="float">
            <text:p>6506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3lbdT2waCXlFwOiX1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984063" calcext:value-type="date">
            <text:p>10/22/15 04:46 PM</text:p>
          </table:table-cell>
          <table:table-cell office:value-type="string" calcext:value-type="string">
            <text:p>CgLXRI2f81fqBZt102</text:p>
          </table:table-cell>
          <table:table-cell office:value-type="string" calcext:value-type="string">
            <text:p>http://px.dynamicyield.com/var?_=164402&amp;uid=-2639109332950054073&amp;sec=8765952&amp;t=ri&amp;e=18290&amp;p=88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164402&amp;uid=-2639109332950054073&amp;sec=8765952&amp;t=ri&amp;e=18290&amp;p=88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63" calcext:value-type="float">
            <text:p>6506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yDwIqDbfHiMBFM6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011809" calcext:value-type="date">
            <text:p>10/22/15 04:46 PM</text:p>
          </table:table-cell>
          <table:table-cell office:value-type="string" calcext:value-type="string">
            <text:p>Ce3OS43VPk6XpOIKrg</text:p>
          </table:table-cell>
          <table:table-cell office:value-type="string" calcext:value-type="string">
            <text:p>http://px.dynamicyield.com/dps?_=296814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296814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65" calcext:value-type="float">
            <text:p>6506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v77gJ1aSKOh3YGI1l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031921" calcext:value-type="date">
            <text:p>10/22/15 04:46 PM</text:p>
          </table:table-cell>
          <table:table-cell office:value-type="string" calcext:value-type="string">
            <text:p>ChFsz61PU8g2craphl</text:p>
          </table:table-cell>
          <table:table-cell office:value-type="string" calcext:value-type="string">
            <text:p>http://px.dynamicyield.com/dps?_=349356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349356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64" calcext:value-type="float">
            <text:p>6506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WKMr2EpmmmGlfM15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030671" calcext:value-type="date">
            <text:p>10/22/15 04:46 PM</text:p>
          </table:table-cell>
          <table:table-cell office:value-type="string" calcext:value-type="string">
            <text:p>CxIgRJbu3n2CSqgb</text:p>
          </table:table-cell>
          <table:table-cell office:value-type="string" calcext:value-type="string">
            <text:p>http://px.dynamicyield.com/var?_=601018&amp;uid=-2639109332950054073&amp;sec=8765952&amp;t=ri&amp;e=21397&amp;p=69&amp;ve=276473&amp;va=[794941]&amp;ses=85619380968c1092d1381859de9235e2&amp;expSes=5107&amp;aud=16320.16321.12397&amp;expVisitId=-445769905201324665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601018&amp;uid=-2639109332950054073&amp;sec=8765952&amp;t=ri&amp;e=21397&amp;p=69&amp;ve=276473&amp;va=[794941]&amp;ses=85619380968c1092d1381859de9235e2&amp;expSes=5107&amp;aud=16320.16321.12397&amp;expVisitId=-445769905201324665&amp;mech=2&amp;smech=3&amp;eri=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69" calcext:value-type="float">
            <text:p>6506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q0ME2YDuWR1uIc7a</text:p>
          </table:table-cell>
          <table:table-cell office:value-type="string" calcext:value-type="string">
            <text:p>text/html</text:p>
          </table:table-cell>
          <table:table-cell office:value-type="float" office:value="6233" calcext:value-type="float">
            <text:p>623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100436" calcext:value-type="date">
            <text:p>10/22/15 04:46 PM</text:p>
          </table:table-cell>
          <table:table-cell office:value-type="string" calcext:value-type="string">
            <text:p>CcHIS81vZSnBda8C6l</text:p>
          </table:table-cell>
          <table:table-cell office:value-type="string" calcext:value-type="string">
            <text:p>http://px.dynamicyield.com/var?_=905231&amp;uid=-2639109332950054073&amp;sec=8765952&amp;t=ri&amp;e=21397&amp;p=99&amp;ve=276473&amp;va=[794941]&amp;ses=85619380968c1092d1381859de9235e2&amp;expSes=5107&amp;aud=16320.16321.12397&amp;expVisitId=-445769902663044168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905231&amp;uid=-2639109332950054073&amp;sec=8765952&amp;t=ri&amp;e=21397&amp;p=99&amp;ve=276473&amp;va=[794941]&amp;ses=85619380968c1092d1381859de9235e2&amp;expSes=5107&amp;aud=16320.16321.12397&amp;expVisitId=-445769902663044168&amp;mech=2&amp;smech=3&amp;eri=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66" calcext:value-type="float">
            <text:p>6506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QoonJ1y5KlKQGk45k</text:p>
          </table:table-cell>
          <table:table-cell office:value-type="string" calcext:value-type="string">
            <text:p>text/html</text:p>
          </table:table-cell>
          <table:table-cell office:value-type="float" office:value="4873" calcext:value-type="float">
            <text:p>487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082996" calcext:value-type="date">
            <text:p>10/22/15 04:46 PM</text:p>
          </table:table-cell>
          <table:table-cell office:value-type="string" calcext:value-type="string">
            <text:p>C855nk1pjNiMmpD8th</text:p>
          </table:table-cell>
          <table:table-cell office:value-type="string" calcext:value-type="string">
            <text:p>http://px.dynamicyield.com/var?_=731178&amp;uid=-2639109332950054073&amp;sec=8765952&amp;t=ri&amp;e=21397&amp;p=68&amp;ve=276473&amp;va=[794941]&amp;ses=85619380968c1092d1381859de9235e2&amp;expSes=5107&amp;aud=16320.16321.12397&amp;expVisitId=-445769905201324665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731178&amp;uid=-2639109332950054073&amp;sec=8765952&amp;t=ri&amp;e=21397&amp;p=68&amp;ve=276473&amp;va=[794941]&amp;ses=85619380968c1092d1381859de9235e2&amp;expSes=5107&amp;aud=16320.16321.12397&amp;expVisitId=-445769905201324665&amp;mech=2&amp;smech=3&amp;eri=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68" calcext:value-type="float">
            <text:p>6506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971K3BHR03IemWCb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099609" calcext:value-type="date">
            <text:p>10/22/15 04:46 PM</text:p>
          </table:table-cell>
          <table:table-cell office:value-type="string" calcext:value-type="string">
            <text:p>CkCY937dti6nOoY5b</text:p>
          </table:table-cell>
          <table:table-cell office:value-type="string" calcext:value-type="string">
            <text:p>http://px.dynamicyield.com/dps?_=266998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266998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70" calcext:value-type="float">
            <text:p>6507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0j6r4Tiv6ru685Ml</text:p>
          </table:table-cell>
          <table:table-cell office:value-type="string" calcext:value-type="string">
            <text:p>text/html</text:p>
          </table:table-cell>
          <table:table-cell office:value-type="float" office:value="4869" calcext:value-type="float">
            <text:p>486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119703" calcext:value-type="date">
            <text:p>10/22/15 04:46 PM</text:p>
          </table:table-cell>
          <table:table-cell office:value-type="string" calcext:value-type="string">
            <text:p>CngXBm13HhGTE71jih</text:p>
          </table:table-cell>
          <table:table-cell office:value-type="string" calcext:value-type="string">
            <text:p>http://px.dynamicyield.com/var?_=328180&amp;uid=-2639109332950054073&amp;sec=8765952&amp;t=ri&amp;e=18290&amp;p=104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328180&amp;uid=-2639109332950054073&amp;sec=8765952&amp;t=ri&amp;e=18290&amp;p=104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71" calcext:value-type="float">
            <text:p>6507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4Pcah1PwQUMwJ5HG2</text:p>
          </table:table-cell>
          <table:table-cell office:value-type="string" calcext:value-type="string">
            <text:p>text/html</text:p>
          </table:table-cell>
          <table:table-cell office:value-type="float" office:value="4873" calcext:value-type="float">
            <text:p>487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164671" calcext:value-type="date">
            <text:p>10/22/15 04:46 PM</text:p>
          </table:table-cell>
          <table:table-cell office:value-type="string" calcext:value-type="string">
            <text:p>CvTt7a2vj8WRYdtVn8</text:p>
          </table:table-cell>
          <table:table-cell office:value-type="string" calcext:value-type="string">
            <text:p>http://px.dynamicyield.com/var?_=168144&amp;uid=-2639109332950054073&amp;sec=8765952&amp;t=ri&amp;e=18290&amp;p=76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168144&amp;uid=-2639109332950054073&amp;sec=8765952&amp;t=ri&amp;e=18290&amp;p=76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72" calcext:value-type="float">
            <text:p>6507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qBJKL3inbSPHiFET8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230594" calcext:value-type="date">
            <text:p>10/22/15 04:46 PM</text:p>
          </table:table-cell>
          <table:table-cell office:value-type="string" calcext:value-type="string">
            <text:p>COJ9c54BibCCLR9dZ7</text:p>
          </table:table-cell>
          <table:table-cell office:value-type="string" calcext:value-type="string">
            <text:p>http://px.dynamicyield.com/var?_=438552&amp;uid=-2639109332950054073&amp;sec=8765952&amp;t=ri&amp;e=21397&amp;p=77&amp;ve=276473&amp;va=[794941]&amp;ses=85619380968c1092d1381859de9235e2&amp;expSes=5107&amp;aud=16320.16321.12397&amp;expVisitId=-445769903294112824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438552&amp;uid=-2639109332950054073&amp;sec=8765952&amp;t=ri&amp;e=21397&amp;p=77&amp;ve=276473&amp;va=[794941]&amp;ses=85619380968c1092d1381859de9235e2&amp;expSes=5107&amp;aud=16320.16321.12397&amp;expVisitId=-445769903294112824&amp;mech=2&amp;smech=3&amp;eri=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77" calcext:value-type="float">
            <text:p>6507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xlOu54qfdVZLfKVHe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260226" calcext:value-type="date">
            <text:p>10/22/15 04:46 PM</text:p>
          </table:table-cell>
          <table:table-cell office:value-type="string" calcext:value-type="string">
            <text:p>C0Rc2x1xYcihl7Bi3d</text:p>
          </table:table-cell>
          <table:table-cell office:value-type="string" calcext:value-type="string">
            <text:p>http://px.dynamicyield.com/var?_=384473&amp;uid=-2639109332950054073&amp;sec=8765952&amp;t=ri&amp;e=21397&amp;p=90&amp;ve=276473&amp;va=[794941]&amp;ses=85619380968c1092d1381859de9235e2&amp;expSes=5107&amp;aud=16320.16321.12397&amp;expVisitId=-445769901173794262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384473&amp;uid=-2639109332950054073&amp;sec=8765952&amp;t=ri&amp;e=21397&amp;p=90&amp;ve=276473&amp;va=[794941]&amp;ses=85619380968c1092d1381859de9235e2&amp;expSes=5107&amp;aud=16320.16321.12397&amp;expVisitId=-445769901173794262&amp;mech=2&amp;smech=3&amp;eri=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LxGjtsERa6CqBJ6</text:p>
          </table:table-cell>
          <table:table-cell office:value-type="string" calcext:value-type="string">
            <text:p>text/html</text:p>
          </table:table-cell>
          <table:table-cell office:value-type="float" office:value="4957" calcext:value-type="float">
            <text:p>495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230459" calcext:value-type="date">
            <text:p>10/22/15 04:46 PM</text:p>
          </table:table-cell>
          <table:table-cell office:value-type="string" calcext:value-type="string">
            <text:p>CnMg6L2pw1K9gzmeP1</text:p>
          </table:table-cell>
          <table:table-cell office:value-type="string" calcext:value-type="string">
            <text:p>http://px.dynamicyield.com/dps?_=78994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78994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75" calcext:value-type="float">
            <text:p>6507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cIwr3phCxz5XORgj</text:p>
          </table:table-cell>
          <table:table-cell office:value-type="string" calcext:value-type="string">
            <text:p>text/html</text:p>
          </table:table-cell>
          <table:table-cell office:value-type="float" office:value="4873" calcext:value-type="float">
            <text:p>487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23919" calcext:value-type="date">
            <text:p>10/22/15 04:46 PM</text:p>
          </table:table-cell>
          <table:table-cell office:value-type="string" calcext:value-type="string">
            <text:p>Cl8F773HxepieGXASh</text:p>
          </table:table-cell>
          <table:table-cell office:value-type="string" calcext:value-type="string">
            <text:p>http://px.dynamicyield.com/var?_=854626&amp;uid=-2639109332950054073&amp;sec=8765952&amp;t=ri&amp;e=21397&amp;p=85&amp;ve=276473&amp;va=[794941]&amp;ses=85619380968c1092d1381859de9235e2&amp;expSes=5107&amp;aud=16320.16321.12397&amp;expVisitId=-445769903294112824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854626&amp;uid=-2639109332950054073&amp;sec=8765952&amp;t=ri&amp;e=21397&amp;p=85&amp;ve=276473&amp;va=[794941]&amp;ses=85619380968c1092d1381859de9235e2&amp;expSes=5107&amp;aud=16320.16321.12397&amp;expVisitId=-445769903294112824&amp;mech=2&amp;smech=3&amp;eri=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76" calcext:value-type="float">
            <text:p>6507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z4o54UjvedXmlcJ2</text:p>
          </table:table-cell>
          <table:table-cell office:value-type="string" calcext:value-type="string">
            <text:p>text/html</text:p>
          </table:table-cell>
          <table:table-cell office:value-type="float" office:value="4957" calcext:value-type="float">
            <text:p>495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239536" calcext:value-type="date">
            <text:p>10/22/15 04:46 PM</text:p>
          </table:table-cell>
          <table:table-cell office:value-type="string" calcext:value-type="string">
            <text:p>Cmdd8225giqcqgcUkk</text:p>
          </table:table-cell>
          <table:table-cell office:value-type="string" calcext:value-type="string">
            <text:p>http://px.dynamicyield.com/dps?_=815711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815711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57" calcext:value-type="float">
            <text:p>6495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3.191532" calcext:value-type="date">
            <text:p>10/22/15 04:46 PM</text:p>
          </table:table-cell>
          <table:table-cell office:value-type="string" calcext:value-type="string">
            <text:p>CA5IoF4k5hb2BfdPJa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58" calcext:value-type="float">
            <text:p>6495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3.244123" calcext:value-type="date">
            <text:p>10/22/15 04:46 PM</text:p>
          </table:table-cell>
          <table:table-cell office:value-type="string" calcext:value-type="string">
            <text:p>CMMfAy3VVsho5fOjb1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56" calcext:value-type="float">
            <text:p>6495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3.240959" calcext:value-type="date">
            <text:p>10/22/15 04:46 PM</text:p>
          </table:table-cell>
          <table:table-cell office:value-type="string" calcext:value-type="string">
            <text:p>CJHyJw2UdX9XRBpFD5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79" calcext:value-type="float">
            <text:p>6507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xwmbXjzEHbUiDaW8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322305" calcext:value-type="date">
            <text:p>10/22/15 04:46 PM</text:p>
          </table:table-cell>
          <table:table-cell office:value-type="string" calcext:value-type="string">
            <text:p>CzlBMvjHuaji5Vg41</text:p>
          </table:table-cell>
          <table:table-cell office:value-type="string" calcext:value-type="string">
            <text:p>http://px.dynamicyield.com/dps?_=46320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46320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78" calcext:value-type="float">
            <text:p>6507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7wEE91kas2HW5hEDh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329599" calcext:value-type="date">
            <text:p>10/22/15 04:46 PM</text:p>
          </table:table-cell>
          <table:table-cell office:value-type="string" calcext:value-type="string">
            <text:p>CPEuGId0UqG59xy8e</text:p>
          </table:table-cell>
          <table:table-cell office:value-type="string" calcext:value-type="string">
            <text:p>http://px.dynamicyield.com/var?_=82747&amp;uid=-2639109332950054073&amp;sec=8765952&amp;t=ri&amp;e=18290&amp;p=73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82747&amp;uid=-2639109332950054073&amp;sec=8765952&amp;t=ri&amp;e=18290&amp;p=73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81" calcext:value-type="float">
            <text:p>6508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exmj2TQH7VxLpqY7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339711" calcext:value-type="date">
            <text:p>10/22/15 04:46 PM</text:p>
          </table:table-cell>
          <table:table-cell office:value-type="string" calcext:value-type="string">
            <text:p>CSo7XC2p4BUpNomgR5</text:p>
          </table:table-cell>
          <table:table-cell office:value-type="string" calcext:value-type="string">
            <text:p>http://px.dynamicyield.com/dps?_=691525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691525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83" calcext:value-type="float">
            <text:p>6508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82sTv4jyP6dJRAQ29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365191" calcext:value-type="date">
            <text:p>10/22/15 04:46 PM</text:p>
          </table:table-cell>
          <table:table-cell office:value-type="string" calcext:value-type="string">
            <text:p>CtS0QE3YoH6YAH55I</text:p>
          </table:table-cell>
          <table:table-cell office:value-type="string" calcext:value-type="string">
            <text:p>http://px.dynamicyield.com/var?_=789956&amp;uid=-2639109332950054073&amp;sec=8765952&amp;t=ri&amp;e=18290&amp;p=92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789956&amp;uid=-2639109332950054073&amp;sec=8765952&amp;t=ri&amp;e=18290&amp;p=92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80" calcext:value-type="float">
            <text:p>6508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HUIV3hEtx8PBhWK9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364632" calcext:value-type="date">
            <text:p>10/22/15 04:46 PM</text:p>
          </table:table-cell>
          <table:table-cell office:value-type="string" calcext:value-type="string">
            <text:p>CE22oh3jJwjjVmgXb4</text:p>
          </table:table-cell>
          <table:table-cell office:value-type="string" calcext:value-type="string">
            <text:p>http://px.dynamicyield.com/var?_=3253&amp;uid=-2639109332950054073&amp;sec=8765952&amp;t=ri&amp;e=21397&amp;p=104&amp;ve=276473&amp;va=[794941]&amp;ses=85619380968c1092d1381859de9235e2&amp;expSes=5107&amp;aud=16320.16321.12397&amp;expVisitId=-445769902663044168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3253&amp;uid=-2639109332950054073&amp;sec=8765952&amp;t=ri&amp;e=21397&amp;p=104&amp;ve=276473&amp;va=[794941]&amp;ses=85619380968c1092d1381859de9235e2&amp;expSes=5107&amp;aud=16320.16321.12397&amp;expVisitId=-445769902663044168&amp;mech=2&amp;smech=3&amp;eri=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82" calcext:value-type="float">
            <text:p>6508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jxxWhFGRIXmBjH5</text:p>
          </table:table-cell>
          <table:table-cell office:value-type="string" calcext:value-type="string">
            <text:p>text/html</text:p>
          </table:table-cell>
          <table:table-cell office:value-type="float" office:value="4873" calcext:value-type="float">
            <text:p>487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365384" calcext:value-type="date">
            <text:p>10/22/15 04:46 PM</text:p>
          </table:table-cell>
          <table:table-cell office:value-type="string" calcext:value-type="string">
            <text:p>CzC2tB4tgbVhKZZZla</text:p>
          </table:table-cell>
          <table:table-cell office:value-type="string" calcext:value-type="string">
            <text:p>http://px.dynamicyield.com/var?_=754487&amp;uid=-2639109332950054073&amp;sec=8765952&amp;t=ri&amp;e=18290&amp;p=77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754487&amp;uid=-2639109332950054073&amp;sec=8765952&amp;t=ri&amp;e=18290&amp;p=77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87" calcext:value-type="float">
            <text:p>6508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HR0E21YjMk5if6Mh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447548" calcext:value-type="date">
            <text:p>10/22/15 04:46 PM</text:p>
          </table:table-cell>
          <table:table-cell office:value-type="string" calcext:value-type="string">
            <text:p>CDILtA3KtKzZKzq7fi</text:p>
          </table:table-cell>
          <table:table-cell office:value-type="string" calcext:value-type="string">
            <text:p>http://px.dynamicyield.com/var?_=65398&amp;uid=-2639109332950054073&amp;sec=8765952&amp;t=ri&amp;e=18290&amp;p=70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65398&amp;uid=-2639109332950054073&amp;sec=8765952&amp;t=ri&amp;e=18290&amp;p=70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89" calcext:value-type="float">
            <text:p>6508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U2JOqet7vuOcMk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456292" calcext:value-type="date">
            <text:p>10/22/15 04:46 PM</text:p>
          </table:table-cell>
          <table:table-cell office:value-type="string" calcext:value-type="string">
            <text:p>CeT1oB1Ykm1iVffrpd</text:p>
          </table:table-cell>
          <table:table-cell office:value-type="string" calcext:value-type="string">
            <text:p>http://px.dynamicyield.com/var?_=208247&amp;uid=-2639109332950054073&amp;sec=8765952&amp;t=ri&amp;e=18290&amp;p=72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208247&amp;uid=-2639109332950054073&amp;sec=8765952&amp;t=ri&amp;e=18290&amp;p=72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86" calcext:value-type="float">
            <text:p>6508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VPUg220rwgwx0sng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452222" calcext:value-type="date">
            <text:p>10/22/15 04:46 PM</text:p>
          </table:table-cell>
          <table:table-cell office:value-type="string" calcext:value-type="string">
            <text:p>CL5MUF42P2pZE7coHa</text:p>
          </table:table-cell>
          <table:table-cell office:value-type="string" calcext:value-type="string">
            <text:p>http://px.dynamicyield.com/var?_=44775&amp;uid=-2639109332950054073&amp;sec=8765952&amp;t=ri&amp;e=21397&amp;p=81&amp;ve=276473&amp;va=[794941]&amp;ses=85619380968c1092d1381859de9235e2&amp;expSes=5107&amp;aud=16320.16321.12397&amp;expVisitId=-445769903294112824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44775&amp;uid=-2639109332950054073&amp;sec=8765952&amp;t=ri&amp;e=21397&amp;p=81&amp;ve=276473&amp;va=[794941]&amp;ses=85619380968c1092d1381859de9235e2&amp;expSes=5107&amp;aud=16320.16321.12397&amp;expVisitId=-445769903294112824&amp;mech=2&amp;smech=3&amp;eri=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85" calcext:value-type="float">
            <text:p>6508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A694KZUhpd87nh1</text:p>
          </table:table-cell>
          <table:table-cell office:value-type="string" calcext:value-type="string">
            <text:p>text/html</text:p>
          </table:table-cell>
          <table:table-cell office:value-type="float" office:value="6317" calcext:value-type="float">
            <text:p>631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439701" calcext:value-type="date">
            <text:p>10/22/15 04:46 PM</text:p>
          </table:table-cell>
          <table:table-cell office:value-type="string" calcext:value-type="string">
            <text:p>CQgHFy26ltnp3U4Nu5</text:p>
          </table:table-cell>
          <table:table-cell office:value-type="string" calcext:value-type="string">
            <text:p>http://px.dynamicyield.com/dps?_=628292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628292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84" calcext:value-type="float">
            <text:p>6508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OLw92J8qfMUsIfR5</text:p>
          </table:table-cell>
          <table:table-cell office:value-type="string" calcext:value-type="string">
            <text:p>text/html</text:p>
          </table:table-cell>
          <table:table-cell office:value-type="float" office:value="4873" calcext:value-type="float">
            <text:p>487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426393" calcext:value-type="date">
            <text:p>10/22/15 04:46 PM</text:p>
          </table:table-cell>
          <table:table-cell office:value-type="string" calcext:value-type="string">
            <text:p>CEnLTl3mNikTJjmJx4</text:p>
          </table:table-cell>
          <table:table-cell office:value-type="string" calcext:value-type="string">
            <text:p>http://px.dynamicyield.com/var?_=601412&amp;uid=-2639109332950054073&amp;sec=8765952&amp;t=ri&amp;e=18290&amp;p=66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601412&amp;uid=-2639109332950054073&amp;sec=8765952&amp;t=ri&amp;e=18290&amp;p=66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88" calcext:value-type="float">
            <text:p>6508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lcuO3etnBDlF2QSc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464955" calcext:value-type="date">
            <text:p>10/22/15 04:46 PM</text:p>
          </table:table-cell>
          <table:table-cell office:value-type="string" calcext:value-type="string">
            <text:p>CINSGX1indt90KJsZj</text:p>
          </table:table-cell>
          <table:table-cell office:value-type="string" calcext:value-type="string">
            <text:p>http://px.dynamicyield.com/var?_=519917&amp;uid=-2639109332950054073&amp;sec=8765952&amp;t=ri&amp;e=18290&amp;p=81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519917&amp;uid=-2639109332950054073&amp;sec=8765952&amp;t=ri&amp;e=18290&amp;p=81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90" calcext:value-type="float">
            <text:p>6509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3P5uY1Ef8DXj09n99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513778" calcext:value-type="date">
            <text:p>10/22/15 04:46 PM</text:p>
          </table:table-cell>
          <table:table-cell office:value-type="string" calcext:value-type="string">
            <text:p>ClimaE6PAA57rHPMd</text:p>
          </table:table-cell>
          <table:table-cell office:value-type="string" calcext:value-type="string">
            <text:p>http://px.dynamicyield.com/var?_=83622&amp;uid=-2639109332950054073&amp;sec=8765952&amp;t=ri&amp;e=21397&amp;p=73&amp;ve=276473&amp;va=[794941]&amp;ses=85619380968c1092d1381859de9235e2&amp;expSes=5107&amp;aud=16320.16321.12397&amp;expVisitId=-445769905201324665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83622&amp;uid=-2639109332950054073&amp;sec=8765952&amp;t=ri&amp;e=21397&amp;p=73&amp;ve=276473&amp;va=[794941]&amp;ses=85619380968c1092d1381859de9235e2&amp;expSes=5107&amp;aud=16320.16321.12397&amp;expVisitId=-445769905201324665&amp;mech=2&amp;smech=3&amp;eri=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91" calcext:value-type="float">
            <text:p>6509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TSqnu2foSOLGTo9</text:p>
          </table:table-cell>
          <table:table-cell office:value-type="string" calcext:value-type="string">
            <text:p>text/html</text:p>
          </table:table-cell>
          <table:table-cell office:value-type="float" office:value="3597" calcext:value-type="float">
            <text:p>35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518473" calcext:value-type="date">
            <text:p>10/22/15 04:46 PM</text:p>
          </table:table-cell>
          <table:table-cell office:value-type="string" calcext:value-type="string">
            <text:p>C9zr4AUUpvhmndKI8</text:p>
          </table:table-cell>
          <table:table-cell office:value-type="string" calcext:value-type="string">
            <text:p>http://px.dynamicyield.com/dps?_=778548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778548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93" calcext:value-type="float">
            <text:p>6509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iNpb10zgCy16Weq9</text:p>
          </table:table-cell>
          <table:table-cell office:value-type="string" calcext:value-type="string">
            <text:p>text/html</text:p>
          </table:table-cell>
          <table:table-cell office:value-type="float" office:value="3509" calcext:value-type="float">
            <text:p>350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535216" calcext:value-type="date">
            <text:p>10/22/15 04:46 PM</text:p>
          </table:table-cell>
          <table:table-cell office:value-type="string" calcext:value-type="string">
            <text:p>Cq5Uzd4ibmSQhrb6W3</text:p>
          </table:table-cell>
          <table:table-cell office:value-type="string" calcext:value-type="string">
            <text:p>http://px.dynamicyield.com/var?_=262058&amp;uid=-2639109332950054073&amp;sec=8765952&amp;t=ri&amp;e=18290&amp;p=105&amp;ve=212042&amp;va=[482728]&amp;ses=85619380968c1092d1381859de9235e2&amp;expSes=5107&amp;aud=12397.16320.16321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262058&amp;uid=-2639109332950054073&amp;sec=8765952&amp;t=ri&amp;e=18290&amp;p=105&amp;ve=212042&amp;va=[482728]&amp;ses=85619380968c1092d1381859de9235e2&amp;expSes=5107&amp;aud=12397.16320.16321&amp;expVisitId=-445769902933243336&amp;mech=2&amp;smech=3&amp;eri=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92" calcext:value-type="float">
            <text:p>6509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viJBj1DViSQUi6NTh</text:p>
          </table:table-cell>
          <table:table-cell office:value-type="string" calcext:value-type="string">
            <text:p>text/html</text:p>
          </table:table-cell>
          <table:table-cell office:value-type="float" office:value="3509" calcext:value-type="float">
            <text:p>350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526645" calcext:value-type="date">
            <text:p>10/22/15 04:46 PM</text:p>
          </table:table-cell>
          <table:table-cell office:value-type="string" calcext:value-type="string">
            <text:p>CKaho04kY7LEl99OE7</text:p>
          </table:table-cell>
          <table:table-cell office:value-type="string" calcext:value-type="string">
            <text:p>http://px.dynamicyield.com/var?_=989856&amp;uid=-2639109332950054073&amp;sec=8765952&amp;t=ri&amp;e=18290&amp;p=106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989856&amp;uid=-2639109332950054073&amp;sec=8765952&amp;t=ri&amp;e=18290&amp;p=106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95" calcext:value-type="float">
            <text:p>6509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b0tpb2pmeBpfUrZCa</text:p>
          </table:table-cell>
          <table:table-cell office:value-type="string" calcext:value-type="string">
            <text:p>text/html</text:p>
          </table:table-cell>
          <table:table-cell office:value-type="float" office:value="3513" calcext:value-type="float">
            <text:p>35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553021" calcext:value-type="date">
            <text:p>10/22/15 04:46 PM</text:p>
          </table:table-cell>
          <table:table-cell office:value-type="string" calcext:value-type="string">
            <text:p>CfkXKb3SRR9Pplh6Wf</text:p>
          </table:table-cell>
          <table:table-cell office:value-type="string" calcext:value-type="string">
            <text:p>http://px.dynamicyield.com/var?_=363024&amp;uid=-2639109332950054073&amp;sec=8765952&amp;t=ri&amp;e=18290&amp;p=79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363024&amp;uid=-2639109332950054073&amp;sec=8765952&amp;t=ri&amp;e=18290&amp;p=79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94" calcext:value-type="float">
            <text:p>6509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0vl23JjegFbccSnl</text:p>
          </table:table-cell>
          <table:table-cell office:value-type="string" calcext:value-type="string">
            <text:p>text/html</text:p>
          </table:table-cell>
          <table:table-cell office:value-type="float" office:value="4869" calcext:value-type="float">
            <text:p>486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539921" calcext:value-type="date">
            <text:p>10/22/15 04:46 PM</text:p>
          </table:table-cell>
          <table:table-cell office:value-type="string" calcext:value-type="string">
            <text:p>C7hunG2CV9fqfY58v1</text:p>
          </table:table-cell>
          <table:table-cell office:value-type="string" calcext:value-type="string">
            <text:p>http://px.dynamicyield.com/var?_=113952&amp;uid=-2639109332950054073&amp;sec=8765952&amp;t=ri&amp;e=18290&amp;p=107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113952&amp;uid=-2639109332950054073&amp;sec=8765952&amp;t=ri&amp;e=18290&amp;p=107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96" calcext:value-type="float">
            <text:p>6509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ZKNV27aniLr0VYs6</text:p>
          </table:table-cell>
          <table:table-cell office:value-type="string" calcext:value-type="string">
            <text:p>text/html</text:p>
          </table:table-cell>
          <table:table-cell office:value-type="float" office:value="2981" calcext:value-type="float">
            <text:p>298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597795" calcext:value-type="date">
            <text:p>10/22/15 04:46 PM</text:p>
          </table:table-cell>
          <table:table-cell office:value-type="string" calcext:value-type="string">
            <text:p>CagsT7IkuCKN5M2qb</text:p>
          </table:table-cell>
          <table:table-cell office:value-type="string" calcext:value-type="string">
            <text:p>http://px.dynamicyield.com/uia?id=-2639109332950054073&amp;se=8765952&amp;us=0.0.1&amp;cl=w.c.ss.frv1.ah.&amp;rf=&amp;p=108&amp;sub=www.msnbc.com&amp;sd=&amp;url=http://www.msnbc.com/&amp;title=MSNBC:+news,+video+and+progressive+community.+Lean+Forward.&amp;lay=def&amp;ses=85619380968c1092d1381859de9235e2&amp;aud=16320.16321.12397&amp;svars=428:@:website.@.430:@:&amp;gv=&amp;exps=[["18290","212042","482728",0,null,null,"-445769904062790506","2","3"],["21397","276473","794941",0,null,null,"-445769902199306827","2","3"]]&amp;lts=16:46&amp;ctx=&amp;isLP=false&amp;expSes=72256&amp;_=144554680213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uia?id=-2639109332950054073&amp;se=8765952&amp;us=0.0.1&amp;cl=w.c.ss.frv1.ah.&amp;rf=&amp;p=108&amp;sub=www.msnbc.com&amp;sd=&amp;url=http://www.msnbc.com/&amp;title=MSNBC:+news,+video+and+progressive+community.+Lean+Forward.&amp;lay=def&amp;ses=85619380968c1092d1381859de9235e2&amp;aud=16320.16321.12397&amp;svars=428:@:website.@.430:@:&amp;gv=&amp;exps=[["18290","212042","482728",0,null,null,"-445769904062790506","2","3"],["21397","276473","794941",0,null,null,"-445769902199306827","2","3"]]&amp;lts=16:46&amp;ctx=&amp;isLP=false&amp;expSes=72256&amp;_=144554680213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97" calcext:value-type="float">
            <text:p>6509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ZTY1j2UEPD9YEkI6h</text:p>
          </table:table-cell>
          <table:table-cell office:value-type="string" calcext:value-type="string">
            <text:p>text/html</text:p>
          </table:table-cell>
          <table:table-cell office:value-type="float" office:value="4869" calcext:value-type="float">
            <text:p>486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609124" calcext:value-type="date">
            <text:p>10/22/15 04:46 PM</text:p>
          </table:table-cell>
          <table:table-cell office:value-type="string" calcext:value-type="string">
            <text:p>CMqKe41cqWNDQxpLLk</text:p>
          </table:table-cell>
          <table:table-cell office:value-type="string" calcext:value-type="string">
            <text:p>http://px.dynamicyield.com/var?_=692927&amp;uid=-2639109332950054073&amp;sec=8765952&amp;t=ri&amp;e=18290&amp;p=108&amp;ve=212042&amp;va=[482728]&amp;ses=85619380968c1092d1381859de9235e2&amp;expSes=72256&amp;aud=16320.16321.12397&amp;expVisitId=-44576990406279050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692927&amp;uid=-2639109332950054073&amp;sec=8765952&amp;t=ri&amp;e=18290&amp;p=108&amp;ve=212042&amp;va=[482728]&amp;ses=85619380968c1092d1381859de9235e2&amp;expSes=72256&amp;aud=16320.16321.12397&amp;expVisitId=-445769904062790506&amp;mech=2&amp;smech=3&amp;eri=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98" calcext:value-type="float">
            <text:p>6509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pWhB4QOXXSEnTcqg</text:p>
          </table:table-cell>
          <table:table-cell office:value-type="string" calcext:value-type="string">
            <text:p>text/html</text:p>
          </table:table-cell>
          <table:table-cell office:value-type="float" office:value="4869" calcext:value-type="float">
            <text:p>486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618099" calcext:value-type="date">
            <text:p>10/22/15 04:46 PM</text:p>
          </table:table-cell>
          <table:table-cell office:value-type="string" calcext:value-type="string">
            <text:p>CNE8pr100bIKljVJCh</text:p>
          </table:table-cell>
          <table:table-cell office:value-type="string" calcext:value-type="string">
            <text:p>http://px.dynamicyield.com/var?_=317629&amp;uid=-2639109332950054073&amp;sec=8765952&amp;t=ri&amp;e=21397&amp;p=108&amp;ve=276473&amp;va=[794941]&amp;ses=85619380968c1092d1381859de9235e2&amp;expSes=72256&amp;aud=16320.16321.12397&amp;expVisitId=-445769902199306827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317629&amp;uid=-2639109332950054073&amp;sec=8765952&amp;t=ri&amp;e=21397&amp;p=108&amp;ve=276473&amp;va=[794941]&amp;ses=85619380968c1092d1381859de9235e2&amp;expSes=72256&amp;aud=16320.16321.12397&amp;expVisitId=-445769902199306827&amp;mech=2&amp;smech=3&amp;eri=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62" calcext:value-type="float">
            <text:p>6496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4.359775" calcext:value-type="date">
            <text:p>10/22/15 04:46 PM</text:p>
          </table:table-cell>
          <table:table-cell office:value-type="string" calcext:value-type="string">
            <text:p>C4pbS83HwDfg77eH9g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61" calcext:value-type="float">
            <text:p>6496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4.358902" calcext:value-type="date">
            <text:p>10/22/15 04:46 PM</text:p>
          </table:table-cell>
          <table:table-cell office:value-type="string" calcext:value-type="string">
            <text:p>CEEKtL25N5uUrhYsN1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lib.newsvine.com</text:p>
          </table:table-cell>
          <table:table-cell office:value-type="string" calcext:value-type="string">
            <text:p>192.168.4.15</text:p>
          </table:table-cell>
          <table:table-cell office:value-type="float" office:value="64964" calcext:value-type="float">
            <text:p>6496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4.972372" calcext:value-type="date">
            <text:p>10/22/15 04:46 PM</text:p>
          </table:table-cell>
          <table:table-cell office:value-type="string" calcext:value-type="string">
            <text:p>CBuaAa8YwbuXCN0Ub</text:p>
          </table:table-cell>
          <table:table-cell office:value-type="string" calcext:value-type="string">
            <text:p>http://cdn.lib.newsvine.com/jenga/jengacss.css?widgets=core,zinger2,content,fb,troff,speakout,group,follow,msnbc,watch,open;bcsi-ac-e97e3baae166e65d=253E4EE600000206asIOEvwtglhmzpl1etO1yhB0c5oCAAAABgIAAEr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lib.newsvine.comhttp://cdn.lib.newsvine.com/jenga/jengacss.css?widgets=core,zinger2,content,fb,troff,speakout,group,follow,msnbc,watch,open;bcsi-ac-e97e3baae166e65d=253E4EE600000206asIOEvwtglhmzpl1etO1yhB0c5oCAAAABgIAAErYAwCAUQEAAgAAAElFAgA=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63" calcext:value-type="float">
            <text:p>6496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4.361842" calcext:value-type="date">
            <text:p>10/22/15 04:46 PM</text:p>
          </table:table-cell>
          <table:table-cell office:value-type="string" calcext:value-type="string">
            <text:p>CpNMX3ZVKTiLOyd2b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tner.googleadservices.com</text:p>
          </table:table-cell>
          <table:table-cell office:value-type="string" calcext:value-type="string">
            <text:p>192.168.4.15</text:p>
          </table:table-cell>
          <table:table-cell office:value-type="float" office:value="65100" calcext:value-type="float">
            <text:p>6510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nlWU81XZyPZDaXUXg</text:p>
          </table:table-cell>
          <table:table-cell office:value-type="string" calcext:value-type="string">
            <text:p>text/html</text:p>
          </table:table-cell>
          <table:table-cell office:value-type="float" office:value="3464" calcext:value-type="float">
            <text:p>346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40.679102" calcext:value-type="date">
            <text:p>10/22/15 04:46 PM</text:p>
          </table:table-cell>
          <table:table-cell office:value-type="string" calcext:value-type="string">
            <text:p>CmHOlq4FUADzn2bW0c</text:p>
          </table:table-cell>
          <table:table-cell office:value-type="string" calcext:value-type="string">
            <text:p>http://partner.googleadservices.com/gpt/pubads_impl_74.js?bcsi-ac-e97e3baae166e65d=253E4EE600000206asIOEvwtglhmzpl1etO1yhB0c5oCAAAABgIAAEr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artner.googleadservices.comhttp://partner.googleadservices.com/gpt/pubads_impl_74.js?bcsi-ac-e97e3baae166e65d=253E4EE600000206asIOEvwtglhmzpl1etO1yhB0c5oCAAAABgIAAErYAwCAUQEAAgAAAElFAgA=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tner.googleadservices.com</text:p>
          </table:table-cell>
          <table:table-cell office:value-type="string" calcext:value-type="string">
            <text:p>192.168.4.15</text:p>
          </table:table-cell>
          <table:table-cell office:value-type="float" office:value="65101" calcext:value-type="float">
            <text:p>6510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uKNE2T953uoKkWp7</text:p>
          </table:table-cell>
          <table:table-cell office:value-type="string" calcext:value-type="string">
            <text:p>text/plain</text:p>
          </table:table-cell>
          <table:table-cell office:value-type="float" office:value="47598" calcext:value-type="float">
            <text:p>4759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40.773094" calcext:value-type="date">
            <text:p>10/22/15 04:46 PM</text:p>
          </table:table-cell>
          <table:table-cell office:value-type="string" calcext:value-type="string">
            <text:p>CHXDKXn7xJG4zVVJf</text:p>
          </table:table-cell>
          <table:table-cell office:value-type="string" calcext:value-type="string">
            <text:p>http://partner.googleadservices.com/gpt/pubads_impl_74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artner.googleadservices.comhttp://partner.googleadservices.com/gpt/pubads_impl_74.js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50" calcext:value-type="float">
            <text:p>6495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2.55553" calcext:value-type="date">
            <text:p>10/22/15 04:46 PM</text:p>
          </table:table-cell>
          <table:table-cell office:value-type="string" calcext:value-type="string">
            <text:p>CgLlKr10LtejEK99Bh</text:p>
          </table:table-cell>
          <table:table-cell office:value-type="string" calcext:value-type="string">
            <text:p>http://cdn.dynamicyield.com/api/8765952/api_dynamic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dynamicyield.comhttp://cdn.dynamicyield.com/api/8765952/api_dynamic.j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jax.googleapis.com</text:p>
          </table:table-cell>
          <table:table-cell office:value-type="string" calcext:value-type="string">
            <text:p>192.168.4.15</text:p>
          </table:table-cell>
          <table:table-cell office:value-type="float" office:value="64960" calcext:value-type="float">
            <text:p>6496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2T16:46:34.949663" calcext:value-type="date">
            <text:p>10/22/15 04:46 PM</text:p>
          </table:table-cell>
          <table:table-cell office:value-type="string" calcext:value-type="string">
            <text:p>CBKNrB2zeysy2O6cY5</text:p>
          </table:table-cell>
          <table:table-cell office:value-type="string" calcext:value-type="string">
            <text:p>http://ajax.googleapis.com/ajax/libs/jqueryui/1.8.24/jquery-ui.min.js?bcsi-ac-e97e3baae166e65d=253E4EE600000206asIOEvwtglhmzpl1etO1yhB0c5oCAAAABgIAAEr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jax.googleapis.comhttp://ajax.googleapis.com/ajax/libs/jqueryui/1.8.24/jquery-ui.min.js?bcsi-ac-e97e3baae166e65d=253E4EE600000206asIOEvwtglhmzpl1etO1yhB0c5oCAAAABgIAAErYAwCAUQEAAgAAAElFAgA=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nbcudigitaladops.com</text:p>
          </table:table-cell>
          <table:table-cell office:value-type="string" calcext:value-type="string">
            <text:p>192.168.4.15</text:p>
          </table:table-cell>
          <table:table-cell office:value-type="float" office:value="64926" calcext:value-type="float">
            <text:p>6492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wdKTB2WEBltjHPkDg</text:p>
          </table:table-cell>
          <table:table-cell office:value-type="string" calcext:value-type="string">
            <text:p>text/html</text:p>
          </table:table-cell>
          <table:table-cell office:value-type="float" office:value="7829" calcext:value-type="float">
            <text:p>782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41.722819" calcext:value-type="date">
            <text:p>10/22/15 04:46 PM</text:p>
          </table:table-cell>
          <table:table-cell office:value-type="string" calcext:value-type="string">
            <text:p>CGBuVv29OmICsYXCU</text:p>
          </table:table-cell>
          <table:table-cell office:value-type="string" calcext:value-type="string">
            <text:p>http://www.nbcudigitaladops.com/hosted/site.js?h=msnbc_com_header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nbcudigitaladops.comhttp://www.nbcudigitaladops.com/hosted/site.js?h=msnbc_com_header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lib.newsvine.com</text:p>
          </table:table-cell>
          <table:table-cell office:value-type="string" calcext:value-type="string">
            <text:p>192.168.4.15</text:p>
          </table:table-cell>
          <table:table-cell office:value-type="float" office:value="64967" calcext:value-type="float">
            <text:p>6496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5.197279" calcext:value-type="date">
            <text:p>10/22/15 04:46 PM</text:p>
          </table:table-cell>
          <table:table-cell office:value-type="string" calcext:value-type="string">
            <text:p>CIKGZJ3aVBeuFrw7G</text:p>
          </table:table-cell>
          <table:table-cell office:value-type="string" calcext:value-type="string">
            <text:p>http://cdn.lib.newsvine.com/_static/js/ebd3b4bfb35fb3568bbb3c5fdd9366f7de7a3e84.js?v=34749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lib.newsvine.comhttp://cdn.lib.newsvine.com/_static/js/ebd3b4bfb35fb3568bbb3c5fdd9366f7de7a3e84.js?v=3474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4975" calcext:value-type="float">
            <text:p>6497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6.774377" calcext:value-type="date">
            <text:p>10/22/15 04:46 PM</text:p>
          </table:table-cell>
          <table:table-cell office:value-type="string" calcext:value-type="string">
            <text:p>CLXQul2RA1uo2mPcvl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76" calcext:value-type="float">
            <text:p>6497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454299" calcext:value-type="date">
            <text:p>10/22/15 04:46 PM</text:p>
          </table:table-cell>
          <table:table-cell office:value-type="string" calcext:value-type="string">
            <text:p>CKrmvg1DDFz80bYk4h</text:p>
          </table:table-cell>
          <table:table-cell office:value-type="string" calcext:value-type="string">
            <text:p>http://px.dynamicyield.com/var?_=641824&amp;uid=-2639109332950054073&amp;sec=8765952&amp;t=ri&amp;e=18290&amp;p=71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641824&amp;uid=-2639109332950054073&amp;sec=8765952&amp;t=ri&amp;e=18290&amp;p=71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80" calcext:value-type="float">
            <text:p>6498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500284" calcext:value-type="date">
            <text:p>10/22/15 04:46 PM</text:p>
          </table:table-cell>
          <table:table-cell office:value-type="string" calcext:value-type="string">
            <text:p>CqdXNN2xQeZyjMc9j2</text:p>
          </table:table-cell>
          <table:table-cell office:value-type="string" calcext:value-type="string">
            <text:p>http://px.dynamicyield.com/dps?_=470970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470970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88" calcext:value-type="float">
            <text:p>6498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649664" calcext:value-type="date">
            <text:p>10/22/15 04:46 PM</text:p>
          </table:table-cell>
          <table:table-cell office:value-type="string" calcext:value-type="string">
            <text:p>Cx5RguAI1mMK18oad</text:p>
          </table:table-cell>
          <table:table-cell office:value-type="string" calcext:value-type="string">
            <text:p>http://px.dynamicyield.com/dps?_=153705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153705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4998" calcext:value-type="float">
            <text:p>6499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7.836643" calcext:value-type="date">
            <text:p>10/22/15 04:46 PM</text:p>
          </table:table-cell>
          <table:table-cell office:value-type="string" calcext:value-type="string">
            <text:p>CYG4N91G3wfWRauZcg</text:p>
          </table:table-cell>
          <table:table-cell office:value-type="string" calcext:value-type="string">
            <text:p>http://px.dynamicyield.com/var?_=791350&amp;uid=-2639109332950054073&amp;sec=8765952&amp;t=ri&amp;e=18290&amp;p=82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791350&amp;uid=-2639109332950054073&amp;sec=8765952&amp;t=ri&amp;e=18290&amp;p=82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10" calcext:value-type="float">
            <text:p>6501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085115" calcext:value-type="date">
            <text:p>10/22/15 04:46 PM</text:p>
          </table:table-cell>
          <table:table-cell office:value-type="string" calcext:value-type="string">
            <text:p>CwRxDA1PRLR6evnDii</text:p>
          </table:table-cell>
          <table:table-cell office:value-type="string" calcext:value-type="string">
            <text:p>http://px.dynamicyield.com/var?_=523797&amp;uid=-2639109332950054073&amp;sec=8765952&amp;t=ri&amp;e=21397&amp;p=72&amp;ve=276473&amp;va=[794941]&amp;ses=85619380968c1092d1381859de9235e2&amp;expSes=5107&amp;aud=16320.16321.12397&amp;expVisitId=-445769905201324665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523797&amp;uid=-2639109332950054073&amp;sec=8765952&amp;t=ri&amp;e=21397&amp;p=72&amp;ve=276473&amp;va=[794941]&amp;ses=85619380968c1092d1381859de9235e2&amp;expSes=5107&amp;aud=16320.16321.12397&amp;expVisitId=-445769905201324665&amp;mech=2&amp;smech=3&amp;eri=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31" calcext:value-type="float">
            <text:p>6503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468609" calcext:value-type="date">
            <text:p>10/22/15 04:46 PM</text:p>
          </table:table-cell>
          <table:table-cell office:value-type="string" calcext:value-type="string">
            <text:p>Cnbfed15fiLYwhxtO4</text:p>
          </table:table-cell>
          <table:table-cell office:value-type="string" calcext:value-type="string">
            <text:p>http://px.dynamicyield.com/dps?_=361529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361529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40" calcext:value-type="float">
            <text:p>6504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63374" calcext:value-type="date">
            <text:p>10/22/15 04:46 PM</text:p>
          </table:table-cell>
          <table:table-cell office:value-type="string" calcext:value-type="string">
            <text:p>C5bBE5IpK76FdtSAb</text:p>
          </table:table-cell>
          <table:table-cell office:value-type="string" calcext:value-type="string">
            <text:p>http://px.dynamicyield.com/dps?_=588422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588422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rtner.googleadservices.com</text:p>
          </table:table-cell>
          <table:table-cell office:value-type="string" calcext:value-type="string">
            <text:p>192.168.4.15</text:p>
          </table:table-cell>
          <table:table-cell office:value-type="float" office:value="65046" calcext:value-type="float">
            <text:p>6504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694448" calcext:value-type="date">
            <text:p>10/22/15 04:46 PM</text:p>
          </table:table-cell>
          <table:table-cell office:value-type="string" calcext:value-type="string">
            <text:p>CRNCnV1OuQWePoNX9k</text:p>
          </table:table-cell>
          <table:table-cell office:value-type="string" calcext:value-type="string">
            <text:p>http://partner.googleadservices.com/gpt/pubads_impl_74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artner.googleadservices.comhttp://partner.googleadservices.com/gpt/pubads_impl_74.j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48" calcext:value-type="float">
            <text:p>6504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753691" calcext:value-type="date">
            <text:p>10/22/15 04:46 PM</text:p>
          </table:table-cell>
          <table:table-cell office:value-type="string" calcext:value-type="string">
            <text:p>Cad2WBENw6gJRJCXd</text:p>
          </table:table-cell>
          <table:table-cell office:value-type="string" calcext:value-type="string">
            <text:p>http://px.dynamicyield.com/var?_=616344&amp;uid=-2639109332950054073&amp;sec=8765952&amp;t=ri&amp;e=18290&amp;p=84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616344&amp;uid=-2639109332950054073&amp;sec=8765952&amp;t=ri&amp;e=18290&amp;p=84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59" calcext:value-type="float">
            <text:p>6505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90467" calcext:value-type="date">
            <text:p>10/22/15 04:46 PM</text:p>
          </table:table-cell>
          <table:table-cell office:value-type="string" calcext:value-type="string">
            <text:p>CGnSttZzW2aIbSny8</text:p>
          </table:table-cell>
          <table:table-cell office:value-type="string" calcext:value-type="string">
            <text:p>http://px.dynamicyield.com/dps?_=711633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711633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60" calcext:value-type="float">
            <text:p>6506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954967" calcext:value-type="date">
            <text:p>10/22/15 04:46 PM</text:p>
          </table:table-cell>
          <table:table-cell office:value-type="string" calcext:value-type="string">
            <text:p>CTFSS24fSuacSw8I98</text:p>
          </table:table-cell>
          <table:table-cell office:value-type="string" calcext:value-type="string">
            <text:p>http://px.dynamicyield.com/var?_=769308&amp;uid=-2639109332950054073&amp;sec=8765952&amp;t=ri&amp;e=18290&amp;p=93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769308&amp;uid=-2639109332950054073&amp;sec=8765952&amp;t=ri&amp;e=18290&amp;p=93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67" calcext:value-type="float">
            <text:p>6506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076346" calcext:value-type="date">
            <text:p>10/22/15 04:46 PM</text:p>
          </table:table-cell>
          <table:table-cell office:value-type="string" calcext:value-type="string">
            <text:p>CoQ9T72L7xmO10Ffhg</text:p>
          </table:table-cell>
          <table:table-cell office:value-type="string" calcext:value-type="string">
            <text:p>http://px.dynamicyield.com/dps?_=945406&amp;effcl=0&amp;totcl=0&amp;clicks=0&amp;scroll=0&amp;active=0&amp;uid=-2639109332950054073&amp;sec=8765952&amp;svars=428:@:website.@.429:@:.@.430:@: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dps?_=945406&amp;effcl=0&amp;totcl=0&amp;clicks=0&amp;scroll=0&amp;active=0&amp;uid=-2639109332950054073&amp;sec=8765952&amp;svars=428:@:website.@.429:@:.@.430:@: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073" calcext:value-type="float">
            <text:p>6507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208089" calcext:value-type="date">
            <text:p>10/22/15 04:46 PM</text:p>
          </table:table-cell>
          <table:table-cell office:value-type="string" calcext:value-type="string">
            <text:p>CkJk094Vm1F7ntPUA3</text:p>
          </table:table-cell>
          <table:table-cell office:value-type="string" calcext:value-type="string">
            <text:p>http://px.dynamicyield.com/var?_=593137&amp;uid=-2639109332950054073&amp;sec=8765952&amp;t=ri&amp;e=18290&amp;p=75&amp;ve=212042&amp;va=[482728]&amp;ses=85619380968c1092d1381859de9235e2&amp;expSes=5107&amp;aud=16320.16321.12397&amp;expVisitId=-445769902933243336&amp;mech=2&amp;smech=3&amp;eri=1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var?_=593137&amp;uid=-2639109332950054073&amp;sec=8765952&amp;t=ri&amp;e=18290&amp;p=75&amp;ve=212042&amp;va=[482728]&amp;ses=85619380968c1092d1381859de9235e2&amp;expSes=5107&amp;aud=16320.16321.12397&amp;expVisitId=-445769902933243336&amp;mech=2&amp;smech=3&amp;eri=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nbcudigitaladops.com</text:p>
          </table:table-cell>
          <table:table-cell office:value-type="string" calcext:value-type="string">
            <text:p>192.168.4.15</text:p>
          </table:table-cell>
          <table:table-cell office:value-type="float" office:value="64927" calcext:value-type="float">
            <text:p>6492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WCY223pwZhvfeaNe</text:p>
          </table:table-cell>
          <table:table-cell office:value-type="string" calcext:value-type="string">
            <text:p>text/html</text:p>
          </table:table-cell>
          <table:table-cell office:value-type="float" office:value="11616" calcext:value-type="float">
            <text:p>11616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44.230981" calcext:value-type="date">
            <text:p>10/22/15 04:46 PM</text:p>
          </table:table-cell>
          <table:table-cell office:value-type="string" calcext:value-type="string">
            <text:p>CyU1Ak3msFTcJpGHxj</text:p>
          </table:table-cell>
          <table:table-cell office:value-type="string" calcext:value-type="string">
            <text:p>http://www.nbcudigitaladops.com/hosted/site.js?h=msnbc_com_header;bcsi-ac-e97e3baae166e65d=253E4EE600000206asIOEvwtglhmzpl1etO1yhB0c5oCAAAABgIAAEr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nbcudigitaladops.comhttp://www.nbcudigitaladops.com/hosted/site.js?h=msnbc_com_header;bcsi-ac-e97e3baae166e65d=253E4EE600000206asIOEvwtglhmzpl1etO1yhB0c5oCAAAABgIAAErYAwCAUQEAAgAAAElFAgA=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nbcudigitaladops.com</text:p>
          </table:table-cell>
          <table:table-cell office:value-type="string" calcext:value-type="string">
            <text:p>192.168.4.15</text:p>
          </table:table-cell>
          <table:table-cell office:value-type="float" office:value="65111" calcext:value-type="float">
            <text:p>6511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jKUur4r5xwSjFAXm8</text:p>
          </table:table-cell>
          <table:table-cell office:value-type="string" calcext:value-type="string">
            <text:p>text/plain</text:p>
          </table:table-cell>
          <table:table-cell office:value-type="float" office:value="1732" calcext:value-type="float">
            <text:p>17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44.5556" calcext:value-type="date">
            <text:p>10/22/15 04:46 PM</text:p>
          </table:table-cell>
          <table:table-cell office:value-type="string" calcext:value-type="string">
            <text:p>C2saaC4Z1st06JGuM4</text:p>
          </table:table-cell>
          <table:table-cell office:value-type="string" calcext:value-type="string">
            <text:p>http://www.nbcudigitaladops.com/hosted/site.js?h=msnbc_com_header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nbcudigitaladops.comhttp://www.nbcudigitaladops.com/hosted/site.js?h=msnbc_com_header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053" calcext:value-type="float">
            <text:p>6505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8.831782" calcext:value-type="date">
            <text:p>10/22/15 04:46 PM</text:p>
          </table:table-cell>
          <table:table-cell office:value-type="string" calcext:value-type="string">
            <text:p>CJjNIA2Xc048t3qL16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099" calcext:value-type="float">
            <text:p>6509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9.848626" calcext:value-type="date">
            <text:p>10/22/15 04:46 PM</text:p>
          </table:table-cell>
          <table:table-cell office:value-type="string" calcext:value-type="string">
            <text:p>CZDAy52deToqevtdLj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0" calcext:value-type="float">
            <text:p>6492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47.585619" calcext:value-type="date">
            <text:p>10/22/15 04:46 PM</text:p>
          </table:table-cell>
          <table:table-cell office:value-type="string" calcext:value-type="string">
            <text:p>CNjf8xxWta8YuCyD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112" calcext:value-type="float">
            <text:p>6511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TskSr4MJ2REF4aMp9</text:p>
          </table:table-cell>
          <table:table-cell office:value-type="string" calcext:value-type="string">
            <text:p>text/plain</text:p>
          </table:table-cell>
          <table:table-cell office:value-type="float" office:value="327" calcext:value-type="float">
            <text:p>3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47.639135" calcext:value-type="date">
            <text:p>10/22/15 04:46 PM</text:p>
          </table:table-cell>
          <table:table-cell office:value-type="string" calcext:value-type="string">
            <text:p>CW8PBAVT9ijfZ5Edk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02" calcext:value-type="float">
            <text:p>6510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41.890883" calcext:value-type="date">
            <text:p>10/22/15 04:46 PM</text:p>
          </table:table-cell>
          <table:table-cell office:value-type="string" calcext:value-type="string">
            <text:p>Cc2nZa1vteMZXcjdx7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4920" calcext:value-type="float">
            <text:p>6492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48.613937" calcext:value-type="date">
            <text:p>10/22/15 04:46 PM</text:p>
          </table:table-cell>
          <table:table-cell office:value-type="string" calcext:value-type="string">
            <text:p>CNjf8xxWta8YuCyD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03" calcext:value-type="float">
            <text:p>6510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43.418982" calcext:value-type="date">
            <text:p>10/22/15 04:46 PM</text:p>
          </table:table-cell>
          <table:table-cell office:value-type="string" calcext:value-type="string">
            <text:p>Cc4xcd2aj1IxMFdLyl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nbcudigitaladops.com</text:p>
          </table:table-cell>
          <table:table-cell office:value-type="string" calcext:value-type="string">
            <text:p>192.168.4.15</text:p>
          </table:table-cell>
          <table:table-cell office:value-type="float" office:value="65111" calcext:value-type="float">
            <text:p>6511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EWMHTPD1kDZKjcc</text:p>
          </table:table-cell>
          <table:table-cell office:value-type="string" calcext:value-type="string">
            <text:p>text/plain</text:p>
          </table:table-cell>
          <table:table-cell office:value-type="float" office:value="2127" calcext:value-type="float">
            <text:p>21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2T16:46:50.898557" calcext:value-type="date">
            <text:p>10/22/15 04:46 PM</text:p>
          </table:table-cell>
          <table:table-cell office:value-type="string" calcext:value-type="string">
            <text:p>C2saaC4Z1st06JGuM4</text:p>
          </table:table-cell>
          <table:table-cell office:value-type="string" calcext:value-type="string">
            <text:p>http://www.nbcudigitaladops.com/hosted/site.js?h=msnbc_com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nbcudigitaladops.comhttp://www.nbcudigitaladops.com/hosted/site.js?h=msnbc_com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farm.mediaplex.com</text:p>
          </table:table-cell>
          <table:table-cell office:value-type="string" calcext:value-type="string">
            <text:p>192.168.4.15</text:p>
          </table:table-cell>
          <table:table-cell office:value-type="float" office:value="65114" calcext:value-type="float">
            <text:p>6511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qeK0N1PIBiwRjvEG2</text:p>
          </table:table-cell>
          <table:table-cell office:value-type="string" calcext:value-type="string">
            <text:p>text/html</text:p>
          </table:table-cell>
          <table:table-cell office:value-type="float" office:value="13508" calcext:value-type="float">
            <text:p>1350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3.302592" calcext:value-type="date">
            <text:p>10/22/15 04:46 PM</text:p>
          </table:table-cell>
          <table:table-cell office:value-type="string" calcext:value-type="string">
            <text:p>CgwFTEeMVo0ldyaAk</text:p>
          </table:table-cell>
          <table:table-cell office:value-type="string" calcext:value-type="string">
            <text:p>http://adfarm.mediaplex.com/ad/fm/18916-133472-2252-0?mpt=1400252118]&amp;mpvc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dfarm.mediaplex.comhttp://adfarm.mediaplex.com/ad/fm/18916-133472-2252-0?mpt=1400252118]&amp;mpvc=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xus.ensighten.com</text:p>
          </table:table-cell>
          <table:table-cell office:value-type="string" calcext:value-type="string">
            <text:p>192.168.4.15</text:p>
          </table:table-cell>
          <table:table-cell office:value-type="float" office:value="65120" calcext:value-type="float">
            <text:p>6512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J24SN21SRLKNpNAG3</text:p>
          </table:table-cell>
          <table:table-cell office:value-type="string" calcext:value-type="string">
            <text:p>text/html</text:p>
          </table:table-cell>
          <table:table-cell office:value-type="float" office:value="13943" calcext:value-type="float">
            <text:p>1394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4.689991" calcext:value-type="date">
            <text:p>10/22/15 04:46 PM</text:p>
          </table:table-cell>
          <table:table-cell office:value-type="string" calcext:value-type="string">
            <text:p>CcD37O1DG9TYf9hclj</text:p>
          </table:table-cell>
          <table:table-cell office:value-type="string" calcext:value-type="string">
            <text:p>http://nexus.ensighten.com/nbc/prod/TagAuditBeacon.rnc?cid=254&amp;data=[-1|-1|0;-1|-1|1;243031|818844|1;-1|-1|1;135508|330380|1;-1|-1|1;-1|-1|1;-1|-1|1;-1|-1|1;225334|707904|1;145228|330379|1;-1|-1|1;-1|-1|1;135508|704287|1;-1|-1|1]&amp;idx=0&amp;r=1.7255131737329066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exus.ensighten.comhttp://nexus.ensighten.com/nbc/prod/TagAuditBeacon.rnc?cid=254&amp;data=[-1|-1|0;-1|-1|1;243031|818844|1;-1|-1|1;135508|330380|1;-1|-1|1;-1|-1|1;-1|-1|1;-1|-1|1;225334|707904|1;145228|330379|1;-1|-1|1;-1|-1|1;135508|704287|1;-1|-1|1]&amp;idx=0&amp;r=1.725513173732906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krxd.net</text:p>
          </table:table-cell>
          <table:table-cell office:value-type="string" calcext:value-type="string">
            <text:p>192.168.4.15</text:p>
          </table:table-cell>
          <table:table-cell office:value-type="float" office:value="65121" calcext:value-type="float">
            <text:p>6512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o821VhKnMmW43c</text:p>
          </table:table-cell>
          <table:table-cell office:value-type="string" calcext:value-type="string">
            <text:p>text/html</text:p>
          </table:table-cell>
          <table:table-cell office:value-type="float" office:value="13434" calcext:value-type="float">
            <text:p>1343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5.353042" calcext:value-type="date">
            <text:p>10/22/15 04:46 PM</text:p>
          </table:table-cell>
          <table:table-cell office:value-type="string" calcext:value-type="string">
            <text:p>CPKNae18ly7GQTfHyg</text:p>
          </table:table-cell>
          <table:table-cell office:value-type="string" calcext:value-type="string">
            <text:p>http://cdn.krxd.net/controltag?confid=Hhr_taot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krxd.nethttp://cdn.krxd.net/controltag?confid=Hhr_taot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vg.msnbc.com</text:p>
          </table:table-cell>
          <table:table-cell office:value-type="string" calcext:value-type="string">
            <text:p>192.168.4.15</text:p>
          </table:table-cell>
          <table:table-cell office:value-type="float" office:value="65122" calcext:value-type="float">
            <text:p>6512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X4vx4OWwQnwIQQAe</text:p>
          </table:table-cell>
          <table:table-cell office:value-type="string" calcext:value-type="string">
            <text:p>text/html</text:p>
          </table:table-cell>
          <table:table-cell office:value-type="float" office:value="6477" calcext:value-type="float">
            <text:p>647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5.778497" calcext:value-type="date">
            <text:p>10/22/15 04:46 PM</text:p>
          </table:table-cell>
          <table:table-cell office:value-type="string" calcext:value-type="string">
            <text:p>CgoqTcmw2wbMbJvJb</text:p>
          </table:table-cell>
          <table:table-cell office:value-type="string" calcext:value-type="string">
            <text:p>http://nvg.msnbc.com/trackingService/trackingService.min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vg.msnbc.comhttp://nvg.msnbc.com/trackingService/trackingService.min.j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sets.adobedtm.com</text:p>
          </table:table-cell>
          <table:table-cell office:value-type="string" calcext:value-type="string">
            <text:p>192.168.4.15</text:p>
          </table:table-cell>
          <table:table-cell office:value-type="float" office:value="65132" calcext:value-type="float">
            <text:p>6513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blTLCRy9pqBtuI5</text:p>
          </table:table-cell>
          <table:table-cell office:value-type="string" calcext:value-type="string">
            <text:p>text/plain</text:p>
          </table:table-cell>
          <table:table-cell office:value-type="float" office:value="33814" calcext:value-type="float">
            <text:p>338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6.125958" calcext:value-type="date">
            <text:p>10/22/15 04:46 PM</text:p>
          </table:table-cell>
          <table:table-cell office:value-type="string" calcext:value-type="string">
            <text:p>Ci1gYp2TjsS6Tn9XF</text:p>
          </table:table-cell>
          <table:table-cell office:value-type="string" calcext:value-type="string">
            <text:p>http://assets.adobedtm.com/cd771b0aa897f931a306d7ab6af0d448836b5fd1/s-code-contents-97de84f1ac7219ec54876303ae5ed34b8e906df6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ssets.adobedtm.comhttp://assets.adobedtm.com/cd771b0aa897f931a306d7ab6af0d448836b5fd1/s-code-contents-97de84f1ac7219ec54876303ae5ed34b8e906df6.j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rtal.threatpulse.com</text:p>
          </table:table-cell>
          <table:table-cell office:value-type="string" calcext:value-type="string">
            <text:p>192.168.4.15</text:p>
          </table:table-cell>
          <table:table-cell office:value-type="float" office:value="64945" calcext:value-type="float">
            <text:p>6494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2.245027" calcext:value-type="date">
            <text:p>10/22/15 04:46 PM</text:p>
          </table:table-cell>
          <table:table-cell office:value-type="string" calcext:value-type="string">
            <text:p>CAuljn3P8EBscuxRW9</text:p>
          </table:table-cell>
          <table:table-cell office:value-type="string" calcext:value-type="string">
            <text:p>portal.threatpulse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ortal.threatpulse.comportal.threatpulse.com:44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rtal.threatpulse.com</text:p>
          </table:table-cell>
          <table:table-cell office:value-type="string" calcext:value-type="string">
            <text:p>192.168.4.15</text:p>
          </table:table-cell>
          <table:table-cell office:value-type="float" office:value="64973" calcext:value-type="float">
            <text:p>6497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6.757351" calcext:value-type="date">
            <text:p>10/22/15 04:46 PM</text:p>
          </table:table-cell>
          <table:table-cell office:value-type="string" calcext:value-type="string">
            <text:p>CMDWxF3DR5QP0Atlk</text:p>
          </table:table-cell>
          <table:table-cell office:value-type="string" calcext:value-type="string">
            <text:p>portal.threatpulse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ortal.threatpulse.comportal.threatpulse.com:44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rtal.threatpulse.com</text:p>
          </table:table-cell>
          <table:table-cell office:value-type="string" calcext:value-type="string">
            <text:p>192.168.4.15</text:p>
          </table:table-cell>
          <table:table-cell office:value-type="float" office:value="64972" calcext:value-type="float">
            <text:p>6497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6.751587" calcext:value-type="date">
            <text:p>10/22/15 04:46 PM</text:p>
          </table:table-cell>
          <table:table-cell office:value-type="string" calcext:value-type="string">
            <text:p>Cub1Xt41SAga0tYDea</text:p>
          </table:table-cell>
          <table:table-cell office:value-type="string" calcext:value-type="string">
            <text:p>portal.threatpulse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ortal.threatpulse.comportal.threatpulse.com:44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rtal.threatpulse.com</text:p>
          </table:table-cell>
          <table:table-cell office:value-type="string" calcext:value-type="string">
            <text:p>192.168.4.15</text:p>
          </table:table-cell>
          <table:table-cell office:value-type="float" office:value="64974" calcext:value-type="float">
            <text:p>6497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36.766639" calcext:value-type="date">
            <text:p>10/22/15 04:46 PM</text:p>
          </table:table-cell>
          <table:table-cell office:value-type="string" calcext:value-type="string">
            <text:p>CrUD1s35SlzvQ37Qr5</text:p>
          </table:table-cell>
          <table:table-cell office:value-type="string" calcext:value-type="string">
            <text:p>portal.threatpulse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ortal.threatpulse.comportal.threatpulse.com:44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microsoft.com</text:p>
          </table:table-cell>
          <table:table-cell office:value-type="string" calcext:value-type="string">
            <text:p>192.168.4.15</text:p>
          </table:table-cell>
          <table:table-cell office:value-type="float" office:value="65136" calcext:value-type="float">
            <text:p>6513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2I6613zTysfCwvn3</text:p>
          </table:table-cell>
          <table:table-cell office:value-type="string" calcext:value-type="string">
            <text:p>text/html</text:p>
          </table:table-cell>
          <table:table-cell office:value-type="float" office:value="6197" calcext:value-type="float">
            <text:p>61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7.092336" calcext:value-type="date">
            <text:p>10/22/15 04:46 PM</text:p>
          </table:table-cell>
          <table:table-cell office:value-type="string" calcext:value-type="string">
            <text:p>CyFpGP3caMkxNVHv4h</text:p>
          </table:table-cell>
          <table:table-cell office:value-type="string" calcext:value-type="string">
            <text:p>http://www.microsoft.com/surface/en-us?ocid=OCTEVENT_MSCOM;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soft.comhttp://www.microsoft.com/surface/en-us?ocid=OCTEVENT_MSCOM;bcsi-ac-e97e3baae166e65d=253E4EE600000206lnrGo9oduw8sNQf0JietVJui4voCAAAABgIAAGfYAwCAUQEAAgAAAElFAgA=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3.mookie1.com</text:p>
          </table:table-cell>
          <table:table-cell office:value-type="string" calcext:value-type="string">
            <text:p>192.168.4.15</text:p>
          </table:table-cell>
          <table:table-cell office:value-type="float" office:value="65141" calcext:value-type="float">
            <text:p>6514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1XCUCYuuAAsBhXi</text:p>
          </table:table-cell>
          <table:table-cell office:value-type="string" calcext:value-type="string">
            <text:p>text/html</text:p>
          </table:table-cell>
          <table:table-cell office:value-type="float" office:value="13424" calcext:value-type="float">
            <text:p>1342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8.458108" calcext:value-type="date">
            <text:p>10/22/15 04:46 PM</text:p>
          </table:table-cell>
          <table:table-cell office:value-type="string" calcext:value-type="string">
            <text:p>ClpwuKeJYyzQiFPvj</text:p>
          </table:table-cell>
          <table:table-cell office:value-type="string" calcext:value-type="string">
            <text:p>http://b3.mookie1.com/2/LB/7054829529@x96?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b3.mookie1.comhttp://b3.mookie1.com/2/LB/7054829529@x96?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.betrad.com</text:p>
          </table:table-cell>
          <table:table-cell office:value-type="string" calcext:value-type="string">
            <text:p>192.168.4.15</text:p>
          </table:table-cell>
          <table:table-cell office:value-type="float" office:value="65140" calcext:value-type="float">
            <text:p>6514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6GYTQzVvm1Yn9P7</text:p>
          </table:table-cell>
          <table:table-cell office:value-type="string" calcext:value-type="string">
            <text:p>text/html</text:p>
          </table:table-cell>
          <table:table-cell office:value-type="float" office:value="13503" calcext:value-type="float">
            <text:p>1350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8.42183" calcext:value-type="date">
            <text:p>10/22/15 04:46 PM</text:p>
          </table:table-cell>
          <table:table-cell office:value-type="string" calcext:value-type="string">
            <text:p>CG84xl2mLpeiQMkwk</text:p>
          </table:table-cell>
          <table:table-cell office:value-type="string" calcext:value-type="string">
            <text:p>http://l.betrad.com/pub/p.gif?pid=1196&amp;ocid=908&amp;ii=1&amp;r=0.5297549164388329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l.betrad.comhttp://l.betrad.com/pub/p.gif?pid=1196&amp;ocid=908&amp;ii=1&amp;r=0.529754916438832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17" calcext:value-type="float">
            <text:p>6511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3.435543" calcext:value-type="date">
            <text:p>10/22/15 04:46 PM</text:p>
          </table:table-cell>
          <table:table-cell office:value-type="string" calcext:value-type="string">
            <text:p>CZYE6Q2n2Lo51mIG82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microsoft.com</text:p>
          </table:table-cell>
          <table:table-cell office:value-type="string" calcext:value-type="string">
            <text:p>192.168.4.15</text:p>
          </table:table-cell>
          <table:table-cell office:value-type="float" office:value="65146" calcext:value-type="float">
            <text:p>6514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9.330968" calcext:value-type="date">
            <text:p>10/22/15 04:46 PM</text:p>
          </table:table-cell>
          <table:table-cell office:value-type="string" calcext:value-type="string">
            <text:p>CGAkKyYo96rPUtsii</text:p>
          </table:table-cell>
          <table:table-cell office:value-type="string" calcext:value-type="string">
            <text:p>http://www.microsoft.com/library/svy/min/broker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soft.comhttp://www.microsoft.com/library/svy/min/broker.j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google-analytics.com</text:p>
          </table:table-cell>
          <table:table-cell office:value-type="string" calcext:value-type="string">
            <text:p>192.168.4.15</text:p>
          </table:table-cell>
          <table:table-cell office:value-type="float" office:value="65148" calcext:value-type="float">
            <text:p>6514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wMOAe25zG1pRHaXMh</text:p>
          </table:table-cell>
          <table:table-cell office:value-type="string" calcext:value-type="string">
            <text:p>text/html</text:p>
          </table:table-cell>
          <table:table-cell office:value-type="float" office:value="13441" calcext:value-type="float">
            <text:p>1344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9.442468" calcext:value-type="date">
            <text:p>10/22/15 04:46 PM</text:p>
          </table:table-cell>
          <table:table-cell office:value-type="string" calcext:value-type="string">
            <text:p>CaeUcd3M44FGlpNtE8</text:p>
          </table:table-cell>
          <table:table-cell office:value-type="string" calcext:value-type="string">
            <text:p>http://www.google-analytics.com/analytics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google-analytics.comhttp://www.google-analytics.com/analytics.j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microsoft.com</text:p>
          </table:table-cell>
          <table:table-cell office:value-type="string" calcext:value-type="string">
            <text:p>192.168.4.15</text:p>
          </table:table-cell>
          <table:table-cell office:value-type="float" office:value="65143" calcext:value-type="float">
            <text:p>6514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Nk8e4BUzgk7ndno1</text:p>
          </table:table-cell>
          <table:table-cell office:value-type="string" calcext:value-type="string">
            <text:p>text/plain</text:p>
          </table:table-cell>
          <table:table-cell office:value-type="float" office:value="89552" calcext:value-type="float">
            <text:p>8955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9.19381" calcext:value-type="date">
            <text:p>10/22/15 04:46 PM</text:p>
          </table:table-cell>
          <table:table-cell office:value-type="string" calcext:value-type="string">
            <text:p>CxB9Xk3uDeWEnfQOB4</text:p>
          </table:table-cell>
          <table:table-cell office:value-type="string" calcext:value-type="string">
            <text:p>http://www.microsoft.com/surface/assets/css/v4min/surface.v4.min.css?v=102120151225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soft.comhttp://www.microsoft.com/surface/assets/css/v4min/surface.v4.min.css?v=10212015122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19" calcext:value-type="float">
            <text:p>6511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4.279346" calcext:value-type="date">
            <text:p>10/22/15 04:46 PM</text:p>
          </table:table-cell>
          <table:table-cell office:value-type="string" calcext:value-type="string">
            <text:p>CKncro4HasWoOLpKkl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s.moatads.com</text:p>
          </table:table-cell>
          <table:table-cell office:value-type="string" calcext:value-type="string">
            <text:p>192.168.4.15</text:p>
          </table:table-cell>
          <table:table-cell office:value-type="float" office:value="65118" calcext:value-type="float">
            <text:p>6511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3.482077" calcext:value-type="date">
            <text:p>10/22/15 04:46 PM</text:p>
          </table:table-cell>
          <table:table-cell office:value-type="string" calcext:value-type="string">
            <text:p>CPkKs43NxJ7BVR60h9</text:p>
          </table:table-cell>
          <table:table-cell office:value-type="string" calcext:value-type="string">
            <text:p>http://js.moatads.com/nbcuniversal134024534264/moatad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js.moatads.comhttp://js.moatads.com/nbcuniversal134024534264/moatad.j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polls.newsvine.com</text:p>
          </table:table-cell>
          <table:table-cell office:value-type="string" calcext:value-type="string">
            <text:p>192.168.4.15</text:p>
          </table:table-cell>
          <table:table-cell office:value-type="float" office:value="65157" calcext:value-type="float">
            <text:p>6515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eELC1DhVX0hCVPg6</text:p>
          </table:table-cell>
          <table:table-cell office:value-type="string" calcext:value-type="string">
            <text:p>text/plain</text:p>
          </table:table-cell>
          <table:table-cell office:value-type="float" office:value="1403" calcext:value-type="float">
            <text:p>14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1.606398" calcext:value-type="date">
            <text:p>10/22/15 04:47 PM</text:p>
          </table:table-cell>
          <table:table-cell office:value-type="string" calcext:value-type="string">
            <text:p>CYcs3N3OA5wmmcYfzf</text:p>
          </table:table-cell>
          <table:table-cell office:value-type="string" calcext:value-type="string">
            <text:p>http://www.polls.newsvine.com/_api/hostConfig?remoteHost=www.msnbc.com&amp;callback=_jqjsp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polls.newsvine.comhttp://www.polls.newsvine.com/_api/hostConfig?remoteHost=www.msnbc.com&amp;callback=_jqjsp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144" calcext:value-type="float">
            <text:p>6514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OqyD3w3t9FPiP8b</text:p>
          </table:table-cell>
          <table:table-cell office:value-type="string" calcext:value-type="string">
            <text:p>-</text:p>
          </table:table-cell>
          <table:table-cell office:value-type="float" office:value="162743" calcext:value-type="float">
            <text:p>1627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6:59.262268" calcext:value-type="date">
            <text:p>10/22/15 04:46 PM</text:p>
          </table:table-cell>
          <table:table-cell office:value-type="string" calcext:value-type="string">
            <text:p>CpApGx2SL6SFWeuZvd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29" calcext:value-type="float">
            <text:p>6512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6.102064" calcext:value-type="date">
            <text:p>10/22/15 04:46 PM</text:p>
          </table:table-cell>
          <table:table-cell office:value-type="string" calcext:value-type="string">
            <text:p>CsmZ3C1RwcHPSbmcSi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28" calcext:value-type="float">
            <text:p>6512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6.07923" calcext:value-type="date">
            <text:p>10/22/15 04:46 PM</text:p>
          </table:table-cell>
          <table:table-cell office:value-type="string" calcext:value-type="string">
            <text:p>CnGdEiliDa80LsHFc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30" calcext:value-type="float">
            <text:p>6513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6.117961" calcext:value-type="date">
            <text:p>10/22/15 04:46 PM</text:p>
          </table:table-cell>
          <table:table-cell office:value-type="string" calcext:value-type="string">
            <text:p>CkbR7Q1TxK5FXgtkS9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31" calcext:value-type="float">
            <text:p>6513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6.116098" calcext:value-type="date">
            <text:p>10/22/15 04:46 PM</text:p>
          </table:table-cell>
          <table:table-cell office:value-type="string" calcext:value-type="string">
            <text:p>C76W1K3vpLjwupd6Q6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.webtrends.com</text:p>
          </table:table-cell>
          <table:table-cell office:value-type="string" calcext:value-type="string">
            <text:p>192.168.4.15</text:p>
          </table:table-cell>
          <table:table-cell office:value-type="float" office:value="65160" calcext:value-type="float">
            <text:p>6516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SV9x32BzE4uTnnCd3</text:p>
          </table:table-cell>
          <table:table-cell office:value-type="string" calcext:value-type="string">
            <text:p>text/html</text:p>
          </table:table-cell>
          <table:table-cell office:value-type="float" office:value="13452" calcext:value-type="float">
            <text:p>1345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1.951939" calcext:value-type="date">
            <text:p>10/22/15 04:47 PM</text:p>
          </table:table-cell>
          <table:table-cell office:value-type="string" calcext:value-type="string">
            <text:p>CrkTli4IzTeYlMMzQ2</text:p>
          </table:table-cell>
          <table:table-cell office:value-type="string" calcext:value-type="string">
            <text:p>http://c.webtrends.com/acs/account/ge50dwnn9b/js/wt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.webtrends.comhttp://c.webtrends.com/acs/account/ge50dwnn9b/js/wt.j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156" calcext:value-type="float">
            <text:p>6515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3LboIXFRV0t1Z0ni</text:p>
          </table:table-cell>
          <table:table-cell office:value-type="string" calcext:value-type="string">
            <text:p>image/jpeg</text:p>
          </table:table-cell>
          <table:table-cell office:value-type="float" office:value="79826" calcext:value-type="float">
            <text:p>7982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01.639061" calcext:value-type="date">
            <text:p>10/22/15 04:47 PM</text:p>
          </table:table-cell>
          <table:table-cell office:value-type="string" calcext:value-type="string">
            <text:p>CvydBt2QrwM46PqAB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159" calcext:value-type="float">
            <text:p>6515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f3WK2bH5uWf4DLL2</text:p>
          </table:table-cell>
          <table:table-cell office:value-type="string" calcext:value-type="string">
            <text:p>image/jpeg</text:p>
          </table:table-cell>
          <table:table-cell office:value-type="float" office:value="65487" calcext:value-type="float">
            <text:p>6548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01.899026" calcext:value-type="date">
            <text:p>10/22/15 04:47 PM</text:p>
          </table:table-cell>
          <table:table-cell office:value-type="string" calcext:value-type="string">
            <text:p>CN2JcV3qAVq9Rjtxm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sets.pinterest.com</text:p>
          </table:table-cell>
          <table:table-cell office:value-type="string" calcext:value-type="string">
            <text:p>192.168.4.15</text:p>
          </table:table-cell>
          <table:table-cell office:value-type="float" office:value="65163" calcext:value-type="float">
            <text:p>6516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AdJQ2rjgTP34jAK1</text:p>
          </table:table-cell>
          <table:table-cell office:value-type="string" calcext:value-type="string">
            <text:p>text/html</text:p>
          </table:table-cell>
          <table:table-cell office:value-type="float" office:value="7865" calcext:value-type="float">
            <text:p>786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2.577717" calcext:value-type="date">
            <text:p>10/22/15 04:47 PM</text:p>
          </table:table-cell>
          <table:table-cell office:value-type="string" calcext:value-type="string">
            <text:p>CMiQ7Y3JTDKZuSSMF1</text:p>
          </table:table-cell>
          <table:table-cell office:value-type="string" calcext:value-type="string">
            <text:p>http://assets.pinterest.com/js/pinit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ssets.pinterest.comhttp://assets.pinterest.com/js/pinit.js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xus.ensighten.com</text:p>
          </table:table-cell>
          <table:table-cell office:value-type="string" calcext:value-type="string">
            <text:p>192.168.4.15</text:p>
          </table:table-cell>
          <table:table-cell office:value-type="float" office:value="65164" calcext:value-type="float">
            <text:p>6516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vB0w11ObboyTTpt7f</text:p>
          </table:table-cell>
          <table:table-cell office:value-type="string" calcext:value-type="string">
            <text:p>text/html</text:p>
          </table:table-cell>
          <table:table-cell office:value-type="float" office:value="13390" calcext:value-type="float">
            <text:p>1339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2.88714" calcext:value-type="date">
            <text:p>10/22/15 04:47 PM</text:p>
          </table:table-cell>
          <table:table-cell office:value-type="string" calcext:value-type="string">
            <text:p>CbJuu93hZQD1RtmJ64</text:p>
          </table:table-cell>
          <table:table-cell office:value-type="string" calcext:value-type="string">
            <text:p>http://nexus.ensighten.com/surface/prod/Bootstrap.js?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exus.ensighten.comhttp://nexus.ensighten.com/surface/prod/Bootstrap.js?bcsi-ac-e97e3baae166e65d=253E4EE600000206lnrGo9oduw8sNQf0JietVJui4voCAAAABgIAAGfYAwCAUQEAAgAAAElFAgA=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156" calcext:value-type="float">
            <text:p>6515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3LboIXFRV0t1Z0ni</text:p>
          </table:table-cell>
          <table:table-cell office:value-type="string" calcext:value-type="string">
            <text:p>image/jpeg</text:p>
          </table:table-cell>
          <table:table-cell office:value-type="float" office:value="86204" calcext:value-type="float">
            <text:p>862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02.654895" calcext:value-type="date">
            <text:p>10/22/15 04:47 PM</text:p>
          </table:table-cell>
          <table:table-cell office:value-type="string" calcext:value-type="string">
            <text:p>CvydBt2QrwM46PqAB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farm.mediaplex.com</text:p>
          </table:table-cell>
          <table:table-cell office:value-type="string" calcext:value-type="string">
            <text:p>192.168.4.15</text:p>
          </table:table-cell>
          <table:table-cell office:value-type="float" office:value="65165" calcext:value-type="float">
            <text:p>6516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NMqPe4LIux1hs0P5d</text:p>
          </table:table-cell>
          <table:table-cell office:value-type="string" calcext:value-type="string">
            <text:p>text/html</text:p>
          </table:table-cell>
          <table:table-cell office:value-type="float" office:value="13497" calcext:value-type="float">
            <text:p>134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2.988845" calcext:value-type="date">
            <text:p>10/22/15 04:47 PM</text:p>
          </table:table-cell>
          <table:table-cell office:value-type="string" calcext:value-type="string">
            <text:p>Cj9vh32xxTnNf1aqWk</text:p>
          </table:table-cell>
          <table:table-cell office:value-type="string" calcext:value-type="string">
            <text:p>http://adfarm.mediaplex.com/ad/fm/18916-133472-2252-0?mpt=1400252118]&amp;mpvc=;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dfarm.mediaplex.comhttp://adfarm.mediaplex.com/ad/fm/18916-133472-2252-0?mpt=1400252118]&amp;mpvc=;bcsi-ac-e97e3baae166e65d=253E4EE600000206lnrGo9oduw8sNQf0JietVJui4voCAAAABgIAAGfYAwCAUQEAAgAAAElFAgA=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s.moatads.com</text:p>
          </table:table-cell>
          <table:table-cell office:value-type="string" calcext:value-type="string">
            <text:p>192.168.4.15</text:p>
          </table:table-cell>
          <table:table-cell office:value-type="float" office:value="65168" calcext:value-type="float">
            <text:p>6516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6zuL4Ep6Zvx3xItb</text:p>
          </table:table-cell>
          <table:table-cell office:value-type="string" calcext:value-type="string">
            <text:p>text/html</text:p>
          </table:table-cell>
          <table:table-cell office:value-type="float" office:value="13403" calcext:value-type="float">
            <text:p>1340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3.271037" calcext:value-type="date">
            <text:p>10/22/15 04:47 PM</text:p>
          </table:table-cell>
          <table:table-cell office:value-type="string" calcext:value-type="string">
            <text:p>CzAwQ43WODwZ4uZzL3</text:p>
          </table:table-cell>
          <table:table-cell office:value-type="string" calcext:value-type="string">
            <text:p>http://js.moatads.com/nbcuniversal134024534264/moatad.js?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js.moatads.comhttp://js.moatads.com/nbcuniversal134024534264/moatad.js?bcsi-ac-e97e3baae166e65d=253E4EE600000206lnrGo9oduw8sNQf0JietVJui4voCAAAABgIAAGfYAwCAUQEAAgAAAElFAgA=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krxd.net</text:p>
          </table:table-cell>
          <table:table-cell office:value-type="string" calcext:value-type="string">
            <text:p>192.168.4.15</text:p>
          </table:table-cell>
          <table:table-cell office:value-type="float" office:value="65169" calcext:value-type="float">
            <text:p>6516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CVJGZC4FjdQqUqj</text:p>
          </table:table-cell>
          <table:table-cell office:value-type="string" calcext:value-type="string">
            <text:p>text/html</text:p>
          </table:table-cell>
          <table:table-cell office:value-type="float" office:value="13357" calcext:value-type="float">
            <text:p>1335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3.338959" calcext:value-type="date">
            <text:p>10/22/15 04:47 PM</text:p>
          </table:table-cell>
          <table:table-cell office:value-type="string" calcext:value-type="string">
            <text:p>C1X3wtKqYtkjJLUdd</text:p>
          </table:table-cell>
          <table:table-cell office:value-type="string" calcext:value-type="string">
            <text:p>http://cdn.krxd.net/controltag?confid=Hhr_taot;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krxd.nethttp://cdn.krxd.net/controltag?confid=Hhr_taot;bcsi-ac-e97e3baae166e65d=253E4EE600000206lnrGo9oduw8sNQf0JietVJui4voCAAAABgIAAGfYAwCAUQEAAgAAAElFAgA=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xus.ensighten.com</text:p>
          </table:table-cell>
          <table:table-cell office:value-type="string" calcext:value-type="string">
            <text:p>192.168.4.15</text:p>
          </table:table-cell>
          <table:table-cell office:value-type="float" office:value="65170" calcext:value-type="float">
            <text:p>6517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nHku2EqwKXEEXQBi</text:p>
          </table:table-cell>
          <table:table-cell office:value-type="string" calcext:value-type="string">
            <text:p>text/html</text:p>
          </table:table-cell>
          <table:table-cell office:value-type="float" office:value="14310" calcext:value-type="float">
            <text:p>1431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3.338983" calcext:value-type="date">
            <text:p>10/22/15 04:47 PM</text:p>
          </table:table-cell>
          <table:table-cell office:value-type="string" calcext:value-type="string">
            <text:p>CVqtpGiWxfmRpPCm4</text:p>
          </table:table-cell>
          <table:table-cell office:value-type="string" calcext:value-type="string">
            <text:p>http://nexus.ensighten.com/nbc/prod/TagAuditBeacon.rnc?cid=254&amp;data=[-1|-1|0;-1|-1|1;243031|818844|1;-1|-1|1;135508|330380|1;-1|-1|1;-1|-1|1;-1|-1|1;-1|-1|1;225334|707904|1;145228|330379|1;-1|-1|1;-1|-1|1;135508|704287|1;-1|-1|1]&amp;idx=0&amp;r=1.7255131737329066;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exus.ensighten.comhttp://nexus.ensighten.com/nbc/prod/TagAuditBeacon.rnc?cid=254&amp;data=[-1|-1|0;-1|-1|1;243031|818844|1;-1|-1|1;135508|330380|1;-1|-1|1;-1|-1|1;-1|-1|1;-1|-1|1;225334|707904|1;145228|330379|1;-1|-1|1;-1|-1|1;135508|704287|1;-1|-1|1]&amp;idx=0&amp;r=1.7255131737329066;bcsi-ac-e97e3baae166e65d=253E4EE600000206lnrGo9oduw8sNQf0JietVJui4voCAAAABgIAAGfYAwCAUQEAAgAAAElFAgA=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gead2.googlesyndication.com</text:p>
          </table:table-cell>
          <table:table-cell office:value-type="string" calcext:value-type="string">
            <text:p>192.168.4.15</text:p>
          </table:table-cell>
          <table:table-cell office:value-type="float" office:value="65174" calcext:value-type="float">
            <text:p>6517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ZSlHa3aNLxDpQ7aC9</text:p>
          </table:table-cell>
          <table:table-cell office:value-type="string" calcext:value-type="string">
            <text:p>text/html</text:p>
          </table:table-cell>
          <table:table-cell office:value-type="float" office:value="13460" calcext:value-type="float">
            <text:p>1346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3.420791" calcext:value-type="date">
            <text:p>10/22/15 04:47 PM</text:p>
          </table:table-cell>
          <table:table-cell office:value-type="string" calcext:value-type="string">
            <text:p>Cr2kqh32d5Qwcp6Pla</text:p>
          </table:table-cell>
          <table:table-cell office:value-type="string" calcext:value-type="string">
            <text:p>http://pagead2.googlesyndication.com/pagead/osd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agead2.googlesyndication.comhttp://pagead2.googlesyndication.com/pagead/osd.js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microsoft.com</text:p>
          </table:table-cell>
          <table:table-cell office:value-type="string" calcext:value-type="string">
            <text:p>192.168.4.15</text:p>
          </table:table-cell>
          <table:table-cell office:value-type="float" office:value="65139" calcext:value-type="float">
            <text:p>6513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8.421262" calcext:value-type="date">
            <text:p>10/22/15 04:46 PM</text:p>
          </table:table-cell>
          <table:table-cell office:value-type="string" calcext:value-type="string">
            <text:p>CBvWUt4ASkA25d00s5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soft.comhttp://www.microsoft.com/surface/en-us?ocid=OCTEVENT_MSCOM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microsoft.com</text:p>
          </table:table-cell>
          <table:table-cell office:value-type="string" calcext:value-type="string">
            <text:p>192.168.4.15</text:p>
          </table:table-cell>
          <table:table-cell office:value-type="float" office:value="65139" calcext:value-type="float">
            <text:p>6513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2T16:46:59.101463" calcext:value-type="date">
            <text:p>10/22/15 04:46 PM</text:p>
          </table:table-cell>
          <table:table-cell office:value-type="string" calcext:value-type="string">
            <text:p>CBvWUt4ASkA25d00s5</text:p>
          </table:table-cell>
          <table:table-cell office:value-type="string" calcext:value-type="string">
            <text:p>http://www.microsoft.com/surface/assets/css/fonts/west-european/fonts.css?v=102120151225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soft.comhttp://www.microsoft.com/surface/assets/css/fonts/west-european/fonts.css?v=10212015122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microsoft.com</text:p>
          </table:table-cell>
          <table:table-cell office:value-type="string" calcext:value-type="string">
            <text:p>192.168.4.15</text:p>
          </table:table-cell>
          <table:table-cell office:value-type="float" office:value="65139" calcext:value-type="float">
            <text:p>6513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3" calcext:value-type="float">
            <text:p>3</text:p>
          </table:table-cell>
          <table:table-cell office:value-type="date" office:date-value="2015-10-22T16:46:59.201046" calcext:value-type="date">
            <text:p>10/22/15 04:46 PM</text:p>
          </table:table-cell>
          <table:table-cell office:value-type="string" calcext:value-type="string">
            <text:p>CBvWUt4ASkA25d00s5</text:p>
          </table:table-cell>
          <table:table-cell office:value-type="string" calcext:value-type="string">
            <text:p>http://www.microsoft.com/library/svy/min/pre_broker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soft.comhttp://www.microsoft.com/library/svy/min/pre_broker.j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xus.ensighten.com</text:p>
          </table:table-cell>
          <table:table-cell office:value-type="string" calcext:value-type="string">
            <text:p>192.168.4.15</text:p>
          </table:table-cell>
          <table:table-cell office:value-type="float" office:value="65145" calcext:value-type="float">
            <text:p>6514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9.197174" calcext:value-type="date">
            <text:p>10/22/15 04:46 PM</text:p>
          </table:table-cell>
          <table:table-cell office:value-type="string" calcext:value-type="string">
            <text:p>CODMSCGtHLtclKaTd</text:p>
          </table:table-cell>
          <table:table-cell office:value-type="string" calcext:value-type="string">
            <text:p>http://nexus.ensighten.com/surface/prod/Bootstrap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exus.ensighten.comhttp://nexus.ensighten.com/surface/prod/Bootstrap.js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microsoft.com</text:p>
          </table:table-cell>
          <table:table-cell office:value-type="string" calcext:value-type="string">
            <text:p>192.168.4.15</text:p>
          </table:table-cell>
          <table:table-cell office:value-type="float" office:value="65143" calcext:value-type="float">
            <text:p>6514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2T16:46:59.78521" calcext:value-type="date">
            <text:p>10/22/15 04:47 PM</text:p>
          </table:table-cell>
          <table:table-cell office:value-type="string" calcext:value-type="string">
            <text:p>CxB9Xk3uDeWEnfQOB4</text:p>
          </table:table-cell>
          <table:table-cell office:value-type="string" calcext:value-type="string">
            <text:p>http://www.microsoft.com/surface/assets/js/v4min/surface.v4.min.js?v=102120151225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soft.comhttp://www.microsoft.com/surface/assets/js/v4min/surface.v4.min.js?v=1021201512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ed.theplatform.com</text:p>
          </table:table-cell>
          <table:table-cell office:value-type="string" calcext:value-type="string">
            <text:p>192.168.4.15</text:p>
          </table:table-cell>
          <table:table-cell office:value-type="float" office:value="65179" calcext:value-type="float">
            <text:p>6517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HgkOiKO8a9JWY7g</text:p>
          </table:table-cell>
          <table:table-cell office:value-type="string" calcext:value-type="string">
            <text:p>text/html</text:p>
          </table:table-cell>
          <table:table-cell office:value-type="float" office:value="13593" calcext:value-type="float">
            <text:p>135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5.985586" calcext:value-type="date">
            <text:p>10/22/15 04:47 PM</text:p>
          </table:table-cell>
          <table:table-cell office:value-type="string" calcext:value-type="string">
            <text:p>Ctazq04JSX6HlncXu1</text:p>
          </table:table-cell>
          <table:table-cell office:value-type="string" calcext:value-type="string">
            <text:p>http://feed.theplatform.com/f/7wvmTC/2JXKcQKnljTh?callback=angular.callbacks._6&amp;context=1445546827&amp;form=json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feed.theplatform.comhttp://feed.theplatform.com/f/7wvmTC/2JXKcQKnljTh?callback=angular.callbacks._6&amp;context=1445546827&amp;form=json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ed.entertainment.tv.theplatform.com</text:p>
          </table:table-cell>
          <table:table-cell office:value-type="string" calcext:value-type="string">
            <text:p>192.168.4.15</text:p>
          </table:table-cell>
          <table:table-cell office:value-type="float" office:value="65180" calcext:value-type="float">
            <text:p>6518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vjc34gXM1Zx67xUl</text:p>
          </table:table-cell>
          <table:table-cell office:value-type="string" calcext:value-type="string">
            <text:p>text/html</text:p>
          </table:table-cell>
          <table:table-cell office:value-type="float" office:value="14121" calcext:value-type="float">
            <text:p>1412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6.02504" calcext:value-type="date">
            <text:p>10/22/15 04:47 PM</text:p>
          </table:table-cell>
          <table:table-cell office:value-type="string" calcext:value-type="string">
            <text:p>CExglG2DTjPWRq0jZj</text:p>
          </table:table-cell>
          <table:table-cell office:value-type="string" calcext:value-type="string">
            <text:p>http://feed.entertainment.tv.theplatform.com/f/HNK2IC/prod_msnbc_listing?byEndTime=2015-10-22T16:47:00-04:00~2015-10-23T16:47:00-04:00&amp;callback=angular.callbacks._5&amp;fields=pllisting:startTime,pllisting$program.pl$title,pllisting$program.pl$description,pllisting$program.plprogram$runtime&amp;form=json&amp;sort=pllisting:startTime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feed.entertainment.tv.theplatform.comhttp://feed.entertainment.tv.theplatform.com/f/HNK2IC/prod_msnbc_listing?byEndTime=2015-10-22T16:47:00-04:00~2015-10-23T16:47:00-04:00&amp;callback=angular.callbacks._5&amp;fields=pllisting:startTime,pllisting$program.pl$title,pllisting$program.pl$description,pllisting$program.plprogram$runtime&amp;form=json&amp;sort=pllisting:startTim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55" calcext:value-type="float">
            <text:p>6515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0.160144" calcext:value-type="date">
            <text:p>10/22/15 04:47 PM</text:p>
          </table:table-cell>
          <table:table-cell office:value-type="string" calcext:value-type="string">
            <text:p>CX9xfp2pr4S4xa8rf6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microsoft.com</text:p>
          </table:table-cell>
          <table:table-cell office:value-type="string" calcext:value-type="string">
            <text:p>192.168.4.15</text:p>
          </table:table-cell>
          <table:table-cell office:value-type="float" office:value="65142" calcext:value-type="float">
            <text:p>6514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9.194535" calcext:value-type="date">
            <text:p>10/22/15 04:46 PM</text:p>
          </table:table-cell>
          <table:table-cell office:value-type="string" calcext:value-type="string">
            <text:p>COCi2z34OJr6v0qoM</text:p>
          </table:table-cell>
          <table:table-cell office:value-type="string" calcext:value-type="string">
            <text:p>http://www.microsoft.com/surface/assets/css/v4min/surface.v4.home.min.css?v=102120151225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soft.comhttp://www.microsoft.com/surface/assets/css/v4min/surface.v4.home.min.css?v=1021201512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microsoft.com</text:p>
          </table:table-cell>
          <table:table-cell office:value-type="string" calcext:value-type="string">
            <text:p>192.168.4.15</text:p>
          </table:table-cell>
          <table:table-cell office:value-type="float" office:value="65142" calcext:value-type="float">
            <text:p>6514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2T16:46:59.846059" calcext:value-type="date">
            <text:p>10/22/15 04:47 PM</text:p>
          </table:table-cell>
          <table:table-cell office:value-type="string" calcext:value-type="string">
            <text:p>COCi2z34OJr6v0qoM</text:p>
          </table:table-cell>
          <table:table-cell office:value-type="string" calcext:value-type="string">
            <text:p>http://www.microsoft.com/surface/assets/js/v4min/surface.v4.home.min.js?v=102120151225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soft.comhttp://www.microsoft.com/surface/assets/js/v4min/surface.v4.home.min.js?v=1021201512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177" calcext:value-type="float">
            <text:p>6517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Vd6K3MaS6IrmYyz2</text:p>
          </table:table-cell>
          <table:table-cell office:value-type="string" calcext:value-type="string">
            <text:p>image/jpeg</text:p>
          </table:table-cell>
          <table:table-cell office:value-type="float" office:value="98063" calcext:value-type="float">
            <text:p>9806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05.839875" calcext:value-type="date">
            <text:p>10/22/15 04:47 PM</text:p>
          </table:table-cell>
          <table:table-cell office:value-type="string" calcext:value-type="string">
            <text:p>Ck24Em1dMHVZQcZcq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.com</text:p>
          </table:table-cell>
          <table:table-cell office:value-type="string" calcext:value-type="string">
            <text:p>192.168.4.15</text:p>
          </table:table-cell>
          <table:table-cell office:value-type="float" office:value="64830" calcext:value-type="float">
            <text:p>6483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0.727065" calcext:value-type="date">
            <text:p>10/22/15 04:45 PM</text:p>
          </table:table-cell>
          <table:table-cell office:value-type="string" calcext:value-type="string">
            <text:p>CWEiN01W7M5OkExpml</text:p>
          </table:table-cell>
          <table:table-cell office:value-type="string" calcext:value-type="string">
            <text:p>http://www.oracle.com/us/hp07-bgaebfc8-cloud-platform-2575781.jp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.comhttp://www.oracle.com/us/hp07-bgaebfc8-cloud-platform-2575781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xus.ensighten.com</text:p>
          </table:table-cell>
          <table:table-cell office:value-type="string" calcext:value-type="string">
            <text:p>192.168.4.15</text:p>
          </table:table-cell>
          <table:table-cell office:value-type="float" office:value="65186" calcext:value-type="float">
            <text:p>6518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Nj1SX2Xzll84MR9j5</text:p>
          </table:table-cell>
          <table:table-cell office:value-type="string" calcext:value-type="string">
            <text:p>text/plain</text:p>
          </table:table-cell>
          <table:table-cell office:value-type="float" office:value="317" calcext:value-type="float">
            <text:p>3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6.949014" calcext:value-type="date">
            <text:p>10/22/15 04:47 PM</text:p>
          </table:table-cell>
          <table:table-cell office:value-type="string" calcext:value-type="string">
            <text:p>Ce0PMX4GWy0d8UJTl</text:p>
          </table:table-cell>
          <table:table-cell office:value-type="string" calcext:value-type="string">
            <text:p>http://nexus.ensighten.com/surface/prod/serverComponent.php?r=5304.693947546184&amp;ClientID=1054&amp;PageID=http://www.microsoft.com/surface/en-us?ocid=OCTEVENT_MSCOM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exus.ensighten.comhttp://nexus.ensighten.com/surface/prod/serverComponent.php?r=5304.693947546184&amp;ClientID=1054&amp;PageID=http://www.microsoft.com/surface/en-us?ocid=OCTEVENT_MSCOM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5183" calcext:value-type="float">
            <text:p>6518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79GB1LKGJ0wvACj9</text:p>
          </table:table-cell>
          <table:table-cell office:value-type="string" calcext:value-type="string">
            <text:p>text/html</text:p>
          </table:table-cell>
          <table:table-cell office:value-type="float" office:value="13608" calcext:value-type="float">
            <text:p>1360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6.885065" calcext:value-type="date">
            <text:p>10/22/15 04:47 PM</text:p>
          </table:table-cell>
          <table:table-cell office:value-type="string" calcext:value-type="string">
            <text:p>CmLQXS3SfGyLaP4nx7</text:p>
          </table:table-cell>
          <table:table-cell office:value-type="string" calcext:value-type="string">
            <text:p>http://compass.surface.com/assets/b0/69/b0696d73-0e94-4d0e-af43-39d5650b8bd6.jpg?n=Surface_HomePage_Hardware-S3_540_NEW_H_img.jp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b0/69/b0696d73-0e94-4d0e-af43-39d5650b8bd6.jpg?n=Surface_HomePage_Hardware-S3_540_NEW_H_img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gead2.googlesyndication.com</text:p>
          </table:table-cell>
          <table:table-cell office:value-type="string" calcext:value-type="string">
            <text:p>192.168.4.15</text:p>
          </table:table-cell>
          <table:table-cell office:value-type="float" office:value="65108" calcext:value-type="float">
            <text:p>6510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43.802475" calcext:value-type="date">
            <text:p>10/22/15 04:46 PM</text:p>
          </table:table-cell>
          <table:table-cell office:value-type="string" calcext:value-type="string">
            <text:p>CQ8FSnwIBPDHsAKXc</text:p>
          </table:table-cell>
          <table:table-cell office:value-type="string" calcext:value-type="string">
            <text:p>pagead2.googlesyndication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agead2.googlesyndication.compagead2.googlesyndication.com:44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5185" calcext:value-type="float">
            <text:p>6518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76Zrk330H8DFllUmj</text:p>
          </table:table-cell>
          <table:table-cell office:value-type="string" calcext:value-type="string">
            <text:p>text/html</text:p>
          </table:table-cell>
          <table:table-cell office:value-type="float" office:value="13561" calcext:value-type="float">
            <text:p>1356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6.947403" calcext:value-type="date">
            <text:p>10/22/15 04:47 PM</text:p>
          </table:table-cell>
          <table:table-cell office:value-type="string" calcext:value-type="string">
            <text:p>CbGFER24KWIxHYdGH2</text:p>
          </table:table-cell>
          <table:table-cell office:value-type="string" calcext:value-type="string">
            <text:p>http://compass.surface.com/assets/28/00/2800ddf4-719a-423e-9472-fe684290ffbd.svg?n=twittericon.sv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28/00/2800ddf4-719a-423e-9472-fe684290ffbd.svg?n=twittericon.sv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177" calcext:value-type="float">
            <text:p>6517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07.413746" calcext:value-type="date">
            <text:p>10/22/15 04:47 PM</text:p>
          </table:table-cell>
          <table:table-cell office:value-type="string" calcext:value-type="string">
            <text:p>Ck24Em1dMHVZQcZcq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.com</text:p>
          </table:table-cell>
          <table:table-cell office:value-type="string" calcext:value-type="string">
            <text:p>192.168.4.15</text:p>
          </table:table-cell>
          <table:table-cell office:value-type="float" office:value="64803" calcext:value-type="float">
            <text:p>6480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4.787148" calcext:value-type="date">
            <text:p>10/22/15 04:45 PM</text:p>
          </table:table-cell>
          <table:table-cell office:value-type="string" calcext:value-type="string">
            <text:p>CCyG8W2asuoBD0Az33</text:p>
          </table:table-cell>
          <table:table-cell office:value-type="string" calcext:value-type="string">
            <text:p>http://www.oracle.com/index.html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.comhttp://www.oracle.com/index.html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.com</text:p>
          </table:table-cell>
          <table:table-cell office:value-type="string" calcext:value-type="string">
            <text:p>192.168.4.15</text:p>
          </table:table-cell>
          <table:table-cell office:value-type="float" office:value="64803" calcext:value-type="float">
            <text:p>6480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2T16:45:48.91417" calcext:value-type="date">
            <text:p>10/22/15 04:45 PM</text:p>
          </table:table-cell>
          <table:table-cell office:value-type="string" calcext:value-type="string">
            <text:p>CCyG8W2asuoBD0Az33</text:p>
          </table:table-cell>
          <table:table-cell office:value-type="string" calcext:value-type="string">
            <text:p>http://www.oracle.com/us/mosaicmenu/index.html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.comhttp://www.oracle.com/us/mosaicmenu/index.html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.com</text:p>
          </table:table-cell>
          <table:table-cell office:value-type="string" calcext:value-type="string">
            <text:p>192.168.4.15</text:p>
          </table:table-cell>
          <table:table-cell office:value-type="float" office:value="64803" calcext:value-type="float">
            <text:p>6480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4" calcext:value-type="float">
            <text:p>4</text:p>
          </table:table-cell>
          <table:table-cell office:value-type="date" office:date-value="2015-10-22T16:45:50.66693" calcext:value-type="date">
            <text:p>10/22/15 04:45 PM</text:p>
          </table:table-cell>
          <table:table-cell office:value-type="string" calcext:value-type="string">
            <text:p>CCyG8W2asuoBD0Az33</text:p>
          </table:table-cell>
          <table:table-cell office:value-type="string" calcext:value-type="string">
            <text:p>http://www.oracle.com/us/hp07-bge6e6e6-java20yr-man-2548871.jp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.comhttp://www.oracle.com/us/hp07-bge6e6e6-java20yr-man-2548871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.com</text:p>
          </table:table-cell>
          <table:table-cell office:value-type="string" calcext:value-type="string">
            <text:p>192.168.4.15</text:p>
          </table:table-cell>
          <table:table-cell office:value-type="float" office:value="64803" calcext:value-type="float">
            <text:p>6480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3" calcext:value-type="float">
            <text:p>3</text:p>
          </table:table-cell>
          <table:table-cell office:value-type="date" office:date-value="2015-10-22T16:45:49.491267" calcext:value-type="date">
            <text:p>10/22/15 04:45 PM</text:p>
          </table:table-cell>
          <table:table-cell office:value-type="string" calcext:value-type="string">
            <text:p>CCyG8W2asuoBD0Az33</text:p>
          </table:table-cell>
          <table:table-cell office:value-type="string" calcext:value-type="string">
            <text:p>http://www.oracle.com/us/hp07-bgdadee0-oow2015-crowds13-2707014.jp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.comhttp://www.oracle.com/us/hp07-bgdadee0-oow2015-crowds13-2707014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microsoft.com</text:p>
          </table:table-cell>
          <table:table-cell office:value-type="string" calcext:value-type="string">
            <text:p>192.168.4.15</text:p>
          </table:table-cell>
          <table:table-cell office:value-type="float" office:value="65191" calcext:value-type="float">
            <text:p>6519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assets/css/v4min/surface.v4.home.min.css?v=102120151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IeZB2o2ixmLLrEM1</text:p>
          </table:table-cell>
          <table:table-cell office:value-type="string" calcext:value-type="string">
            <text:p>image/png</text:p>
          </table:table-cell>
          <table:table-cell office:value-type="float" office:value="1942" calcext:value-type="float">
            <text:p>194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7.637209" calcext:value-type="date">
            <text:p>10/22/15 04:47 PM</text:p>
          </table:table-cell>
          <table:table-cell office:value-type="string" calcext:value-type="string">
            <text:p>C611WH1fVnsqybxAXc</text:p>
          </table:table-cell>
          <table:table-cell office:value-type="string" calcext:value-type="string">
            <text:p>http://www.microsoft.com/surface/Assets/img/arrow-right-white.pn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soft.comhttp://www.microsoft.com/surface/Assets/img/arrow-right-white.pn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123" calcext:value-type="float">
            <text:p>6512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6.044006" calcext:value-type="date">
            <text:p>10/22/15 04:46 PM</text:p>
          </table:table-cell>
          <table:table-cell office:value-type="string" calcext:value-type="string">
            <text:p>CExGz11acxcN5RrJM2</text:p>
          </table:table-cell>
          <table:table-cell office:value-type="string" calcext:value-type="string">
            <text:p>http://px.dynamicyield.com/avar?sec=8765952&amp;url=http://www.msnbc.com/&amp;vars=[[140505,3,7129,10201]]&amp;_=1445546820636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avar?sec=8765952&amp;url=http://www.msnbc.com/&amp;vars=[[140505,3,7129,10201]]&amp;_=144554682063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58" calcext:value-type="float">
            <text:p>6515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1.763307" calcext:value-type="date">
            <text:p>10/22/15 04:47 PM</text:p>
          </table:table-cell>
          <table:table-cell office:value-type="string" calcext:value-type="string">
            <text:p>Cmokgd1o1fP4aLYhDg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35" calcext:value-type="float">
            <text:p>6513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7.014318" calcext:value-type="date">
            <text:p>10/22/15 04:46 PM</text:p>
          </table:table-cell>
          <table:table-cell office:value-type="string" calcext:value-type="string">
            <text:p>CWofkU3wKkEtq4Wij2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34" calcext:value-type="float">
            <text:p>6513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7.008077" calcext:value-type="date">
            <text:p>10/22/15 04:46 PM</text:p>
          </table:table-cell>
          <table:table-cell office:value-type="string" calcext:value-type="string">
            <text:p>C0udrh4nflWW662z79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193" calcext:value-type="float">
            <text:p>6519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07.849415" calcext:value-type="date">
            <text:p>10/22/15 04:47 PM</text:p>
          </table:table-cell>
          <table:table-cell office:value-type="string" calcext:value-type="string">
            <text:p>CwJ7At3rNCyPkjLRk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37" calcext:value-type="float">
            <text:p>6513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7.135133" calcext:value-type="date">
            <text:p>10/22/15 04:46 PM</text:p>
          </table:table-cell>
          <table:table-cell office:value-type="string" calcext:value-type="string">
            <text:p>CDRIZd2sMQyfoYAmvl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38" calcext:value-type="float">
            <text:p>6513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7.241253" calcext:value-type="date">
            <text:p>10/22/15 04:46 PM</text:p>
          </table:table-cell>
          <table:table-cell office:value-type="string" calcext:value-type="string">
            <text:p>CWaovUqlLON4Wczif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.grvcdn.com</text:p>
          </table:table-cell>
          <table:table-cell office:value-type="string" calcext:value-type="string">
            <text:p>192.168.4.15</text:p>
          </table:table-cell>
          <table:table-cell office:value-type="float" office:value="65149" calcext:value-type="float">
            <text:p>6514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9.442815" calcext:value-type="date">
            <text:p>10/22/15 04:46 PM</text:p>
          </table:table-cell>
          <table:table-cell office:value-type="string" calcext:value-type="string">
            <text:p>CLgvl142F5WqsVKFA7</text:p>
          </table:table-cell>
          <table:table-cell office:value-type="string" calcext:value-type="string">
            <text:p>http://b.grvcdn.com/moth-min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b.grvcdn.comhttp://b.grvcdn.com/moth-min.j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cure-us.imrworldwide.com</text:p>
          </table:table-cell>
          <table:table-cell office:value-type="string" calcext:value-type="string">
            <text:p>192.168.4.15</text:p>
          </table:table-cell>
          <table:table-cell office:value-type="float" office:value="65150" calcext:value-type="float">
            <text:p>6515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9.54982" calcext:value-type="date">
            <text:p>10/22/15 04:47 PM</text:p>
          </table:table-cell>
          <table:table-cell office:value-type="string" calcext:value-type="string">
            <text:p>CqSdS62W9tCT6ZjISf</text:p>
          </table:table-cell>
          <table:table-cell office:value-type="string" calcext:value-type="string">
            <text:p>http://secure-us.imrworldwide.com/cgi-bin/m?ci=us-505401h&amp;cg=0&amp;cc=1&amp;si=http://www.msnbc.com/&amp;rp=&amp;ts=compact&amp;rnd=144554682065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secure-us.imrworldwide.comhttp://secure-us.imrworldwide.com/cgi-bin/m?ci=us-505401h&amp;cg=0&amp;cc=1&amp;si=http://www.msnbc.com/&amp;rp=&amp;ts=compact&amp;rnd=144554682065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193" calcext:value-type="float">
            <text:p>6519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08.019862" calcext:value-type="date">
            <text:p>10/22/15 04:47 PM</text:p>
          </table:table-cell>
          <table:table-cell office:value-type="string" calcext:value-type="string">
            <text:p>CwJ7At3rNCyPkjLRk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microsoft.com</text:p>
          </table:table-cell>
          <table:table-cell office:value-type="string" calcext:value-type="string">
            <text:p>192.168.4.15</text:p>
          </table:table-cell>
          <table:table-cell office:value-type="float" office:value="65192" calcext:value-type="float">
            <text:p>6519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ezCc3kNNGPM0sSOa</text:p>
          </table:table-cell>
          <table:table-cell office:value-type="string" calcext:value-type="string">
            <text:p>text/html</text:p>
          </table:table-cell>
          <table:table-cell office:value-type="float" office:value="74617" calcext:value-type="float">
            <text:p>7461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7.638425" calcext:value-type="date">
            <text:p>10/22/15 04:47 PM</text:p>
          </table:table-cell>
          <table:table-cell office:value-type="string" calcext:value-type="string">
            <text:p>CDmyQnxSejCrmYAd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soft.comhttp://www.microsoft.com/surface/en-us?ocid=OCTEVENT_MSCOM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2.168.4.1</text:p>
          </table:table-cell>
          <table:table-cell office:value-type="string" calcext:value-type="string">
            <text:p>192.168.4.7</text:p>
          </table:table-cell>
          <table:table-cell office:value-type="float" office:value="49463" calcext:value-type="float">
            <text:p>49463</text:p>
          </table:table-cell>
          <table:table-cell office:value-type="string" calcext:value-type="string">
            <text:p>192.168.4.1</text:p>
          </table:table-cell>
          <table:table-cell office:value-type="float" office:value="49152" calcext:value-type="float">
            <text:p>4915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EJef2ZSegKvhXyzl</text:p>
          </table:table-cell>
          <table:table-cell office:value-type="string" calcext:value-type="string">
            <text:p>application/xml</text:p>
          </table:table-cell>
          <table:table-cell office:value-type="float" office:value="2920" calcext:value-type="float">
            <text:p>29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7.404193" calcext:value-type="date">
            <text:p>10/22/15 04:47 PM</text:p>
          </table:table-cell>
          <table:table-cell office:value-type="string" calcext:value-type="string">
            <text:p>CUQZBR1sQRDzahW2Lj</text:p>
          </table:table-cell>
          <table:table-cell office:value-type="string" calcext:value-type="string">
            <text:p>/gateway.xml</text:p>
          </table:table-cell>
          <table:table-cell office:value-type="string" calcext:value-type="string">
            <text:p>Microsoft-Windows/10.0 UPnP/1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192.168.4.1/gateway.xml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62" calcext:value-type="float">
            <text:p>6516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2.421793" calcext:value-type="date">
            <text:p>10/22/15 04:47 PM</text:p>
          </table:table-cell>
          <table:table-cell office:value-type="string" calcext:value-type="string">
            <text:p>CLeKTBFnEAECl8rP7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195" calcext:value-type="float">
            <text:p>6519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jIwNQ1qNSLJx6BtIi</text:p>
          </table:table-cell>
          <table:table-cell office:value-type="string" calcext:value-type="string">
            <text:p>text/plain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08.748735" calcext:value-type="date">
            <text:p>10/22/15 04:47 PM</text:p>
          </table:table-cell>
          <table:table-cell office:value-type="string" calcext:value-type="string">
            <text:p>C4fwp6YncG6KYdZwb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67" calcext:value-type="float">
            <text:p>6516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3.247613" calcext:value-type="date">
            <text:p>10/22/15 04:47 PM</text:p>
          </table:table-cell>
          <table:table-cell office:value-type="string" calcext:value-type="string">
            <text:p>COVOJ64Gid7QyhJyy8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71" calcext:value-type="float">
            <text:p>6517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3.34425" calcext:value-type="date">
            <text:p>10/22/15 04:47 PM</text:p>
          </table:table-cell>
          <table:table-cell office:value-type="string" calcext:value-type="string">
            <text:p>CEKtGA2moglnbgATe1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73" calcext:value-type="float">
            <text:p>6517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3.390245" calcext:value-type="date">
            <text:p>10/22/15 04:47 PM</text:p>
          </table:table-cell>
          <table:table-cell office:value-type="string" calcext:value-type="string">
            <text:p>ChAcZC2qtygXFPar41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72" calcext:value-type="float">
            <text:p>6517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3.387516" calcext:value-type="date">
            <text:p>10/22/15 04:47 PM</text:p>
          </table:table-cell>
          <table:table-cell office:value-type="string" calcext:value-type="string">
            <text:p>CLLvcz4cWD74DYP7c4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xus.ensighten.com</text:p>
          </table:table-cell>
          <table:table-cell office:value-type="string" calcext:value-type="string">
            <text:p>192.168.4.15</text:p>
          </table:table-cell>
          <table:table-cell office:value-type="float" office:value="65201" calcext:value-type="float">
            <text:p>6520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9J4DIFFEWanufati</text:p>
          </table:table-cell>
          <table:table-cell office:value-type="string" calcext:value-type="string">
            <text:p>text/plain</text:p>
          </table:table-cell>
          <table:table-cell office:value-type="float" office:value="9157" calcext:value-type="float">
            <text:p>91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9.779878" calcext:value-type="date">
            <text:p>10/22/15 04:47 PM</text:p>
          </table:table-cell>
          <table:table-cell office:value-type="string" calcext:value-type="string">
            <text:p>CWSgTz2VxhcE1A03ld</text:p>
          </table:table-cell>
          <table:table-cell office:value-type="string" calcext:value-type="string">
            <text:p>http://nexus.ensighten.com/surface/prod/code/bdb8c237fa25333fbffd03ad421e316c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exus.ensighten.comhttp://nexus.ensighten.com/surface/prod/code/bdb8c237fa25333fbffd03ad421e316c.j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.s-microsoft.com</text:p>
          </table:table-cell>
          <table:table-cell office:value-type="string" calcext:value-type="string">
            <text:p>192.168.4.15</text:p>
          </table:table-cell>
          <table:table-cell office:value-type="float" office:value="65206" calcext:value-type="float">
            <text:p>6520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assets/css/v4min/surface.v4.min.css?v=102120151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W8eTs3qBOByWbxl8i</text:p>
          </table:table-cell>
          <table:table-cell office:value-type="string" calcext:value-type="string">
            <text:p>text/html</text:p>
          </table:table-cell>
          <table:table-cell office:value-type="float" office:value="13507" calcext:value-type="float">
            <text:p>1350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9.996086" calcext:value-type="date">
            <text:p>10/22/15 04:47 PM</text:p>
          </table:table-cell>
          <table:table-cell office:value-type="string" calcext:value-type="string">
            <text:p>C1NJbK2JJnk99K7wT1</text:p>
          </table:table-cell>
          <table:table-cell office:value-type="string" calcext:value-type="string">
            <text:p>http://i.s-microsoft.com/fonts/segoe-ui/west-european/semilight/latest.woff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i.s-microsoft.comhttp://i.s-microsoft.com/fonts/segoe-ui/west-european/semilight/latest.woff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lib.newsvine.com</text:p>
          </table:table-cell>
          <table:table-cell office:value-type="string" calcext:value-type="string">
            <text:p>192.168.4.15</text:p>
          </table:table-cell>
          <table:table-cell office:value-type="float" office:value="65209" calcext:value-type="float">
            <text:p>6520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66c0I3idL9lxA1sBg</text:p>
          </table:table-cell>
          <table:table-cell office:value-type="string" calcext:value-type="string">
            <text:p>text/plain</text:p>
          </table:table-cell>
          <table:table-cell office:value-type="float" office:value="943" calcext:value-type="float">
            <text:p>9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0.740965" calcext:value-type="date">
            <text:p>10/22/15 04:47 PM</text:p>
          </table:table-cell>
          <table:table-cell office:value-type="string" calcext:value-type="string">
            <text:p>CLZEiu3ucYXO0E5GTg</text:p>
          </table:table-cell>
          <table:table-cell office:value-type="string" calcext:value-type="string">
            <text:p>http://cdn.lib.newsvine.com/jenga/widget/zinger2/newsvine.css?v=14066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lib.newsvine.comhttp://cdn.lib.newsvine.com/jenga/widget/zinger2/newsvine.css?v=1406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5212" calcext:value-type="float">
            <text:p>6521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QZze3YHRF9dcDh85</text:p>
          </table:table-cell>
          <table:table-cell office:value-type="string" calcext:value-type="string">
            <text:p>text/html</text:p>
          </table:table-cell>
          <table:table-cell office:value-type="float" office:value="13721" calcext:value-type="float">
            <text:p>1372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0.856516" calcext:value-type="date">
            <text:p>10/22/15 04:47 PM</text:p>
          </table:table-cell>
          <table:table-cell office:value-type="string" calcext:value-type="string">
            <text:p>CyRAq43usUS0FpSX63</text:p>
          </table:table-cell>
          <table:table-cell office:value-type="string" calcext:value-type="string">
            <text:p>http://compass.surface.com/assets/b0/69/b0696d73-0e94-4d0e-af43-39d5650b8bd6.jpg?n=Surface_HomePage_Hardware-S3_540_NEW_H_img.jpg;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b0/69/b0696d73-0e94-4d0e-af43-39d5650b8bd6.jpg?n=Surface_HomePage_Hardware-S3_540_NEW_H_img.jpg;bcsi-ac-e97e3baae166e65d=253E4EE600000206lnrGo9oduw8sNQf0JietVJui4voCAAAABgIAAGfYAwCAUQEAAgAAAElFAgA=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5210" calcext:value-type="float">
            <text:p>6521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xfRn3mBkJazPQMV2</text:p>
          </table:table-cell>
          <table:table-cell office:value-type="string" calcext:value-type="string">
            <text:p>text/html</text:p>
          </table:table-cell>
          <table:table-cell office:value-type="float" office:value="13588" calcext:value-type="float">
            <text:p>1358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0.796273" calcext:value-type="date">
            <text:p>10/22/15 04:47 PM</text:p>
          </table:table-cell>
          <table:table-cell office:value-type="string" calcext:value-type="string">
            <text:p>CysuMi1kNTiUKxjx4c</text:p>
          </table:table-cell>
          <table:table-cell office:value-type="string" calcext:value-type="string">
            <text:p>http://compass.surface.com/assets/28/00/2800ddf4-719a-423e-9472-fe684290ffbd.svg?n=twittericon.svg;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28/00/2800ddf4-719a-423e-9472-fe684290ffbd.svg?n=twittericon.svg;bcsi-ac-e97e3baae166e65d=253E4EE600000206lnrGo9oduw8sNQf0JietVJui4voCAAAABgIAAGfYAwCAUQEAAgAAAElFAgA=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5211" calcext:value-type="float">
            <text:p>6521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4Y9lwp6HtAxkgb7g</text:p>
          </table:table-cell>
          <table:table-cell office:value-type="string" calcext:value-type="string">
            <text:p>text/html</text:p>
          </table:table-cell>
          <table:table-cell office:value-type="float" office:value="11565" calcext:value-type="float">
            <text:p>1156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0.874534" calcext:value-type="date">
            <text:p>10/22/15 04:47 PM</text:p>
          </table:table-cell>
          <table:table-cell office:value-type="string" calcext:value-type="string">
            <text:p>ChYwuhGuReiRDOv82</text:p>
          </table:table-cell>
          <table:table-cell office:value-type="string" calcext:value-type="string">
            <text:p>http://compass.surface.com/assets/79/d9/79d9acdc-d375-4349-be11-1c8579064d26.jpg?n=Surface_HomePage_AltAudience_Hardware-H_540_img.jpg;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79/d9/79d9acdc-d375-4349-be11-1c8579064d26.jpg?n=Surface_HomePage_AltAudience_Hardware-H_540_img.jpg;bcsi-ac-e97e3baae166e65d=253E4EE600000206lnrGo9oduw8sNQf0JietVJui4voCAAAABgIAAGfYAwCAUQEAAgAAAElFAgA=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5216" calcext:value-type="float">
            <text:p>6521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nwSyv2friWdpmnVl8</text:p>
          </table:table-cell>
          <table:table-cell office:value-type="string" calcext:value-type="string">
            <text:p>application/xml</text:p>
          </table:table-cell>
          <table:table-cell office:value-type="float" office:value="2216" calcext:value-type="float">
            <text:p>22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1.350243" calcext:value-type="date">
            <text:p>10/22/15 04:47 PM</text:p>
          </table:table-cell>
          <table:table-cell office:value-type="string" calcext:value-type="string">
            <text:p>CfF5Gj4LUJTBtOpJW8</text:p>
          </table:table-cell>
          <table:table-cell office:value-type="string" calcext:value-type="string">
            <text:p>http://compass.surface.com/assets/28/00/2800ddf4-719a-423e-9472-fe684290ffbd.svg?n=twittericon.sv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28/00/2800ddf4-719a-423e-9472-fe684290ffbd.svg?n=twittericon.svg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nect.facebook.net</text:p>
          </table:table-cell>
          <table:table-cell office:value-type="string" calcext:value-type="string">
            <text:p>192.168.4.15</text:p>
          </table:table-cell>
          <table:table-cell office:value-type="float" office:value="65219" calcext:value-type="float">
            <text:p>6521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kDnok29oZVXuWAhl2</text:p>
          </table:table-cell>
          <table:table-cell office:value-type="string" calcext:value-type="string">
            <text:p>text/html</text:p>
          </table:table-cell>
          <table:table-cell office:value-type="float" office:value="13440" calcext:value-type="float">
            <text:p>1344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1.424807" calcext:value-type="date">
            <text:p>10/22/15 04:47 PM</text:p>
          </table:table-cell>
          <table:table-cell office:value-type="string" calcext:value-type="string">
            <text:p>CliHmE159S2FEeSJHi</text:p>
          </table:table-cell>
          <table:table-cell office:value-type="string" calcext:value-type="string">
            <text:p>http://connect.facebook.net/en_US/sdk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nnect.facebook.nethttp://connect.facebook.net/en_US/sdk.j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nect.facebook.net</text:p>
          </table:table-cell>
          <table:table-cell office:value-type="string" calcext:value-type="string">
            <text:p>192.168.4.15</text:p>
          </table:table-cell>
          <table:table-cell office:value-type="float" office:value="65224" calcext:value-type="float">
            <text:p>6522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t3L6Q3AhXdaJs3CM4</text:p>
          </table:table-cell>
          <table:table-cell office:value-type="string" calcext:value-type="string">
            <text:p>text/html</text:p>
          </table:table-cell>
          <table:table-cell office:value-type="float" office:value="3497" calcext:value-type="float">
            <text:p>349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1.685829" calcext:value-type="date">
            <text:p>10/22/15 04:47 PM</text:p>
          </table:table-cell>
          <table:table-cell office:value-type="string" calcext:value-type="string">
            <text:p>ClOeg348KIQGhe58Y1</text:p>
          </table:table-cell>
          <table:table-cell office:value-type="string" calcext:value-type="string">
            <text:p>http://connect.facebook.net/en_US/sdk.js?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nnect.facebook.nethttp://connect.facebook.net/en_US/sdk.js?bcsi-ac-e97e3baae166e65d=253E4EE600000206lnrGo9oduw8sNQf0JietVJui4voCAAAABgIAAGfYAwCAUQEAAgAAAElFAgA=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farm.mediaplex.com</text:p>
          </table:table-cell>
          <table:table-cell office:value-type="string" calcext:value-type="string">
            <text:p>192.168.4.15</text:p>
          </table:table-cell>
          <table:table-cell office:value-type="float" office:value="65222" calcext:value-type="float">
            <text:p>6522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Moved Temporarily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1.653825" calcext:value-type="date">
            <text:p>10/22/15 04:47 PM</text:p>
          </table:table-cell>
          <table:table-cell office:value-type="string" calcext:value-type="string">
            <text:p>CGS0WF6TF25sUgh88</text:p>
          </table:table-cell>
          <table:table-cell office:value-type="string" calcext:value-type="string">
            <text:p>http://adfarm.mediaplex.com/ad/fm/18916-133472-2252-0?mpt=1400252118]&amp;mpvc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dfarm.mediaplex.comhttp://adfarm.mediaplex.com/ad/fm/18916-133472-2252-0?mpt=1400252118]&amp;mpvc=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5181" calcext:value-type="float">
            <text:p>6518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6.438404" calcext:value-type="date">
            <text:p>10/22/15 04:47 PM</text:p>
          </table:table-cell>
          <table:table-cell office:value-type="string" calcext:value-type="string">
            <text:p>CPxvRl3dyGO4dSByHa</text:p>
          </table:table-cell>
          <table:table-cell office:value-type="string" calcext:value-type="string">
            <text:p>http://compass.surface.com/assets/59/26/59265fcf-1e0a-49a9-90fe-615887fdb5d3.jpg?n=Surface_HomePage_Hardware-P_540_img.jp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59/26/59265fcf-1e0a-49a9-90fe-615887fdb5d3.jpg?n=Surface_HomePage_Hardware-P_540_img.jpg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xus.ensighten.com</text:p>
          </table:table-cell>
          <table:table-cell office:value-type="string" calcext:value-type="string">
            <text:p>192.168.4.15</text:p>
          </table:table-cell>
          <table:table-cell office:value-type="float" office:value="65226" calcext:value-type="float">
            <text:p>6522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No Content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1.763822" calcext:value-type="date">
            <text:p>10/22/15 04:47 PM</text:p>
          </table:table-cell>
          <table:table-cell office:value-type="string" calcext:value-type="string">
            <text:p>CBV0e81IuPRSOMzkkg</text:p>
          </table:table-cell>
          <table:table-cell office:value-type="string" calcext:value-type="string">
            <text:p>http://nexus.ensighten.com/nbc/prod/TagAuditBeacon.rnc?cid=254&amp;data=[-1|-1|0;-1|-1|1;243031|818844|1;-1|-1|1;135508|330380|1;-1|-1|1;-1|-1|1;-1|-1|1;-1|-1|1;225334|707904|1;145228|330379|1;-1|-1|1;-1|-1|1;135508|704287|1;-1|-1|1]&amp;idx=0&amp;r=1.7255131737329066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exus.ensighten.comhttp://nexus.ensighten.com/nbc/prod/TagAuditBeacon.rnc?cid=254&amp;data=[-1|-1|0;-1|-1|1;243031|818844|1;-1|-1|1;135508|330380|1;-1|-1|1;-1|-1|1;-1|-1|1;-1|-1|1;225334|707904|1;145228|330379|1;-1|-1|1;-1|-1|1;135508|704287|1;-1|-1|1]&amp;idx=0&amp;r=1.725513173732906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xus.ensighten.com</text:p>
          </table:table-cell>
          <table:table-cell office:value-type="string" calcext:value-type="string">
            <text:p>192.168.4.15</text:p>
          </table:table-cell>
          <table:table-cell office:value-type="float" office:value="65175" calcext:value-type="float">
            <text:p>6517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3.558386" calcext:value-type="date">
            <text:p>10/22/15 04:47 PM</text:p>
          </table:table-cell>
          <table:table-cell office:value-type="string" calcext:value-type="string">
            <text:p>COqRNE3CzMtskDq6R5</text:p>
          </table:table-cell>
          <table:table-cell office:value-type="string" calcext:value-type="string">
            <text:p>http://nexus.ensighten.com/surface/prod/Bootstrap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exus.ensighten.comhttp://nexus.ensighten.com/surface/prod/Bootstrap.j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microsoft.com</text:p>
          </table:table-cell>
          <table:table-cell office:value-type="string" calcext:value-type="string">
            <text:p>192.168.4.15</text:p>
          </table:table-cell>
          <table:table-cell office:value-type="float" office:value="65147" calcext:value-type="float">
            <text:p>6514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9.335446" calcext:value-type="date">
            <text:p>10/22/15 04:46 PM</text:p>
          </table:table-cell>
          <table:table-cell office:value-type="string" calcext:value-type="string">
            <text:p>CdDuRW1GXuv4wNF13k</text:p>
          </table:table-cell>
          <table:table-cell office:value-type="string" calcext:value-type="string">
            <text:p>http://www.microsoft.com/surface/assets/js/pages/v4/shared/v4mtagconfig.js?v=102120151225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soft.comhttp://www.microsoft.com/surface/assets/js/pages/v4/shared/v4mtagconfig.js?v=10212015122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microsoft.com</text:p>
          </table:table-cell>
          <table:table-cell office:value-type="string" calcext:value-type="string">
            <text:p>192.168.4.15</text:p>
          </table:table-cell>
          <table:table-cell office:value-type="float" office:value="65147" calcext:value-type="float">
            <text:p>6514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2T16:46:59.796957" calcext:value-type="date">
            <text:p>10/22/15 04:47 PM</text:p>
          </table:table-cell>
          <table:table-cell office:value-type="string" calcext:value-type="string">
            <text:p>CdDuRW1GXuv4wNF13k</text:p>
          </table:table-cell>
          <table:table-cell office:value-type="string" calcext:value-type="string">
            <text:p>http://www.microsoft.com/surface/assets/js/pages/v4/shared/v4main.js?v=102120151225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soft.comhttp://www.microsoft.com/surface/assets/js/pages/v4/shared/v4main.js?v=10212015122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n.krxd.net</text:p>
          </table:table-cell>
          <table:table-cell office:value-type="string" calcext:value-type="string">
            <text:p>192.168.4.15</text:p>
          </table:table-cell>
          <table:table-cell office:value-type="float" office:value="65227" calcext:value-type="float">
            <text:p>6522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68GIvKOoIcc9Vfxf</text:p>
          </table:table-cell>
          <table:table-cell office:value-type="string" calcext:value-type="string">
            <text:p>text/plain</text:p>
          </table:table-cell>
          <table:table-cell office:value-type="float" office:value="7044" calcext:value-type="float">
            <text:p>70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1.764497" calcext:value-type="date">
            <text:p>10/22/15 04:47 PM</text:p>
          </table:table-cell>
          <table:table-cell office:value-type="string" calcext:value-type="string">
            <text:p>CpQFG1kc1Scm9dnph</text:p>
          </table:table-cell>
          <table:table-cell office:value-type="string" calcext:value-type="string">
            <text:p>http://cdn.krxd.net/controltag?confid=Hhr_taot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dn.krxd.nethttp://cdn.krxd.net/controltag?confid=Hhr_taot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x.dynamicyield.com</text:p>
          </table:table-cell>
          <table:table-cell office:value-type="string" calcext:value-type="string">
            <text:p>192.168.4.15</text:p>
          </table:table-cell>
          <table:table-cell office:value-type="float" office:value="65229" calcext:value-type="float">
            <text:p>6522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4SPif10TE8qi7pC04</text:p>
          </table:table-cell>
          <table:table-cell office:value-type="string" calcext:value-type="string">
            <text:p>text/html</text:p>
          </table:table-cell>
          <table:table-cell office:value-type="float" office:value="14855" calcext:value-type="float">
            <text:p>1485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1.769976" calcext:value-type="date">
            <text:p>10/22/15 04:47 PM</text:p>
          </table:table-cell>
          <table:table-cell office:value-type="string" calcext:value-type="string">
            <text:p>CI9t6l1HxblobGEWyb</text:p>
          </table:table-cell>
          <table:table-cell office:value-type="string" calcext:value-type="string">
            <text:p>http://px.dynamicyield.com/imp?id=-2639109332950054073&amp;sec=8765952&amp;imps[]=dycontent|140505||155|||&amp;imps[]=dycontent|140507||0|||&amp;cl=w.c.ss.frv1.ah.&amp;bl=0&amp;l=def&amp;p=108&amp;sd=&amp;rf=&amp;sr=1024x768&amp;ses=85619380968c1092d1381859de9235e2&amp;aud=16320.16321.12397&amp;svars=428:@:website.@.430:@:&amp;url=http://www.msnbc.com/&amp;exps=[["18290","212042","482728",0,null,null,"-445769904062790506","2","3"],["21397","276473","794941",0,null,null,"-445769902199306827","2","3"]]&amp;expSes=72256&amp;_=1445546836372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x.dynamicyield.comhttp://px.dynamicyield.com/imp?id=-2639109332950054073&amp;sec=8765952&amp;imps[]=dycontent|140505||155|||&amp;imps[]=dycontent|140507||0|||&amp;cl=w.c.ss.frv1.ah.&amp;bl=0&amp;l=def&amp;p=108&amp;sd=&amp;rf=&amp;sr=1024x768&amp;ses=85619380968c1092d1381859de9235e2&amp;aud=16320.16321.12397&amp;svars=428:@:website.@.430:@:&amp;url=http://www.msnbc.com/&amp;exps=[["18290","212042","482728",0,null,null,"-445769904062790506","2","3"],["21397","276473","794941",0,null,null,"-445769902199306827","2","3"]]&amp;expSes=72256&amp;_=14455468363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5217" calcext:value-type="float">
            <text:p>6521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tcYsN2E1XXuUpFVr9</text:p>
          </table:table-cell>
          <table:table-cell office:value-type="string" calcext:value-type="string">
            <text:p>image/jpeg</text:p>
          </table:table-cell>
          <table:table-cell office:value-type="float" office:value="69670" calcext:value-type="float">
            <text:p>696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1.350594" calcext:value-type="date">
            <text:p>10/22/15 04:47 PM</text:p>
          </table:table-cell>
          <table:table-cell office:value-type="string" calcext:value-type="string">
            <text:p>CmzUce19R5SGo40mJb</text:p>
          </table:table-cell>
          <table:table-cell office:value-type="string" calcext:value-type="string">
            <text:p>http://compass.surface.com/assets/b0/69/b0696d73-0e94-4d0e-af43-39d5650b8bd6.jpg?n=Surface_HomePage_Hardware-S3_540_NEW_H_img.jp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b0/69/b0696d73-0e94-4d0e-af43-39d5650b8bd6.jpg?n=Surface_HomePage_Hardware-S3_540_NEW_H_img.jpg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.com</text:p>
          </table:table-cell>
          <table:table-cell office:value-type="string" calcext:value-type="string">
            <text:p>192.168.4.15</text:p>
          </table:table-cell>
          <table:table-cell office:value-type="float" office:value="64832" calcext:value-type="float">
            <text:p>6483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50.729423" calcext:value-type="date">
            <text:p>10/22/15 04:45 PM</text:p>
          </table:table-cell>
          <table:table-cell office:value-type="string" calcext:value-type="string">
            <text:p>CzSfUf2EoJhsALLy9f</text:p>
          </table:table-cell>
          <table:table-cell office:value-type="string" calcext:value-type="string">
            <text:p>http://www.oracle.com/us/hp07-bgf6f8f7-hcm-2283493.jp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.comhttp://www.oracle.com/us/hp07-bgf6f8f7-hcm-2283493.jpg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img.com</text:p>
          </table:table-cell>
          <table:table-cell office:value-type="string" calcext:value-type="string">
            <text:p>192.168.4.15</text:p>
          </table:table-cell>
          <table:table-cell office:value-type="float" office:value="64818" calcext:value-type="float">
            <text:p>6481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5:47.108636" calcext:value-type="date">
            <text:p>10/22/15 04:45 PM</text:p>
          </table:table-cell>
          <table:table-cell office:value-type="string" calcext:value-type="string">
            <text:p>C6zZN2K6YolFSzD7b</text:p>
          </table:table-cell>
          <table:table-cell office:value-type="string" calcext:value-type="string">
            <text:p>http://www.oracleimg.com/us/assets/metrics/ora_ocom_hp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img.comhttp://www.oracleimg.com/us/assets/metrics/ora_ocom_hp.j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img.com</text:p>
          </table:table-cell>
          <table:table-cell office:value-type="string" calcext:value-type="string">
            <text:p>192.168.4.15</text:p>
          </table:table-cell>
          <table:table-cell office:value-type="float" office:value="64818" calcext:value-type="float">
            <text:p>6481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us/assets/compass-homestyle.c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2T16:45:47.172437" calcext:value-type="date">
            <text:p>10/22/15 04:45 PM</text:p>
          </table:table-cell>
          <table:table-cell office:value-type="string" calcext:value-type="string">
            <text:p>C6zZN2K6YolFSzD7b</text:p>
          </table:table-cell>
          <table:table-cell office:value-type="string" calcext:value-type="string">
            <text:p>http://www.oracleimg.com/us/assets/u01-u06-f01-min-sprite.png?v=2;bcsi-ac-e97e3baae166e65d=253E4EE600000206rxt71rgyzusXufX62xm+Rj0Yt1MCAAAABgIAACD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img.comhttp://www.oracleimg.com/us/assets/u01-u06-f01-min-sprite.png?v=2;bcsi-ac-e97e3baae166e65d=253E4EE600000206rxt71rgyzusXufX62xm+Rj0Yt1MCAAAABgIAACDYAwCAUQEAAgAAAElFAgA=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img.com</text:p>
          </table:table-cell>
          <table:table-cell office:value-type="string" calcext:value-type="string">
            <text:p>192.168.4.15</text:p>
          </table:table-cell>
          <table:table-cell office:value-type="float" office:value="64818" calcext:value-type="float">
            <text:p>6481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us/assets/compass-homestyle.c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4" calcext:value-type="float">
            <text:p>4</text:p>
          </table:table-cell>
          <table:table-cell office:value-type="date" office:date-value="2015-10-22T16:45:47.600796" calcext:value-type="date">
            <text:p>10/22/15 04:45 PM</text:p>
          </table:table-cell>
          <table:table-cell office:value-type="string" calcext:value-type="string">
            <text:p>C6zZN2K6YolFSzD7b</text:p>
          </table:table-cell>
          <table:table-cell office:value-type="string" calcext:value-type="string">
            <text:p>http://www.oracleimg.com/us/assets/compass-hp-sprite.png?bcsi-ac-e97e3baae166e65d=253E4EE600000206rxt71rgyzusXufX62xm+Rj0Yt1MCAAAABgIAACD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img.comhttp://www.oracleimg.com/us/assets/compass-hp-sprite.png?bcsi-ac-e97e3baae166e65d=253E4EE600000206rxt71rgyzusXufX62xm+Rj0Yt1MCAAAABgIAACDYAwCAUQEAAgAAAElFAgA=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oracleimg.com</text:p>
          </table:table-cell>
          <table:table-cell office:value-type="string" calcext:value-type="string">
            <text:p>192.168.4.15</text:p>
          </table:table-cell>
          <table:table-cell office:value-type="float" office:value="64818" calcext:value-type="float">
            <text:p>6481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oracle.com/index.ht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3" calcext:value-type="float">
            <text:p>3</text:p>
          </table:table-cell>
          <table:table-cell office:value-type="date" office:date-value="2015-10-22T16:45:47.524844" calcext:value-type="date">
            <text:p>10/22/15 04:45 PM</text:p>
          </table:table-cell>
          <table:table-cell office:value-type="string" calcext:value-type="string">
            <text:p>C6zZN2K6YolFSzD7b</text:p>
          </table:table-cell>
          <table:table-cell office:value-type="string" calcext:value-type="string">
            <text:p>http://www.oracleimg.com/us/assets/metrics/ora_code_ocom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oracleimg.comhttp://www.oracleimg.com/us/assets/metrics/ora_code_ocom.j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236" calcext:value-type="float">
            <text:p>6523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PszqIdvk10fzfQk</text:p>
          </table:table-cell>
          <table:table-cell office:value-type="string" calcext:value-type="string">
            <text:p>text/plain</text:p>
          </table:table-cell>
          <table:table-cell office:value-type="float" office:value="440" calcext:value-type="float">
            <text:p>4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13.166844" calcext:value-type="date">
            <text:p>10/22/15 04:47 PM</text:p>
          </table:table-cell>
          <table:table-cell office:value-type="string" calcext:value-type="string">
            <text:p>Cemjjw3zH7if6vQkO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237" calcext:value-type="float">
            <text:p>6523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Mi9u3XcJr84GnNGg</text:p>
          </table:table-cell>
          <table:table-cell office:value-type="string" calcext:value-type="string">
            <text:p>text/plain</text:p>
          </table:table-cell>
          <table:table-cell office:value-type="float" office:value="406" calcext:value-type="float">
            <text:p>40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13.166856" calcext:value-type="date">
            <text:p>10/22/15 04:47 PM</text:p>
          </table:table-cell>
          <table:table-cell office:value-type="string" calcext:value-type="string">
            <text:p>CKX68D4w4yJjgey00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239" calcext:value-type="float">
            <text:p>6523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75wwEmDJ9gsjIjob</text:p>
          </table:table-cell>
          <table:table-cell office:value-type="string" calcext:value-type="string">
            <text:p>text/plain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13.177019" calcext:value-type="date">
            <text:p>10/22/15 04:47 PM</text:p>
          </table:table-cell>
          <table:table-cell office:value-type="string" calcext:value-type="string">
            <text:p>CKLCYi4o8G7tbUswN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238" calcext:value-type="float">
            <text:p>6523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W6a7L1ETj6p2fVqYb</text:p>
          </table:table-cell>
          <table:table-cell office:value-type="string" calcext:value-type="string">
            <text:p>text/plain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13.17702" calcext:value-type="date">
            <text:p>10/22/15 04:47 PM</text:p>
          </table:table-cell>
          <table:table-cell office:value-type="string" calcext:value-type="string">
            <text:p>CUpYHW3AOhzeoeUuf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240" calcext:value-type="float">
            <text:p>6524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fgfs0KAqConMlra</text:p>
          </table:table-cell>
          <table:table-cell office:value-type="string" calcext:value-type="string">
            <text:p>text/plain</text:p>
          </table:table-cell>
          <table:table-cell office:value-type="float" office:value="385" calcext:value-type="float">
            <text:p>3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13.177022" calcext:value-type="date">
            <text:p>10/22/15 04:47 PM</text:p>
          </table:table-cell>
          <table:table-cell office:value-type="string" calcext:value-type="string">
            <text:p>CbHQqV2sWhCZI3jiq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88" calcext:value-type="float">
            <text:p>6518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7.455342" calcext:value-type="date">
            <text:p>10/22/15 04:47 PM</text:p>
          </table:table-cell>
          <table:table-cell office:value-type="string" calcext:value-type="string">
            <text:p>CRVrNPQam5VjWcoYe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ed.theplatform.com</text:p>
          </table:table-cell>
          <table:table-cell office:value-type="string" calcext:value-type="string">
            <text:p>192.168.4.23</text:p>
          </table:table-cell>
          <table:table-cell office:value-type="float" office:value="55889" calcext:value-type="float">
            <text:p>5588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msnbc/clinton-alabama-living-through-blast-the-jim-crow-p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w65DI3TdIUjrk2Vz8</text:p>
          </table:table-cell>
          <table:table-cell office:value-type="string" calcext:value-type="string">
            <text:p>text/html</text:p>
          </table:table-cell>
          <table:table-cell office:value-type="float" office:value="3689" calcext:value-type="float">
            <text:p>368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3.331883" calcext:value-type="date">
            <text:p>10/22/15 04:47 PM</text:p>
          </table:table-cell>
          <table:table-cell office:value-type="string" calcext:value-type="string">
            <text:p>CVQ2cf1ybr972flfug</text:p>
          </table:table-cell>
          <table:table-cell office:value-type="string" calcext:value-type="string">
            <text:p>http://feed.theplatform.com/f/7wvmTC/2JXKcQKnljTh?callback=angular.callbacks._712&amp;context=1445546838&amp;form=json</text:p>
          </table:table-cell>
          <table:table-cell office:value-type="string" calcext:value-type="string">
            <text:p>Mozilla/5.0 (Windows NT 6.3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feed.theplatform.comhttp://feed.theplatform.com/f/7wvmTC/2JXKcQKnljTh?callback=angular.callbacks._712&amp;context=1445546838&amp;form=json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236" calcext:value-type="float">
            <text:p>6523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PszqIdvk10fzfQk</text:p>
          </table:table-cell>
          <table:table-cell office:value-type="string" calcext:value-type="string">
            <text:p>text/plain</text:p>
          </table:table-cell>
          <table:table-cell office:value-type="float" office:value="392" calcext:value-type="float">
            <text:p>3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13.539772" calcext:value-type="date">
            <text:p>10/22/15 04:47 PM</text:p>
          </table:table-cell>
          <table:table-cell office:value-type="string" calcext:value-type="string">
            <text:p>Cemjjw3zH7if6vQkO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5182" calcext:value-type="float">
            <text:p>6518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6.883987" calcext:value-type="date">
            <text:p>10/22/15 04:47 PM</text:p>
          </table:table-cell>
          <table:table-cell office:value-type="string" calcext:value-type="string">
            <text:p>CQb6XF4sGZ5FxrRJd9</text:p>
          </table:table-cell>
          <table:table-cell office:value-type="string" calcext:value-type="string">
            <text:p>http://compass.surface.com/assets/79/d9/79d9acdc-d375-4349-be11-1c8579064d26.jpg?n=Surface_HomePage_AltAudience_Hardware-H_540_img.jp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79/d9/79d9acdc-d375-4349-be11-1c8579064d26.jpg?n=Surface_HomePage_AltAudience_Hardware-H_540_img.jpg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5184" calcext:value-type="float">
            <text:p>6518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6.88826" calcext:value-type="date">
            <text:p>10/22/15 04:47 PM</text:p>
          </table:table-cell>
          <table:table-cell office:value-type="string" calcext:value-type="string">
            <text:p>C07z7g44ynXcM3R413</text:p>
          </table:table-cell>
          <table:table-cell office:value-type="string" calcext:value-type="string">
            <text:p>http://compass.surface.com/assets/cb/b6/cbb6ccdc-d938-493d-8467-171a8facaec1.svg?n=fb_new.sv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cb/b6/cbb6ccdc-d938-493d-8467-171a8facaec1.svg?n=fb_new.svg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236" calcext:value-type="float">
            <text:p>6523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PszqIdvk10fzfQk</text:p>
          </table:table-cell>
          <table:table-cell office:value-type="string" calcext:value-type="string">
            <text:p>text/plain</text:p>
          </table:table-cell>
          <table:table-cell office:value-type="float" office:value="407" calcext:value-type="float">
            <text:p>40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13.665983" calcext:value-type="date">
            <text:p>10/22/15 04:47 PM</text:p>
          </table:table-cell>
          <table:table-cell office:value-type="string" calcext:value-type="string">
            <text:p>Cemjjw3zH7if6vQkO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236" calcext:value-type="float">
            <text:p>6523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PszqIdvk10fzfQk</text:p>
          </table:table-cell>
          <table:table-cell office:value-type="string" calcext:value-type="string">
            <text:p>text/plain</text:p>
          </table:table-cell>
          <table:table-cell office:value-type="float" office:value="409" calcext:value-type="float">
            <text:p>4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13.89698" calcext:value-type="date">
            <text:p>10/22/15 04:47 PM</text:p>
          </table:table-cell>
          <table:table-cell office:value-type="string" calcext:value-type="string">
            <text:p>Cemjjw3zH7if6vQkO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tform.twitter.com</text:p>
          </table:table-cell>
          <table:table-cell office:value-type="string" calcext:value-type="string">
            <text:p>192.168.4.15</text:p>
          </table:table-cell>
          <table:table-cell office:value-type="float" office:value="65243" calcext:value-type="float">
            <text:p>6524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duZhHmvVr7f8aaug</text:p>
          </table:table-cell>
          <table:table-cell office:value-type="string" calcext:value-type="string">
            <text:p>text/html</text:p>
          </table:table-cell>
          <table:table-cell office:value-type="float" office:value="7581" calcext:value-type="float">
            <text:p>758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3.809773" calcext:value-type="date">
            <text:p>10/22/15 04:47 PM</text:p>
          </table:table-cell>
          <table:table-cell office:value-type="string" calcext:value-type="string">
            <text:p>C64ZiS1uFG1KpFy8Ij</text:p>
          </table:table-cell>
          <table:table-cell office:value-type="string" calcext:value-type="string">
            <text:p>http://platform.twitter.com/widgets.js?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latform.twitter.comhttp://platform.twitter.com/widgets.js?bcsi-ac-e97e3baae166e65d=253E4EE600000206lnrGo9oduw8sNQf0JietVJui4voCAAAABgIAAGfYAwCAUQEAAgAAAElFAgA=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236" calcext:value-type="float">
            <text:p>6523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PszqIdvk10fzfQk</text:p>
          </table:table-cell>
          <table:table-cell office:value-type="string" calcext:value-type="string">
            <text:p>text/plain</text:p>
          </table:table-cell>
          <table:table-cell office:value-type="float" office:value="396" calcext:value-type="float">
            <text:p>39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14.42677" calcext:value-type="date">
            <text:p>10/22/15 04:47 PM</text:p>
          </table:table-cell>
          <table:table-cell office:value-type="string" calcext:value-type="string">
            <text:p>Cemjjw3zH7if6vQkO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236" calcext:value-type="float">
            <text:p>6523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PPszqIdvk10fzfQk</text:p>
          </table:table-cell>
          <table:table-cell office:value-type="string" calcext:value-type="string">
            <text:p>text/plain</text:p>
          </table:table-cell>
          <table:table-cell office:value-type="float" office:value="385" calcext:value-type="float">
            <text:p>3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14.533151" calcext:value-type="date">
            <text:p>10/22/15 04:47 PM</text:p>
          </table:table-cell>
          <table:table-cell office:value-type="string" calcext:value-type="string">
            <text:p>Cemjjw3zH7if6vQkO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99" calcext:value-type="float">
            <text:p>65199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8.873146" calcext:value-type="date">
            <text:p>10/22/15 04:47 PM</text:p>
          </table:table-cell>
          <table:table-cell office:value-type="string" calcext:value-type="string">
            <text:p>CTA2Jw3gnmGawhsbX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97" calcext:value-type="float">
            <text:p>6519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8.761483" calcext:value-type="date">
            <text:p>10/22/15 04:47 PM</text:p>
          </table:table-cell>
          <table:table-cell office:value-type="string" calcext:value-type="string">
            <text:p>CU2tmy1G8Uo9mwznM5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96" calcext:value-type="float">
            <text:p>6519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8.771429" calcext:value-type="date">
            <text:p>10/22/15 04:47 PM</text:p>
          </table:table-cell>
          <table:table-cell office:value-type="string" calcext:value-type="string">
            <text:p>CTzvzAKGUFpg0JF3e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198" calcext:value-type="float">
            <text:p>6519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8.873159" calcext:value-type="date">
            <text:p>10/22/15 04:47 PM</text:p>
          </table:table-cell>
          <table:table-cell office:value-type="string" calcext:value-type="string">
            <text:p>CZ838C4U1y6I3Ml9Za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ww.microsoft.com</text:p>
          </table:table-cell>
          <table:table-cell office:value-type="string" calcext:value-type="string">
            <text:p>192.168.4.15</text:p>
          </table:table-cell>
          <table:table-cell office:value-type="float" office:value="65190" calcext:value-type="float">
            <text:p>6519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assets/css/v4min/surface.v4.home.min.css?v=102120151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7.636729" calcext:value-type="date">
            <text:p>10/22/15 04:47 PM</text:p>
          </table:table-cell>
          <table:table-cell office:value-type="string" calcext:value-type="string">
            <text:p>CYJfaN1daHf7qUGEpj</text:p>
          </table:table-cell>
          <table:table-cell office:value-type="string" calcext:value-type="string">
            <text:p>http://www.microsoft.com/surface/Assets/img/arrow-left-white.pn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microsoft.comhttp://www.microsoft.com/surface/Assets/img/arrow-left-white.png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200" calcext:value-type="float">
            <text:p>6520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9.205944" calcext:value-type="date">
            <text:p>10/22/15 04:47 PM</text:p>
          </table:table-cell>
          <table:table-cell office:value-type="string" calcext:value-type="string">
            <text:p>C0oAme33w8Mbl4B8q4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gead2.googlesyndication.com</text:p>
          </table:table-cell>
          <table:table-cell office:value-type="string" calcext:value-type="string">
            <text:p>192.168.4.15</text:p>
          </table:table-cell>
          <table:table-cell office:value-type="float" office:value="65246" calcext:value-type="float">
            <text:p>6524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Jimxk3JNw2Fzga8G9</text:p>
          </table:table-cell>
          <table:table-cell office:value-type="string" calcext:value-type="string">
            <text:p>text/html</text:p>
          </table:table-cell>
          <table:table-cell office:value-type="float" office:value="13391" calcext:value-type="float">
            <text:p>1339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5.542959" calcext:value-type="date">
            <text:p>10/22/15 04:47 PM</text:p>
          </table:table-cell>
          <table:table-cell office:value-type="string" calcext:value-type="string">
            <text:p>CvpO5g2FKqQAzVNRl9</text:p>
          </table:table-cell>
          <table:table-cell office:value-type="string" calcext:value-type="string">
            <text:p>http://pagead2.googlesyndication.com/pagead/osd.js?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agead2.googlesyndication.comhttp://pagead2.googlesyndication.com/pagead/osd.js?bcsi-ac-e97e3baae166e65d=253E4EE600000206lnrGo9oduw8sNQf0JietVJui4voCAAAABgIAAGfYAwCAUQEAAgAAAElFAgA=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204" calcext:value-type="float">
            <text:p>6520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9.833634" calcext:value-type="date">
            <text:p>10/22/15 04:47 PM</text:p>
          </table:table-cell>
          <table:table-cell office:value-type="string" calcext:value-type="string">
            <text:p>C6LtUY19Fsndx610Ak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9.8456" calcext:value-type="date">
            <text:p>10/22/15 04:47 PM</text:p>
          </table:table-cell>
          <table:table-cell office:value-type="string" calcext:value-type="string">
            <text:p>Ct4JZrJJKuWsALw7i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ed.entertainment.tv.theplatform.com</text:p>
          </table:table-cell>
          <table:table-cell office:value-type="string" calcext:value-type="string">
            <text:p>192.168.4.15</text:p>
          </table:table-cell>
          <table:table-cell office:value-type="float" office:value="65247" calcext:value-type="float">
            <text:p>6524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qJgRq2qI4QdvU53qh</text:p>
          </table:table-cell>
          <table:table-cell office:value-type="string" calcext:value-type="string">
            <text:p>text/html</text:p>
          </table:table-cell>
          <table:table-cell office:value-type="float" office:value="14628" calcext:value-type="float">
            <text:p>1462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5.560126" calcext:value-type="date">
            <text:p>10/22/15 04:47 PM</text:p>
          </table:table-cell>
          <table:table-cell office:value-type="string" calcext:value-type="string">
            <text:p>Cg6spS3THMovoweoT6</text:p>
          </table:table-cell>
          <table:table-cell office:value-type="string" calcext:value-type="string">
            <text:p>http://feed.entertainment.tv.theplatform.com/f/HNK2IC/prod_msnbc_listing?byEndTime=2015-10-22T16:47:00-04:00~2015-10-23T16:47:00-04:00&amp;callback=angular.callbacks._5&amp;fields=pllisting:startTime,pllisting$program.pl$title,pllisting$program.pl$description,pllisting$program.plprogram$runtime&amp;form=json&amp;sort=pllisting:startTime;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feed.entertainment.tv.theplatform.comhttp://feed.entertainment.tv.theplatform.com/f/HNK2IC/prod_msnbc_listing?byEndTime=2015-10-22T16:47:00-04:00~2015-10-23T16:47:00-04:00&amp;callback=angular.callbacks._5&amp;fields=pllisting:startTime,pllisting$program.pl$title,pllisting$program.pl$description,pllisting$program.plprogram$runtime&amp;form=json&amp;sort=pllisting:startTime;bcsi-ac-e97e3baae166e65d=253E4EE600000206lnrGo9oduw8sNQf0JietVJui4voCAAAABgIAAGfYAwCAUQEAAgAAAElFAgA=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202" calcext:value-type="float">
            <text:p>6520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9.824396" calcext:value-type="date">
            <text:p>10/22/15 04:47 PM</text:p>
          </table:table-cell>
          <table:table-cell office:value-type="string" calcext:value-type="string">
            <text:p>CLISVERJL1140C9qe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.s-microsoft.com</text:p>
          </table:table-cell>
          <table:table-cell office:value-type="string" calcext:value-type="string">
            <text:p>192.168.4.15</text:p>
          </table:table-cell>
          <table:table-cell office:value-type="float" office:value="65208" calcext:value-type="float">
            <text:p>6520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assets/css/v4min/surface.v4.min.css?v=102120151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0.740911" calcext:value-type="date">
            <text:p>10/22/15 04:47 PM</text:p>
          </table:table-cell>
          <table:table-cell office:value-type="string" calcext:value-type="string">
            <text:p>CRdoLn2WaLXh9miJ9</text:p>
          </table:table-cell>
          <table:table-cell office:value-type="string" calcext:value-type="string">
            <text:p>http://i.s-microsoft.com/fonts/segoe-ui/west-european/semilight/latest.ttf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i.s-microsoft.comhttp://i.s-microsoft.com/fonts/segoe-ui/west-european/semilight/latest.ttf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nect.facebook.net</text:p>
          </table:table-cell>
          <table:table-cell office:value-type="string" calcext:value-type="string">
            <text:p>192.168.4.15</text:p>
          </table:table-cell>
          <table:table-cell office:value-type="float" office:value="65214" calcext:value-type="float">
            <text:p>6521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0.976275" calcext:value-type="date">
            <text:p>10/22/15 04:47 PM</text:p>
          </table:table-cell>
          <table:table-cell office:value-type="string" calcext:value-type="string">
            <text:p>CLAhto4ywLzXIumah9</text:p>
          </table:table-cell>
          <table:table-cell office:value-type="string" calcext:value-type="string">
            <text:p>http://connect.facebook.net/en_US/sdk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nnect.facebook.nethttp://connect.facebook.net/en_US/sdk.j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5213" calcext:value-type="float">
            <text:p>6521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0.976306" calcext:value-type="date">
            <text:p>10/22/15 04:47 PM</text:p>
          </table:table-cell>
          <table:table-cell office:value-type="string" calcext:value-type="string">
            <text:p>C4hr4Q2wPcziJuFlV6</text:p>
          </table:table-cell>
          <table:table-cell office:value-type="string" calcext:value-type="string">
            <text:p>http://compass.surface.com/assets/cb/b6/cbb6ccdc-d938-493d-8467-171a8facaec1.svg?n=fb_new.svg;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cb/b6/cbb6ccdc-d938-493d-8467-171a8facaec1.svg?n=fb_new.svg;bcsi-ac-e97e3baae166e65d=253E4EE600000206lnrGo9oduw8sNQf0JietVJui4voCAAAABgIAAGfYAwCAUQEAAgAAAElFAgA=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tform.twitter.com</text:p>
          </table:table-cell>
          <table:table-cell office:value-type="string" calcext:value-type="string">
            <text:p>192.168.4.15</text:p>
          </table:table-cell>
          <table:table-cell office:value-type="float" office:value="65215" calcext:value-type="float">
            <text:p>6521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1.251572" calcext:value-type="date">
            <text:p>10/22/15 04:47 PM</text:p>
          </table:table-cell>
          <table:table-cell office:value-type="string" calcext:value-type="string">
            <text:p>CvJGZR3Vj3yiDNeFt2</text:p>
          </table:table-cell>
          <table:table-cell office:value-type="string" calcext:value-type="string">
            <text:p>http://platform.twitter.com/widgets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latform.twitter.comhttp://platform.twitter.com/widgets.js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205" calcext:value-type="float">
            <text:p>6520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9.847177" calcext:value-type="date">
            <text:p>10/22/15 04:47 PM</text:p>
          </table:table-cell>
          <table:table-cell office:value-type="string" calcext:value-type="string">
            <text:p>C0LSQt1Hux3qpXAmF3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ed.entertainment.tv.theplatform.com</text:p>
          </table:table-cell>
          <table:table-cell office:value-type="string" calcext:value-type="string">
            <text:p>192.168.4.15</text:p>
          </table:table-cell>
          <table:table-cell office:value-type="float" office:value="65254" calcext:value-type="float">
            <text:p>6525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2KkjL1LAvas2XOCL3</text:p>
          </table:table-cell>
          <table:table-cell office:value-type="string" calcext:value-type="string">
            <text:p>text/plain</text:p>
          </table:table-cell>
          <table:table-cell office:value-type="float" office:value="4627" calcext:value-type="float">
            <text:p>46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6.491302" calcext:value-type="date">
            <text:p>10/22/15 04:47 PM</text:p>
          </table:table-cell>
          <table:table-cell office:value-type="string" calcext:value-type="string">
            <text:p>CnePmG4AvnyN2rmBFa</text:p>
          </table:table-cell>
          <table:table-cell office:value-type="string" calcext:value-type="string">
            <text:p>http://feed.entertainment.tv.theplatform.com/f/HNK2IC/prod_msnbc_listing?byEndTime=2015-10-22T16:47:00-04:00~2015-10-23T16:47:00-04:00&amp;callback=angular.callbacks._5&amp;fields=pllisting:startTime,pllisting$program.pl$title,pllisting$program.pl$description,pllisting$program.plprogram$runtime&amp;form=json&amp;sort=pllisting:startTime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feed.entertainment.tv.theplatform.comhttp://feed.entertainment.tv.theplatform.com/f/HNK2IC/prod_msnbc_listing?byEndTime=2015-10-22T16:47:00-04:00~2015-10-23T16:47:00-04:00&amp;callback=angular.callbacks._5&amp;fields=pllisting:startTime,pllisting$program.pl$title,pllisting$program.pl$description,pllisting$program.plprogram$runtime&amp;form=json&amp;sort=pllisting:startTime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ed.theplatform.com</text:p>
          </table:table-cell>
          <table:table-cell office:value-type="string" calcext:value-type="string">
            <text:p>192.168.4.15</text:p>
          </table:table-cell>
          <table:table-cell office:value-type="float" office:value="65255" calcext:value-type="float">
            <text:p>6525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jSzKEF4Vsb9hjLd</text:p>
          </table:table-cell>
          <table:table-cell office:value-type="string" calcext:value-type="string">
            <text:p>text/plain</text:p>
          </table:table-cell>
          <table:table-cell office:value-type="float" office:value="1927" calcext:value-type="float">
            <text:p>19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6.504182" calcext:value-type="date">
            <text:p>10/22/15 04:47 PM</text:p>
          </table:table-cell>
          <table:table-cell office:value-type="string" calcext:value-type="string">
            <text:p>CjrPvz3mOnZM2z5XJ</text:p>
          </table:table-cell>
          <table:table-cell office:value-type="string" calcext:value-type="string">
            <text:p>http://feed.theplatform.com/f/7wvmTC/2JXKcQKnljTh?callback=angular.callbacks._6&amp;context=1445546827&amp;form=json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feed.theplatform.comhttp://feed.theplatform.com/f/7wvmTC/2JXKcQKnljTh?callback=angular.callbacks._6&amp;context=1445546827&amp;form=json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rtal.threatpulse.com</text:p>
          </table:table-cell>
          <table:table-cell office:value-type="string" calcext:value-type="string">
            <text:p>192.168.4.15</text:p>
          </table:table-cell>
          <table:table-cell office:value-type="float" office:value="65126" calcext:value-type="float">
            <text:p>6512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6.062241" calcext:value-type="date">
            <text:p>10/22/15 04:46 PM</text:p>
          </table:table-cell>
          <table:table-cell office:value-type="string" calcext:value-type="string">
            <text:p>CokPAW3YJQKSy95ng7</text:p>
          </table:table-cell>
          <table:table-cell office:value-type="string" calcext:value-type="string">
            <text:p>portal.threatpulse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ortal.threatpulse.comportal.threatpulse.com:44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rtal.threatpulse.com</text:p>
          </table:table-cell>
          <table:table-cell office:value-type="string" calcext:value-type="string">
            <text:p>192.168.4.15</text:p>
          </table:table-cell>
          <table:table-cell office:value-type="float" office:value="65127" calcext:value-type="float">
            <text:p>6512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6:56.078235" calcext:value-type="date">
            <text:p>10/22/15 04:46 PM</text:p>
          </table:table-cell>
          <table:table-cell office:value-type="string" calcext:value-type="string">
            <text:p>COehIj4puRFfODJO2f</text:p>
          </table:table-cell>
          <table:table-cell office:value-type="string" calcext:value-type="string">
            <text:p>portal.threatpulse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portal.threatpulse.comportal.threatpulse.com:44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sets.onestore.ms</text:p>
          </table:table-cell>
          <table:table-cell office:value-type="string" calcext:value-type="string">
            <text:p>192.168.4.15</text:p>
          </table:table-cell>
          <table:table-cell office:value-type="float" office:value="65153" calcext:value-type="float">
            <text:p>6515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0.075283" calcext:value-type="date">
            <text:p>10/22/15 04:47 PM</text:p>
          </table:table-cell>
          <table:table-cell office:value-type="string" calcext:value-type="string">
            <text:p>CQhytf2lx4gguHmL2</text:p>
          </table:table-cell>
          <table:table-cell office:value-type="string" calcext:value-type="string">
            <text:p>assets.onestore.ms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ssets.onestore.msassets.onestore.ms:44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sets.onestore.ms</text:p>
          </table:table-cell>
          <table:table-cell office:value-type="string" calcext:value-type="string">
            <text:p>192.168.4.15</text:p>
          </table:table-cell>
          <table:table-cell office:value-type="float" office:value="65154" calcext:value-type="float">
            <text:p>6515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00.075456" calcext:value-type="date">
            <text:p>10/22/15 04:47 PM</text:p>
          </table:table-cell>
          <table:table-cell office:value-type="string" calcext:value-type="string">
            <text:p>CTUrOv3jQTOV6FJ4a5</text:p>
          </table:table-cell>
          <table:table-cell office:value-type="string" calcext:value-type="string">
            <text:p>assets.onestore.ms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assets.onestore.msassets.onestore.ms:44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221" calcext:value-type="float">
            <text:p>6522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1.476324" calcext:value-type="date">
            <text:p>10/22/15 04:47 PM</text:p>
          </table:table-cell>
          <table:table-cell office:value-type="string" calcext:value-type="string">
            <text:p>CCbX5B3q3O5WK2nO86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ed.entertainment.tv.theplatform.com</text:p>
          </table:table-cell>
          <table:table-cell office:value-type="string" calcext:value-type="string">
            <text:p>192.168.4.23</text:p>
          </table:table-cell>
          <table:table-cell office:value-type="float" office:value="55887" calcext:value-type="float">
            <text:p>5588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msnbc/clinton-alabama-living-through-blast-the-jim-crow-pa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2.552743" calcext:value-type="date">
            <text:p>10/22/15 04:47 PM</text:p>
          </table:table-cell>
          <table:table-cell office:value-type="string" calcext:value-type="string">
            <text:p>Cb5WDx1N2UdKR7BFwi</text:p>
          </table:table-cell>
          <table:table-cell office:value-type="string" calcext:value-type="string">
            <text:p>http://feed.entertainment.tv.theplatform.com/f/HNK2IC/prod_msnbc_listing?byEndTime=2015-10-22T16:47:00-04:00~2015-10-23T16:47:00-04:00&amp;callback=angular.callbacks._711&amp;fields=pllisting:startTime,pllisting$program.pl$title,pllisting$program.pl$description,pllisting$program.plprogram$runtime&amp;form=json&amp;sort=pllisting:startTime</text:p>
          </table:table-cell>
          <table:table-cell office:value-type="string" calcext:value-type="string">
            <text:p>Mozilla/5.0 (Windows NT 6.3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feed.entertainment.tv.theplatform.comhttp://feed.entertainment.tv.theplatform.com/f/HNK2IC/prod_msnbc_listing?byEndTime=2015-10-22T16:47:00-04:00~2015-10-23T16:47:00-04:00&amp;callback=angular.callbacks._711&amp;fields=pllisting:startTime,pllisting$program.pl$title,pllisting$program.pl$description,pllisting$program.plprogram$runtime&amp;form=json&amp;sort=pllisting:startTime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232" calcext:value-type="float">
            <text:p>65232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1.937193" calcext:value-type="date">
            <text:p>10/22/15 04:47 PM</text:p>
          </table:table-cell>
          <table:table-cell office:value-type="string" calcext:value-type="string">
            <text:p>CGST452h6FcUdjw0Ok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g.mediaplex.com</text:p>
          </table:table-cell>
          <table:table-cell office:value-type="string" calcext:value-type="string">
            <text:p>192.168.4.15</text:p>
          </table:table-cell>
          <table:table-cell office:value-type="float" office:value="65258" calcext:value-type="float">
            <text:p>6525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3zSu4f8UBRwo4Jf4</text:p>
          </table:table-cell>
          <table:table-cell office:value-type="string" calcext:value-type="string">
            <text:p>text/html</text:p>
          </table:table-cell>
          <table:table-cell office:value-type="float" office:value="2920" calcext:value-type="float">
            <text:p>29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7.591835" calcext:value-type="date">
            <text:p>10/22/15 04:47 PM</text:p>
          </table:table-cell>
          <table:table-cell office:value-type="string" calcext:value-type="string">
            <text:p>CfNwHK25NmVOgM1rR1</text:p>
          </table:table-cell>
          <table:table-cell office:value-type="string" calcext:value-type="string">
            <text:p>http://img.mediaplex.com/content/0/18916/133472/LT_052114_CleanRateTable_TodaysMortgageRate_LightGreen_300x600_HTML5.html?mpck=adfarm.mediaplex.com/ad/ck/18916-133472-2252-0?mpt=1400252118]&amp;mpcr=64989622&amp;mpcrset=root&amp;mpr=53672200&amp;mpt=1400252118]&amp;mpvc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img.mediaplex.comhttp://img.mediaplex.com/content/0/18916/133472/LT_052114_CleanRateTable_TodaysMortgageRate_LightGreen_300x600_HTML5.html?mpck=adfarm.mediaplex.com/ad/ck/18916-133472-2252-0?mpt=1400252118]&amp;mpcr=64989622&amp;mpcrset=root&amp;mpr=53672200&amp;mpt=1400252118]&amp;mpvc=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228" calcext:value-type="float">
            <text:p>6522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1.75179" calcext:value-type="date">
            <text:p>10/22/15 04:47 PM</text:p>
          </table:table-cell>
          <table:table-cell office:value-type="string" calcext:value-type="string">
            <text:p>CIAZu92inaXy5vuw9l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231" calcext:value-type="float">
            <text:p>6523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1.868819" calcext:value-type="date">
            <text:p>10/22/15 04:47 PM</text:p>
          </table:table-cell>
          <table:table-cell office:value-type="string" calcext:value-type="string">
            <text:p>CFNKZ5d0OvTciSNLh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23</text:p>
          </table:table-cell>
          <table:table-cell office:value-type="float" office:value="55888" calcext:value-type="float">
            <text:p>5588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2.689034" calcext:value-type="date">
            <text:p>10/22/15 04:47 PM</text:p>
          </table:table-cell>
          <table:table-cell office:value-type="string" calcext:value-type="string">
            <text:p>CCV4hBLlYJqW4GCK4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3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15</text:p>
          </table:table-cell>
          <table:table-cell office:value-type="float" office:value="65193" calcext:value-type="float">
            <text:p>6519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18.694334" calcext:value-type="date">
            <text:p>10/22/15 04:47 PM</text:p>
          </table:table-cell>
          <table:table-cell office:value-type="string" calcext:value-type="string">
            <text:p>CwJ7At3rNCyPkjLRk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233" calcext:value-type="float">
            <text:p>6523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2.626829" calcext:value-type="date">
            <text:p>10/22/15 04:47 PM</text:p>
          </table:table-cell>
          <table:table-cell office:value-type="string" calcext:value-type="string">
            <text:p>CdZnLU1rtMGZzW6o0e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23</text:p>
          </table:table-cell>
          <table:table-cell office:value-type="float" office:value="55890" calcext:value-type="float">
            <text:p>5589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3.4139" calcext:value-type="date">
            <text:p>10/22/15 04:47 PM</text:p>
          </table:table-cell>
          <table:table-cell office:value-type="string" calcext:value-type="string">
            <text:p>CpBQAk26BG2Ny53Qq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3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g.mediaplex.com</text:p>
          </table:table-cell>
          <table:table-cell office:value-type="string" calcext:value-type="string">
            <text:p>192.168.4.15</text:p>
          </table:table-cell>
          <table:table-cell office:value-type="float" office:value="65258" calcext:value-type="float">
            <text:p>6525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img.mediaplex.com/content/0/18916/133472/LT_052114_CleanRateTable_TodaysMortgageRate_LightGreen_300x600_HTML5.html?mpck=adfarm.mediaplex.com%2Fad%2Fck%2F18916-133472-2252-0%3Fmpt%3D1400252118%5D%26mpcr%3D64989622%26mpcrset%3Droot%26mpr%3D53672200&amp;mpt=1400252118]&amp;mpvc=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2T16:47:19.417499" calcext:value-type="date">
            <text:p>10/22/15 04:47 PM</text:p>
          </table:table-cell>
          <table:table-cell office:value-type="string" calcext:value-type="string">
            <text:p>CfNwHK25NmVOgM1rR1</text:p>
          </table:table-cell>
          <table:table-cell office:value-type="string" calcext:value-type="string">
            <text:p>http://img.mediaplex.com/content/0/18916/133472/LT_052114_CleanRateTable_TodaysMortgageRate_LightGreen_300x600.cs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img.mediaplex.comhttp://img.mediaplex.com/content/0/18916/133472/LT_052114_CleanRateTable_TodaysMortgageRate_LightGreen_300x600.cs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g.mediaplex.com</text:p>
          </table:table-cell>
          <table:table-cell office:value-type="string" calcext:value-type="string">
            <text:p>192.168.4.15</text:p>
          </table:table-cell>
          <table:table-cell office:value-type="float" office:value="65258" calcext:value-type="float">
            <text:p>6525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img.mediaplex.com/content/0/18916/133472/LT_052114_CleanRateTable_TodaysMortgageRate_LightGreen_300x600_HTML5.html?mpck=adfarm.mediaplex.com%2Fad%2Fck%2F18916-133472-2252-0%3Fmpt%3D1400252118%5D%26mpcr%3D64989622%26mpcrset%3Droot%26mpr%3D53672200&amp;mpt=1400252118]&amp;mpvc=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3" calcext:value-type="float">
            <text:p>3</text:p>
          </table:table-cell>
          <table:table-cell office:value-type="date" office:date-value="2015-10-22T16:47:19.537311" calcext:value-type="date">
            <text:p>10/22/15 04:47 PM</text:p>
          </table:table-cell>
          <table:table-cell office:value-type="string" calcext:value-type="string">
            <text:p>CfNwHK25NmVOgM1rR1</text:p>
          </table:table-cell>
          <table:table-cell office:value-type="string" calcext:value-type="string">
            <text:p>http://img.mediaplex.com/content/0/18916/133472/LT_052114_CleanRateTable_TodaysMortgageRate_LightGreen_300x600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img.mediaplex.comhttp://img.mediaplex.com/content/0/18916/133472/LT_052114_CleanRateTable_TodaysMortgageRate_LightGreen_300x600.j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234" calcext:value-type="float">
            <text:p>6523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2.887818" calcext:value-type="date">
            <text:p>10/22/15 04:47 PM</text:p>
          </table:table-cell>
          <table:table-cell office:value-type="string" calcext:value-type="string">
            <text:p>CvjZsu2jfJYy7LfN11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241" calcext:value-type="float">
            <text:p>65241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3.12396" calcext:value-type="date">
            <text:p>10/22/15 04:47 PM</text:p>
          </table:table-cell>
          <table:table-cell office:value-type="string" calcext:value-type="string">
            <text:p>CZrXyZ2gkHqEWndSwf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235" calcext:value-type="float">
            <text:p>6523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3.123296" calcext:value-type="date">
            <text:p>10/22/15 04:47 PM</text:p>
          </table:table-cell>
          <table:table-cell office:value-type="string" calcext:value-type="string">
            <text:p>Cfsf9j33jM6oClKrUa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5216" calcext:value-type="float">
            <text:p>6521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2T16:47:11.429642" calcext:value-type="date">
            <text:p>10/22/15 04:47 PM</text:p>
          </table:table-cell>
          <table:table-cell office:value-type="string" calcext:value-type="string">
            <text:p>CfF5Gj4LUJTBtOpJW8</text:p>
          </table:table-cell>
          <table:table-cell office:value-type="string" calcext:value-type="string">
            <text:p>http://compass.surface.com/assets/cb/b6/cbb6ccdc-d938-493d-8467-171a8facaec1.svg?n=fb_new.sv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cb/b6/cbb6ccdc-d938-493d-8467-171a8facaec1.svg?n=fb_new.svg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5218" calcext:value-type="float">
            <text:p>6521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1.424192" calcext:value-type="date">
            <text:p>10/22/15 04:47 PM</text:p>
          </table:table-cell>
          <table:table-cell office:value-type="string" calcext:value-type="string">
            <text:p>Ckae5RbKS9JN1NvHj</text:p>
          </table:table-cell>
          <table:table-cell office:value-type="string" calcext:value-type="string">
            <text:p>http://compass.surface.com/assets/79/d9/79d9acdc-d375-4349-be11-1c8579064d26.jpg?n=Surface_HomePage_AltAudience_Hardware-H_540_img.jp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79/d9/79d9acdc-d375-4349-be11-1c8579064d26.jpg?n=Surface_HomePage_AltAudience_Hardware-H_540_img.jpg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5264" calcext:value-type="float">
            <text:p>6526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4sqUTVYzzUmGBT4</text:p>
          </table:table-cell>
          <table:table-cell office:value-type="string" calcext:value-type="string">
            <text:p>image/jpeg</text:p>
          </table:table-cell>
          <table:table-cell office:value-type="float" office:value="45058" calcext:value-type="float">
            <text:p>450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20.193288" calcext:value-type="date">
            <text:p>10/22/15 04:47 PM</text:p>
          </table:table-cell>
          <table:table-cell office:value-type="string" calcext:value-type="string">
            <text:p>CFOGgk4wjatugvXxA9</text:p>
          </table:table-cell>
          <table:table-cell office:value-type="string" calcext:value-type="string">
            <text:p>http://compass.surface.com/assets/3a/a5/3aa57017-06c1-46bd-aba0-17909af8f35d.jpg?n=Surface_Homepage_RTB_1920_img2.jp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3a/a5/3aa57017-06c1-46bd-aba0-17909af8f35d.jpg?n=Surface_Homepage_RTB_1920_img2.jpg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5263" calcext:value-type="float">
            <text:p>6526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mOv2C4GilMjzYv1g1</text:p>
          </table:table-cell>
          <table:table-cell office:value-type="string" calcext:value-type="string">
            <text:p>image/jpeg</text:p>
          </table:table-cell>
          <table:table-cell office:value-type="float" office:value="89936" calcext:value-type="float">
            <text:p>8993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20.190645" calcext:value-type="date">
            <text:p>10/22/15 04:47 PM</text:p>
          </table:table-cell>
          <table:table-cell office:value-type="string" calcext:value-type="string">
            <text:p>CefcmN2OEzIbUWIe87</text:p>
          </table:table-cell>
          <table:table-cell office:value-type="string" calcext:value-type="string">
            <text:p>http://compass.surface.com/assets/41/5a/415ac3e7-9857-4f65-93a3-7c82b983d068.jpg?n=Surface_Homepage_no_H_RTB_1920_img1.jp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41/5a/415ac3e7-9857-4f65-93a3-7c82b983d068.jpg?n=Surface_Homepage_no_H_RTB_1920_img1.jpg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g.mediaplex.com</text:p>
          </table:table-cell>
          <table:table-cell office:value-type="string" calcext:value-type="string">
            <text:p>192.168.4.15</text:p>
          </table:table-cell>
          <table:table-cell office:value-type="float" office:value="65275" calcext:value-type="float">
            <text:p>6527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img.mediaplex.com/content/0/18916/133472/LT_052114_CleanRateTable_TodaysMortgageRate_LightGreen_300x600.c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21.215243" calcext:value-type="date">
            <text:p>10/22/15 04:47 PM</text:p>
          </table:table-cell>
          <table:table-cell office:value-type="string" calcext:value-type="string">
            <text:p>CalCgknQYvyFsn7yc</text:p>
          </table:table-cell>
          <table:table-cell office:value-type="string" calcext:value-type="string">
            <text:p>http://img.mediaplex.com/content/0/18916/133472/LT_052114_CleanRateTable_TodaysMortgageRate_LightGreen_300x600_logo.pn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img.mediaplex.comhttp://img.mediaplex.com/content/0/18916/133472/LT_052114_CleanRateTable_TodaysMortgageRate_LightGreen_300x600_logo.png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g.mediaplex.com</text:p>
          </table:table-cell>
          <table:table-cell office:value-type="string" calcext:value-type="string">
            <text:p>192.168.4.15</text:p>
          </table:table-cell>
          <table:table-cell office:value-type="float" office:value="65273" calcext:value-type="float">
            <text:p>65273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img.mediaplex.com/content/0/18916/133472/LT_052114_CleanRateTable_TodaysMortgageRate_LightGreen_300x600.c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21.214176" calcext:value-type="date">
            <text:p>10/22/15 04:47 PM</text:p>
          </table:table-cell>
          <table:table-cell office:value-type="string" calcext:value-type="string">
            <text:p>CRDwJr2LOI2w53vHx</text:p>
          </table:table-cell>
          <table:table-cell office:value-type="string" calcext:value-type="string">
            <text:p>http://img.mediaplex.com/content/0/18916/133472/LT_052114_CleanRateTable_TodaysMortgageRate_LightGreen_300x600_cta.pn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img.mediaplex.comhttp://img.mediaplex.com/content/0/18916/133472/LT_052114_CleanRateTable_TodaysMortgageRate_LightGreen_300x600_cta.png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g.mediaplex.com</text:p>
          </table:table-cell>
          <table:table-cell office:value-type="string" calcext:value-type="string">
            <text:p>192.168.4.15</text:p>
          </table:table-cell>
          <table:table-cell office:value-type="float" office:value="65274" calcext:value-type="float">
            <text:p>6527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img.mediaplex.com/content/0/18916/133472/LT_052114_CleanRateTable_TodaysMortgageRate_LightGreen_300x600.c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Not Modifi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21.214806" calcext:value-type="date">
            <text:p>10/22/15 04:47 PM</text:p>
          </table:table-cell>
          <table:table-cell office:value-type="string" calcext:value-type="string">
            <text:p>CPNO4o3HOjaMA3t5Ze</text:p>
          </table:table-cell>
          <table:table-cell office:value-type="string" calcext:value-type="string">
            <text:p>http://img.mediaplex.com/content/0/18916/133472/LT_052114_CleanRateTable_TodaysMortgageRate_LightGreen_300x600_shine.pn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img.mediaplex.comhttp://img.mediaplex.com/content/0/18916/133472/LT_052114_CleanRateTable_TodaysMortgageRate_LightGreen_300x600_shine.png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eed.theplatform.com</text:p>
          </table:table-cell>
          <table:table-cell office:value-type="string" calcext:value-type="string">
            <text:p>192.168.4.15</text:p>
          </table:table-cell>
          <table:table-cell office:value-type="float" office:value="65248" calcext:value-type="float">
            <text:p>65248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5.566972" calcext:value-type="date">
            <text:p>10/22/15 04:47 PM</text:p>
          </table:table-cell>
          <table:table-cell office:value-type="string" calcext:value-type="string">
            <text:p>C6Uftn4FIx0SqROZ83</text:p>
          </table:table-cell>
          <table:table-cell office:value-type="string" calcext:value-type="string">
            <text:p>http://feed.theplatform.com/f/7wvmTC/2JXKcQKnljTh?callback=angular.callbacks._6&amp;context=1445546827&amp;form=json;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feed.theplatform.comhttp://feed.theplatform.com/f/7wvmTC/2JXKcQKnljTh?callback=angular.callbacks._6&amp;context=1445546827&amp;form=json;bcsi-ac-e97e3baae166e65d=253E4EE600000206lnrGo9oduw8sNQf0JietVJui4voCAAAABgIAAGfYAwCAUQEAAgAAAElFAgA=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245" calcext:value-type="float">
            <text:p>6524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5.4812" calcext:value-type="date">
            <text:p>10/22/15 04:47 PM</text:p>
          </table:table-cell>
          <table:table-cell office:value-type="string" calcext:value-type="string">
            <text:p>C2zsau3JcOKDwktNh5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92.168.4.4</text:p>
          </table:table-cell>
          <table:table-cell office:value-type="float" office:value="53330" calcext:value-type="float">
            <text:p>53330</text:p>
          </table:table-cell>
          <table:table-cell office:value-type="string" calcext:value-type="string">
            <text:p>199.19.250.164</text:p>
          </table:table-cell>
          <table:table-cell office:value-type="float" office:value="8080" calcext:value-type="float">
            <text:p>808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wGy601M10xWJM7B3j</text:p>
          </table:table-cell>
          <table:table-cell office:value-type="string" calcext:value-type="string">
            <text:p>text/html</text:p>
          </table:table-cell>
          <table:table-cell office:value-type="float" office:value="13406" calcext:value-type="float">
            <text:p>1340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Temporary Redirect</text:p>
          </table:table-cell>
          <table:table-cell office:value-type="string" calcext:value-type="string">
            <text:p>(empty)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22T16:47:22.534567" calcext:value-type="date">
            <text:p>10/22/15 04:47 PM</text:p>
          </table:table-cell>
          <table:table-cell office:value-type="string" calcext:value-type="string">
            <text:p>Cwvf2u2VWQRhIs5fn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http://--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ptag.liveperson.net</text:p>
          </table:table-cell>
          <table:table-cell office:value-type="string" calcext:value-type="string">
            <text:p>192.168.4.15</text:p>
          </table:table-cell>
          <table:table-cell office:value-type="float" office:value="65277" calcext:value-type="float">
            <text:p>65277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GqRPy2UI6SKpQHwCb</text:p>
          </table:table-cell>
          <table:table-cell office:value-type="string" calcext:value-type="string">
            <text:p>text/html</text:p>
          </table:table-cell>
          <table:table-cell office:value-type="float" office:value="13455" calcext:value-type="float">
            <text:p>1345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22.937311" calcext:value-type="date">
            <text:p>10/22/15 04:47 PM</text:p>
          </table:table-cell>
          <table:table-cell office:value-type="string" calcext:value-type="string">
            <text:p>Cfsx5U2f1yk0Ttmgj7</text:p>
          </table:table-cell>
          <table:table-cell office:value-type="string" calcext:value-type="string">
            <text:p>http://lptag.liveperson.net/tag/tag.js?site=72961245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lptag.liveperson.nethttp://lptag.liveperson.net/tag/tag.js?site=7296124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ify.bluecoat.com</text:p>
          </table:table-cell>
          <table:table-cell office:value-type="string" calcext:value-type="string">
            <text:p>192.168.4.15</text:p>
          </table:table-cell>
          <table:table-cell office:value-type="float" office:value="65256" calcext:value-type="float">
            <text:p>6525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6.736534" calcext:value-type="date">
            <text:p>10/22/15 04:47 PM</text:p>
          </table:table-cell>
          <table:table-cell office:value-type="string" calcext:value-type="string">
            <text:p>CIqBQm3s5u9EW3QWs4</text:p>
          </table:table-cell>
          <table:table-cell office:value-type="string" calcext:value-type="string">
            <text:p>notify.bluecoat.com:443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otify.bluecoat.comnotify.bluecoat.com:44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ass.surface.com</text:p>
          </table:table-cell>
          <table:table-cell office:value-type="string" calcext:value-type="string">
            <text:p>192.168.4.15</text:p>
          </table:table-cell>
          <table:table-cell office:value-type="float" office:value="65264" calcext:value-type="float">
            <text:p>65264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8wNUuWltwpueSZI2</text:p>
          </table:table-cell>
          <table:table-cell office:value-type="string" calcext:value-type="string">
            <text:p>image/jpeg</text:p>
          </table:table-cell>
          <table:table-cell office:value-type="float" office:value="509956" calcext:value-type="float">
            <text:p>5099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2T16:47:20.777005" calcext:value-type="date">
            <text:p>10/22/15 04:47 PM</text:p>
          </table:table-cell>
          <table:table-cell office:value-type="string" calcext:value-type="string">
            <text:p>CFOGgk4wjatugvXxA9</text:p>
          </table:table-cell>
          <table:table-cell office:value-type="string" calcext:value-type="string">
            <text:p>http://compass.surface.com/assets/11/ba/11ba8e34-1250-410b-a3e2-f84ce944fe30.jpg?n=Surface_Homepage_AltAudience_Audiences_1920_img_Collaberate_image1_960_600.jpg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mpass.surface.comhttp://compass.surface.com/assets/11/ba/11ba8e34-1250-410b-a3e2-f84ce944fe30.jpg?n=Surface_Homepage_AltAudience_Audiences_1920_img_Collaberate_image1_960_600.jpg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nect.facebook.net</text:p>
          </table:table-cell>
          <table:table-cell office:value-type="string" calcext:value-type="string">
            <text:p>192.168.4.15</text:p>
          </table:table-cell>
          <table:table-cell office:value-type="float" office:value="65230" calcext:value-type="float">
            <text:p>6523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1.810659" calcext:value-type="date">
            <text:p>10/22/15 04:47 PM</text:p>
          </table:table-cell>
          <table:table-cell office:value-type="string" calcext:value-type="string">
            <text:p>CHdQI31t28E7StWvYf</text:p>
          </table:table-cell>
          <table:table-cell office:value-type="string" calcext:value-type="string">
            <text:p>http://connect.facebook.net/en_US/sdk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nnect.facebook.nethttp://connect.facebook.net/en_US/sdk.js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nect.facebook.net</text:p>
          </table:table-cell>
          <table:table-cell office:value-type="string" calcext:value-type="string">
            <text:p>192.168.4.15</text:p>
          </table:table-cell>
          <table:table-cell office:value-type="float" office:value="65230" calcext:value-type="float">
            <text:p>65230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2" calcext:value-type="float">
            <text:p>2</text:p>
          </table:table-cell>
          <table:table-cell office:value-type="date" office:date-value="2015-10-22T16:47:18.719979" calcext:value-type="date">
            <text:p>10/22/15 04:47 PM</text:p>
          </table:table-cell>
          <table:table-cell office:value-type="string" calcext:value-type="string">
            <text:p>CHdQI31t28E7StWvYf</text:p>
          </table:table-cell>
          <table:table-cell office:value-type="string" calcext:value-type="string">
            <text:p>http://connect.facebook.net/en_US/sdk.js?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connect.facebook.nethttp://connect.facebook.net/en_US/sdk.js?bcsi-ac-e97e3baae166e65d=253E4EE600000206lnrGo9oduw8sNQf0JietVJui4voCAAAABgIAAGfYAwCAUQEAAgAAAElFAgA=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s.moatads.com</text:p>
          </table:table-cell>
          <table:table-cell office:value-type="string" calcext:value-type="string">
            <text:p>192.168.4.15</text:p>
          </table:table-cell>
          <table:table-cell office:value-type="float" office:value="65225" calcext:value-type="float">
            <text:p>65225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snbc.com/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11.709268" calcext:value-type="date">
            <text:p>10/22/15 04:47 PM</text:p>
          </table:table-cell>
          <table:table-cell office:value-type="string" calcext:value-type="string">
            <text:p>COqBcJ2wqNyPKmwScb</text:p>
          </table:table-cell>
          <table:table-cell office:value-type="string" calcext:value-type="string">
            <text:p>http://js.moatads.com/nbcuniversal134024534264/moatad.js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js.moatads.comhttp://js.moatads.com/nbcuniversal134024534264/moatad.j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ptag.liveperson.net</text:p>
          </table:table-cell>
          <table:table-cell office:value-type="string" calcext:value-type="string">
            <text:p>192.168.4.15</text:p>
          </table:table-cell>
          <table:table-cell office:value-type="float" office:value="65286" calcext:value-type="float">
            <text:p>65286</text:p>
          </table:table-cell>
          <table:table-cell office:value-type="string" calcext:value-type="string">
            <text:p>199.19.251.164</text:p>
          </table:table-cell>
          <table:table-cell office:value-type="float" office:value="8080" calcext:value-type="float">
            <text:p>80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E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ROXY-CONNECTION -&gt; keep-alive</text:p>
          </table:table-cell>
          <table:table-cell office:value-type="string" calcext:value-type="string">
            <text:p>http://www.microsoft.com/surface/en-us?ocid=OCTEVENT_MS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0gtCb3cQWBZYuxK3c</text:p>
          </table:table-cell>
          <table:table-cell office:value-type="string" calcext:value-type="string">
            <text:p>text/html</text:p>
          </table:table-cell>
          <table:table-cell office:value-type="float" office:value="6201" calcext:value-type="float">
            <text:p>62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(empty)</text:p>
          </table:table-cell>
          <table:table-cell office:value-type="float" office:value="1" calcext:value-type="float">
            <text:p>1</text:p>
          </table:table-cell>
          <table:table-cell office:value-type="date" office:date-value="2015-10-22T16:47:25.62284" calcext:value-type="date">
            <text:p>10/22/15 04:47 PM</text:p>
          </table:table-cell>
          <table:table-cell office:value-type="string" calcext:value-type="string">
            <text:p>Cu8Wvs7TCOYwmEi5i</text:p>
          </table:table-cell>
          <table:table-cell office:value-type="string" calcext:value-type="string">
            <text:p>http://lptag.liveperson.net/tag/tag.js?site=72961245;bcsi-ac-e97e3baae166e65d=253E4EE600000206lnrGo9oduw8sNQf0JietVJui4voCAAAABgIAAGfYAwCAUQEAAgAAAElFAgA=</text:p>
          </table:table-cell>
          <table:table-cell office:value-type="string" calcext:value-type="string">
            <text:p>Mozilla/5.0 (Windows NT 6.1; WOW64) AppleWebKit/537.36 (KHTML, like Gecko) Chrome/46.0.2490.71 Safari/537.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lptag.liveperson.nethttp://lptag.liveperson.net/tag/tag.js?site=72961245;bcsi-ac-e97e3baae166e65d=253E4EE600000206lnrGo9oduw8sNQf0JietVJui4voCAAAABgIAAGfYAwCAUQEAAgAAAElFAgA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6:59:41.375826434</meta:creation-date>
    <dc:date>2018-04-15T17:00:12.956536639</dc:date>
    <meta:editing-duration>PT31S</meta:editing-duration>
    <meta:editing-cycles>1</meta:editing-cycles>
    <meta:document-statistic meta:table-count="1" meta:cell-count="14528" meta:object-count="0"/>
    <meta:generator>LibreOffice/5.1.6.2$Linux_X86_64 LibreOffice_project/10m0$Build-2</meta:generator>
  </office:meta>
</office:document-meta>
</file>